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3.06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3.006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722cm"/>
    </style:style>
    <style:style style:name="co9" style:family="table-column">
      <style:table-column-properties fo:break-before="auto" style:column-width="3.635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71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1.68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ully-Fisher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ccff" style:text-align-source="fix" style:repeat-content="false" fo:wrap-option="no-wrap" fo:border-left="0.31pt solid #9999ff" style:direction="ltr" fo:padding="0.071cm" fo:border-right="0.31pt solid #9999ff" style:rotation-angle="0" style:rotation-align="none" style:shrink-to-fit="false" fo:border-top="0.31pt solid #9999ff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9999ff" fo:background-color="#ccccff" style:text-align-source="fix" style:repeat-content="false" fo:wrap-option="no-wrap" fo:border-left="0.31pt solid #9999ff" style:direction="ltr" fo:padding="0.071cm" fo:border-right="0.31pt solid #9999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31pt solid #9999ff" fo:padding="0.071cm" style:rotation-align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Hyperlink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31pt solid #9999ff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Hyperlink" style:data-style-name="N0">
      <style:table-cell-properties style:glyph-orientation-vertical="0" fo:border-bottom="none" fo:background-color="#ccccff" style:cell-protect="protected" style:print-content="true" style:text-align-source="fix" style:repeat-content="false" fo:wrap-option="no-wrap" fo:border-left="0.31pt solid #9999ff" style:direction="ltr" fo:padding="0.071cm" fo:border-right="0.31pt solid #9999ff" style:rotation-angle="0" style:rotation-align="none" style:shrink-to-fit="false" fo:border-top="0.31pt solid #9999ff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Hyperlink" style:data-style-name="N0">
      <style:table-cell-properties style:glyph-orientation-vertical="0" fo:border-bottom="0.31pt solid #9999ff" fo:background-color="#ccccff" style:cell-protect="protected" style:print-content="true" style:text-align-source="fix" style:repeat-content="false" fo:wrap-option="no-wrap" fo:border-left="0.31pt solid #9999ff" style:direction="ltr" fo:padding="0.071cm" fo:border-right="0.31pt solid #9999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fo:background-color="#ccccff" style:text-align-source="fix" style:repeat-content="false" fo:wrap-option="no-wrap" fo:border-left="0.31pt solid #9999ff" style:direction="ltr" fo:padding="0.071cm" fo:border-right="none" style:rotation-angle="0" style:rotation-align="none" style:shrink-to-fit="false" fo:border-top="0.31pt solid #9999ff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31pt solid #9999ff" fo:background-color="#ccccff" style:text-align-source="fix" style:repeat-content="false" fo:wrap-option="no-wrap" fo:border-left="0.31pt solid #9999ff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9999ff" fo:border-left="0.31pt solid #9999ff" fo:padding="0.071cm" fo:border-right="none" style:rotation-align="none" fo:border-top="0.31pt solid #9999ff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ccccff" style:text-align-source="fix" style:repeat-content="false" fo:wrap-option="no-wrap" fo:border-left="none" style:direction="ltr" fo:padding="0.071cm" fo:border-right="0.31pt solid #9999ff" style:rotation-angle="0" style:rotation-align="none" style:shrink-to-fit="false" fo:border-top="0.31pt solid #9999ff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solid #9999ff" fo:background-color="#ccccff" style:text-align-source="fix" style:repeat-content="false" fo:wrap-option="no-wrap" fo:border-left="none" style:direction="ltr" fo:padding="0.071cm" fo:border-right="0.31pt solid #9999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31pt solid #9999ff" fo:border-left="none" fo:padding="0.071cm" fo:border-right="0.31pt solid #9999ff" style:rotation-align="none" fo:border-top="0.31pt solid #9999ff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31pt solid #9999ff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Hyperlink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0.31pt solid #9999ff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18">
      <style:table-cell-properties fo:padding="0.071cm"/>
    </style:style>
    <style:style style:name="ce20" style:family="table-cell" style:parent-style-name="Default" style:data-style-name="N8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8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dentifier</text:p>
          </table:table-cell>
          <table:table-cell table:style-name="ce5" office:value-type="string" calcext:value-type="string">
            <text:p>Otype</text:p>
          </table:table-cell>
          <table:table-cell table:style-name="ce7" office:value-type="string" calcext:value-type="string">
            <text:p>ICRS (J2000)</text:p>
          </table:table-cell>
          <table:table-cell table:style-name="ce10" office:value-type="string" calcext:value-type="string">
            <text:p>ICRS (J2000)</text:p>
          </table:table-cell>
          <table:table-cell table:style-name="ce1" office:value-type="string" calcext:value-type="string">
            <text:p>Sp type</text:p>
          </table:table-cell>
          <table:table-cell table:style-name="ce1" office:value-type="string" calcext:value-type="string">
            <text:p>#ref </text:p>
          </table:table-cell>
          <table:table-cell table:style-name="ce1" office:value-type="string" calcext:value-type="string">
            <text:p>#notes</text:p>
          </table:table-cell>
          <table:table-cell table:style-name="ce1" office:value-type="string" calcext:value-type="string">
            <text:p>#mes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6"/>
          <table:table-cell table:style-name="ce8" office:value-type="string" calcext:value-type="string">
            <text:p>RA</text:p>
          </table:table-cell>
          <table:table-cell table:style-name="ce11" office:value-type="string" calcext:value-type="string">
            <text:p>DEC</text:p>
          </table:table-cell>
          <table:table-cell table:style-name="ce2"/>
          <table:table-cell table:style-name="ce2" office:value-type="string" calcext:value-type="string">
            <text:p>1850 - 2012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[TSK2008] 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9.9</text:p>
          </table:table-cell>
          <table:table-cell table:style-name="ce12" office:value-type="string" calcext:value-type="string">
            <text:p>+12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[TSK2008] 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4.0</text:p>
          </table:table-cell>
          <table:table-cell table:style-name="ce12" office:value-type="string" calcext:value-type="string">
            <text:p>-00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[TSK2008] 100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15.9</text:p>
          </table:table-cell>
          <table:table-cell table:style-name="ce12" office:value-type="string" calcext:value-type="string">
            <text:p>-57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25" calcext:value-type="float">
            <text:p>1425</text:p>
          </table:table-cell>
          <table:table-cell table:style-name="ce4" office:value-type="string" calcext:value-type="string">
            <text:p>[TSK2008] 100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05.1</text:p>
          </table:table-cell>
          <table:table-cell table:style-name="ce12" office:value-type="string" calcext:value-type="string">
            <text:p>-45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[TSK2008] 100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8.0</text:p>
          </table:table-cell>
          <table:table-cell table:style-name="ce12" office:value-type="string" calcext:value-type="string">
            <text:p>-81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[TSK2008] 100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3.9</text:p>
          </table:table-cell>
          <table:table-cell table:style-name="ce12" office:value-type="string" calcext:value-type="string">
            <text:p>-31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[TSK2008] 100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09.4</text:p>
          </table:table-cell>
          <table:table-cell table:style-name="ce12" office:value-type="string" calcext:value-type="string">
            <text:p>-28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[TSK2008] 10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15.4</text:p>
          </table:table-cell>
          <table:table-cell table:style-name="ce12" office:value-type="string" calcext:value-type="string">
            <text:p>-23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[TSK2008] 101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5.4</text:p>
          </table:table-cell>
          <table:table-cell table:style-name="ce12" office:value-type="string" calcext:value-type="string">
            <text:p>-24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[TSK2008] 10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0.6</text:p>
          </table:table-cell>
          <table:table-cell table:style-name="ce12" office:value-type="string" calcext:value-type="string">
            <text:p>-39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4" office:value-type="string" calcext:value-type="string">
            <text:p>[TSK2008] 10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01.1</text:p>
          </table:table-cell>
          <table:table-cell table:style-name="ce12" office:value-type="string" calcext:value-type="string">
            <text:p>-44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78" calcext:value-type="float">
            <text:p>1378</text:p>
          </table:table-cell>
          <table:table-cell table:style-name="ce4" office:value-type="string" calcext:value-type="string">
            <text:p>[TSK2008] 10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03.4</text:p>
          </table:table-cell>
          <table:table-cell table:style-name="ce12" office:value-type="string" calcext:value-type="string">
            <text:p>-23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[TSK2008] 101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41.3</text:p>
          </table:table-cell>
          <table:table-cell table:style-name="ce12" office:value-type="string" calcext:value-type="string">
            <text:p>-23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10" calcext:value-type="float">
            <text:p>1210</text:p>
          </table:table-cell>
          <table:table-cell table:style-name="ce4" office:value-type="string" calcext:value-type="string">
            <text:p>[TSK2008] 10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55.4</text:p>
          </table:table-cell>
          <table:table-cell table:style-name="ce12" office:value-type="string" calcext:value-type="string">
            <text:p>+49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[TSK2008] 102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5.4</text:p>
          </table:table-cell>
          <table:table-cell table:style-name="ce12" office:value-type="string" calcext:value-type="string">
            <text:p>-78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4" office:value-type="string" calcext:value-type="string">
            <text:p>[TSK2008] 102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3.9</text:p>
          </table:table-cell>
          <table:table-cell table:style-name="ce12" office:value-type="string" calcext:value-type="string">
            <text:p>-75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[TSK2008] 102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48.1</text:p>
          </table:table-cell>
          <table:table-cell table:style-name="ce12" office:value-type="string" calcext:value-type="string">
            <text:p>-75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[TSK2008] 102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14.5</text:p>
          </table:table-cell>
          <table:table-cell table:style-name="ce12" office:value-type="string" calcext:value-type="string">
            <text:p>-85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95" calcext:value-type="float">
            <text:p>1395</text:p>
          </table:table-cell>
          <table:table-cell table:style-name="ce4" office:value-type="string" calcext:value-type="string">
            <text:p>[TSK2008] 10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58.4</text:p>
          </table:table-cell>
          <table:table-cell table:style-name="ce12" office:value-type="string" calcext:value-type="string">
            <text:p>-81 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[TSK2008] 103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40.8</text:p>
          </table:table-cell>
          <table:table-cell table:style-name="ce12" office:value-type="string" calcext:value-type="string">
            <text:p>-63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9" calcext:value-type="float">
            <text:p>499</text:p>
          </table:table-cell>
          <table:table-cell table:style-name="ce4" office:value-type="string" calcext:value-type="string">
            <text:p>[TSK2008] 103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07.4</text:p>
          </table:table-cell>
          <table:table-cell table:style-name="ce12" office:value-type="string" calcext:value-type="string">
            <text:p>-69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[TSK2008] 10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7.3</text:p>
          </table:table-cell>
          <table:table-cell table:style-name="ce12" office:value-type="string" calcext:value-type="string">
            <text:p>-77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[TSK2008] 103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27.9</text:p>
          </table:table-cell>
          <table:table-cell table:style-name="ce12" office:value-type="string" calcext:value-type="string">
            <text:p>-82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[TSK2008] 10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5.6</text:p>
          </table:table-cell>
          <table:table-cell table:style-name="ce12" office:value-type="string" calcext:value-type="string">
            <text:p>+55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38" calcext:value-type="float">
            <text:p>1238</text:p>
          </table:table-cell>
          <table:table-cell table:style-name="ce4" office:value-type="string" calcext:value-type="string">
            <text:p>[TSK2008] 10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1.1</text:p>
          </table:table-cell>
          <table:table-cell table:style-name="ce12" office:value-type="string" calcext:value-type="string">
            <text:p>-65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[TSK2008] 104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2.7</text:p>
          </table:table-cell>
          <table:table-cell table:style-name="ce12" office:value-type="string" calcext:value-type="string">
            <text:p>-54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[TSK2008] 104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24.8</text:p>
          </table:table-cell>
          <table:table-cell table:style-name="ce12" office:value-type="string" calcext:value-type="string">
            <text:p>-81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[TSK2008] 104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40.9</text:p>
          </table:table-cell>
          <table:table-cell table:style-name="ce12" office:value-type="string" calcext:value-type="string">
            <text:p>-82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[TSK2008] 10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09.4</text:p>
          </table:table-cell>
          <table:table-cell table:style-name="ce12" office:value-type="string" calcext:value-type="string">
            <text:p>-48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46" calcext:value-type="float">
            <text:p>1146</text:p>
          </table:table-cell>
          <table:table-cell table:style-name="ce4" office:value-type="string" calcext:value-type="string">
            <text:p>[TSK2008] 10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32.2</text:p>
          </table:table-cell>
          <table:table-cell table:style-name="ce12" office:value-type="string" calcext:value-type="string">
            <text:p>+63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35" calcext:value-type="float">
            <text:p>435</text:p>
          </table:table-cell>
          <table:table-cell table:style-name="ce4" office:value-type="string" calcext:value-type="string">
            <text:p>[TSK2008] 105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24.2</text:p>
          </table:table-cell>
          <table:table-cell table:style-name="ce12" office:value-type="string" calcext:value-type="string">
            <text:p>-43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65" calcext:value-type="float">
            <text:p>1165</text:p>
          </table:table-cell>
          <table:table-cell table:style-name="ce4" office:value-type="string" calcext:value-type="string">
            <text:p>[TSK2008] 105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45.1</text:p>
          </table:table-cell>
          <table:table-cell table:style-name="ce12" office:value-type="string" calcext:value-type="string">
            <text:p>-45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86" calcext:value-type="float">
            <text:p>386</text:p>
          </table:table-cell>
          <table:table-cell table:style-name="ce4" office:value-type="string" calcext:value-type="string">
            <text:p>[TSK2008] 10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17.3</text:p>
          </table:table-cell>
          <table:table-cell table:style-name="ce12" office:value-type="string" calcext:value-type="string">
            <text:p>-52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[TSK2008] 105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33.7</text:p>
          </table:table-cell>
          <table:table-cell table:style-name="ce12" office:value-type="string" calcext:value-type="string">
            <text:p>-49 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50" calcext:value-type="float">
            <text:p>1550</text:p>
          </table:table-cell>
          <table:table-cell table:style-name="ce4" office:value-type="string" calcext:value-type="string">
            <text:p>[TSK2008] 105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9 13.7</text:p>
          </table:table-cell>
          <table:table-cell table:style-name="ce12" office:value-type="string" calcext:value-type="string">
            <text:p>-54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[TSK2008] 106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9 46.7</text:p>
          </table:table-cell>
          <table:table-cell table:style-name="ce12" office:value-type="string" calcext:value-type="string">
            <text:p>-58 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[TSK2008] 106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9 07.1</text:p>
          </table:table-cell>
          <table:table-cell table:style-name="ce12" office:value-type="string" calcext:value-type="string">
            <text:p>-59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09" calcext:value-type="float">
            <text:p>1009</text:p>
          </table:table-cell>
          <table:table-cell table:style-name="ce4" office:value-type="string" calcext:value-type="string">
            <text:p>[TSK2008] 106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32.0</text:p>
          </table:table-cell>
          <table:table-cell table:style-name="ce12" office:value-type="string" calcext:value-type="string">
            <text:p>-42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[TSK2008] 106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23.0</text:p>
          </table:table-cell>
          <table:table-cell table:style-name="ce12" office:value-type="string" calcext:value-type="string">
            <text:p>-45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29" calcext:value-type="float">
            <text:p>1229</text:p>
          </table:table-cell>
          <table:table-cell table:style-name="ce4" office:value-type="string" calcext:value-type="string">
            <text:p>[TSK2008] 106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44.1</text:p>
          </table:table-cell>
          <table:table-cell table:style-name="ce12" office:value-type="string" calcext:value-type="string">
            <text:p>-36 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[TSK2008] 106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9.0</text:p>
          </table:table-cell>
          <table:table-cell table:style-name="ce12" office:value-type="string" calcext:value-type="string">
            <text:p>-49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05" calcext:value-type="float">
            <text:p>1505</text:p>
          </table:table-cell>
          <table:table-cell table:style-name="ce4" office:value-type="string" calcext:value-type="string">
            <text:p>[TSK2008] 10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12.9</text:p>
          </table:table-cell>
          <table:table-cell table:style-name="ce12" office:value-type="string" calcext:value-type="string">
            <text:p>+39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06" calcext:value-type="float">
            <text:p>1306</text:p>
          </table:table-cell>
          <table:table-cell table:style-name="ce4" office:value-type="string" calcext:value-type="string">
            <text:p>[TSK2008] 10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16.7</text:p>
          </table:table-cell>
          <table:table-cell table:style-name="ce12" office:value-type="string" calcext:value-type="string">
            <text:p>-47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32" calcext:value-type="float">
            <text:p>1332</text:p>
          </table:table-cell>
          <table:table-cell table:style-name="ce4" office:value-type="string" calcext:value-type="string">
            <text:p>[TSK2008] 107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0 05.8</text:p>
          </table:table-cell>
          <table:table-cell table:style-name="ce12" office:value-type="string" calcext:value-type="string">
            <text:p>-43 20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[TSK2008] 107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11.9</text:p>
          </table:table-cell>
          <table:table-cell table:style-name="ce12" office:value-type="string" calcext:value-type="string">
            <text:p>-46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[TSK2008] 107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53.6</text:p>
          </table:table-cell>
          <table:table-cell table:style-name="ce12" office:value-type="string" calcext:value-type="string">
            <text:p>-48 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43" calcext:value-type="float">
            <text:p>1543</text:p>
          </table:table-cell>
          <table:table-cell table:style-name="ce4" office:value-type="string" calcext:value-type="string">
            <text:p>[TSK2008] 107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6.7</text:p>
          </table:table-cell>
          <table:table-cell table:style-name="ce12" office:value-type="string" calcext:value-type="string">
            <text:p>-57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[TSK2008] 107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27.4</text:p>
          </table:table-cell>
          <table:table-cell table:style-name="ce12" office:value-type="string" calcext:value-type="string">
            <text:p>-60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[TSK2008] 10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53.4</text:p>
          </table:table-cell>
          <table:table-cell table:style-name="ce12" office:value-type="string" calcext:value-type="string">
            <text:p>+37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10" calcext:value-type="float">
            <text:p>1410</text:p>
          </table:table-cell>
          <table:table-cell table:style-name="ce4" office:value-type="string" calcext:value-type="string">
            <text:p>[TSK2008] 108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13.0</text:p>
          </table:table-cell>
          <table:table-cell table:style-name="ce12" office:value-type="string" calcext:value-type="string">
            <text:p>-62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[TSK2008] 108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33.9</text:p>
          </table:table-cell>
          <table:table-cell table:style-name="ce12" office:value-type="string" calcext:value-type="string">
            <text:p>-40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93" calcext:value-type="float">
            <text:p>393</text:p>
          </table:table-cell>
          <table:table-cell table:style-name="ce4" office:value-type="string" calcext:value-type="string">
            <text:p>[TSK2008] 108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45.5</text:p>
          </table:table-cell>
          <table:table-cell table:style-name="ce12" office:value-type="string" calcext:value-type="string">
            <text:p>-39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[TSK2008] 108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11.7</text:p>
          </table:table-cell>
          <table:table-cell table:style-name="ce12" office:value-type="string" calcext:value-type="string">
            <text:p>-42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[TSK2008] 108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58.0</text:p>
          </table:table-cell>
          <table:table-cell table:style-name="ce12" office:value-type="string" calcext:value-type="string">
            <text:p>-36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[TSK2008] 108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07.1</text:p>
          </table:table-cell>
          <table:table-cell table:style-name="ce12" office:value-type="string" calcext:value-type="string">
            <text:p>-41 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[TSK2008] 109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42.4</text:p>
          </table:table-cell>
          <table:table-cell table:style-name="ce12" office:value-type="string" calcext:value-type="string">
            <text:p>-30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4" office:value-type="string" calcext:value-type="string">
            <text:p>[TSK2008] 10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59.5</text:p>
          </table:table-cell>
          <table:table-cell table:style-name="ce12" office:value-type="string" calcext:value-type="string">
            <text:p>-37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[TSK2008] 109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11.8</text:p>
          </table:table-cell>
          <table:table-cell table:style-name="ce12" office:value-type="string" calcext:value-type="string">
            <text:p>-28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[TSK2008] 109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2.9</text:p>
          </table:table-cell>
          <table:table-cell table:style-name="ce12" office:value-type="string" calcext:value-type="string">
            <text:p>-51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[TSK2008] 109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6.5</text:p>
          </table:table-cell>
          <table:table-cell table:style-name="ce12" office:value-type="string" calcext:value-type="string">
            <text:p>-38 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[TSK2008] 109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29.4</text:p>
          </table:table-cell>
          <table:table-cell table:style-name="ce12" office:value-type="string" calcext:value-type="string">
            <text:p>-32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style-name="ce4" office:value-type="string" calcext:value-type="string">
            <text:p>[TSK2008] 109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26.8</text:p>
          </table:table-cell>
          <table:table-cell table:style-name="ce12" office:value-type="string" calcext:value-type="string">
            <text:p>-33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92" calcext:value-type="float">
            <text:p>1192</text:p>
          </table:table-cell>
          <table:table-cell table:style-name="ce4" office:value-type="string" calcext:value-type="string">
            <text:p>[TSK2008] 109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53.2</text:p>
          </table:table-cell>
          <table:table-cell table:style-name="ce12" office:value-type="string" calcext:value-type="string">
            <text:p>-31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[TSK2008] 1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46.7</text:p>
          </table:table-cell>
          <table:table-cell table:style-name="ce12" office:value-type="string" calcext:value-type="string">
            <text:p>+63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23" calcext:value-type="float">
            <text:p>1323</text:p>
          </table:table-cell>
          <table:table-cell table:style-name="ce4" office:value-type="string" calcext:value-type="string">
            <text:p>[TSK2008] 110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34.0</text:p>
          </table:table-cell>
          <table:table-cell table:style-name="ce12" office:value-type="string" calcext:value-type="string">
            <text:p>-27 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[TSK2008] 110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40.9</text:p>
          </table:table-cell>
          <table:table-cell table:style-name="ce12" office:value-type="string" calcext:value-type="string">
            <text:p>-13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[TSK2008] 110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10.2</text:p>
          </table:table-cell>
          <table:table-cell table:style-name="ce12" office:value-type="string" calcext:value-type="string">
            <text:p>-16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35" calcext:value-type="float">
            <text:p>1235</text:p>
          </table:table-cell>
          <table:table-cell table:style-name="ce4" office:value-type="string" calcext:value-type="string">
            <text:p>[TSK2008] 110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5.1</text:p>
          </table:table-cell>
          <table:table-cell table:style-name="ce12" office:value-type="string" calcext:value-type="string">
            <text:p>-20 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22" calcext:value-type="float">
            <text:p>1122</text:p>
          </table:table-cell>
          <table:table-cell table:style-name="ce4" office:value-type="string" calcext:value-type="string">
            <text:p>[TSK2008] 110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22.4</text:p>
          </table:table-cell>
          <table:table-cell table:style-name="ce12" office:value-type="string" calcext:value-type="string">
            <text:p>-53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[TSK2008] 11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2.2</text:p>
          </table:table-cell>
          <table:table-cell table:style-name="ce12" office:value-type="string" calcext:value-type="string">
            <text:p>+69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[TSK2008] 111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41.5</text:p>
          </table:table-cell>
          <table:table-cell table:style-name="ce12" office:value-type="string" calcext:value-type="string">
            <text:p>-19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[TSK2008] 111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7 10.5</text:p>
          </table:table-cell>
          <table:table-cell table:style-name="ce12" office:value-type="string" calcext:value-type="string">
            <text:p>-59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[TSK2008] 111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06.6</text:p>
          </table:table-cell>
          <table:table-cell table:style-name="ce12" office:value-type="string" calcext:value-type="string">
            <text:p>-58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[TSK2008] 11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32.5</text:p>
          </table:table-cell>
          <table:table-cell table:style-name="ce12" office:value-type="string" calcext:value-type="string">
            <text:p>-58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83" calcext:value-type="float">
            <text:p>1183</text:p>
          </table:table-cell>
          <table:table-cell table:style-name="ce4" office:value-type="string" calcext:value-type="string">
            <text:p>[TSK2008] 11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18.0</text:p>
          </table:table-cell>
          <table:table-cell table:style-name="ce12" office:value-type="string" calcext:value-type="string">
            <text:p>-39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[TSK2008] 11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36.5</text:p>
          </table:table-cell>
          <table:table-cell table:style-name="ce12" office:value-type="string" calcext:value-type="string">
            <text:p>-31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03" calcext:value-type="float">
            <text:p>1003</text:p>
          </table:table-cell>
          <table:table-cell table:style-name="ce4" office:value-type="string" calcext:value-type="string">
            <text:p>[TSK2008] 11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1.6</text:p>
          </table:table-cell>
          <table:table-cell table:style-name="ce12" office:value-type="string" calcext:value-type="string">
            <text:p>+55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32" calcext:value-type="float">
            <text:p>1232</text:p>
          </table:table-cell>
          <table:table-cell table:style-name="ce4" office:value-type="string" calcext:value-type="string">
            <text:p>[TSK2008] 112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16.1</text:p>
          </table:table-cell>
          <table:table-cell table:style-name="ce12" office:value-type="string" calcext:value-type="string">
            <text:p>-64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[TSK2008] 112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15.0</text:p>
          </table:table-cell>
          <table:table-cell table:style-name="ce12" office:value-type="string" calcext:value-type="string">
            <text:p>-66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[TSK2008] 11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23.6</text:p>
          </table:table-cell>
          <table:table-cell table:style-name="ce12" office:value-type="string" calcext:value-type="string">
            <text:p>-42 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74" calcext:value-type="float">
            <text:p>474</text:p>
          </table:table-cell>
          <table:table-cell table:style-name="ce4" office:value-type="string" calcext:value-type="string">
            <text:p>[TSK2008] 112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35.8</text:p>
          </table:table-cell>
          <table:table-cell table:style-name="ce12" office:value-type="string" calcext:value-type="string">
            <text:p>-26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[TSK2008] 113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41.0</text:p>
          </table:table-cell>
          <table:table-cell table:style-name="ce12" office:value-type="string" calcext:value-type="string">
            <text:p>-45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[TSK2008] 11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54.4</text:p>
          </table:table-cell>
          <table:table-cell table:style-name="ce12" office:value-type="string" calcext:value-type="string">
            <text:p>-45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77" calcext:value-type="float">
            <text:p>1577</text:p>
          </table:table-cell>
          <table:table-cell table:style-name="ce4" office:value-type="string" calcext:value-type="string">
            <text:p>[TSK2008] 113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55.1</text:p>
          </table:table-cell>
          <table:table-cell table:style-name="ce12" office:value-type="string" calcext:value-type="string">
            <text:p>-38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[TSK2008] 113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55.9</text:p>
          </table:table-cell>
          <table:table-cell table:style-name="ce12" office:value-type="string" calcext:value-type="string">
            <text:p>-36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[TSK2008] 114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32.1</text:p>
          </table:table-cell>
          <table:table-cell table:style-name="ce12" office:value-type="string" calcext:value-type="string">
            <text:p>-64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[TSK2008] 114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8.7</text:p>
          </table:table-cell>
          <table:table-cell table:style-name="ce12" office:value-type="string" calcext:value-type="string">
            <text:p>-64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[TSK2008] 114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44.6</text:p>
          </table:table-cell>
          <table:table-cell table:style-name="ce12" office:value-type="string" calcext:value-type="string">
            <text:p>-68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15" calcext:value-type="float">
            <text:p>1215</text:p>
          </table:table-cell>
          <table:table-cell table:style-name="ce4" office:value-type="string" calcext:value-type="string">
            <text:p>[TSK2008] 114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52.7</text:p>
          </table:table-cell>
          <table:table-cell table:style-name="ce12" office:value-type="string" calcext:value-type="string">
            <text:p>-72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87" calcext:value-type="float">
            <text:p>1087</text:p>
          </table:table-cell>
          <table:table-cell table:style-name="ce4" office:value-type="string" calcext:value-type="string">
            <text:p>[TSK2008] 114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8.9</text:p>
          </table:table-cell>
          <table:table-cell table:style-name="ce12" office:value-type="string" calcext:value-type="string">
            <text:p>-73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[TSK2008] 11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47.1</text:p>
          </table:table-cell>
          <table:table-cell table:style-name="ce12" office:value-type="string" calcext:value-type="string">
            <text:p>-64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[TSK2008] 11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2.7</text:p>
          </table:table-cell>
          <table:table-cell table:style-name="ce12" office:value-type="string" calcext:value-type="string">
            <text:p>-32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60" calcext:value-type="float">
            <text:p>1360</text:p>
          </table:table-cell>
          <table:table-cell table:style-name="ce4" office:value-type="string" calcext:value-type="string">
            <text:p>[TSK2008] 115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1.2</text:p>
          </table:table-cell>
          <table:table-cell table:style-name="ce12" office:value-type="string" calcext:value-type="string">
            <text:p>-32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[TSK2008] 115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52.6</text:p>
          </table:table-cell>
          <table:table-cell table:style-name="ce12" office:value-type="string" calcext:value-type="string">
            <text:p>-34 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[TSK2008] 115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17.6</text:p>
          </table:table-cell>
          <table:table-cell table:style-name="ce12" office:value-type="string" calcext:value-type="string">
            <text:p>-22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[TSK2008] 115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2.2</text:p>
          </table:table-cell>
          <table:table-cell table:style-name="ce12" office:value-type="string" calcext:value-type="string">
            <text:p>-20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[TSK2008] 115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1.3</text:p>
          </table:table-cell>
          <table:table-cell table:style-name="ce12" office:value-type="string" calcext:value-type="string">
            <text:p>-12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86" calcext:value-type="float">
            <text:p>1086</text:p>
          </table:table-cell>
          <table:table-cell table:style-name="ce4" office:value-type="string" calcext:value-type="string">
            <text:p>[TSK2008] 115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19.1</text:p>
          </table:table-cell>
          <table:table-cell table:style-name="ce12" office:value-type="string" calcext:value-type="string">
            <text:p>-08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[TSK2008] 115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8.8</text:p>
          </table:table-cell>
          <table:table-cell table:style-name="ce12" office:value-type="string" calcext:value-type="string">
            <text:p>-06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[TSK2008] 116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9.4</text:p>
          </table:table-cell>
          <table:table-cell table:style-name="ce12" office:value-type="string" calcext:value-type="string">
            <text:p>-12 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[TSK2008] 116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27.7</text:p>
          </table:table-cell>
          <table:table-cell table:style-name="ce12" office:value-type="string" calcext:value-type="string">
            <text:p>-36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19" calcext:value-type="float">
            <text:p>1419</text:p>
          </table:table-cell>
          <table:table-cell table:style-name="ce4" office:value-type="string" calcext:value-type="string">
            <text:p>[TSK2008] 116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01.1</text:p>
          </table:table-cell>
          <table:table-cell table:style-name="ce12" office:value-type="string" calcext:value-type="string">
            <text:p>+16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[TSK2008] 116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04.2</text:p>
          </table:table-cell>
          <table:table-cell table:style-name="ce12" office:value-type="string" calcext:value-type="string">
            <text:p>+12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[TSK2008] 117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53.7</text:p>
          </table:table-cell>
          <table:table-cell table:style-name="ce12" office:value-type="string" calcext:value-type="string">
            <text:p>+20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4" office:value-type="string" calcext:value-type="string">
            <text:p>[TSK2008] 117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14.8</text:p>
          </table:table-cell>
          <table:table-cell table:style-name="ce12" office:value-type="string" calcext:value-type="string">
            <text:p>+04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[TSK2008] 1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2.1</text:p>
          </table:table-cell>
          <table:table-cell table:style-name="ce12" office:value-type="string" calcext:value-type="string">
            <text:p>+58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[TSK2008] 118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24.4</text:p>
          </table:table-cell>
          <table:table-cell table:style-name="ce12" office:value-type="string" calcext:value-type="string">
            <text:p>-00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4" office:value-type="string" calcext:value-type="string">
            <text:p>[TSK2008] 118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45.0</text:p>
          </table:table-cell>
          <table:table-cell table:style-name="ce12" office:value-type="string" calcext:value-type="string">
            <text:p>+03 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15" calcext:value-type="float">
            <text:p>1015</text:p>
          </table:table-cell>
          <table:table-cell table:style-name="ce4" office:value-type="string" calcext:value-type="string">
            <text:p>[TSK2008] 118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23.6</text:p>
          </table:table-cell>
          <table:table-cell table:style-name="ce12" office:value-type="string" calcext:value-type="string">
            <text:p>+12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[TSK2008] 118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57.3</text:p>
          </table:table-cell>
          <table:table-cell table:style-name="ce12" office:value-type="string" calcext:value-type="string">
            <text:p>+25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[TSK2008] 11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58.5</text:p>
          </table:table-cell>
          <table:table-cell table:style-name="ce12" office:value-type="string" calcext:value-type="string">
            <text:p>+71 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[TSK2008] 120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36.0</text:p>
          </table:table-cell>
          <table:table-cell table:style-name="ce12" office:value-type="string" calcext:value-type="string">
            <text:p>+33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[TSK2008] 120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50.5</text:p>
          </table:table-cell>
          <table:table-cell table:style-name="ce12" office:value-type="string" calcext:value-type="string">
            <text:p>+29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[TSK2008] 120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37 35.7</text:p>
          </table:table-cell>
          <table:table-cell table:style-name="ce12" office:value-type="string" calcext:value-type="string">
            <text:p>+23 47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396" calcext:value-type="float">
            <text:p>1396</text:p>
          </table:table-cell>
          <table:table-cell table:style-name="ce4" office:value-type="string" calcext:value-type="string">
            <text:p>[TSK2008] 120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43.1</text:p>
          </table:table-cell>
          <table:table-cell table:style-name="ce12" office:value-type="string" calcext:value-type="string">
            <text:p>+26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66" calcext:value-type="float">
            <text:p>1166</text:p>
          </table:table-cell>
          <table:table-cell table:style-name="ce4" office:value-type="string" calcext:value-type="string">
            <text:p>[TSK2008] 120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23.4</text:p>
          </table:table-cell>
          <table:table-cell table:style-name="ce12" office:value-type="string" calcext:value-type="string">
            <text:p>+40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13" calcext:value-type="float">
            <text:p>1213</text:p>
          </table:table-cell>
          <table:table-cell table:style-name="ce4" office:value-type="string" calcext:value-type="string">
            <text:p>[TSK2008] 121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05.0</text:p>
          </table:table-cell>
          <table:table-cell table:style-name="ce12" office:value-type="string" calcext:value-type="string">
            <text:p>+16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81" calcext:value-type="float">
            <text:p>1081</text:p>
          </table:table-cell>
          <table:table-cell table:style-name="ce4" office:value-type="string" calcext:value-type="string">
            <text:p>[TSK2008] 12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24.1</text:p>
          </table:table-cell>
          <table:table-cell table:style-name="ce12" office:value-type="string" calcext:value-type="string">
            <text:p>+16 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21" calcext:value-type="float">
            <text:p>1421</text:p>
          </table:table-cell>
          <table:table-cell table:style-name="ce4" office:value-type="string" calcext:value-type="string">
            <text:p>[TSK2008] 12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3.6</text:p>
          </table:table-cell>
          <table:table-cell table:style-name="ce12" office:value-type="string" calcext:value-type="string">
            <text:p>+43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style-name="ce4" office:value-type="string" calcext:value-type="string">
            <text:p>[TSK2008] 12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10.2</text:p>
          </table:table-cell>
          <table:table-cell table:style-name="ce12" office:value-type="string" calcext:value-type="string">
            <text:p>+45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[TSK2008] 12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58.3</text:p>
          </table:table-cell>
          <table:table-cell table:style-name="ce12" office:value-type="string" calcext:value-type="string">
            <text:p>+77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89" calcext:value-type="float">
            <text:p>1389</text:p>
          </table:table-cell>
          <table:table-cell table:style-name="ce4" office:value-type="string" calcext:value-type="string">
            <text:p>[TSK2008] 122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9 43.0</text:p>
          </table:table-cell>
          <table:table-cell table:style-name="ce12" office:value-type="string" calcext:value-type="string">
            <text:p>+45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[TSK2008] 122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9 48.3</text:p>
          </table:table-cell>
          <table:table-cell table:style-name="ce12" office:value-type="string" calcext:value-type="string">
            <text:p>-18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[TSK2008] 122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04.3</text:p>
          </table:table-cell>
          <table:table-cell table:style-name="ce12" office:value-type="string" calcext:value-type="string">
            <text:p>-19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[TSK2008] 12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02.0</text:p>
          </table:table-cell>
          <table:table-cell table:style-name="ce12" office:value-type="string" calcext:value-type="string">
            <text:p>+77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[TSK2008] 123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35.3</text:p>
          </table:table-cell>
          <table:table-cell table:style-name="ce12" office:value-type="string" calcext:value-type="string">
            <text:p>+15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22" calcext:value-type="float">
            <text:p>1322</text:p>
          </table:table-cell>
          <table:table-cell table:style-name="ce4" office:value-type="string" calcext:value-type="string">
            <text:p>[TSK2008] 12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38.4</text:p>
          </table:table-cell>
          <table:table-cell table:style-name="ce12" office:value-type="string" calcext:value-type="string">
            <text:p>+12 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[TSK2008] 123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56 36.7</text:p>
          </table:table-cell>
          <table:table-cell table:style-name="ce12" office:value-type="string" calcext:value-type="string">
            <text:p>+17 01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555" calcext:value-type="float">
            <text:p>1555</text:p>
          </table:table-cell>
          <table:table-cell table:style-name="ce4" office:value-type="string" calcext:value-type="string">
            <text:p>[TSK2008] 123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11.7</text:p>
          </table:table-cell>
          <table:table-cell table:style-name="ce12" office:value-type="string" calcext:value-type="string">
            <text:p>+00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[TSK2008] 123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01.5</text:p>
          </table:table-cell>
          <table:table-cell table:style-name="ce12" office:value-type="string" calcext:value-type="string">
            <text:p>+01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[TSK2008] 123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42 09.4</text:p>
          </table:table-cell>
          <table:table-cell table:style-name="ce12" office:value-type="string" calcext:value-type="string">
            <text:p>+00 35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114" calcext:value-type="float">
            <text:p>1114</text:p>
          </table:table-cell>
          <table:table-cell table:style-name="ce4" office:value-type="string" calcext:value-type="string">
            <text:p>[TSK2008] 123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53.4</text:p>
          </table:table-cell>
          <table:table-cell table:style-name="ce12" office:value-type="string" calcext:value-type="string">
            <text:p>+05 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[TSK2008] 124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50.4</text:p>
          </table:table-cell>
          <table:table-cell table:style-name="ce12" office:value-type="string" calcext:value-type="string">
            <text:p>+25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37" calcext:value-type="float">
            <text:p>1037</text:p>
          </table:table-cell>
          <table:table-cell table:style-name="ce4" office:value-type="string" calcext:value-type="string">
            <text:p>[TSK2008] 12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11.7</text:p>
          </table:table-cell>
          <table:table-cell table:style-name="ce12" office:value-type="string" calcext:value-type="string">
            <text:p>+18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4" office:value-type="string" calcext:value-type="string">
            <text:p>[TSK2008] 124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15.3</text:p>
          </table:table-cell>
          <table:table-cell table:style-name="ce12" office:value-type="string" calcext:value-type="string">
            <text:p>+07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[TSK2008] 124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27.5</text:p>
          </table:table-cell>
          <table:table-cell table:style-name="ce12" office:value-type="string" calcext:value-type="string">
            <text:p>-02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62" calcext:value-type="float">
            <text:p>1162</text:p>
          </table:table-cell>
          <table:table-cell table:style-name="ce4" office:value-type="string" calcext:value-type="string">
            <text:p>[TSK2008] 124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32.2</text:p>
          </table:table-cell>
          <table:table-cell table:style-name="ce12" office:value-type="string" calcext:value-type="string">
            <text:p>+19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[TSK2008] 12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07.2</text:p>
          </table:table-cell>
          <table:table-cell table:style-name="ce12" office:value-type="string" calcext:value-type="string">
            <text:p>+07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29" calcext:value-type="float">
            <text:p>1029</text:p>
          </table:table-cell>
          <table:table-cell table:style-name="ce4" office:value-type="string" calcext:value-type="string">
            <text:p>[TSK2008] 12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1.3</text:p>
          </table:table-cell>
          <table:table-cell table:style-name="ce12" office:value-type="string" calcext:value-type="string">
            <text:p>+58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44" calcext:value-type="float">
            <text:p>1344</text:p>
          </table:table-cell>
          <table:table-cell table:style-name="ce4" office:value-type="string" calcext:value-type="string">
            <text:p>[TSK2008] 125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5 04.0</text:p>
          </table:table-cell>
          <table:table-cell table:style-name="ce12" office:value-type="string" calcext:value-type="string">
            <text:p>+42 07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4" office:value-type="string" calcext:value-type="string">
            <text:p>[TSK2008] 125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12.1</text:p>
          </table:table-cell>
          <table:table-cell table:style-name="ce12" office:value-type="string" calcext:value-type="string">
            <text:p>+14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[TSK2008] 125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01.0</text:p>
          </table:table-cell>
          <table:table-cell table:style-name="ce12" office:value-type="string" calcext:value-type="string">
            <text:p>+06 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04" calcext:value-type="float">
            <text:p>1104</text:p>
          </table:table-cell>
          <table:table-cell table:style-name="ce4" office:value-type="string" calcext:value-type="string">
            <text:p>[TSK2008] 126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7 31.8</text:p>
          </table:table-cell>
          <table:table-cell table:style-name="ce12" office:value-type="string" calcext:value-type="string">
            <text:p>+07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[TSK2008] 126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53.8</text:p>
          </table:table-cell>
          <table:table-cell table:style-name="ce12" office:value-type="string" calcext:value-type="string">
            <text:p>+19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05" calcext:value-type="float">
            <text:p>1105</text:p>
          </table:table-cell>
          <table:table-cell table:style-name="ce4" office:value-type="string" calcext:value-type="string">
            <text:p>[TSK2008] 12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27.0</text:p>
          </table:table-cell>
          <table:table-cell table:style-name="ce12" office:value-type="string" calcext:value-type="string">
            <text:p>+59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[TSK2008] 127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1.2</text:p>
          </table:table-cell>
          <table:table-cell table:style-name="ce12" office:value-type="string" calcext:value-type="string">
            <text:p>+43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[TSK2008] 127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08.3</text:p>
          </table:table-cell>
          <table:table-cell table:style-name="ce12" office:value-type="string" calcext:value-type="string">
            <text:p>+18 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00" calcext:value-type="float">
            <text:p>1300</text:p>
          </table:table-cell>
          <table:table-cell table:style-name="ce4" office:value-type="string" calcext:value-type="string">
            <text:p>[TSK2008] 127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17.6</text:p>
          </table:table-cell>
          <table:table-cell table:style-name="ce12" office:value-type="string" calcext:value-type="string">
            <text:p>+23 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4" office:value-type="string" calcext:value-type="string">
            <text:p>[TSK2008] 127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21.1</text:p>
          </table:table-cell>
          <table:table-cell table:style-name="ce12" office:value-type="string" calcext:value-type="string">
            <text:p>+25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[TSK2008] 127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6.7</text:p>
          </table:table-cell>
          <table:table-cell table:style-name="ce12" office:value-type="string" calcext:value-type="string">
            <text:p>+03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13" calcext:value-type="float">
            <text:p>1413</text:p>
          </table:table-cell>
          <table:table-cell table:style-name="ce4" office:value-type="string" calcext:value-type="string">
            <text:p>[TSK2008] 128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01.3</text:p>
          </table:table-cell>
          <table:table-cell table:style-name="ce12" office:value-type="string" calcext:value-type="string">
            <text:p>+73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[TSK2008] 12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9.1</text:p>
          </table:table-cell>
          <table:table-cell table:style-name="ce12" office:value-type="string" calcext:value-type="string">
            <text:p>+61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[TSK2008] 129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02.9</text:p>
          </table:table-cell>
          <table:table-cell table:style-name="ce12" office:value-type="string" calcext:value-type="string">
            <text:p>-65 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[TSK2008] 12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08.9</text:p>
          </table:table-cell>
          <table:table-cell table:style-name="ce12" office:value-type="string" calcext:value-type="string">
            <text:p>+46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[TSK2008] 129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46.2</text:p>
          </table:table-cell>
          <table:table-cell table:style-name="ce12" office:value-type="string" calcext:value-type="string">
            <text:p>+19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29" calcext:value-type="float">
            <text:p>1329</text:p>
          </table:table-cell>
          <table:table-cell table:style-name="ce4" office:value-type="string" calcext:value-type="string">
            <text:p>[TSK2008] 129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02.5</text:p>
          </table:table-cell>
          <table:table-cell table:style-name="ce12" office:value-type="string" calcext:value-type="string">
            <text:p>-16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82" calcext:value-type="float">
            <text:p>482</text:p>
          </table:table-cell>
          <table:table-cell table:style-name="ce4" office:value-type="string" calcext:value-type="string">
            <text:p>[TSK2008] 129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7.8</text:p>
          </table:table-cell>
          <table:table-cell table:style-name="ce12" office:value-type="string" calcext:value-type="string">
            <text:p>-47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25" calcext:value-type="float">
            <text:p>1525</text:p>
          </table:table-cell>
          <table:table-cell table:style-name="ce4" office:value-type="string" calcext:value-type="string">
            <text:p>[TSK2008] 129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48.0</text:p>
          </table:table-cell>
          <table:table-cell table:style-name="ce12" office:value-type="string" calcext:value-type="string">
            <text:p>-30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61" calcext:value-type="float">
            <text:p>1161</text:p>
          </table:table-cell>
          <table:table-cell table:style-name="ce4" office:value-type="string" calcext:value-type="string">
            <text:p>[TSK2008] 130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59.0</text:p>
          </table:table-cell>
          <table:table-cell table:style-name="ce12" office:value-type="string" calcext:value-type="string">
            <text:p>-18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[TSK2008] 130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17.7</text:p>
          </table:table-cell>
          <table:table-cell table:style-name="ce12" office:value-type="string" calcext:value-type="string">
            <text:p>-34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[TSK2008] 130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37.6</text:p>
          </table:table-cell>
          <table:table-cell table:style-name="ce12" office:value-type="string" calcext:value-type="string">
            <text:p>-37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[TSK2008] 130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02.6</text:p>
          </table:table-cell>
          <table:table-cell table:style-name="ce12" office:value-type="string" calcext:value-type="string">
            <text:p>+42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[TSK2008] 130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7 17.1</text:p>
          </table:table-cell>
          <table:table-cell table:style-name="ce12" office:value-type="string" calcext:value-type="string">
            <text:p>+40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[TSK2008] 1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07.8</text:p>
          </table:table-cell>
          <table:table-cell table:style-name="ce12" office:value-type="string" calcext:value-type="string">
            <text:p>+69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[TSK2008] 13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7 27.1</text:p>
          </table:table-cell>
          <table:table-cell table:style-name="ce12" office:value-type="string" calcext:value-type="string">
            <text:p>+11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[TSK2008] 13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30.7</text:p>
          </table:table-cell>
          <table:table-cell table:style-name="ce12" office:value-type="string" calcext:value-type="string">
            <text:p>+67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52" calcext:value-type="float">
            <text:p>1552</text:p>
          </table:table-cell>
          <table:table-cell table:style-name="ce4" office:value-type="string" calcext:value-type="string">
            <text:p>[TSK2008] 13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9 08.3</text:p>
          </table:table-cell>
          <table:table-cell table:style-name="ce12" office:value-type="string" calcext:value-type="string">
            <text:p>+50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40" calcext:value-type="float">
            <text:p>1140</text:p>
          </table:table-cell>
          <table:table-cell table:style-name="ce4" office:value-type="string" calcext:value-type="string">
            <text:p>[TSK2008] 132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7 36.8</text:p>
          </table:table-cell>
          <table:table-cell table:style-name="ce12" office:value-type="string" calcext:value-type="string">
            <text:p>+72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[TSK2008] 132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0 03.6</text:p>
          </table:table-cell>
          <table:table-cell table:style-name="ce12" office:value-type="string" calcext:value-type="string">
            <text:p>+66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[TSK2008] 13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1.8</text:p>
          </table:table-cell>
          <table:table-cell table:style-name="ce12" office:value-type="string" calcext:value-type="string">
            <text:p>+56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16" calcext:value-type="float">
            <text:p>1216</text:p>
          </table:table-cell>
          <table:table-cell table:style-name="ce4" office:value-type="string" calcext:value-type="string">
            <text:p>[TSK2008] 13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0.9</text:p>
          </table:table-cell>
          <table:table-cell table:style-name="ce12" office:value-type="string" calcext:value-type="string">
            <text:p>+52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[TSK2008] 13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45.6</text:p>
          </table:table-cell>
          <table:table-cell table:style-name="ce12" office:value-type="string" calcext:value-type="string">
            <text:p>+69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[TSK2008] 1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47.7</text:p>
          </table:table-cell>
          <table:table-cell table:style-name="ce12" office:value-type="string" calcext:value-type="string">
            <text:p>+74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69" calcext:value-type="float">
            <text:p>1369</text:p>
          </table:table-cell>
          <table:table-cell table:style-name="ce4" office:value-type="string" calcext:value-type="string">
            <text:p>[TSK2008] 14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51.5</text:p>
          </table:table-cell>
          <table:table-cell table:style-name="ce12" office:value-type="string" calcext:value-type="string">
            <text:p>+72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44" calcext:value-type="float">
            <text:p>1244</text:p>
          </table:table-cell>
          <table:table-cell table:style-name="ce4" office:value-type="string" calcext:value-type="string">
            <text:p>[TSK2008] 14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23.9</text:p>
          </table:table-cell>
          <table:table-cell table:style-name="ce12" office:value-type="string" calcext:value-type="string">
            <text:p>+78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70" calcext:value-type="float">
            <text:p>1470</text:p>
          </table:table-cell>
          <table:table-cell table:style-name="ce4" office:value-type="string" calcext:value-type="string">
            <text:p>[TSK2008] 14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55.5</text:p>
          </table:table-cell>
          <table:table-cell table:style-name="ce12" office:value-type="string" calcext:value-type="string">
            <text:p>+69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[TSK2008] 1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6.5</text:p>
          </table:table-cell>
          <table:table-cell table:style-name="ce12" office:value-type="string" calcext:value-type="string">
            <text:p>+31 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12" calcext:value-type="float">
            <text:p>1512</text:p>
          </table:table-cell>
          <table:table-cell table:style-name="ce4" office:value-type="string" calcext:value-type="string">
            <text:p>[TSK2008] 1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3.0</text:p>
          </table:table-cell>
          <table:table-cell table:style-name="ce12" office:value-type="string" calcext:value-type="string">
            <text:p>+06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[TSK2008] 1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18.4</text:p>
          </table:table-cell>
          <table:table-cell table:style-name="ce12" office:value-type="string" calcext:value-type="string">
            <text:p>+73 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60" calcext:value-type="float">
            <text:p>1260</text:p>
          </table:table-cell>
          <table:table-cell table:style-name="ce4" office:value-type="string" calcext:value-type="string">
            <text:p>[TSK2008] 15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1.2</text:p>
          </table:table-cell>
          <table:table-cell table:style-name="ce12" office:value-type="string" calcext:value-type="string">
            <text:p>+76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>
            <text:p>[TSK2008] 15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05.2</text:p>
          </table:table-cell>
          <table:table-cell table:style-name="ce12" office:value-type="string" calcext:value-type="string">
            <text:p>+55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style-name="ce4" office:value-type="string" calcext:value-type="string">
            <text:p>[TSK2008] 16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06.2</text:p>
          </table:table-cell>
          <table:table-cell table:style-name="ce12" office:value-type="string" calcext:value-type="string">
            <text:p>+60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[TSK2008] 1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0.4</text:p>
          </table:table-cell>
          <table:table-cell table:style-name="ce12" office:value-type="string" calcext:value-type="string">
            <text:p>+36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92" calcext:value-type="float">
            <text:p>1092</text:p>
          </table:table-cell>
          <table:table-cell table:style-name="ce4" office:value-type="string" calcext:value-type="string">
            <text:p>[TSK2008] 17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9.5</text:p>
          </table:table-cell>
          <table:table-cell table:style-name="ce12" office:value-type="string" calcext:value-type="string">
            <text:p>+26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59" calcext:value-type="float">
            <text:p>1159</text:p>
          </table:table-cell>
          <table:table-cell table:style-name="ce4" office:value-type="string" calcext:value-type="string">
            <text:p>[TSK2008] 17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11.9</text:p>
          </table:table-cell>
          <table:table-cell table:style-name="ce12" office:value-type="string" calcext:value-type="string">
            <text:p>+15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[TSK2008] 17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12.8</text:p>
          </table:table-cell>
          <table:table-cell table:style-name="ce12" office:value-type="string" calcext:value-type="string">
            <text:p>+12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63" calcext:value-type="float">
            <text:p>1463</text:p>
          </table:table-cell>
          <table:table-cell table:style-name="ce4" office:value-type="string" calcext:value-type="string">
            <text:p>[TSK2008] 18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5.1</text:p>
          </table:table-cell>
          <table:table-cell table:style-name="ce12" office:value-type="string" calcext:value-type="string">
            <text:p>+58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4" office:value-type="string" calcext:value-type="string">
            <text:p>[TSK2008] 18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9.6</text:p>
          </table:table-cell>
          <table:table-cell table:style-name="ce12" office:value-type="string" calcext:value-type="string">
            <text:p>+47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4" office:value-type="string" calcext:value-type="string">
            <text:p>[TSK2008] 1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8 18.3</text:p>
          </table:table-cell>
          <table:table-cell table:style-name="ce12" office:value-type="string" calcext:value-type="string">
            <text:p>+45 44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[TSK2008] 19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8.6</text:p>
          </table:table-cell>
          <table:table-cell table:style-name="ce12" office:value-type="string" calcext:value-type="string">
            <text:p>+25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[TSK2008] 19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11.8</text:p>
          </table:table-cell>
          <table:table-cell table:style-name="ce12" office:value-type="string" calcext:value-type="string">
            <text:p>+24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[TSK2008] 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6.0</text:p>
          </table:table-cell>
          <table:table-cell table:style-name="ce12" office:value-type="string" calcext:value-type="string">
            <text:p>+03 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style-name="ce4" office:value-type="string" calcext:value-type="string">
            <text:p>[TSK2008] 2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2.8</text:p>
          </table:table-cell>
          <table:table-cell table:style-name="ce12" office:value-type="string" calcext:value-type="string">
            <text:p>+15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74" calcext:value-type="float">
            <text:p>1174</text:p>
          </table:table-cell>
          <table:table-cell table:style-name="ce4" office:value-type="string" calcext:value-type="string">
            <text:p>[TSK2008] 20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3.3</text:p>
          </table:table-cell>
          <table:table-cell table:style-name="ce12" office:value-type="string" calcext:value-type="string">
            <text:p>+28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59" calcext:value-type="float">
            <text:p>1359</text:p>
          </table:table-cell>
          <table:table-cell table:style-name="ce4" office:value-type="string" calcext:value-type="string">
            <text:p>[TSK2008] 20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8.7</text:p>
          </table:table-cell>
          <table:table-cell table:style-name="ce12" office:value-type="string" calcext:value-type="string">
            <text:p>+22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[TSK2008] 20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3.9</text:p>
          </table:table-cell>
          <table:table-cell table:style-name="ce12" office:value-type="string" calcext:value-type="string">
            <text:p>+25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[TSK2008] 20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6.8</text:p>
          </table:table-cell>
          <table:table-cell table:style-name="ce12" office:value-type="string" calcext:value-type="string">
            <text:p>+21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[TSK2008] 20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2.4</text:p>
          </table:table-cell>
          <table:table-cell table:style-name="ce12" office:value-type="string" calcext:value-type="string">
            <text:p>+45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[TSK2008] 2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4.8</text:p>
          </table:table-cell>
          <table:table-cell table:style-name="ce12" office:value-type="string" calcext:value-type="string">
            <text:p>+19 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69" calcext:value-type="float">
            <text:p>1469</text:p>
          </table:table-cell>
          <table:table-cell table:style-name="ce4" office:value-type="string" calcext:value-type="string">
            <text:p>[TSK2008] 2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4.0</text:p>
          </table:table-cell>
          <table:table-cell table:style-name="ce12" office:value-type="string" calcext:value-type="string">
            <text:p>+45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49" calcext:value-type="float">
            <text:p>1049</text:p>
          </table:table-cell>
          <table:table-cell table:style-name="ce4" office:value-type="string" calcext:value-type="string">
            <text:p>[TSK2008] 21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8.1</text:p>
          </table:table-cell>
          <table:table-cell table:style-name="ce12" office:value-type="string" calcext:value-type="string">
            <text:p>+31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94" calcext:value-type="float">
            <text:p>1594</text:p>
          </table:table-cell>
          <table:table-cell table:style-name="ce4" office:value-type="string" calcext:value-type="string">
            <text:p>[TSK2008] 21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1.3</text:p>
          </table:table-cell>
          <table:table-cell table:style-name="ce12" office:value-type="string" calcext:value-type="string">
            <text:p>+40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42" calcext:value-type="float">
            <text:p>1442</text:p>
          </table:table-cell>
          <table:table-cell table:style-name="ce4" office:value-type="string" calcext:value-type="string">
            <text:p>[TSK2008] 21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03.0</text:p>
          </table:table-cell>
          <table:table-cell table:style-name="ce12" office:value-type="string" calcext:value-type="string">
            <text:p>+54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[TSK2008] 2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20.0</text:p>
          </table:table-cell>
          <table:table-cell table:style-name="ce12" office:value-type="string" calcext:value-type="string">
            <text:p>+69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57" calcext:value-type="float">
            <text:p>1557</text:p>
          </table:table-cell>
          <table:table-cell table:style-name="ce4" office:value-type="string" calcext:value-type="string">
            <text:p>[TSK2008] 21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16.7</text:p>
          </table:table-cell>
          <table:table-cell table:style-name="ce12" office:value-type="string" calcext:value-type="string">
            <text:p>+69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4" office:value-type="string" calcext:value-type="string">
            <text:p>[TSK2008] 22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49.1</text:p>
          </table:table-cell>
          <table:table-cell table:style-name="ce12" office:value-type="string" calcext:value-type="string">
            <text:p>+40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89" calcext:value-type="float">
            <text:p>1589</text:p>
          </table:table-cell>
          <table:table-cell table:style-name="ce4" office:value-type="string" calcext:value-type="string">
            <text:p>[TSK2008] 2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9 23</text:p>
          </table:table-cell>
          <table:table-cell table:style-name="ce12" office:value-type="string" calcext:value-type="string">
            <text:p>+14 08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420" calcext:value-type="float">
            <text:p>1420</text:p>
          </table:table-cell>
          <table:table-cell table:style-name="ce4" office:value-type="string" calcext:value-type="string">
            <text:p>[TSK2008] 23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42.7</text:p>
          </table:table-cell>
          <table:table-cell table:style-name="ce12" office:value-type="string" calcext:value-type="string">
            <text:p>-23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[TSK2008] 23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27.4</text:p>
          </table:table-cell>
          <table:table-cell table:style-name="ce12" office:value-type="string" calcext:value-type="string">
            <text:p>-39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[TSK2008] 23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56.9</text:p>
          </table:table-cell>
          <table:table-cell table:style-name="ce12" office:value-type="string" calcext:value-type="string">
            <text:p>-54 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[TSK2008] 23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33.2</text:p>
          </table:table-cell>
          <table:table-cell table:style-name="ce12" office:value-type="string" calcext:value-type="string">
            <text:p>-50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[TSK2008] 24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5.4</text:p>
          </table:table-cell>
          <table:table-cell table:style-name="ce12" office:value-type="string" calcext:value-type="string">
            <text:p>-40 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[TSK2008] 24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3.1</text:p>
          </table:table-cell>
          <table:table-cell table:style-name="ce12" office:value-type="string" calcext:value-type="string">
            <text:p>-17 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30" calcext:value-type="float">
            <text:p>1530</text:p>
          </table:table-cell>
          <table:table-cell table:style-name="ce4" office:value-type="string" calcext:value-type="string">
            <text:p>[TSK2008] 24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4.6</text:p>
          </table:table-cell>
          <table:table-cell table:style-name="ce12" office:value-type="string" calcext:value-type="string">
            <text:p>+00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88" calcext:value-type="float">
            <text:p>1388</text:p>
          </table:table-cell>
          <table:table-cell table:style-name="ce4" office:value-type="string" calcext:value-type="string">
            <text:p>[TSK2008] 25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13.2</text:p>
          </table:table-cell>
          <table:table-cell table:style-name="ce12" office:value-type="string" calcext:value-type="string">
            <text:p>-65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[TSK2008] 26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0.0</text:p>
          </table:table-cell>
          <table:table-cell table:style-name="ce12" office:value-type="string" calcext:value-type="string">
            <text:p>+61 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[TSK2008] 26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48.0</text:p>
          </table:table-cell>
          <table:table-cell table:style-name="ce12" office:value-type="string" calcext:value-type="string">
            <text:p>+12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4" office:value-type="string" calcext:value-type="string">
            <text:p>[TSK2008] 26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1.6</text:p>
          </table:table-cell>
          <table:table-cell table:style-name="ce12" office:value-type="string" calcext:value-type="string">
            <text:p>+05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[TSK2008] 26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01.1</text:p>
          </table:table-cell>
          <table:table-cell table:style-name="ce12" office:value-type="string" calcext:value-type="string">
            <text:p>+28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35" calcext:value-type="float">
            <text:p>1335</text:p>
          </table:table-cell>
          <table:table-cell table:style-name="ce4" office:value-type="string" calcext:value-type="string">
            <text:p>[TSK2008] 2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0.9</text:p>
          </table:table-cell>
          <table:table-cell table:style-name="ce12" office:value-type="string" calcext:value-type="string">
            <text:p>-09 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[TSK2008] 27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32.2</text:p>
          </table:table-cell>
          <table:table-cell table:style-name="ce12" office:value-type="string" calcext:value-type="string">
            <text:p>+21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[TSK2008] 27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1.1</text:p>
          </table:table-cell>
          <table:table-cell table:style-name="ce12" office:value-type="string" calcext:value-type="string">
            <text:p>+01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21" calcext:value-type="float">
            <text:p>1521</text:p>
          </table:table-cell>
          <table:table-cell table:style-name="ce4" office:value-type="string" calcext:value-type="string">
            <text:p>[TSK2008] 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9.5</text:p>
          </table:table-cell>
          <table:table-cell table:style-name="ce12" office:value-type="string" calcext:value-type="string">
            <text:p>-06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[TSK2008] 28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01.2</text:p>
          </table:table-cell>
          <table:table-cell table:style-name="ce12" office:value-type="string" calcext:value-type="string">
            <text:p>+03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85" calcext:value-type="float">
            <text:p>1485</text:p>
          </table:table-cell>
          <table:table-cell table:style-name="ce4" office:value-type="string" calcext:value-type="string">
            <text:p>[TSK2008] 28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05.8</text:p>
          </table:table-cell>
          <table:table-cell table:style-name="ce12" office:value-type="string" calcext:value-type="string">
            <text:p>-00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60" calcext:value-type="float">
            <text:p>1560</text:p>
          </table:table-cell>
          <table:table-cell table:style-name="ce4" office:value-type="string" calcext:value-type="string">
            <text:p>[TSK2008] 28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53.3</text:p>
          </table:table-cell>
          <table:table-cell table:style-name="ce12" office:value-type="string" calcext:value-type="string">
            <text:p>+33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77" calcext:value-type="float">
            <text:p>1177</text:p>
          </table:table-cell>
          <table:table-cell table:style-name="ce4" office:value-type="string" calcext:value-type="string">
            <text:p>[TSK2008] 28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19.8</text:p>
          </table:table-cell>
          <table:table-cell table:style-name="ce12" office:value-type="string" calcext:value-type="string">
            <text:p>+45 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[TSK2008] 28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9.3</text:p>
          </table:table-cell>
          <table:table-cell table:style-name="ce12" office:value-type="string" calcext:value-type="string">
            <text:p>+41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[TSK2008] 2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2.1</text:p>
          </table:table-cell>
          <table:table-cell table:style-name="ce12" office:value-type="string" calcext:value-type="string">
            <text:p>+43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4" office:value-type="string" calcext:value-type="string">
            <text:p>[TSK2008] 29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50.2</text:p>
          </table:table-cell>
          <table:table-cell table:style-name="ce12" office:value-type="string" calcext:value-type="string">
            <text:p>+51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05" calcext:value-type="float">
            <text:p>1205</text:p>
          </table:table-cell>
          <table:table-cell table:style-name="ce4" office:value-type="string" calcext:value-type="string">
            <text:p>[TSK2008] 29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22.0</text:p>
          </table:table-cell>
          <table:table-cell table:style-name="ce12" office:value-type="string" calcext:value-type="string">
            <text:p>+50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11" calcext:value-type="float">
            <text:p>1011</text:p>
          </table:table-cell>
          <table:table-cell table:style-name="ce4" office:value-type="string" calcext:value-type="string">
            <text:p>[TSK2008] 29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16.1</text:p>
          </table:table-cell>
          <table:table-cell table:style-name="ce12" office:value-type="string" calcext:value-type="string">
            <text:p>+49 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[TSK2008] 29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13.9</text:p>
          </table:table-cell>
          <table:table-cell table:style-name="ce12" office:value-type="string" calcext:value-type="string">
            <text:p>+45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32" calcext:value-type="float">
            <text:p>1132</text:p>
          </table:table-cell>
          <table:table-cell table:style-name="ce4" office:value-type="string" calcext:value-type="string">
            <text:p>[TSK2008] 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4.4</text:p>
          </table:table-cell>
          <table:table-cell table:style-name="ce12" office:value-type="string" calcext:value-type="string">
            <text:p>+06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10" calcext:value-type="float">
            <text:p>1010</text:p>
          </table:table-cell>
          <table:table-cell table:style-name="ce4" office:value-type="string" calcext:value-type="string">
            <text:p>[TSK2008] 30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29.3</text:p>
          </table:table-cell>
          <table:table-cell table:style-name="ce12" office:value-type="string" calcext:value-type="string">
            <text:p>+27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[TSK2008] 30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17.7</text:p>
          </table:table-cell>
          <table:table-cell table:style-name="ce12" office:value-type="string" calcext:value-type="string">
            <text:p>+53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[TSK2008] 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9.1</text:p>
          </table:table-cell>
          <table:table-cell table:style-name="ce12" office:value-type="string" calcext:value-type="string">
            <text:p>-11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55" calcext:value-type="float">
            <text:p>1455</text:p>
          </table:table-cell>
          <table:table-cell table:style-name="ce4" office:value-type="string" calcext:value-type="string">
            <text:p>[TSK2008] 3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8.3</text:p>
          </table:table-cell>
          <table:table-cell table:style-name="ce12" office:value-type="string" calcext:value-type="string">
            <text:p>-32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[TSK2008] 31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3.4</text:p>
          </table:table-cell>
          <table:table-cell table:style-name="ce12" office:value-type="string" calcext:value-type="string">
            <text:p>-44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[TSK2008] 31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10.8</text:p>
          </table:table-cell>
          <table:table-cell table:style-name="ce12" office:value-type="string" calcext:value-type="string">
            <text:p>-43 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[TSK2008] 3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0.7</text:p>
          </table:table-cell>
          <table:table-cell table:style-name="ce12" office:value-type="string" calcext:value-type="string">
            <text:p>-45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4" office:value-type="string" calcext:value-type="string">
            <text:p>[TSK2008] 31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3.3</text:p>
          </table:table-cell>
          <table:table-cell table:style-name="ce12" office:value-type="string" calcext:value-type="string">
            <text:p>-37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[TSK2008] 3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53.8</text:p>
          </table:table-cell>
          <table:table-cell table:style-name="ce12" office:value-type="string" calcext:value-type="string">
            <text:p>-33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04" calcext:value-type="float">
            <text:p>1004</text:p>
          </table:table-cell>
          <table:table-cell table:style-name="ce4" office:value-type="string" calcext:value-type="string">
            <text:p>[TSK2008] 3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0 55.6</text:p>
          </table:table-cell>
          <table:table-cell table:style-name="ce12" office:value-type="string" calcext:value-type="string">
            <text:p>-29 15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[TSK2008] 31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58.4</text:p>
          </table:table-cell>
          <table:table-cell table:style-name="ce12" office:value-type="string" calcext:value-type="string">
            <text:p>-47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62" calcext:value-type="float">
            <text:p>1062</text:p>
          </table:table-cell>
          <table:table-cell table:style-name="ce4" office:value-type="string" calcext:value-type="string">
            <text:p>[TSK2008] 32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31.9</text:p>
          </table:table-cell>
          <table:table-cell table:style-name="ce12" office:value-type="string" calcext:value-type="string">
            <text:p>+38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[TSK2008] 3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36.8</text:p>
          </table:table-cell>
          <table:table-cell table:style-name="ce12" office:value-type="string" calcext:value-type="string">
            <text:p>+29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84" calcext:value-type="float">
            <text:p>1584</text:p>
          </table:table-cell>
          <table:table-cell table:style-name="ce4" office:value-type="string" calcext:value-type="string">
            <text:p>[TSK2008] 33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47.7</text:p>
          </table:table-cell>
          <table:table-cell table:style-name="ce12" office:value-type="string" calcext:value-type="string">
            <text:p>+27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59" calcext:value-type="float">
            <text:p>1059</text:p>
          </table:table-cell>
          <table:table-cell table:style-name="ce4" office:value-type="string" calcext:value-type="string">
            <text:p>[TSK2008] 3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59.1</text:p>
          </table:table-cell>
          <table:table-cell table:style-name="ce12" office:value-type="string" calcext:value-type="string">
            <text:p>+34 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[TSK2008] 33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02.6</text:p>
          </table:table-cell>
          <table:table-cell table:style-name="ce12" office:value-type="string" calcext:value-type="string">
            <text:p>-07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94" calcext:value-type="float">
            <text:p>1294</text:p>
          </table:table-cell>
          <table:table-cell table:style-name="ce4" office:value-type="string" calcext:value-type="string">
            <text:p>[TSK2008] 33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13.0</text:p>
          </table:table-cell>
          <table:table-cell table:style-name="ce12" office:value-type="string" calcext:value-type="string">
            <text:p>+00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[TSK2008] 33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36.3</text:p>
          </table:table-cell>
          <table:table-cell table:style-name="ce12" office:value-type="string" calcext:value-type="string">
            <text:p>+25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24" calcext:value-type="float">
            <text:p>1424</text:p>
          </table:table-cell>
          <table:table-cell table:style-name="ce4" office:value-type="string" calcext:value-type="string">
            <text:p>[TSK2008] 3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02.1</text:p>
          </table:table-cell>
          <table:table-cell table:style-name="ce12" office:value-type="string" calcext:value-type="string">
            <text:p>+46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80" calcext:value-type="float">
            <text:p>1180</text:p>
          </table:table-cell>
          <table:table-cell table:style-name="ce4" office:value-type="string" calcext:value-type="string">
            <text:p>[TSK2008] 34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05.1</text:p>
          </table:table-cell>
          <table:table-cell table:style-name="ce12" office:value-type="string" calcext:value-type="string">
            <text:p>+42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[TSK2008] 34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00 58.67</text:p>
          </table:table-cell>
          <table:table-cell table:style-name="ce12" office:value-type="string" calcext:value-type="string">
            <text:p>+44 21 00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[TSK2008] 34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9 06.2</text:p>
          </table:table-cell>
          <table:table-cell table:style-name="ce12" office:value-type="string" calcext:value-type="string">
            <text:p>-63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[TSK2008] 3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7 06.6</text:p>
          </table:table-cell>
          <table:table-cell table:style-name="ce12" office:value-type="string" calcext:value-type="string">
            <text:p>-61 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10" calcext:value-type="float">
            <text:p>1110</text:p>
          </table:table-cell>
          <table:table-cell table:style-name="ce4" office:value-type="string" calcext:value-type="string">
            <text:p>[TSK2008] 35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53.5</text:p>
          </table:table-cell>
          <table:table-cell table:style-name="ce12" office:value-type="string" calcext:value-type="string">
            <text:p>-59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[TSK2008] 35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1 35.4</text:p>
          </table:table-cell>
          <table:table-cell table:style-name="ce12" office:value-type="string" calcext:value-type="string">
            <text:p>-54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34" calcext:value-type="float">
            <text:p>1334</text:p>
          </table:table-cell>
          <table:table-cell table:style-name="ce4" office:value-type="string" calcext:value-type="string">
            <text:p>[TSK2008] 3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21.4</text:p>
          </table:table-cell>
          <table:table-cell table:style-name="ce12" office:value-type="string" calcext:value-type="string">
            <text:p>-46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[TSK2008] 35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59.4</text:p>
          </table:table-cell>
          <table:table-cell table:style-name="ce12" office:value-type="string" calcext:value-type="string">
            <text:p>-40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[TSK2008] 35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46.2</text:p>
          </table:table-cell>
          <table:table-cell table:style-name="ce12" office:value-type="string" calcext:value-type="string">
            <text:p>-37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4" office:value-type="string" calcext:value-type="string">
            <text:p>[TSK2008] 35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0 12.1</text:p>
          </table:table-cell>
          <table:table-cell table:style-name="ce12" office:value-type="string" calcext:value-type="string">
            <text:p>-23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4" office:value-type="string" calcext:value-type="string">
            <text:p>[TSK2008] 35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1.1</text:p>
          </table:table-cell>
          <table:table-cell table:style-name="ce12" office:value-type="string" calcext:value-type="string">
            <text:p>+17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[TSK2008] 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6.6</text:p>
          </table:table-cell>
          <table:table-cell table:style-name="ce12" office:value-type="string" calcext:value-type="string">
            <text:p>-01 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[TSK2008] 36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04.5</text:p>
          </table:table-cell>
          <table:table-cell table:style-name="ce12" office:value-type="string" calcext:value-type="string">
            <text:p>+18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[TSK2008] 36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6.1</text:p>
          </table:table-cell>
          <table:table-cell table:style-name="ce12" office:value-type="string" calcext:value-type="string">
            <text:p>+17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39" calcext:value-type="float">
            <text:p>1339</text:p>
          </table:table-cell>
          <table:table-cell table:style-name="ce4" office:value-type="string" calcext:value-type="string">
            <text:p>[TSK2008] 36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33.3</text:p>
          </table:table-cell>
          <table:table-cell table:style-name="ce12" office:value-type="string" calcext:value-type="string">
            <text:p>+10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[TSK2008] 36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39.0</text:p>
          </table:table-cell>
          <table:table-cell table:style-name="ce12" office:value-type="string" calcext:value-type="string">
            <text:p>+16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70" calcext:value-type="float">
            <text:p>370</text:p>
          </table:table-cell>
          <table:table-cell table:style-name="ce4" office:value-type="string" calcext:value-type="string">
            <text:p>[TSK2008] 36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2.6</text:p>
          </table:table-cell>
          <table:table-cell table:style-name="ce12" office:value-type="string" calcext:value-type="string">
            <text:p>+22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00" calcext:value-type="float">
            <text:p>1200</text:p>
          </table:table-cell>
          <table:table-cell table:style-name="ce4" office:value-type="string" calcext:value-type="string">
            <text:p>[TSK2008] 36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07.8</text:p>
          </table:table-cell>
          <table:table-cell table:style-name="ce12" office:value-type="string" calcext:value-type="string">
            <text:p>+08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83" calcext:value-type="float">
            <text:p>1283</text:p>
          </table:table-cell>
          <table:table-cell table:style-name="ce4" office:value-type="string" calcext:value-type="string">
            <text:p>[TSK2008] 36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1.0</text:p>
          </table:table-cell>
          <table:table-cell table:style-name="ce12" office:value-type="string" calcext:value-type="string">
            <text:p>+21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[TSK2008] 36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6.0</text:p>
          </table:table-cell>
          <table:table-cell table:style-name="ce12" office:value-type="string" calcext:value-type="string">
            <text:p>+28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style-name="ce4" office:value-type="string" calcext:value-type="string">
            <text:p>[TSK2008] 3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9.2</text:p>
          </table:table-cell>
          <table:table-cell table:style-name="ce12" office:value-type="string" calcext:value-type="string">
            <text:p>+28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[TSK2008] 37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13.9</text:p>
          </table:table-cell>
          <table:table-cell table:style-name="ce12" office:value-type="string" calcext:value-type="string">
            <text:p>+03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[TSK2008] 37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53.7</text:p>
          </table:table-cell>
          <table:table-cell table:style-name="ce12" office:value-type="string" calcext:value-type="string">
            <text:p>+01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50" calcext:value-type="float">
            <text:p>1250</text:p>
          </table:table-cell>
          <table:table-cell table:style-name="ce4" office:value-type="string" calcext:value-type="string">
            <text:p>[TSK2008] 37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1.2</text:p>
          </table:table-cell>
          <table:table-cell table:style-name="ce12" office:value-type="string" calcext:value-type="string">
            <text:p>+04 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4" office:value-type="string" calcext:value-type="string">
            <text:p>[TSK2008] 37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8.9</text:p>
          </table:table-cell>
          <table:table-cell table:style-name="ce12" office:value-type="string" calcext:value-type="string">
            <text:p>+32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[TSK2008] 38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23.4</text:p>
          </table:table-cell>
          <table:table-cell table:style-name="ce12" office:value-type="string" calcext:value-type="string">
            <text:p>+34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[TSK2008] 38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08.9</text:p>
          </table:table-cell>
          <table:table-cell table:style-name="ce12" office:value-type="string" calcext:value-type="string">
            <text:p>+33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90" calcext:value-type="float">
            <text:p>1090</text:p>
          </table:table-cell>
          <table:table-cell table:style-name="ce4" office:value-type="string" calcext:value-type="string">
            <text:p>[TSK2008] 3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26.1</text:p>
          </table:table-cell>
          <table:table-cell table:style-name="ce12" office:value-type="string" calcext:value-type="string">
            <text:p>+45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23" calcext:value-type="float">
            <text:p>1223</text:p>
          </table:table-cell>
          <table:table-cell table:style-name="ce4" office:value-type="string" calcext:value-type="string">
            <text:p>[TSK2008] 39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59.0</text:p>
          </table:table-cell>
          <table:table-cell table:style-name="ce12" office:value-type="string" calcext:value-type="string">
            <text:p>+53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[TSK2008] 39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11.5</text:p>
          </table:table-cell>
          <table:table-cell table:style-name="ce12" office:value-type="string" calcext:value-type="string">
            <text:p>+51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[TSK2008] 39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59.5</text:p>
          </table:table-cell>
          <table:table-cell table:style-name="ce12" office:value-type="string" calcext:value-type="string">
            <text:p>+44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90" calcext:value-type="float">
            <text:p>390</text:p>
          </table:table-cell>
          <table:table-cell table:style-name="ce4" office:value-type="string" calcext:value-type="string">
            <text:p>[TSK2008] 39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18.6</text:p>
          </table:table-cell>
          <table:table-cell table:style-name="ce12" office:value-type="string" calcext:value-type="string">
            <text:p>+47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4" office:value-type="string" calcext:value-type="string">
            <text:p>[TSK2008] 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8.8</text:p>
          </table:table-cell>
          <table:table-cell table:style-name="ce12" office:value-type="string" calcext:value-type="string">
            <text:p>+03 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style-name="ce4" office:value-type="string" calcext:value-type="string">
            <text:p>[TSK2008] 40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51.8</text:p>
          </table:table-cell>
          <table:table-cell table:style-name="ce12" office:value-type="string" calcext:value-type="string">
            <text:p>+11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60" calcext:value-type="float">
            <text:p>360</text:p>
          </table:table-cell>
          <table:table-cell table:style-name="ce4" office:value-type="string" calcext:value-type="string">
            <text:p>[TSK2008] 40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53.2</text:p>
          </table:table-cell>
          <table:table-cell table:style-name="ce12" office:value-type="string" calcext:value-type="string">
            <text:p>+16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[TSK2008] 40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2.2</text:p>
          </table:table-cell>
          <table:table-cell table:style-name="ce12" office:value-type="string" calcext:value-type="string">
            <text:p>+12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[TSK2008] 40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0.6</text:p>
          </table:table-cell>
          <table:table-cell table:style-name="ce12" office:value-type="string" calcext:value-type="string">
            <text:p>+26 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[TSK2008] 40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13.0</text:p>
          </table:table-cell>
          <table:table-cell table:style-name="ce12" office:value-type="string" calcext:value-type="string">
            <text:p>+36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[TSK2008] 40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00.4</text:p>
          </table:table-cell>
          <table:table-cell table:style-name="ce12" office:value-type="string" calcext:value-type="string">
            <text:p>-19 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[TSK2008] 41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7.2</text:p>
          </table:table-cell>
          <table:table-cell table:style-name="ce12" office:value-type="string" calcext:value-type="string">
            <text:p>-28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[TSK2008] 4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54.0</text:p>
          </table:table-cell>
          <table:table-cell table:style-name="ce12" office:value-type="string" calcext:value-type="string">
            <text:p>-28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4" office:value-type="string" calcext:value-type="string">
            <text:p>[TSK2008] 4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6.1</text:p>
          </table:table-cell>
          <table:table-cell table:style-name="ce12" office:value-type="string" calcext:value-type="string">
            <text:p>-26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[TSK2008] 41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31 31.7</text:p>
          </table:table-cell>
          <table:table-cell table:style-name="ce12" office:value-type="string" calcext:value-type="string">
            <text:p>-30 18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[TSK2008] 42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08.3</text:p>
          </table:table-cell>
          <table:table-cell table:style-name="ce12" office:value-type="string" calcext:value-type="string">
            <text:p>-29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95" calcext:value-type="float">
            <text:p>1095</text:p>
          </table:table-cell>
          <table:table-cell table:style-name="ce4" office:value-type="string" calcext:value-type="string">
            <text:p>[TSK2008] 42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2.6</text:p>
          </table:table-cell>
          <table:table-cell table:style-name="ce12" office:value-type="string" calcext:value-type="string">
            <text:p>-26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97" calcext:value-type="float">
            <text:p>1497</text:p>
          </table:table-cell>
          <table:table-cell table:style-name="ce4" office:value-type="string" calcext:value-type="string">
            <text:p>[TSK2008] 42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5.3</text:p>
          </table:table-cell>
          <table:table-cell table:style-name="ce12" office:value-type="string" calcext:value-type="string">
            <text:p>-09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4" office:value-type="string" calcext:value-type="string">
            <text:p>[TSK2008] 42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8.9</text:p>
          </table:table-cell>
          <table:table-cell table:style-name="ce12" office:value-type="string" calcext:value-type="string">
            <text:p>-02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style-name="ce4" office:value-type="string" calcext:value-type="string">
            <text:p>[TSK2008] 42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00.0</text:p>
          </table:table-cell>
          <table:table-cell table:style-name="ce12" office:value-type="string" calcext:value-type="string">
            <text:p>-01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[TSK2008] 4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09 33.5</text:p>
          </table:table-cell>
          <table:table-cell table:style-name="ce12" office:value-type="string" calcext:value-type="string">
            <text:p>+02 17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225" calcext:value-type="float">
            <text:p>1225</text:p>
          </table:table-cell>
          <table:table-cell table:style-name="ce4" office:value-type="string" calcext:value-type="string">
            <text:p>[TSK2008] 4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02.8</text:p>
          </table:table-cell>
          <table:table-cell table:style-name="ce12" office:value-type="string" calcext:value-type="string">
            <text:p>+01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[TSK2008] 43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8.8</text:p>
          </table:table-cell>
          <table:table-cell table:style-name="ce12" office:value-type="string" calcext:value-type="string">
            <text:p>-11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[TSK2008] 43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1.4</text:p>
          </table:table-cell>
          <table:table-cell table:style-name="ce12" office:value-type="string" calcext:value-type="string">
            <text:p>-19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[TSK2008] 4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7.1</text:p>
          </table:table-cell>
          <table:table-cell table:style-name="ce12" office:value-type="string" calcext:value-type="string">
            <text:p>-16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65" calcext:value-type="float">
            <text:p>1365</text:p>
          </table:table-cell>
          <table:table-cell table:style-name="ce4" office:value-type="string" calcext:value-type="string">
            <text:p>[TSK2008] 44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6.2</text:p>
          </table:table-cell>
          <table:table-cell table:style-name="ce12" office:value-type="string" calcext:value-type="string">
            <text:p>-41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20" calcext:value-type="float">
            <text:p>1120</text:p>
          </table:table-cell>
          <table:table-cell table:style-name="ce4" office:value-type="string" calcext:value-type="string">
            <text:p>[TSK2008] 4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9.3</text:p>
          </table:table-cell>
          <table:table-cell table:style-name="ce12" office:value-type="string" calcext:value-type="string">
            <text:p>-47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09" calcext:value-type="float">
            <text:p>1409</text:p>
          </table:table-cell>
          <table:table-cell table:style-name="ce4" office:value-type="string" calcext:value-type="string">
            <text:p>[TSK2008] 44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8.7</text:p>
          </table:table-cell>
          <table:table-cell table:style-name="ce12" office:value-type="string" calcext:value-type="string">
            <text:p>-45 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94" calcext:value-type="float">
            <text:p>1094</text:p>
          </table:table-cell>
          <table:table-cell table:style-name="ce4" office:value-type="string" calcext:value-type="string">
            <text:p>[TSK2008] 44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0.5</text:p>
          </table:table-cell>
          <table:table-cell table:style-name="ce12" office:value-type="string" calcext:value-type="string">
            <text:p>-43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[TSK2008] 4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55.2</text:p>
          </table:table-cell>
          <table:table-cell table:style-name="ce12" office:value-type="string" calcext:value-type="string">
            <text:p>-48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89" calcext:value-type="float">
            <text:p>1089</text:p>
          </table:table-cell>
          <table:table-cell table:style-name="ce4" office:value-type="string" calcext:value-type="string">
            <text:p>[TSK2008] 45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0.5</text:p>
          </table:table-cell>
          <table:table-cell table:style-name="ce12" office:value-type="string" calcext:value-type="string">
            <text:p>-34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[TSK2008] 45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9.3</text:p>
          </table:table-cell>
          <table:table-cell table:style-name="ce12" office:value-type="string" calcext:value-type="string">
            <text:p>-39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[TSK2008] 45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8.9</text:p>
          </table:table-cell>
          <table:table-cell table:style-name="ce12" office:value-type="string" calcext:value-type="string">
            <text:p>-35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[TSK2008] 45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2.6</text:p>
          </table:table-cell>
          <table:table-cell table:style-name="ce12" office:value-type="string" calcext:value-type="string">
            <text:p>-35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[TSK2008] 46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39.2</text:p>
          </table:table-cell>
          <table:table-cell table:style-name="ce12" office:value-type="string" calcext:value-type="string">
            <text:p>-44 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[TSK2008] 46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0.1</text:p>
          </table:table-cell>
          <table:table-cell table:style-name="ce12" office:value-type="string" calcext:value-type="string">
            <text:p>-45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[TSK2008] 46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7.1</text:p>
          </table:table-cell>
          <table:table-cell table:style-name="ce12" office:value-type="string" calcext:value-type="string">
            <text:p>-49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47" calcext:value-type="float">
            <text:p>1547</text:p>
          </table:table-cell>
          <table:table-cell table:style-name="ce4" office:value-type="string" calcext:value-type="string">
            <text:p>[TSK2008] 46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18.1</text:p>
          </table:table-cell>
          <table:table-cell table:style-name="ce12" office:value-type="string" calcext:value-type="string">
            <text:p>-42 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81" calcext:value-type="float">
            <text:p>1581</text:p>
          </table:table-cell>
          <table:table-cell table:style-name="ce4" office:value-type="string" calcext:value-type="string">
            <text:p>[TSK2008] 47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4.5</text:p>
          </table:table-cell>
          <table:table-cell table:style-name="ce12" office:value-type="string" calcext:value-type="string">
            <text:p>-41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94" calcext:value-type="float">
            <text:p>1394</text:p>
          </table:table-cell>
          <table:table-cell table:style-name="ce4" office:value-type="string" calcext:value-type="string">
            <text:p>[TSK2008] 47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17.0</text:p>
          </table:table-cell>
          <table:table-cell table:style-name="ce12" office:value-type="string" calcext:value-type="string">
            <text:p>-37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[TSK2008] 47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38.1</text:p>
          </table:table-cell>
          <table:table-cell table:style-name="ce12" office:value-type="string" calcext:value-type="string">
            <text:p>-39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96" calcext:value-type="float">
            <text:p>1596</text:p>
          </table:table-cell>
          <table:table-cell table:style-name="ce4" office:value-type="string" calcext:value-type="string">
            <text:p>[TSK2008] 4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5.4</text:p>
          </table:table-cell>
          <table:table-cell table:style-name="ce12" office:value-type="string" calcext:value-type="string">
            <text:p>-23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91" calcext:value-type="float">
            <text:p>1591</text:p>
          </table:table-cell>
          <table:table-cell table:style-name="ce4" office:value-type="string" calcext:value-type="string">
            <text:p>[TSK2008] 48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46.6</text:p>
          </table:table-cell>
          <table:table-cell table:style-name="ce12" office:value-type="string" calcext:value-type="string">
            <text:p>+60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61" calcext:value-type="float">
            <text:p>1561</text:p>
          </table:table-cell>
          <table:table-cell table:style-name="ce4" office:value-type="string" calcext:value-type="string">
            <text:p>[TSK2008] 48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54.8</text:p>
          </table:table-cell>
          <table:table-cell table:style-name="ce12" office:value-type="string" calcext:value-type="string">
            <text:p>+57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[TSK2008] 48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56.8</text:p>
          </table:table-cell>
          <table:table-cell table:style-name="ce12" office:value-type="string" calcext:value-type="string">
            <text:p>+60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28" calcext:value-type="float">
            <text:p>1028</text:p>
          </table:table-cell>
          <table:table-cell table:style-name="ce4" office:value-type="string" calcext:value-type="string">
            <text:p>[TSK2008] 48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8.9</text:p>
          </table:table-cell>
          <table:table-cell table:style-name="ce12" office:value-type="string" calcext:value-type="string">
            <text:p>-27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[TSK2008] 48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9.7</text:p>
          </table:table-cell>
          <table:table-cell table:style-name="ce12" office:value-type="string" calcext:value-type="string">
            <text:p>-35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09" calcext:value-type="float">
            <text:p>1309</text:p>
          </table:table-cell>
          <table:table-cell table:style-name="ce4" office:value-type="string" calcext:value-type="string">
            <text:p>[TSK2008] 48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19.6</text:p>
          </table:table-cell>
          <table:table-cell table:style-name="ce12" office:value-type="string" calcext:value-type="string">
            <text:p>-34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[TSK2008] 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6.5</text:p>
          </table:table-cell>
          <table:table-cell table:style-name="ce12" office:value-type="string" calcext:value-type="string">
            <text:p>-16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50" calcext:value-type="float">
            <text:p>1050</text:p>
          </table:table-cell>
          <table:table-cell table:style-name="ce4" office:value-type="string" calcext:value-type="string">
            <text:p>[TSK2008] 49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4.4</text:p>
          </table:table-cell>
          <table:table-cell table:style-name="ce12" office:value-type="string" calcext:value-type="string">
            <text:p>-36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[TSK2008] 49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43.3</text:p>
          </table:table-cell>
          <table:table-cell table:style-name="ce12" office:value-type="string" calcext:value-type="string">
            <text:p>-36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52" calcext:value-type="float">
            <text:p>1452</text:p>
          </table:table-cell>
          <table:table-cell table:style-name="ce4" office:value-type="string" calcext:value-type="string">
            <text:p>[TSK2008] 49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55.9</text:p>
          </table:table-cell>
          <table:table-cell table:style-name="ce12" office:value-type="string" calcext:value-type="string">
            <text:p>-32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79" calcext:value-type="float">
            <text:p>1479</text:p>
          </table:table-cell>
          <table:table-cell table:style-name="ce4" office:value-type="string" calcext:value-type="string">
            <text:p>[TSK2008] 49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00.1</text:p>
          </table:table-cell>
          <table:table-cell table:style-name="ce12" office:value-type="string" calcext:value-type="string">
            <text:p>-28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84" calcext:value-type="float">
            <text:p>1184</text:p>
          </table:table-cell>
          <table:table-cell table:style-name="ce4" office:value-type="string" calcext:value-type="string">
            <text:p>[TSK2008] 49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39.0</text:p>
          </table:table-cell>
          <table:table-cell table:style-name="ce12" office:value-type="string" calcext:value-type="string">
            <text:p>-30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[TSK2008] 49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54.5</text:p>
          </table:table-cell>
          <table:table-cell table:style-name="ce12" office:value-type="string" calcext:value-type="string">
            <text:p>-25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32" calcext:value-type="float">
            <text:p>1032</text:p>
          </table:table-cell>
          <table:table-cell table:style-name="ce4" office:value-type="string" calcext:value-type="string">
            <text:p>[TSK2008] 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4.3</text:p>
          </table:table-cell>
          <table:table-cell table:style-name="ce12" office:value-type="string" calcext:value-type="string">
            <text:p>+07 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[TSK2008] 5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2.3</text:p>
          </table:table-cell>
          <table:table-cell table:style-name="ce12" office:value-type="string" calcext:value-type="string">
            <text:p>-21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[TSK2008] 50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12.4</text:p>
          </table:table-cell>
          <table:table-cell table:style-name="ce12" office:value-type="string" calcext:value-type="string">
            <text:p>-26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[TSK2008] 50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46.2</text:p>
          </table:table-cell>
          <table:table-cell table:style-name="ce12" office:value-type="string" calcext:value-type="string">
            <text:p>-32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[TSK2008] 50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2.9</text:p>
          </table:table-cell>
          <table:table-cell table:style-name="ce12" office:value-type="string" calcext:value-type="string">
            <text:p>-32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[TSK2008] 50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9.9</text:p>
          </table:table-cell>
          <table:table-cell table:style-name="ce12" office:value-type="string" calcext:value-type="string">
            <text:p>-43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[TSK2008] 50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7.2</text:p>
          </table:table-cell>
          <table:table-cell table:style-name="ce12" office:value-type="string" calcext:value-type="string">
            <text:p>-39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21" calcext:value-type="float">
            <text:p>1021</text:p>
          </table:table-cell>
          <table:table-cell table:style-name="ce4" office:value-type="string" calcext:value-type="string">
            <text:p>[TSK2008] 5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0.6</text:p>
          </table:table-cell>
          <table:table-cell table:style-name="ce12" office:value-type="string" calcext:value-type="string">
            <text:p>-26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[TSK2008] 5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21.4</text:p>
          </table:table-cell>
          <table:table-cell table:style-name="ce12" office:value-type="string" calcext:value-type="string">
            <text:p>-47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73" calcext:value-type="float">
            <text:p>573</text:p>
          </table:table-cell>
          <table:table-cell table:style-name="ce4" office:value-type="string" calcext:value-type="string">
            <text:p>[TSK2008] 5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0.7</text:p>
          </table:table-cell>
          <table:table-cell table:style-name="ce12" office:value-type="string" calcext:value-type="string">
            <text:p>-37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[TSK2008] 51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5 38.5</text:p>
          </table:table-cell>
          <table:table-cell table:style-name="ce12" office:value-type="string" calcext:value-type="string">
            <text:p>-33 54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224" calcext:value-type="float">
            <text:p>1224</text:p>
          </table:table-cell>
          <table:table-cell table:style-name="ce4" office:value-type="string" calcext:value-type="string">
            <text:p>[TSK2008] 51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29.9</text:p>
          </table:table-cell>
          <table:table-cell table:style-name="ce12" office:value-type="string" calcext:value-type="string">
            <text:p>-36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[TSK2008] 5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4.7</text:p>
          </table:table-cell>
          <table:table-cell table:style-name="ce12" office:value-type="string" calcext:value-type="string">
            <text:p>-38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85" calcext:value-type="float">
            <text:p>385</text:p>
          </table:table-cell>
          <table:table-cell table:style-name="ce4" office:value-type="string" calcext:value-type="string">
            <text:p>[TSK2008] 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6.3</text:p>
          </table:table-cell>
          <table:table-cell table:style-name="ce12" office:value-type="string" calcext:value-type="string">
            <text:p>-27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[TSK2008] 52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39.3</text:p>
          </table:table-cell>
          <table:table-cell table:style-name="ce12" office:value-type="string" calcext:value-type="string">
            <text:p>-21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[TSK2008] 52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08.9</text:p>
          </table:table-cell>
          <table:table-cell table:style-name="ce12" office:value-type="string" calcext:value-type="string">
            <text:p>-15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16" calcext:value-type="float">
            <text:p>1416</text:p>
          </table:table-cell>
          <table:table-cell table:style-name="ce4" office:value-type="string" calcext:value-type="string">
            <text:p>[TSK2008] 5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50.8</text:p>
          </table:table-cell>
          <table:table-cell table:style-name="ce12" office:value-type="string" calcext:value-type="string">
            <text:p>-21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[TSK2008] 52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12.1</text:p>
          </table:table-cell>
          <table:table-cell table:style-name="ce12" office:value-type="string" calcext:value-type="string">
            <text:p>-20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[TSK2008] 5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7.0</text:p>
          </table:table-cell>
          <table:table-cell table:style-name="ce12" office:value-type="string" calcext:value-type="string">
            <text:p>-30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4" office:value-type="string" calcext:value-type="string">
            <text:p>[TSK2008] 5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16.4</text:p>
          </table:table-cell>
          <table:table-cell table:style-name="ce12" office:value-type="string" calcext:value-type="string">
            <text:p>-23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[TSK2008] 5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33.7</text:p>
          </table:table-cell>
          <table:table-cell table:style-name="ce12" office:value-type="string" calcext:value-type="string">
            <text:p>-11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[TSK2008] 53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9.5</text:p>
          </table:table-cell>
          <table:table-cell table:style-name="ce12" office:value-type="string" calcext:value-type="string">
            <text:p>+00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[TSK2008] 53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6.6</text:p>
          </table:table-cell>
          <table:table-cell table:style-name="ce12" office:value-type="string" calcext:value-type="string">
            <text:p>+02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47" calcext:value-type="float">
            <text:p>1247</text:p>
          </table:table-cell>
          <table:table-cell table:style-name="ce4" office:value-type="string" calcext:value-type="string">
            <text:p>[TSK2008] 5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7.7</text:p>
          </table:table-cell>
          <table:table-cell table:style-name="ce12" office:value-type="string" calcext:value-type="string">
            <text:p>-37 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4" office:value-type="string" calcext:value-type="string">
            <text:p>[TSK2008] 54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34.5</text:p>
          </table:table-cell>
          <table:table-cell table:style-name="ce12" office:value-type="string" calcext:value-type="string">
            <text:p>-22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4" office:value-type="string" calcext:value-type="string">
            <text:p>[TSK2008] 5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9.5</text:p>
          </table:table-cell>
          <table:table-cell table:style-name="ce12" office:value-type="string" calcext:value-type="string">
            <text:p>-35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[TSK2008] 55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05.7</text:p>
          </table:table-cell>
          <table:table-cell table:style-name="ce12" office:value-type="string" calcext:value-type="string">
            <text:p>-11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[TSK2008] 55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2.1</text:p>
          </table:table-cell>
          <table:table-cell table:style-name="ce12" office:value-type="string" calcext:value-type="string">
            <text:p>+05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79" calcext:value-type="float">
            <text:p>1179</text:p>
          </table:table-cell>
          <table:table-cell table:style-name="ce4" office:value-type="string" calcext:value-type="string">
            <text:p>[TSK2008] 55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40.9</text:p>
          </table:table-cell>
          <table:table-cell table:style-name="ce12" office:value-type="string" calcext:value-type="string">
            <text:p>-44 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[TSK2008] 5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0.2</text:p>
          </table:table-cell>
          <table:table-cell table:style-name="ce12" office:value-type="string" calcext:value-type="string">
            <text:p>+05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88" calcext:value-type="float">
            <text:p>1488</text:p>
          </table:table-cell>
          <table:table-cell table:style-name="ce4" office:value-type="string" calcext:value-type="string">
            <text:p>[TSK2008] 56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34.5</text:p>
          </table:table-cell>
          <table:table-cell table:style-name="ce12" office:value-type="string" calcext:value-type="string">
            <text:p>+28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26" calcext:value-type="float">
            <text:p>526</text:p>
          </table:table-cell>
          <table:table-cell table:style-name="ce4" office:value-type="string" calcext:value-type="string">
            <text:p>[TSK2008] 5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56.0</text:p>
          </table:table-cell>
          <table:table-cell table:style-name="ce12" office:value-type="string" calcext:value-type="string">
            <text:p>+06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style-name="ce4" office:value-type="string" calcext:value-type="string">
            <text:p>[TSK2008] 57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10.2</text:p>
          </table:table-cell>
          <table:table-cell table:style-name="ce12" office:value-type="string" calcext:value-type="string">
            <text:p>+12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04" calcext:value-type="float">
            <text:p>1404</text:p>
          </table:table-cell>
          <table:table-cell table:style-name="ce4" office:value-type="string" calcext:value-type="string">
            <text:p>[TSK2008] 57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01.4</text:p>
          </table:table-cell>
          <table:table-cell table:style-name="ce12" office:value-type="string" calcext:value-type="string">
            <text:p>+15 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[TSK2008] 57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47.8</text:p>
          </table:table-cell>
          <table:table-cell table:style-name="ce12" office:value-type="string" calcext:value-type="string">
            <text:p>+13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[TSK2008] 57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36.3</text:p>
          </table:table-cell>
          <table:table-cell table:style-name="ce12" office:value-type="string" calcext:value-type="string">
            <text:p>+13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[TSK2008] 57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50.4</text:p>
          </table:table-cell>
          <table:table-cell table:style-name="ce12" office:value-type="string" calcext:value-type="string">
            <text:p>+10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[TSK2008] 57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8 23.9</text:p>
          </table:table-cell>
          <table:table-cell table:style-name="ce12" office:value-type="string" calcext:value-type="string">
            <text:p>+23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4" office:value-type="string" calcext:value-type="string">
            <text:p>[TSK2008] 58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34.6</text:p>
          </table:table-cell>
          <table:table-cell table:style-name="ce12" office:value-type="string" calcext:value-type="string">
            <text:p>+10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[TSK2008] 58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6 19.4</text:p>
          </table:table-cell>
          <table:table-cell table:style-name="ce12" office:value-type="string" calcext:value-type="string">
            <text:p>+05 41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[TSK2008] 59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24 40.0</text:p>
          </table:table-cell>
          <table:table-cell table:style-name="ce12" office:value-type="string" calcext:value-type="string">
            <text:p>-62 19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251" calcext:value-type="float">
            <text:p>1251</text:p>
          </table:table-cell>
          <table:table-cell table:style-name="ce4" office:value-type="string" calcext:value-type="string">
            <text:p>[TSK2008] 59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44.7</text:p>
          </table:table-cell>
          <table:table-cell table:style-name="ce12" office:value-type="string" calcext:value-type="string">
            <text:p>-58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41" calcext:value-type="float">
            <text:p>1141</text:p>
          </table:table-cell>
          <table:table-cell table:style-name="ce4" office:value-type="string" calcext:value-type="string">
            <text:p>[TSK2008] 60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21.7</text:p>
          </table:table-cell>
          <table:table-cell table:style-name="ce12" office:value-type="string" calcext:value-type="string">
            <text:p>-59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[TSK2008] 60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35.1</text:p>
          </table:table-cell>
          <table:table-cell table:style-name="ce12" office:value-type="string" calcext:value-type="string">
            <text:p>-46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00" calcext:value-type="float">
            <text:p>1400</text:p>
          </table:table-cell>
          <table:table-cell table:style-name="ce4" office:value-type="string" calcext:value-type="string">
            <text:p>[TSK2008] 61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26.0</text:p>
          </table:table-cell>
          <table:table-cell table:style-name="ce12" office:value-type="string" calcext:value-type="string">
            <text:p>-27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4" office:value-type="string" calcext:value-type="string">
            <text:p>[TSK2008] 61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04.1</text:p>
          </table:table-cell>
          <table:table-cell table:style-name="ce12" office:value-type="string" calcext:value-type="string">
            <text:p>-26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65" calcext:value-type="float">
            <text:p>1565</text:p>
          </table:table-cell>
          <table:table-cell table:style-name="ce4" office:value-type="string" calcext:value-type="string">
            <text:p>[TSK2008] 6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38.4</text:p>
          </table:table-cell>
          <table:table-cell table:style-name="ce12" office:value-type="string" calcext:value-type="string">
            <text:p>-22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[TSK2008] 6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23.7</text:p>
          </table:table-cell>
          <table:table-cell table:style-name="ce12" office:value-type="string" calcext:value-type="string">
            <text:p>-22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[TSK2008] 61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11.5</text:p>
          </table:table-cell>
          <table:table-cell table:style-name="ce12" office:value-type="string" calcext:value-type="string">
            <text:p>-15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[TSK2008] 6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3.9</text:p>
          </table:table-cell>
          <table:table-cell table:style-name="ce12" office:value-type="string" calcext:value-type="string">
            <text:p>-03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4" office:value-type="string" calcext:value-type="string">
            <text:p>[TSK2008] 62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05.4</text:p>
          </table:table-cell>
          <table:table-cell table:style-name="ce12" office:value-type="string" calcext:value-type="string">
            <text:p>-11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77" calcext:value-type="float">
            <text:p>1477</text:p>
          </table:table-cell>
          <table:table-cell table:style-name="ce4" office:value-type="string" calcext:value-type="string">
            <text:p>[TSK2008] 6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45.5</text:p>
          </table:table-cell>
          <table:table-cell table:style-name="ce12" office:value-type="string" calcext:value-type="string">
            <text:p>-27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4" office:value-type="string" calcext:value-type="string">
            <text:p>[TSK2008] 63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23.6</text:p>
          </table:table-cell>
          <table:table-cell table:style-name="ce12" office:value-type="string" calcext:value-type="string">
            <text:p>-30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04" calcext:value-type="float">
            <text:p>1304</text:p>
          </table:table-cell>
          <table:table-cell table:style-name="ce4" office:value-type="string" calcext:value-type="string">
            <text:p>[TSK2008] 63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22.1</text:p>
          </table:table-cell>
          <table:table-cell table:style-name="ce12" office:value-type="string" calcext:value-type="string">
            <text:p>-22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33" calcext:value-type="float">
            <text:p>1133</text:p>
          </table:table-cell>
          <table:table-cell table:style-name="ce4" office:value-type="string" calcext:value-type="string">
            <text:p>[TSK2008] 6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11.3</text:p>
          </table:table-cell>
          <table:table-cell table:style-name="ce12" office:value-type="string" calcext:value-type="string">
            <text:p>-22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[TSK2008] 63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20.8</text:p>
          </table:table-cell>
          <table:table-cell table:style-name="ce12" office:value-type="string" calcext:value-type="string">
            <text:p>-16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[TSK2008] 64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10.4</text:p>
          </table:table-cell>
          <table:table-cell table:style-name="ce12" office:value-type="string" calcext:value-type="string">
            <text:p>-09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[TSK2008] 6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7.4</text:p>
          </table:table-cell>
          <table:table-cell table:style-name="ce12" office:value-type="string" calcext:value-type="string">
            <text:p>-10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[TSK2008] 65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51.1</text:p>
          </table:table-cell>
          <table:table-cell table:style-name="ce12" office:value-type="string" calcext:value-type="string">
            <text:p>-18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[TSK2008] 6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38.7</text:p>
          </table:table-cell>
          <table:table-cell table:style-name="ce12" office:value-type="string" calcext:value-type="string">
            <text:p>-11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4" office:value-type="string" calcext:value-type="string">
            <text:p>[TSK2008] 66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57.9</text:p>
          </table:table-cell>
          <table:table-cell table:style-name="ce12" office:value-type="string" calcext:value-type="string">
            <text:p>-20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34" calcext:value-type="float">
            <text:p>434</text:p>
          </table:table-cell>
          <table:table-cell table:style-name="ce4" office:value-type="string" calcext:value-type="string">
            <text:p>[TSK2008] 66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19.1</text:p>
          </table:table-cell>
          <table:table-cell table:style-name="ce12" office:value-type="string" calcext:value-type="string">
            <text:p>+03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[TSK2008] 6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0.2</text:p>
          </table:table-cell>
          <table:table-cell table:style-name="ce12" office:value-type="string" calcext:value-type="string">
            <text:p>-05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[TSK2008] 6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44.2</text:p>
          </table:table-cell>
          <table:table-cell table:style-name="ce12" office:value-type="string" calcext:value-type="string">
            <text:p>+02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[TSK2008] 67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4.0</text:p>
          </table:table-cell>
          <table:table-cell table:style-name="ce12" office:value-type="string" calcext:value-type="string">
            <text:p>+03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4" office:value-type="string" calcext:value-type="string">
            <text:p>[TSK2008] 67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11.6</text:p>
          </table:table-cell>
          <table:table-cell table:style-name="ce12" office:value-type="string" calcext:value-type="string">
            <text:p>-01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62" calcext:value-type="float">
            <text:p>1562</text:p>
          </table:table-cell>
          <table:table-cell table:style-name="ce4" office:value-type="string" calcext:value-type="string">
            <text:p>[TSK2008] 67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32.7</text:p>
          </table:table-cell>
          <table:table-cell table:style-name="ce12" office:value-type="string" calcext:value-type="string">
            <text:p>+08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4" office:value-type="string" calcext:value-type="string">
            <text:p>[TSK2008] 67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2.4</text:p>
          </table:table-cell>
          <table:table-cell table:style-name="ce12" office:value-type="string" calcext:value-type="string">
            <text:p>-10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36" calcext:value-type="float">
            <text:p>1136</text:p>
          </table:table-cell>
          <table:table-cell table:style-name="ce4" office:value-type="string" calcext:value-type="string">
            <text:p>[TSK2008] 68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19.8</text:p>
          </table:table-cell>
          <table:table-cell table:style-name="ce12" office:value-type="string" calcext:value-type="string">
            <text:p>+09 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79" calcext:value-type="float">
            <text:p>1079</text:p>
          </table:table-cell>
          <table:table-cell table:style-name="ce4" office:value-type="string" calcext:value-type="string">
            <text:p>[TSK2008] 68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32.7</text:p>
          </table:table-cell>
          <table:table-cell table:style-name="ce12" office:value-type="string" calcext:value-type="string">
            <text:p>+09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4" office:value-type="string" calcext:value-type="string">
            <text:p>[TSK2008] 68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45.4</text:p>
          </table:table-cell>
          <table:table-cell table:style-name="ce12" office:value-type="string" calcext:value-type="string">
            <text:p>+07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[TSK2008] 6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4.6</text:p>
          </table:table-cell>
          <table:table-cell table:style-name="ce12" office:value-type="string" calcext:value-type="string">
            <text:p>-16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69" calcext:value-type="float">
            <text:p>1069</text:p>
          </table:table-cell>
          <table:table-cell table:style-name="ce4" office:value-type="string" calcext:value-type="string">
            <text:p>[TSK2008] 69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22.0</text:p>
          </table:table-cell>
          <table:table-cell table:style-name="ce12" office:value-type="string" calcext:value-type="string">
            <text:p>+05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4" office:value-type="string" calcext:value-type="string">
            <text:p>[TSK2008] 69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55.1</text:p>
          </table:table-cell>
          <table:table-cell table:style-name="ce12" office:value-type="string" calcext:value-type="string">
            <text:p>+04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15" calcext:value-type="float">
            <text:p>1515</text:p>
          </table:table-cell>
          <table:table-cell table:style-name="ce4" office:value-type="string" calcext:value-type="string">
            <text:p>[TSK2008] 69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04.9</text:p>
          </table:table-cell>
          <table:table-cell table:style-name="ce12" office:value-type="string" calcext:value-type="string">
            <text:p>+08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[TSK2008] 69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37.5</text:p>
          </table:table-cell>
          <table:table-cell table:style-name="ce12" office:value-type="string" calcext:value-type="string">
            <text:p>+08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[TSK2008] 69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47.4</text:p>
          </table:table-cell>
          <table:table-cell table:style-name="ce12" office:value-type="string" calcext:value-type="string">
            <text:p>-17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27" calcext:value-type="float">
            <text:p>1027</text:p>
          </table:table-cell>
          <table:table-cell table:style-name="ce4" office:value-type="string" calcext:value-type="string">
            <text:p>[TSK2008] 69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6.4</text:p>
          </table:table-cell>
          <table:table-cell table:style-name="ce12" office:value-type="string" calcext:value-type="string">
            <text:p>-14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[TSK2008] 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30.0</text:p>
          </table:table-cell>
          <table:table-cell table:style-name="ce12" office:value-type="string" calcext:value-type="string">
            <text:p>-33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97" calcext:value-type="float">
            <text:p>1397</text:p>
          </table:table-cell>
          <table:table-cell table:style-name="ce4" office:value-type="string" calcext:value-type="string">
            <text:p>[TSK2008] 70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8 36.2</text:p>
          </table:table-cell>
          <table:table-cell table:style-name="ce12" office:value-type="string" calcext:value-type="string">
            <text:p>-24 04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4" office:value-type="string" calcext:value-type="string">
            <text:p>[TSK2008] 70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3.6</text:p>
          </table:table-cell>
          <table:table-cell table:style-name="ce12" office:value-type="string" calcext:value-type="string">
            <text:p>-20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[TSK2008] 70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42.4</text:p>
          </table:table-cell>
          <table:table-cell table:style-name="ce12" office:value-type="string" calcext:value-type="string">
            <text:p>-17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[TSK2008] 7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6.6</text:p>
          </table:table-cell>
          <table:table-cell table:style-name="ce12" office:value-type="string" calcext:value-type="string">
            <text:p>-32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73" calcext:value-type="float">
            <text:p>1473</text:p>
          </table:table-cell>
          <table:table-cell table:style-name="ce4" office:value-type="string" calcext:value-type="string">
            <text:p>[TSK2008] 71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42.9</text:p>
          </table:table-cell>
          <table:table-cell table:style-name="ce12" office:value-type="string" calcext:value-type="string">
            <text:p>+14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style-name="ce4" office:value-type="string" calcext:value-type="string">
            <text:p>[TSK2008] 7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45.7</text:p>
          </table:table-cell>
          <table:table-cell table:style-name="ce12" office:value-type="string" calcext:value-type="string">
            <text:p>+12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[TSK2008] 72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51.7</text:p>
          </table:table-cell>
          <table:table-cell table:style-name="ce12" office:value-type="string" calcext:value-type="string">
            <text:p>+41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25" calcext:value-type="float">
            <text:p>725</text:p>
          </table:table-cell>
          <table:table-cell table:style-name="ce4" office:value-type="string" calcext:value-type="string">
            <text:p>[TSK2008] 7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30.3</text:p>
          </table:table-cell>
          <table:table-cell table:style-name="ce12" office:value-type="string" calcext:value-type="string">
            <text:p>+46 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03" calcext:value-type="float">
            <text:p>1503</text:p>
          </table:table-cell>
          <table:table-cell table:style-name="ce4" office:value-type="string" calcext:value-type="string">
            <text:p>[TSK2008] 7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1.2</text:p>
          </table:table-cell>
          <table:table-cell table:style-name="ce12" office:value-type="string" calcext:value-type="string">
            <text:p>-23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[TSK2008] 73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15.5</text:p>
          </table:table-cell>
          <table:table-cell table:style-name="ce12" office:value-type="string" calcext:value-type="string">
            <text:p>+36 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07" calcext:value-type="float">
            <text:p>1507</text:p>
          </table:table-cell>
          <table:table-cell table:style-name="ce4" office:value-type="string" calcext:value-type="string">
            <text:p>[TSK2008] 7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7.6</text:p>
          </table:table-cell>
          <table:table-cell table:style-name="ce12" office:value-type="string" calcext:value-type="string">
            <text:p>+41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[TSK2008] 73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33.2</text:p>
          </table:table-cell>
          <table:table-cell table:style-name="ce12" office:value-type="string" calcext:value-type="string">
            <text:p>+49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45" calcext:value-type="float">
            <text:p>1045</text:p>
          </table:table-cell>
          <table:table-cell table:style-name="ce4" office:value-type="string" calcext:value-type="string">
            <text:p>[TSK2008] 73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7.5</text:p>
          </table:table-cell>
          <table:table-cell table:style-name="ce12" office:value-type="string" calcext:value-type="string">
            <text:p>+46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92" calcext:value-type="float">
            <text:p>1592</text:p>
          </table:table-cell>
          <table:table-cell table:style-name="ce4" office:value-type="string" calcext:value-type="string">
            <text:p>[TSK2008] 73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05.9</text:p>
          </table:table-cell>
          <table:table-cell table:style-name="ce12" office:value-type="string" calcext:value-type="string">
            <text:p>+50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72" calcext:value-type="float">
            <text:p>1472</text:p>
          </table:table-cell>
          <table:table-cell table:style-name="ce4" office:value-type="string" calcext:value-type="string">
            <text:p>[TSK2008] 7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55.7</text:p>
          </table:table-cell>
          <table:table-cell table:style-name="ce12" office:value-type="string" calcext:value-type="string">
            <text:p>+51 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[TSK2008] 73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03.8</text:p>
          </table:table-cell>
          <table:table-cell table:style-name="ce12" office:value-type="string" calcext:value-type="string">
            <text:p>+55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82" calcext:value-type="float">
            <text:p>1082</text:p>
          </table:table-cell>
          <table:table-cell table:style-name="ce4" office:value-type="string" calcext:value-type="string">
            <text:p>[TSK2008] 73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30.9</text:p>
          </table:table-cell>
          <table:table-cell table:style-name="ce12" office:value-type="string" calcext:value-type="string">
            <text:p>+57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[TSK2008] 74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44.6</text:p>
          </table:table-cell>
          <table:table-cell table:style-name="ce12" office:value-type="string" calcext:value-type="string">
            <text:p>+59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18" calcext:value-type="float">
            <text:p>1318</text:p>
          </table:table-cell>
          <table:table-cell table:style-name="ce4" office:value-type="string" calcext:value-type="string">
            <text:p>[TSK2008] 7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48.3</text:p>
          </table:table-cell>
          <table:table-cell table:style-name="ce12" office:value-type="string" calcext:value-type="string">
            <text:p>+60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33" calcext:value-type="float">
            <text:p>1433</text:p>
          </table:table-cell>
          <table:table-cell table:style-name="ce4" office:value-type="string" calcext:value-type="string">
            <text:p>[TSK2008] 74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30.0</text:p>
          </table:table-cell>
          <table:table-cell table:style-name="ce12" office:value-type="string" calcext:value-type="string">
            <text:p>+62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[TSK2008] 74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55.2</text:p>
          </table:table-cell>
          <table:table-cell table:style-name="ce12" office:value-type="string" calcext:value-type="string">
            <text:p>+65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33" calcext:value-type="float">
            <text:p>1033</text:p>
          </table:table-cell>
          <table:table-cell table:style-name="ce4" office:value-type="string" calcext:value-type="string">
            <text:p>[TSK2008] 74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40.6</text:p>
          </table:table-cell>
          <table:table-cell table:style-name="ce12" office:value-type="string" calcext:value-type="string">
            <text:p>+54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66" calcext:value-type="float">
            <text:p>1066</text:p>
          </table:table-cell>
          <table:table-cell table:style-name="ce4" office:value-type="string" calcext:value-type="string">
            <text:p>[TSK2008] 7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3.6</text:p>
          </table:table-cell>
          <table:table-cell table:style-name="ce12" office:value-type="string" calcext:value-type="string">
            <text:p>-26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77" calcext:value-type="float">
            <text:p>1277</text:p>
          </table:table-cell>
          <table:table-cell table:style-name="ce4" office:value-type="string" calcext:value-type="string">
            <text:p>[TSK2008] 75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58.2</text:p>
          </table:table-cell>
          <table:table-cell table:style-name="ce12" office:value-type="string" calcext:value-type="string">
            <text:p>+58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[TSK2008] 7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1.7</text:p>
          </table:table-cell>
          <table:table-cell table:style-name="ce12" office:value-type="string" calcext:value-type="string">
            <text:p>+59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[TSK2008] 76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29.1</text:p>
          </table:table-cell>
          <table:table-cell table:style-name="ce12" office:value-type="string" calcext:value-type="string">
            <text:p>+64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4" office:value-type="string" calcext:value-type="string">
            <text:p>[TSK2008] 76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4.3</text:p>
          </table:table-cell>
          <table:table-cell table:style-name="ce12" office:value-type="string" calcext:value-type="string">
            <text:p>+64 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24" calcext:value-type="float">
            <text:p>1324</text:p>
          </table:table-cell>
          <table:table-cell table:style-name="ce4" office:value-type="string" calcext:value-type="string">
            <text:p>[TSK2008] 76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30.7</text:p>
          </table:table-cell>
          <table:table-cell table:style-name="ce12" office:value-type="string" calcext:value-type="string">
            <text:p>+74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[TSK2008] 76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03.1</text:p>
          </table:table-cell>
          <table:table-cell table:style-name="ce12" office:value-type="string" calcext:value-type="string">
            <text:p>+78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[TSK2008] 76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37.6</text:p>
          </table:table-cell>
          <table:table-cell table:style-name="ce12" office:value-type="string" calcext:value-type="string">
            <text:p>+70 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[TSK2008] 7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23.4</text:p>
          </table:table-cell>
          <table:table-cell table:style-name="ce12" office:value-type="string" calcext:value-type="string">
            <text:p>+85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20" calcext:value-type="float">
            <text:p>1220</text:p>
          </table:table-cell>
          <table:table-cell table:style-name="ce4" office:value-type="string" calcext:value-type="string">
            <text:p>[TSK2008] 77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28 42.1</text:p>
          </table:table-cell>
          <table:table-cell table:style-name="ce12" office:value-type="string" calcext:value-type="string">
            <text:p>+80 01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356" calcext:value-type="float">
            <text:p>1356</text:p>
          </table:table-cell>
          <table:table-cell table:style-name="ce4" office:value-type="string" calcext:value-type="string">
            <text:p>[TSK2008] 77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28.1</text:p>
          </table:table-cell>
          <table:table-cell table:style-name="ce12" office:value-type="string" calcext:value-type="string">
            <text:p>+75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[TSK2008] 77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29.9</text:p>
          </table:table-cell>
          <table:table-cell table:style-name="ce12" office:value-type="string" calcext:value-type="string">
            <text:p>+80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[TSK2008] 77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35.3</text:p>
          </table:table-cell>
          <table:table-cell table:style-name="ce12" office:value-type="string" calcext:value-type="string">
            <text:p>+72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4" office:value-type="string" calcext:value-type="string">
            <text:p>[TSK2008] 77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2 30.8</text:p>
          </table:table-cell>
          <table:table-cell table:style-name="ce12" office:value-type="string" calcext:value-type="string">
            <text:p>+76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[TSK2008] 7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9.8</text:p>
          </table:table-cell>
          <table:table-cell table:style-name="ce12" office:value-type="string" calcext:value-type="string">
            <text:p>-29 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[TSK2008] 79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2.4</text:p>
          </table:table-cell>
          <table:table-cell table:style-name="ce12" office:value-type="string" calcext:value-type="string">
            <text:p>+36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[TSK2008] 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02.3</text:p>
          </table:table-cell>
          <table:table-cell table:style-name="ce12" office:value-type="string" calcext:value-type="string">
            <text:p>+19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[TSK2008] 80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5.9</text:p>
          </table:table-cell>
          <table:table-cell table:style-name="ce12" office:value-type="string" calcext:value-type="string">
            <text:p>+25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[TSK2008] 80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46.5</text:p>
          </table:table-cell>
          <table:table-cell table:style-name="ce12" office:value-type="string" calcext:value-type="string">
            <text:p>+46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[TSK2008] 80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14.9</text:p>
          </table:table-cell>
          <table:table-cell table:style-name="ce12" office:value-type="string" calcext:value-type="string">
            <text:p>+25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[TSK2008] 80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2.2</text:p>
          </table:table-cell>
          <table:table-cell table:style-name="ce12" office:value-type="string" calcext:value-type="string">
            <text:p>+39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37" calcext:value-type="float">
            <text:p>1137</text:p>
          </table:table-cell>
          <table:table-cell table:style-name="ce4" office:value-type="string" calcext:value-type="string">
            <text:p>[TSK2008] 81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40.5</text:p>
          </table:table-cell>
          <table:table-cell table:style-name="ce12" office:value-type="string" calcext:value-type="string">
            <text:p>+33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[TSK2008] 81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14.0</text:p>
          </table:table-cell>
          <table:table-cell table:style-name="ce12" office:value-type="string" calcext:value-type="string">
            <text:p>+56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[TSK2008] 81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50.9</text:p>
          </table:table-cell>
          <table:table-cell table:style-name="ce12" office:value-type="string" calcext:value-type="string">
            <text:p>+62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[TSK2008] 81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46.3</text:p>
          </table:table-cell>
          <table:table-cell table:style-name="ce12" office:value-type="string" calcext:value-type="string">
            <text:p>+36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[TSK2008] 8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7 17.4</text:p>
          </table:table-cell>
          <table:table-cell table:style-name="ce12" office:value-type="string" calcext:value-type="string">
            <text:p>+71 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[TSK2008] 81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6 45 29.0</text:p>
          </table:table-cell>
          <table:table-cell table:style-name="ce12" office:value-type="string" calcext:value-type="string">
            <text:p>+70 34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592" calcext:value-type="float">
            <text:p>592</text:p>
          </table:table-cell>
          <table:table-cell table:style-name="ce4" office:value-type="string" calcext:value-type="string">
            <text:p>[TSK2008] 82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22.7</text:p>
          </table:table-cell>
          <table:table-cell table:style-name="ce12" office:value-type="string" calcext:value-type="string">
            <text:p>+74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[TSK2008] 82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23.3</text:p>
          </table:table-cell>
          <table:table-cell table:style-name="ce12" office:value-type="string" calcext:value-type="string">
            <text:p>+41 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24" calcext:value-type="float">
            <text:p>1524</text:p>
          </table:table-cell>
          <table:table-cell table:style-name="ce4" office:value-type="string" calcext:value-type="string">
            <text:p>[TSK2008] 82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27.9</text:p>
          </table:table-cell>
          <table:table-cell table:style-name="ce12" office:value-type="string" calcext:value-type="string">
            <text:p>+64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[TSK2008] 8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03.5</text:p>
          </table:table-cell>
          <table:table-cell table:style-name="ce12" office:value-type="string" calcext:value-type="string">
            <text:p>-29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[TSK2008] 83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8 34.9</text:p>
          </table:table-cell>
          <table:table-cell table:style-name="ce12" office:value-type="string" calcext:value-type="string">
            <text:p>+70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4" office:value-type="string" calcext:value-type="string">
            <text:p>[TSK2008] 8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2.0</text:p>
          </table:table-cell>
          <table:table-cell table:style-name="ce12" office:value-type="string" calcext:value-type="string">
            <text:p>+23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[TSK2008] 83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5.8</text:p>
          </table:table-cell>
          <table:table-cell table:style-name="ce12" office:value-type="string" calcext:value-type="string">
            <text:p>+27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[TSK2008] 84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9.7</text:p>
          </table:table-cell>
          <table:table-cell table:style-name="ce12" office:value-type="string" calcext:value-type="string">
            <text:p>+30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[TSK2008] 84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3.0</text:p>
          </table:table-cell>
          <table:table-cell table:style-name="ce12" office:value-type="string" calcext:value-type="string">
            <text:p>+26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70" calcext:value-type="float">
            <text:p>1370</text:p>
          </table:table-cell>
          <table:table-cell table:style-name="ce4" office:value-type="string" calcext:value-type="string">
            <text:p>[TSK2008] 8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3.0</text:p>
          </table:table-cell>
          <table:table-cell table:style-name="ce12" office:value-type="string" calcext:value-type="string">
            <text:p>+28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4" office:value-type="string" calcext:value-type="string">
            <text:p>[TSK2008] 84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33.0</text:p>
          </table:table-cell>
          <table:table-cell table:style-name="ce12" office:value-type="string" calcext:value-type="string">
            <text:p>-35 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88" calcext:value-type="float">
            <text:p>1588</text:p>
          </table:table-cell>
          <table:table-cell table:style-name="ce4" office:value-type="string" calcext:value-type="string">
            <text:p>[TSK2008] 84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31.5</text:p>
          </table:table-cell>
          <table:table-cell table:style-name="ce12" office:value-type="string" calcext:value-type="string">
            <text:p>-31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[TSK2008] 84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45.9</text:p>
          </table:table-cell>
          <table:table-cell table:style-name="ce12" office:value-type="string" calcext:value-type="string">
            <text:p>-30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[TSK2008] 84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0.6</text:p>
          </table:table-cell>
          <table:table-cell table:style-name="ce12" office:value-type="string" calcext:value-type="string">
            <text:p>-33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30" calcext:value-type="float">
            <text:p>1430</text:p>
          </table:table-cell>
          <table:table-cell table:style-name="ce4" office:value-type="string" calcext:value-type="string">
            <text:p>[TSK2008] 84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8.8</text:p>
          </table:table-cell>
          <table:table-cell table:style-name="ce12" office:value-type="string" calcext:value-type="string">
            <text:p>-27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77" calcext:value-type="float">
            <text:p>377</text:p>
          </table:table-cell>
          <table:table-cell table:style-name="ce4" office:value-type="string" calcext:value-type="string">
            <text:p>[TSK2008] 84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42.4</text:p>
          </table:table-cell>
          <table:table-cell table:style-name="ce12" office:value-type="string" calcext:value-type="string">
            <text:p>-29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[TSK2008] 8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36.9</text:p>
          </table:table-cell>
          <table:table-cell table:style-name="ce12" office:value-type="string" calcext:value-type="string">
            <text:p>-23 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[TSK2008] 8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52.5</text:p>
          </table:table-cell>
          <table:table-cell table:style-name="ce12" office:value-type="string" calcext:value-type="string">
            <text:p>+11 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67" calcext:value-type="float">
            <text:p>1067</text:p>
          </table:table-cell>
          <table:table-cell table:style-name="ce4" office:value-type="string" calcext:value-type="string">
            <text:p>[TSK2008] 85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3.7</text:p>
          </table:table-cell>
          <table:table-cell table:style-name="ce12" office:value-type="string" calcext:value-type="string">
            <text:p>-25 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12" calcext:value-type="float">
            <text:p>1112</text:p>
          </table:table-cell>
          <table:table-cell table:style-name="ce4" office:value-type="string" calcext:value-type="string">
            <text:p>[TSK2008] 85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03.9</text:p>
          </table:table-cell>
          <table:table-cell table:style-name="ce12" office:value-type="string" calcext:value-type="string">
            <text:p>-22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[TSK2008] 8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2.9</text:p>
          </table:table-cell>
          <table:table-cell table:style-name="ce12" office:value-type="string" calcext:value-type="string">
            <text:p>-19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57" calcext:value-type="float">
            <text:p>1357</text:p>
          </table:table-cell>
          <table:table-cell table:style-name="ce4" office:value-type="string" calcext:value-type="string">
            <text:p>[TSK2008] 85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07 06.8</text:p>
          </table:table-cell>
          <table:table-cell table:style-name="ce12" office:value-type="string" calcext:value-type="string">
            <text:p>-17 23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58" calcext:value-type="float">
            <text:p>1158</text:p>
          </table:table-cell>
          <table:table-cell table:style-name="ce4" office:value-type="string" calcext:value-type="string">
            <text:p>[TSK2008] 85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54.6</text:p>
          </table:table-cell>
          <table:table-cell table:style-name="ce12" office:value-type="string" calcext:value-type="string">
            <text:p>-18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[TSK2008] 86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32.3</text:p>
          </table:table-cell>
          <table:table-cell table:style-name="ce12" office:value-type="string" calcext:value-type="string">
            <text:p>-17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41" calcext:value-type="float">
            <text:p>1241</text:p>
          </table:table-cell>
          <table:table-cell table:style-name="ce4" office:value-type="string" calcext:value-type="string">
            <text:p>[TSK2008] 86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33.8</text:p>
          </table:table-cell>
          <table:table-cell table:style-name="ce12" office:value-type="string" calcext:value-type="string">
            <text:p>-19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[TSK2008] 86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50.1</text:p>
          </table:table-cell>
          <table:table-cell table:style-name="ce12" office:value-type="string" calcext:value-type="string">
            <text:p>-29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[TSK2008] 86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00.4</text:p>
          </table:table-cell>
          <table:table-cell table:style-name="ce12" office:value-type="string" calcext:value-type="string">
            <text:p>-17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43" calcext:value-type="float">
            <text:p>1043</text:p>
          </table:table-cell>
          <table:table-cell table:style-name="ce4" office:value-type="string" calcext:value-type="string">
            <text:p>[TSK2008] 87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46.6</text:p>
          </table:table-cell>
          <table:table-cell table:style-name="ce12" office:value-type="string" calcext:value-type="string">
            <text:p>-00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[TSK2008] 88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42.3</text:p>
          </table:table-cell>
          <table:table-cell table:style-name="ce12" office:value-type="string" calcext:value-type="string">
            <text:p>-20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[TSK2008] 88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15.3</text:p>
          </table:table-cell>
          <table:table-cell table:style-name="ce12" office:value-type="string" calcext:value-type="string">
            <text:p>-30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76" calcext:value-type="float">
            <text:p>1476</text:p>
          </table:table-cell>
          <table:table-cell table:style-name="ce4" office:value-type="string" calcext:value-type="string">
            <text:p>[TSK2008] 88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00.6</text:p>
          </table:table-cell>
          <table:table-cell table:style-name="ce12" office:value-type="string" calcext:value-type="string">
            <text:p>-28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[TSK2008] 88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20.1</text:p>
          </table:table-cell>
          <table:table-cell table:style-name="ce12" office:value-type="string" calcext:value-type="string">
            <text:p>-19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[TSK2008] 88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42.0</text:p>
          </table:table-cell>
          <table:table-cell table:style-name="ce12" office:value-type="string" calcext:value-type="string">
            <text:p>-07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[TSK2008] 89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42.9</text:p>
          </table:table-cell>
          <table:table-cell table:style-name="ce12" office:value-type="string" calcext:value-type="string">
            <text:p>+00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4" office:value-type="string" calcext:value-type="string">
            <text:p>[TSK2008] 8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28.5</text:p>
          </table:table-cell>
          <table:table-cell table:style-name="ce12" office:value-type="string" calcext:value-type="string">
            <text:p>-01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[TSK2008] 89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49.9</text:p>
          </table:table-cell>
          <table:table-cell table:style-name="ce12" office:value-type="string" calcext:value-type="string">
            <text:p>-00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style-name="ce4" office:value-type="string" calcext:value-type="string">
            <text:p>[TSK2008] 89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00.7</text:p>
          </table:table-cell>
          <table:table-cell table:style-name="ce12" office:value-type="string" calcext:value-type="string">
            <text:p>-06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[TSK2008] 89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23.0</text:p>
          </table:table-cell>
          <table:table-cell table:style-name="ce12" office:value-type="string" calcext:value-type="string">
            <text:p>-21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[TSK2008] 89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33.4</text:p>
          </table:table-cell>
          <table:table-cell table:style-name="ce12" office:value-type="string" calcext:value-type="string">
            <text:p>-07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[TSK2008] 89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56.1</text:p>
          </table:table-cell>
          <table:table-cell table:style-name="ce12" office:value-type="string" calcext:value-type="string">
            <text:p>-12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[TSK2008] 89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01.2</text:p>
          </table:table-cell>
          <table:table-cell table:style-name="ce12" office:value-type="string" calcext:value-type="string">
            <text:p>-09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98" calcext:value-type="float">
            <text:p>598</text:p>
          </table:table-cell>
          <table:table-cell table:style-name="ce4" office:value-type="string" calcext:value-type="string">
            <text:p>[TSK2008] 89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15.3</text:p>
          </table:table-cell>
          <table:table-cell table:style-name="ce12" office:value-type="string" calcext:value-type="string">
            <text:p>+06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52" calcext:value-type="float">
            <text:p>1152</text:p>
          </table:table-cell>
          <table:table-cell table:style-name="ce4" office:value-type="string" calcext:value-type="string">
            <text:p>[TSK2008] 9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4.3</text:p>
          </table:table-cell>
          <table:table-cell table:style-name="ce12" office:value-type="string" calcext:value-type="string">
            <text:p>-10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[TSK2008] 90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21.8</text:p>
          </table:table-cell>
          <table:table-cell table:style-name="ce12" office:value-type="string" calcext:value-type="string">
            <text:p>+04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87" calcext:value-type="float">
            <text:p>1187</text:p>
          </table:table-cell>
          <table:table-cell table:style-name="ce4" office:value-type="string" calcext:value-type="string">
            <text:p>[TSK2008] 90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08.7</text:p>
          </table:table-cell>
          <table:table-cell table:style-name="ce12" office:value-type="string" calcext:value-type="string">
            <text:p>+01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4" office:value-type="string" calcext:value-type="string">
            <text:p>[TSK2008] 90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24.1</text:p>
          </table:table-cell>
          <table:table-cell table:style-name="ce12" office:value-type="string" calcext:value-type="string">
            <text:p>+12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27" calcext:value-type="float">
            <text:p>1527</text:p>
          </table:table-cell>
          <table:table-cell table:style-name="ce4" office:value-type="string" calcext:value-type="string">
            <text:p>[TSK2008] 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4.8</text:p>
          </table:table-cell>
          <table:table-cell table:style-name="ce12" office:value-type="string" calcext:value-type="string">
            <text:p>-35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[TSK2008] 91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24.6</text:p>
          </table:table-cell>
          <table:table-cell table:style-name="ce12" office:value-type="string" calcext:value-type="string">
            <text:p>+07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[TSK2008] 91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50.2</text:p>
          </table:table-cell>
          <table:table-cell table:style-name="ce12" office:value-type="string" calcext:value-type="string">
            <text:p>+21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87" calcext:value-type="float">
            <text:p>1287</text:p>
          </table:table-cell>
          <table:table-cell table:style-name="ce4" office:value-type="string" calcext:value-type="string">
            <text:p>[TSK2008] 91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35.0</text:p>
          </table:table-cell>
          <table:table-cell table:style-name="ce12" office:value-type="string" calcext:value-type="string">
            <text:p>+17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[TSK2008] 92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15.5</text:p>
          </table:table-cell>
          <table:table-cell table:style-name="ce12" office:value-type="string" calcext:value-type="string">
            <text:p>-01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[TSK2008] 92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30.3</text:p>
          </table:table-cell>
          <table:table-cell table:style-name="ce12" office:value-type="string" calcext:value-type="string">
            <text:p>-22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31" calcext:value-type="float">
            <text:p>1331</text:p>
          </table:table-cell>
          <table:table-cell table:style-name="ce4" office:value-type="string" calcext:value-type="string">
            <text:p>[TSK2008] 92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36.5</text:p>
          </table:table-cell>
          <table:table-cell table:style-name="ce12" office:value-type="string" calcext:value-type="string">
            <text:p>-29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[TSK2008] 92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03.7</text:p>
          </table:table-cell>
          <table:table-cell table:style-name="ce12" office:value-type="string" calcext:value-type="string">
            <text:p>+16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[TSK2008] 92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25.9</text:p>
          </table:table-cell>
          <table:table-cell table:style-name="ce12" office:value-type="string" calcext:value-type="string">
            <text:p>+18 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[TSK2008] 92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36.5</text:p>
          </table:table-cell>
          <table:table-cell table:style-name="ce12" office:value-type="string" calcext:value-type="string">
            <text:p>+29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22" calcext:value-type="float">
            <text:p>1422</text:p>
          </table:table-cell>
          <table:table-cell table:style-name="ce4" office:value-type="string" calcext:value-type="string">
            <text:p>[TSK2008] 92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4 16.6</text:p>
          </table:table-cell>
          <table:table-cell table:style-name="ce12" office:value-type="string" calcext:value-type="string">
            <text:p>-02 48 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243" calcext:value-type="float">
            <text:p>1243</text:p>
          </table:table-cell>
          <table:table-cell table:style-name="ce4" office:value-type="string" calcext:value-type="string">
            <text:p>[TSK2008] 9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12.8</text:p>
          </table:table-cell>
          <table:table-cell table:style-name="ce12" office:value-type="string" calcext:value-type="string">
            <text:p>-19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[TSK2008] 93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28.2</text:p>
          </table:table-cell>
          <table:table-cell table:style-name="ce12" office:value-type="string" calcext:value-type="string">
            <text:p>-08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73" calcext:value-type="float">
            <text:p>1073</text:p>
          </table:table-cell>
          <table:table-cell table:style-name="ce4" office:value-type="string" calcext:value-type="string">
            <text:p>[TSK2008] 93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2 29.9</text:p>
          </table:table-cell>
          <table:table-cell table:style-name="ce12" office:value-type="string" calcext:value-type="string">
            <text:p>+25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73" calcext:value-type="float">
            <text:p>1173</text:p>
          </table:table-cell>
          <table:table-cell table:style-name="ce4" office:value-type="string" calcext:value-type="string">
            <text:p>[TSK2008] 93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18.8</text:p>
          </table:table-cell>
          <table:table-cell table:style-name="ce12" office:value-type="string" calcext:value-type="string">
            <text:p>-55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[TSK2008] 93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17.7</text:p>
          </table:table-cell>
          <table:table-cell table:style-name="ce12" office:value-type="string" calcext:value-type="string">
            <text:p>-62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[TSK2008] 93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49.6</text:p>
          </table:table-cell>
          <table:table-cell table:style-name="ce12" office:value-type="string" calcext:value-type="string">
            <text:p>-59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72" calcext:value-type="float">
            <text:p>1072</text:p>
          </table:table-cell>
          <table:table-cell table:style-name="ce4" office:value-type="string" calcext:value-type="string">
            <text:p>[TSK2008] 93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25.9</text:p>
          </table:table-cell>
          <table:table-cell table:style-name="ce12" office:value-type="string" calcext:value-type="string">
            <text:p>-64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[TSK2008] 9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20.1</text:p>
          </table:table-cell>
          <table:table-cell table:style-name="ce12" office:value-type="string" calcext:value-type="string">
            <text:p>-13 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18" calcext:value-type="float">
            <text:p>1418</text:p>
          </table:table-cell>
          <table:table-cell table:style-name="ce4" office:value-type="string" calcext:value-type="string">
            <text:p>[TSK2008] 94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45.7</text:p>
          </table:table-cell>
          <table:table-cell table:style-name="ce12" office:value-type="string" calcext:value-type="string">
            <text:p>-52 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68" calcext:value-type="float">
            <text:p>1468</text:p>
          </table:table-cell>
          <table:table-cell table:style-name="ce4" office:value-type="string" calcext:value-type="string">
            <text:p>[TSK2008] 94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3.1</text:p>
          </table:table-cell>
          <table:table-cell table:style-name="ce12" office:value-type="string" calcext:value-type="string">
            <text:p>-57 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[TSK2008] 94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51.5</text:p>
          </table:table-cell>
          <table:table-cell table:style-name="ce12" office:value-type="string" calcext:value-type="string">
            <text:p>-61 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style-name="ce4" office:value-type="string" calcext:value-type="string">
            <text:p>[TSK2008] 94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12.3</text:p>
          </table:table-cell>
          <table:table-cell table:style-name="ce12" office:value-type="string" calcext:value-type="string">
            <text:p>-57 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01" calcext:value-type="float">
            <text:p>1101</text:p>
          </table:table-cell>
          <table:table-cell table:style-name="ce4" office:value-type="string" calcext:value-type="string">
            <text:p>[TSK2008] 94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39.9</text:p>
          </table:table-cell>
          <table:table-cell table:style-name="ce12" office:value-type="string" calcext:value-type="string">
            <text:p>-58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[TSK2008] 94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07.5</text:p>
          </table:table-cell>
          <table:table-cell table:style-name="ce12" office:value-type="string" calcext:value-type="string">
            <text:p>-61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4" office:value-type="string" calcext:value-type="string">
            <text:p>[TSK2008] 95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50.7</text:p>
          </table:table-cell>
          <table:table-cell table:style-name="ce12" office:value-type="string" calcext:value-type="string">
            <text:p>-45 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[TSK2008] 95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29.7</text:p>
          </table:table-cell>
          <table:table-cell table:style-name="ce12" office:value-type="string" calcext:value-type="string">
            <text:p>-52 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27" calcext:value-type="float">
            <text:p>1127</text:p>
          </table:table-cell>
          <table:table-cell table:style-name="ce4" office:value-type="string" calcext:value-type="string">
            <text:p>[TSK2008] 952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6.6</text:p>
          </table:table-cell>
          <table:table-cell table:style-name="ce12" office:value-type="string" calcext:value-type="string">
            <text:p>-41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[TSK2008] 95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10.1</text:p>
          </table:table-cell>
          <table:table-cell table:style-name="ce12" office:value-type="string" calcext:value-type="string">
            <text:p>-53 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85" calcext:value-type="float">
            <text:p>1185</text:p>
          </table:table-cell>
          <table:table-cell table:style-name="ce4" office:value-type="string" calcext:value-type="string">
            <text:p>[TSK2008] 95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06.4</text:p>
          </table:table-cell>
          <table:table-cell table:style-name="ce12" office:value-type="string" calcext:value-type="string">
            <text:p>-37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[TSK2008] 95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17.7</text:p>
          </table:table-cell>
          <table:table-cell table:style-name="ce12" office:value-type="string" calcext:value-type="string">
            <text:p>-37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267" calcext:value-type="float">
            <text:p>1267</text:p>
          </table:table-cell>
          <table:table-cell table:style-name="ce4" office:value-type="string" calcext:value-type="string">
            <text:p>[TSK2008] 95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50.0</text:p>
          </table:table-cell>
          <table:table-cell table:style-name="ce12" office:value-type="string" calcext:value-type="string">
            <text:p>-31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71" calcext:value-type="float">
            <text:p>1171</text:p>
          </table:table-cell>
          <table:table-cell table:style-name="ce4" office:value-type="string" calcext:value-type="string">
            <text:p>[TSK2008] 95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19.8</text:p>
          </table:table-cell>
          <table:table-cell table:style-name="ce12" office:value-type="string" calcext:value-type="string">
            <text:p>-32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[TSK2008] 95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33.4</text:p>
          </table:table-cell>
          <table:table-cell table:style-name="ce12" office:value-type="string" calcext:value-type="string">
            <text:p>-36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68" calcext:value-type="float">
            <text:p>1568</text:p>
          </table:table-cell>
          <table:table-cell table:style-name="ce4" office:value-type="string" calcext:value-type="string">
            <text:p>[TSK2008] 96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41.1</text:p>
          </table:table-cell>
          <table:table-cell table:style-name="ce12" office:value-type="string" calcext:value-type="string">
            <text:p>-35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[TSK2008] 96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5 47.0</text:p>
          </table:table-cell>
          <table:table-cell table:style-name="ce12" office:value-type="string" calcext:value-type="string">
            <text:p>-34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[TSK2008] 96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44.6</text:p>
          </table:table-cell>
          <table:table-cell table:style-name="ce12" office:value-type="string" calcext:value-type="string">
            <text:p>-50 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[TSK2008] 96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34.7</text:p>
          </table:table-cell>
          <table:table-cell table:style-name="ce12" office:value-type="string" calcext:value-type="string">
            <text:p>-47 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4" office:value-type="string" calcext:value-type="string">
            <text:p>[TSK2008] 96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33.0</text:p>
          </table:table-cell>
          <table:table-cell table:style-name="ce12" office:value-type="string" calcext:value-type="string">
            <text:p>-69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39" calcext:value-type="float">
            <text:p>1039</text:p>
          </table:table-cell>
          <table:table-cell table:style-name="ce4" office:value-type="string" calcext:value-type="string">
            <text:p>[TSK2008] 9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30.1</text:p>
          </table:table-cell>
          <table:table-cell table:style-name="ce12" office:value-type="string" calcext:value-type="string">
            <text:p>-34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377" calcext:value-type="float">
            <text:p>1377</text:p>
          </table:table-cell>
          <table:table-cell table:style-name="ce4" office:value-type="string" calcext:value-type="string">
            <text:p>[TSK2008] 97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49.7</text:p>
          </table:table-cell>
          <table:table-cell table:style-name="ce12" office:value-type="string" calcext:value-type="string">
            <text:p>-74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[TSK2008] 97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7 56.3</text:p>
          </table:table-cell>
          <table:table-cell table:style-name="ce12" office:value-type="string" calcext:value-type="string">
            <text:p>-76 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128" calcext:value-type="float">
            <text:p>1128</text:p>
          </table:table-cell>
          <table:table-cell table:style-name="ce4" office:value-type="string" calcext:value-type="string">
            <text:p>[TSK2008] 97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42.0</text:p>
          </table:table-cell>
          <table:table-cell table:style-name="ce12" office:value-type="string" calcext:value-type="string">
            <text:p>-02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[TSK2008] 97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9 05.4</text:p>
          </table:table-cell>
          <table:table-cell table:style-name="ce12" office:value-type="string" calcext:value-type="string">
            <text:p>-68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[TSK2008] 9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4 30.2</text:p>
          </table:table-cell>
          <table:table-cell table:style-name="ce12" office:value-type="string" calcext:value-type="string">
            <text:p>-36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[TSK2008] 98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50.9</text:p>
          </table:table-cell>
          <table:table-cell table:style-name="ce12" office:value-type="string" calcext:value-type="string">
            <text:p>-83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506" calcext:value-type="float">
            <text:p>1506</text:p>
          </table:table-cell>
          <table:table-cell table:style-name="ce4" office:value-type="string" calcext:value-type="string">
            <text:p>[TSK2008] 98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04.4</text:p>
          </table:table-cell>
          <table:table-cell table:style-name="ce12" office:value-type="string" calcext:value-type="string">
            <text:p>-02 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[TSK2008] 98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21.2</text:p>
          </table:table-cell>
          <table:table-cell table:style-name="ce12" office:value-type="string" calcext:value-type="string">
            <text:p>-21 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40" calcext:value-type="float">
            <text:p>1440</text:p>
          </table:table-cell>
          <table:table-cell table:style-name="ce4" office:value-type="string" calcext:value-type="string">
            <text:p>[TSK2008] 988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32.3</text:p>
          </table:table-cell>
          <table:table-cell table:style-name="ce12" office:value-type="string" calcext:value-type="string">
            <text:p>-49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[TSK2008] 98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38.5</text:p>
          </table:table-cell>
          <table:table-cell table:style-name="ce12" office:value-type="string" calcext:value-type="string">
            <text:p>-52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[TSK2008] 99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59.9</text:p>
          </table:table-cell>
          <table:table-cell table:style-name="ce12" office:value-type="string" calcext:value-type="string">
            <text:p>-26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439" calcext:value-type="float">
            <text:p>1439</text:p>
          </table:table-cell>
          <table:table-cell table:style-name="ce4" office:value-type="string" calcext:value-type="string">
            <text:p>[TSK2008] 995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36.7</text:p>
          </table:table-cell>
          <table:table-cell table:style-name="ce12" office:value-type="string" calcext:value-type="string">
            <text:p>-19 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1020" calcext:value-type="float">
            <text:p>1020</text:p>
          </table:table-cell>
          <table:table-cell table:style-name="ce4" office:value-type="string" calcext:value-type="string">
            <text:p>[TSK2008] 996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6 20.9</text:p>
          </table:table-cell>
          <table:table-cell table:style-name="ce12" office:value-type="string" calcext:value-type="string">
            <text:p>-08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2MASX J06190264+030951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6 19 02.650</text:p>
          </table:table-cell>
          <table:table-cell table:style-name="ce12" office:value-type="string" calcext:value-type="string">
            <text:p>+03 09 51.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31" calcext:value-type="float">
            <text:p>1531</text:p>
          </table:table-cell>
          <table:table-cell table:style-name="ce4" office:value-type="string" calcext:value-type="string">
            <text:p>ESO 107-1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1 13 42.993</text:p>
          </table:table-cell>
          <table:table-cell table:style-name="ce12" office:value-type="string" calcext:value-type="string">
            <text:p>-63 20 11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ESO 107-1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16 04.7</text:p>
          </table:table-cell>
          <table:table-cell table:style-name="ce12" office:value-type="string" calcext:value-type="string">
            <text:p>-64 49 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ESO 11-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40 58.440</text:p>
          </table:table-cell>
          <table:table-cell table:style-name="ce12" office:value-type="string" calcext:value-type="string">
            <text:p>-82 47 58.8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23" calcext:value-type="float">
            <text:p>1123</text:p>
          </table:table-cell>
          <table:table-cell table:style-name="ce4" office:value-type="string" calcext:value-type="string">
            <text:p>ESO 116-1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13 04.746</text:p>
          </table:table-cell>
          <table:table-cell table:style-name="ce12" office:value-type="string" calcext:value-type="string">
            <text:p>-57 21 26.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>
            <text:p>ESO 119-1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51 29.2</text:p>
          </table:table-cell>
          <table:table-cell table:style-name="ce12" office:value-type="string" calcext:value-type="string">
            <text:p>-61 39 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74" calcext:value-type="float">
            <text:p>1474</text:p>
          </table:table-cell>
          <table:table-cell table:style-name="ce4" office:value-type="string" calcext:value-type="string">
            <text:p>ESO 12-1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56 27.6</text:p>
          </table:table-cell>
          <table:table-cell table:style-name="ce12" office:value-type="string" calcext:value-type="string">
            <text:p>-81 33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ESO 120-1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39 58.984</text:p>
          </table:table-cell>
          <table:table-cell table:style-name="ce12" office:value-type="string" calcext:value-type="string">
            <text:p>-58 35 07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91" calcext:value-type="float">
            <text:p>1491</text:p>
          </table:table-cell>
          <table:table-cell table:style-name="ce4" office:value-type="string" calcext:value-type="string">
            <text:p>ESO 121-2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21 38.756</text:p>
          </table:table-cell>
          <table:table-cell table:style-name="ce12" office:value-type="string" calcext:value-type="string">
            <text:p>-59 44 23.6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16" calcext:value-type="float">
            <text:p>1116</text:p>
          </table:table-cell>
          <table:table-cell table:style-name="ce4" office:value-type="string" calcext:value-type="string">
            <text:p>ESO 121-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6 07 29.855</text:p>
          </table:table-cell>
          <table:table-cell table:style-name="ce12" office:value-type="string" calcext:value-type="string">
            <text:p>-61 48 27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ESO 123-2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44 38.910</text:p>
          </table:table-cell>
          <table:table-cell table:style-name="ce12" office:value-type="string" calcext:value-type="string">
            <text:p>-58 09 13.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ESO 138-1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7 03 03.655</text:p>
          </table:table-cell>
          <table:table-cell table:style-name="ce12" office:value-type="string" calcext:value-type="string">
            <text:p>-61 46 05.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ESO 138-1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7 07 00.022</text:p>
          </table:table-cell>
          <table:table-cell table:style-name="ce12" office:value-type="string" calcext:value-type="string">
            <text:p>-62 05 04.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82" calcext:value-type="float">
            <text:p>1482</text:p>
          </table:table-cell>
          <table:table-cell table:style-name="ce4" office:value-type="string" calcext:value-type="string">
            <text:p>ESO 138-2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7 24 06.540</text:p>
          </table:table-cell>
          <table:table-cell table:style-name="ce12" office:value-type="string" calcext:value-type="string">
            <text:p>-59 22 55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ESO 139-4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7 59 16.90</text:p>
          </table:table-cell>
          <table:table-cell table:style-name="ce12" office:value-type="string" calcext:value-type="string">
            <text:p>-59 30 26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106" calcext:value-type="float">
            <text:p>1106</text:p>
          </table:table-cell>
          <table:table-cell table:style-name="ce4" office:value-type="string" calcext:value-type="string">
            <text:p>ESO 139-4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8 00 35.017</text:p>
          </table:table-cell>
          <table:table-cell table:style-name="ce12" office:value-type="string" calcext:value-type="string">
            <text:p>-59 08 11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ESO 140-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8 12 00.637</text:p>
          </table:table-cell>
          <table:table-cell table:style-name="ce12" office:value-type="string" calcext:value-type="string">
            <text:p>-58 58 31.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ESO 146-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3 00.1</text:p>
          </table:table-cell>
          <table:table-cell table:style-name="ce12" office:value-type="string" calcext:value-type="string">
            <text:p>-62 04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ESO 15-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43 45.4</text:p>
          </table:table-cell>
          <table:table-cell table:style-name="ce12" office:value-type="string" calcext:value-type="string">
            <text:p>-80 06 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ESO 150-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22 25.56</text:p>
          </table:table-cell>
          <table:table-cell table:style-name="ce12" office:value-type="string" calcext:value-type="string">
            <text:p>-53 38 51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ESO 154-2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56 50.4</text:p>
          </table:table-cell>
          <table:table-cell table:style-name="ce12" office:value-type="string" calcext:value-type="string">
            <text:p>-54 34 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93" calcext:value-type="float">
            <text:p>1593</text:p>
          </table:table-cell>
          <table:table-cell table:style-name="ce4" office:value-type="string" calcext:value-type="string">
            <text:p>ESO 157-4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39 36.883</text:p>
          </table:table-cell>
          <table:table-cell table:style-name="ce12" office:value-type="string" calcext:value-type="string">
            <text:p>-53 00 45.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02" calcext:value-type="float">
            <text:p>1002</text:p>
          </table:table-cell>
          <table:table-cell table:style-name="ce4" office:value-type="string" calcext:value-type="string">
            <text:p>ESO 162-1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7 15 54.523</text:p>
          </table:table-cell>
          <table:table-cell table:style-name="ce12" office:value-type="string" calcext:value-type="string">
            <text:p>-57 20 36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ESO 19-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38 00.934</text:p>
          </table:table-cell>
          <table:table-cell table:style-name="ce12" office:value-type="string" calcext:value-type="string">
            <text:p>-81 05 51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4" office:value-type="string" calcext:value-type="string">
            <text:p>ESO 202-3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32 16.425</text:p>
          </table:table-cell>
          <table:table-cell table:style-name="ce12" office:value-type="string" calcext:value-type="string">
            <text:p>-49 40 32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ESO 202-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36 56.69</text:p>
          </table:table-cell>
          <table:table-cell table:style-name="ce12" office:value-type="string" calcext:value-type="string">
            <text:p>-52 10 25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ESO 209-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58 15.009</text:p>
          </table:table-cell>
          <table:table-cell table:style-name="ce12" office:value-type="string" calcext:value-type="string">
            <text:p>-49 51 05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00" calcext:value-type="float">
            <text:p>1500</text:p>
          </table:table-cell>
          <table:table-cell table:style-name="ce4" office:value-type="string" calcext:value-type="string">
            <text:p>ESO 219-2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02 21.156</text:p>
          </table:table-cell>
          <table:table-cell table:style-name="ce12" office:value-type="string" calcext:value-type="string">
            <text:p>-50 20 02.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85" calcext:value-type="float">
            <text:p>1385</text:p>
          </table:table-cell>
          <table:table-cell table:style-name="ce4" office:value-type="string" calcext:value-type="string">
            <text:p>ESO 22-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45 51.145</text:p>
          </table:table-cell>
          <table:table-cell table:style-name="ce12" office:value-type="string" calcext:value-type="string">
            <text:p>-77 55 29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03" calcext:value-type="float">
            <text:p>1103</text:p>
          </table:table-cell>
          <table:table-cell table:style-name="ce4" office:value-type="string" calcext:value-type="string">
            <text:p>ESO 221-2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00 11.664</text:p>
          </table:table-cell>
          <table:table-cell table:style-name="ce12" office:value-type="string" calcext:value-type="string">
            <text:p>-48 16 11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ESO 223-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58 30.373</text:p>
          </table:table-cell>
          <table:table-cell table:style-name="ce12" office:value-type="string" calcext:value-type="string">
            <text:p>-47 41 56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ESO 233-4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11 11.8</text:p>
          </table:table-cell>
          <table:table-cell table:style-name="ce12" office:value-type="string" calcext:value-type="string">
            <text:p>-48 16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94" calcext:value-type="float">
            <text:p>1494</text:p>
          </table:table-cell>
          <table:table-cell table:style-name="ce4" office:value-type="string" calcext:value-type="string">
            <text:p>ESO 234-4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32 13.9</text:p>
          </table:table-cell>
          <table:table-cell table:style-name="ce12" office:value-type="string" calcext:value-type="string">
            <text:p>-48 31 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ESO 237-4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6 03.4</text:p>
          </table:table-cell>
          <table:table-cell table:style-name="ce12" office:value-type="string" calcext:value-type="string">
            <text:p>-47 39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ESO 237-5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7 47.322</text:p>
          </table:table-cell>
          <table:table-cell table:style-name="ce12" office:value-type="string" calcext:value-type="string">
            <text:p>-49 15 35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ESO 240-1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37 49.475</text:p>
          </table:table-cell>
          <table:table-cell table:style-name="ce12" office:value-type="string" calcext:value-type="string">
            <text:p>-47 43 38.6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19" calcext:value-type="float">
            <text:p>1519</text:p>
          </table:table-cell>
          <table:table-cell table:style-name="ce4" office:value-type="string" calcext:value-type="string">
            <text:p>ESO 240-4</text:p>
          </table:table-cell>
          <table:table-cell table:style-name="ce3" office:value-type="string" calcext:value-type="string">
            <text:p>PaG</text:p>
          </table:table-cell>
          <table:table-cell table:style-name="ce9" office:value-type="string" calcext:value-type="string">
            <text:p>23 27 53.12</text:p>
          </table:table-cell>
          <table:table-cell table:style-name="ce12" office:value-type="string" calcext:value-type="string">
            <text:p>-51 07 55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20" calcext:value-type="float">
            <text:p>1520</text:p>
          </table:table-cell>
          <table:table-cell table:style-name="ce4" office:value-type="string" calcext:value-type="string">
            <text:p>ESO 248-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05 06.207</text:p>
          </table:table-cell>
          <table:table-cell table:style-name="ce12" office:value-type="string" calcext:value-type="string">
            <text:p>-45 57 43.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>
            <text:p>ESO 257-1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7 35 06.859</text:p>
          </table:table-cell>
          <table:table-cell table:style-name="ce12" office:value-type="string" calcext:value-type="string">
            <text:p>-46 55 33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12" calcext:value-type="float">
            <text:p>1412</text:p>
          </table:table-cell>
          <table:table-cell table:style-name="ce4" office:value-type="string" calcext:value-type="string">
            <text:p>ESO 26-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25 02.212</text:p>
          </table:table-cell>
          <table:table-cell table:style-name="ce12" office:value-type="string" calcext:value-type="string">
            <text:p>-81 34 31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ESO 263-1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12 19.856</text:p>
          </table:table-cell>
          <table:table-cell table:style-name="ce12" office:value-type="string" calcext:value-type="string">
            <text:p>-47 17 41.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ESO 263-3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23 12.9</text:p>
          </table:table-cell>
          <table:table-cell table:style-name="ce12" office:value-type="string" calcext:value-type="string">
            <text:p>-47 20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018" calcext:value-type="float">
            <text:p>1018</text:p>
          </table:table-cell>
          <table:table-cell table:style-name="ce4" office:value-type="string" calcext:value-type="string">
            <text:p>ESO 263-3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29 01.073</text:p>
          </table:table-cell>
          <table:table-cell table:style-name="ce12" office:value-type="string" calcext:value-type="string">
            <text:p>-44 24 10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92" calcext:value-type="float">
            <text:p>1292</text:p>
          </table:table-cell>
          <table:table-cell table:style-name="ce4" office:value-type="string" calcext:value-type="string">
            <text:p>ESO 263-5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31 40.170</text:p>
          </table:table-cell>
          <table:table-cell table:style-name="ce12" office:value-type="string" calcext:value-type="string">
            <text:p>-45 28 59.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ESO 265-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01 08.745</text:p>
          </table:table-cell>
          <table:table-cell table:style-name="ce12" office:value-type="string" calcext:value-type="string">
            <text:p>-44 02 22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ESO 266-1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40 55.723</text:p>
          </table:table-cell>
          <table:table-cell table:style-name="ce12" office:value-type="string" calcext:value-type="string">
            <text:p>-44 28 52.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ESO 268-4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48 42.173</text:p>
          </table:table-cell>
          <table:table-cell table:style-name="ce12" office:value-type="string" calcext:value-type="string">
            <text:p>-45 00 29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ESO 268-4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50 19.6</text:p>
          </table:table-cell>
          <table:table-cell table:style-name="ce12" office:value-type="string" calcext:value-type="string">
            <text:p>-44 25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ESO 269-28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00 02.172</text:p>
          </table:table-cell>
          <table:table-cell table:style-name="ce12" office:value-type="string" calcext:value-type="string">
            <text:p>-43 17 58.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ESO 269-52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08 48.1</text:p>
          </table:table-cell>
          <table:table-cell table:style-name="ce12" office:value-type="string" calcext:value-type="string">
            <text:p>-43 40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ESO 269-8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9 58.934</text:p>
          </table:table-cell>
          <table:table-cell table:style-name="ce12" office:value-type="string" calcext:value-type="string">
            <text:p>-47 16 54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ESO 284-2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11 55.869</text:p>
          </table:table-cell>
          <table:table-cell table:style-name="ce12" office:value-type="string" calcext:value-type="string">
            <text:p>-46 08 38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134" calcext:value-type="float">
            <text:p>1134</text:p>
          </table:table-cell>
          <table:table-cell table:style-name="ce4" office:value-type="string" calcext:value-type="string">
            <text:p>ESO 285-4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44 40.225</text:p>
          </table:table-cell>
          <table:table-cell table:style-name="ce12" office:value-type="string" calcext:value-type="string">
            <text:p>-45 58 42.6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17" calcext:value-type="float">
            <text:p>1217</text:p>
          </table:table-cell>
          <table:table-cell table:style-name="ce4" office:value-type="string" calcext:value-type="string">
            <text:p>ESO 287-1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23 13.923</text:p>
          </table:table-cell>
          <table:table-cell table:style-name="ce12" office:value-type="string" calcext:value-type="string">
            <text:p>-45 46 22.9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34" calcext:value-type="float">
            <text:p>1434</text:p>
          </table:table-cell>
          <table:table-cell table:style-name="ce4" office:value-type="string" calcext:value-type="string">
            <text:p>ESO 287-4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38 12.480</text:p>
          </table:table-cell>
          <table:table-cell table:style-name="ce12" office:value-type="string" calcext:value-type="string">
            <text:p>-43 56 04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98" calcext:value-type="float">
            <text:p>1298</text:p>
          </table:table-cell>
          <table:table-cell table:style-name="ce4" office:value-type="string" calcext:value-type="string">
            <text:p>ESO 287-9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1 21 16.282</text:p>
          </table:table-cell>
          <table:table-cell table:style-name="ce12" office:value-type="string" calcext:value-type="string">
            <text:p>-46 09 10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ESO 288-2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00 36.0</text:p>
          </table:table-cell>
          <table:table-cell table:style-name="ce12" office:value-type="string" calcext:value-type="string">
            <text:p>-43 08 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ESO 288-4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1 48.56</text:p>
          </table:table-cell>
          <table:table-cell table:style-name="ce12" office:value-type="string" calcext:value-type="string">
            <text:p>-45 35 22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ESO 289-1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6 43.293</text:p>
          </table:table-cell>
          <table:table-cell table:style-name="ce12" office:value-type="string" calcext:value-type="string">
            <text:p>-47 07 07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86" calcext:value-type="float">
            <text:p>1186</text:p>
          </table:table-cell>
          <table:table-cell table:style-name="ce4" office:value-type="string" calcext:value-type="string">
            <text:p>ESO 289-2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23 33.23</text:p>
          </table:table-cell>
          <table:table-cell table:style-name="ce12" office:value-type="string" calcext:value-type="string">
            <text:p>-42 16 28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4" office:value-type="string" calcext:value-type="string">
            <text:p>ESO 289-4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40 56.865</text:p>
          </table:table-cell>
          <table:table-cell table:style-name="ce12" office:value-type="string" calcext:value-type="string">
            <text:p>-45 39 37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ESO 290-2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57 08.9</text:p>
          </table:table-cell>
          <table:table-cell table:style-name="ce12" office:value-type="string" calcext:value-type="string">
            <text:p>-42 48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ESO 291-2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23 40.650</text:p>
          </table:table-cell>
          <table:table-cell table:style-name="ce12" office:value-type="string" calcext:value-type="string">
            <text:p>-42 24 08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ESO 292-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42 35.237</text:p>
          </table:table-cell>
          <table:table-cell table:style-name="ce12" office:value-type="string" calcext:value-type="string">
            <text:p>-44 54 17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08" calcext:value-type="float">
            <text:p>1408</text:p>
          </table:table-cell>
          <table:table-cell table:style-name="ce4" office:value-type="string" calcext:value-type="string">
            <text:p>ESO 293-4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11 24.83</text:p>
          </table:table-cell>
          <table:table-cell table:style-name="ce12" office:value-type="string" calcext:value-type="string">
            <text:p>-41 23 53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ESO 300-1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3 09 37.87</text:p>
          </table:table-cell>
          <table:table-cell table:style-name="ce12" office:value-type="string" calcext:value-type="string">
            <text:p>-41 01 49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ESO 302-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7 34.0</text:p>
          </table:table-cell>
          <table:table-cell table:style-name="ce12" office:value-type="string" calcext:value-type="string">
            <text:p>-38 34 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ESO 305-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08 07.62</text:p>
          </table:table-cell>
          <table:table-cell table:style-name="ce12" office:value-type="string" calcext:value-type="string">
            <text:p>-38 18 33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ESO 317-4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33 02.6</text:p>
          </table:table-cell>
          <table:table-cell table:style-name="ce12" office:value-type="string" calcext:value-type="string">
            <text:p>-38 58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63" calcext:value-type="float">
            <text:p>363</text:p>
          </table:table-cell>
          <table:table-cell table:style-name="ce4" office:value-type="string" calcext:value-type="string">
            <text:p>ESO 318-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41 19.4</text:p>
          </table:table-cell>
          <table:table-cell table:style-name="ce12" office:value-type="string" calcext:value-type="string">
            <text:p>-41 50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ESO 318-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43 50.537</text:p>
          </table:table-cell>
          <table:table-cell table:style-name="ce12" office:value-type="string" calcext:value-type="string">
            <text:p>-38 15 47.6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ESO 319-1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17 53.390</text:p>
          </table:table-cell>
          <table:table-cell table:style-name="ce12" office:value-type="string" calcext:value-type="string">
            <text:p>-40 35 36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38" calcext:value-type="float">
            <text:p>538</text:p>
          </table:table-cell>
          <table:table-cell table:style-name="ce4" office:value-type="string" calcext:value-type="string">
            <text:p>ESO 320-3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56 46.454</text:p>
          </table:table-cell>
          <table:table-cell table:style-name="ce12" office:value-type="string" calcext:value-type="string">
            <text:p>-38 11 32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4" office:value-type="string" calcext:value-type="string">
            <text:p>ESO 321-2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21 42.891</text:p>
          </table:table-cell>
          <table:table-cell table:style-name="ce12" office:value-type="string" calcext:value-type="string">
            <text:p>-39 46 10.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ESO 322-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8 40.924</text:p>
          </table:table-cell>
          <table:table-cell table:style-name="ce12" office:value-type="string" calcext:value-type="string">
            <text:p>-42 12 51.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4" office:value-type="string" calcext:value-type="string">
            <text:p>ESO 322-4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9 36.918</text:p>
          </table:table-cell>
          <table:table-cell table:style-name="ce12" office:value-type="string" calcext:value-type="string">
            <text:p>-40 44 24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ESO 323-2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2 50.497</text:p>
          </table:table-cell>
          <table:table-cell table:style-name="ce12" office:value-type="string" calcext:value-type="string">
            <text:p>-40 27 05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4" office:value-type="string" calcext:value-type="string">
            <text:p>ESO 323-8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08 38.489</text:p>
          </table:table-cell>
          <table:table-cell table:style-name="ce12" office:value-type="string" calcext:value-type="string">
            <text:p>-41 27 41.9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ESO 324-2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27 28.451</text:p>
          </table:table-cell>
          <table:table-cell table:style-name="ce12" office:value-type="string" calcext:value-type="string">
            <text:p>-38 10 35.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ESO 324-4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38 06.258</text:p>
          </table:table-cell>
          <table:table-cell table:style-name="ce12" office:value-type="string" calcext:value-type="string">
            <text:p>-39 50 24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40" calcext:value-type="float">
            <text:p>1040</text:p>
          </table:table-cell>
          <table:table-cell table:style-name="ce4" office:value-type="string" calcext:value-type="string">
            <text:p>ESO 340-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17 20.515</text:p>
          </table:table-cell>
          <table:table-cell table:style-name="ce12" office:value-type="string" calcext:value-type="string">
            <text:p>-38 40 25.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69" calcext:value-type="float">
            <text:p>1569</text:p>
          </table:table-cell>
          <table:table-cell table:style-name="ce4" office:value-type="string" calcext:value-type="string">
            <text:p>ESO 342-4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26 00.249</text:p>
          </table:table-cell>
          <table:table-cell table:style-name="ce12" office:value-type="string" calcext:value-type="string">
            <text:p>-40 50 05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ESO 342-5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28 15.059</text:p>
          </table:table-cell>
          <table:table-cell table:style-name="ce12" office:value-type="string" calcext:value-type="string">
            <text:p>-37 51 40.6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25" calcext:value-type="float">
            <text:p>1125</text:p>
          </table:table-cell>
          <table:table-cell table:style-name="ce4" office:value-type="string" calcext:value-type="string">
            <text:p>ESO 346-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55 07.046</text:p>
          </table:table-cell>
          <table:table-cell table:style-name="ce12" office:value-type="string" calcext:value-type="string">
            <text:p>-38 34 59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ESO 347-2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36 27.23</text:p>
          </table:table-cell>
          <table:table-cell table:style-name="ce12" office:value-type="string" calcext:value-type="string">
            <text:p>-38 46 56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ESO 35-1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7 55 04.182</text:p>
          </table:table-cell>
          <table:table-cell table:style-name="ce12" office:value-type="string" calcext:value-type="string">
            <text:p>-76 24 45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ESO 357-12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3 16 53.35</text:p>
          </table:table-cell>
          <table:table-cell table:style-name="ce12" office:value-type="string" calcext:value-type="string">
            <text:p>-35 32 28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4" office:value-type="string" calcext:value-type="string">
            <text:p>ESO 357-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3 10 24.35</text:p>
          </table:table-cell>
          <table:table-cell table:style-name="ce12" office:value-type="string" calcext:value-type="string">
            <text:p>-33 09 22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4" office:value-type="string" calcext:value-type="string">
            <text:p>ESO 358-1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3 33 06.83</text:p>
          </table:table-cell>
          <table:table-cell table:style-name="ce12" office:value-type="string" calcext:value-type="string">
            <text:p>-34 48 31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07" calcext:value-type="float">
            <text:p>1107</text:p>
          </table:table-cell>
          <table:table-cell table:style-name="ce4" office:value-type="string" calcext:value-type="string">
            <text:p>ESO 358-6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5 54.864</text:p>
          </table:table-cell>
          <table:table-cell table:style-name="ce12" office:value-type="string" calcext:value-type="string">
            <text:p>-36 21 24.9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4" office:value-type="string" calcext:value-type="string">
            <text:p>ESO 358-6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46 19.007</text:p>
          </table:table-cell>
          <table:table-cell table:style-name="ce12" office:value-type="string" calcext:value-type="string">
            <text:p>-34 56 36.8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ESO 358-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28 48.718</text:p>
          </table:table-cell>
          <table:table-cell table:style-name="ce12" office:value-type="string" calcext:value-type="string">
            <text:p>-35 10 41.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566" calcext:value-type="float">
            <text:p>1566</text:p>
          </table:table-cell>
          <table:table-cell table:style-name="ce4" office:value-type="string" calcext:value-type="string">
            <text:p>ESO 359-1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04 24.9</text:p>
          </table:table-cell>
          <table:table-cell table:style-name="ce12" office:value-type="string" calcext:value-type="string">
            <text:p>-36 10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ESO 359-3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3 52 00.909</text:p>
          </table:table-cell>
          <table:table-cell table:style-name="ce12" office:value-type="string" calcext:value-type="string">
            <text:p>-33 28 03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54" calcext:value-type="float">
            <text:p>1254</text:p>
          </table:table-cell>
          <table:table-cell table:style-name="ce4" office:value-type="string" calcext:value-type="string">
            <text:p>ESO 361-1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51 57.343</text:p>
          </table:table-cell>
          <table:table-cell table:style-name="ce12" office:value-type="string" calcext:value-type="string">
            <text:p>-33 10 45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ESO 362-1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16 38.800</text:p>
          </table:table-cell>
          <table:table-cell table:style-name="ce12" office:value-type="string" calcext:value-type="string">
            <text:p>-37 06 09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4" office:value-type="string" calcext:value-type="string">
            <text:p>ESO 362-1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21 04.2</text:p>
          </table:table-cell>
          <table:table-cell table:style-name="ce12" office:value-type="string" calcext:value-type="string">
            <text:p>-36 57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ESO 363-1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41 00.90</text:p>
          </table:table-cell>
          <table:table-cell table:style-name="ce12" office:value-type="string" calcext:value-type="string">
            <text:p>-35 42 27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ESO 37-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46 28.290</text:p>
          </table:table-cell>
          <table:table-cell table:style-name="ce12" office:value-type="string" calcext:value-type="string">
            <text:p>-74 35 44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71" calcext:value-type="float">
            <text:p>1371</text:p>
          </table:table-cell>
          <table:table-cell table:style-name="ce4" office:value-type="string" calcext:value-type="string">
            <text:p>ESO 373-1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38 07.566</text:p>
          </table:table-cell>
          <table:table-cell table:style-name="ce12" office:value-type="string" calcext:value-type="string">
            <text:p>-33 55 39.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69" calcext:value-type="float">
            <text:p>1169</text:p>
          </table:table-cell>
          <table:table-cell table:style-name="ce4" office:value-type="string" calcext:value-type="string">
            <text:p>ESO 373-2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43 53.437</text:p>
          </table:table-cell>
          <table:table-cell table:style-name="ce12" office:value-type="string" calcext:value-type="string">
            <text:p>-34 33 33.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72" calcext:value-type="float">
            <text:p>1172</text:p>
          </table:table-cell>
          <table:table-cell table:style-name="ce4" office:value-type="string" calcext:value-type="string">
            <text:p>ESO 373-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33 21.508</text:p>
          </table:table-cell>
          <table:table-cell table:style-name="ce12" office:value-type="string" calcext:value-type="string">
            <text:p>-33 02 00.6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59" calcext:value-type="float">
            <text:p>1259</text:p>
          </table:table-cell>
          <table:table-cell table:style-name="ce4" office:value-type="string" calcext:value-type="string">
            <text:p>ESO 375-2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27 02.497</text:p>
          </table:table-cell>
          <table:table-cell table:style-name="ce12" office:value-type="string" calcext:value-type="string">
            <text:p>-36 13 41.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ESO 376-10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0 42 00.2</text:p>
          </table:table-cell>
          <table:table-cell table:style-name="ce12" office:value-type="string" calcext:value-type="string">
            <text:p>-36 56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ESO 376-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40 20.618</text:p>
          </table:table-cell>
          <table:table-cell table:style-name="ce12" office:value-type="string" calcext:value-type="string">
            <text:p>-36 24 39.9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ESO 377-2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10 56.481</text:p>
          </table:table-cell>
          <table:table-cell table:style-name="ce12" office:value-type="string" calcext:value-type="string">
            <text:p>-35 59 00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ESO 377-3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16 00.960</text:p>
          </table:table-cell>
          <table:table-cell table:style-name="ce12" office:value-type="string" calcext:value-type="string">
            <text:p>-33 58 04.7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ESO 377-3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17 04.585</text:p>
          </table:table-cell>
          <table:table-cell table:style-name="ce12" office:value-type="string" calcext:value-type="string">
            <text:p>-34 57 19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ESO 378-1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34 43.550</text:p>
          </table:table-cell>
          <table:table-cell table:style-name="ce12" office:value-type="string" calcext:value-type="string">
            <text:p>-37 12 57.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67" calcext:value-type="float">
            <text:p>1167</text:p>
          </table:table-cell>
          <table:table-cell table:style-name="ce4" office:value-type="string" calcext:value-type="string">
            <text:p>ESO 378-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28 04.014</text:p>
          </table:table-cell>
          <table:table-cell table:style-name="ce12" office:value-type="string" calcext:value-type="string">
            <text:p>-36 32 33.6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ESO 379-2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06 53.159</text:p>
          </table:table-cell>
          <table:table-cell table:style-name="ce12" office:value-type="string" calcext:value-type="string">
            <text:p>-36 16 20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4" office:value-type="string" calcext:value-type="string">
            <text:p>ESO 380-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14 45.33</text:p>
          </table:table-cell>
          <table:table-cell table:style-name="ce12" office:value-type="string" calcext:value-type="string">
            <text:p>-35 30 18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37" calcext:value-type="float">
            <text:p>1237</text:p>
          </table:table-cell>
          <table:table-cell table:style-name="ce4" office:value-type="string" calcext:value-type="string">
            <text:p>ESO 380-2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24 34.55</text:p>
          </table:table-cell>
          <table:table-cell table:style-name="ce12" office:value-type="string" calcext:value-type="string">
            <text:p>-35 24 31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ESO 380-34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28 00.36</text:p>
          </table:table-cell>
          <table:table-cell table:style-name="ce12" office:value-type="string" calcext:value-type="string">
            <text:p>-37 19 51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ESO 380-8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16 58.2</text:p>
          </table:table-cell>
          <table:table-cell table:style-name="ce12" office:value-type="string" calcext:value-type="string">
            <text:p>-37 28 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ESO 381-14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44 09.569</text:p>
          </table:table-cell>
          <table:table-cell table:style-name="ce12" office:value-type="string" calcext:value-type="string">
            <text:p>-36 30 39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4" office:value-type="string" calcext:value-type="string">
            <text:p>ESO 381-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00 30.37</text:p>
          </table:table-cell>
          <table:table-cell table:style-name="ce12" office:value-type="string" calcext:value-type="string">
            <text:p>-34 22 33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ESO 382-3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17 40.31</text:p>
          </table:table-cell>
          <table:table-cell table:style-name="ce12" office:value-type="string" calcext:value-type="string">
            <text:p>-37 16 47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ESO 382-4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04 20.834</text:p>
          </table:table-cell>
          <table:table-cell table:style-name="ce12" office:value-type="string" calcext:value-type="string">
            <text:p>-35 13 39.6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ESO 382-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19 28.762</text:p>
          </table:table-cell>
          <table:table-cell table:style-name="ce12" office:value-type="string" calcext:value-type="string">
            <text:p>-35 06 05.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ESO 382-4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20 14.42</text:p>
          </table:table-cell>
          <table:table-cell table:style-name="ce12" office:value-type="string" calcext:value-type="string">
            <text:p>-36 02 36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ESO 382-6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25 32.8</text:p>
          </table:table-cell>
          <table:table-cell table:style-name="ce12" office:value-type="string" calcext:value-type="string">
            <text:p>-37 22 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ESO 382-6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26 49.384</text:p>
          </table:table-cell>
          <table:table-cell table:style-name="ce12" office:value-type="string" calcext:value-type="string">
            <text:p>-36 45 23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ESO 383-9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50 32.28</text:p>
          </table:table-cell>
          <table:table-cell table:style-name="ce12" office:value-type="string" calcext:value-type="string">
            <text:p>-37 17 20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4" office:value-type="string" calcext:value-type="string">
            <text:p>ESO 384-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51 19.3</text:p>
          </table:table-cell>
          <table:table-cell table:style-name="ce12" office:value-type="string" calcext:value-type="string">
            <text:p>-33 48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ESO 385-3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30 11.953</text:p>
          </table:table-cell>
          <table:table-cell table:style-name="ce12" office:value-type="string" calcext:value-type="string">
            <text:p>-36 57 51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ESO 385-3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30 15.1</text:p>
          </table:table-cell>
          <table:table-cell table:style-name="ce12" office:value-type="string" calcext:value-type="string">
            <text:p>-34 14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75" calcext:value-type="float">
            <text:p>1075</text:p>
          </table:table-cell>
          <table:table-cell table:style-name="ce4" office:value-type="string" calcext:value-type="string">
            <text:p>ESO 40-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21 39.738</text:p>
          </table:table-cell>
          <table:table-cell table:style-name="ce12" office:value-type="string" calcext:value-type="string">
            <text:p>-77 31 57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4" office:value-type="string" calcext:value-type="string">
            <text:p>ESO 403-1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21 44 06.8</text:p>
          </table:table-cell>
          <table:table-cell table:style-name="ce12" office:value-type="string" calcext:value-type="string">
            <text:p>-36 10 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ESO 404-1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1 57 07.178</text:p>
          </table:table-cell>
          <table:table-cell table:style-name="ce12" office:value-type="string" calcext:value-type="string">
            <text:p>-34 34 56.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ESO 404-1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00 55.8</text:p>
          </table:table-cell>
          <table:table-cell table:style-name="ce12" office:value-type="string" calcext:value-type="string">
            <text:p>-35 17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486" calcext:value-type="float">
            <text:p>1486</text:p>
          </table:table-cell>
          <table:table-cell table:style-name="ce4" office:value-type="string" calcext:value-type="string">
            <text:p>ESO 404-18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22 01 10.16</text:p>
          </table:table-cell>
          <table:table-cell table:style-name="ce12" office:value-type="string" calcext:value-type="string">
            <text:p>-32 34 43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41" calcext:value-type="float">
            <text:p>1041</text:p>
          </table:table-cell>
          <table:table-cell table:style-name="ce4" office:value-type="string" calcext:value-type="string">
            <text:p>ESO 404-2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03 47.856</text:p>
          </table:table-cell>
          <table:table-cell table:style-name="ce12" office:value-type="string" calcext:value-type="string">
            <text:p>-32 17 05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ESO 406-2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55 55.7</text:p>
          </table:table-cell>
          <table:table-cell table:style-name="ce12" office:value-type="string" calcext:value-type="string">
            <text:p>-36 20 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ESO 406-2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56 36.716</text:p>
          </table:table-cell>
          <table:table-cell table:style-name="ce12" office:value-type="string" calcext:value-type="string">
            <text:p>-36 14 58.9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07" calcext:value-type="float">
            <text:p>1007</text:p>
          </table:table-cell>
          <table:table-cell table:style-name="ce4" office:value-type="string" calcext:value-type="string">
            <text:p>ESO 406-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02 14.21</text:p>
          </table:table-cell>
          <table:table-cell table:style-name="ce12" office:value-type="string" calcext:value-type="string">
            <text:p>-37 05 01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42" calcext:value-type="float">
            <text:p>1342</text:p>
          </table:table-cell>
          <table:table-cell table:style-name="ce4" office:value-type="string" calcext:value-type="string">
            <text:p>ESO 407-1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3 17 39.543</text:p>
          </table:table-cell>
          <table:table-cell table:style-name="ce12" office:value-type="string" calcext:value-type="string">
            <text:p>-34 47 26.9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ESO 407-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09 39.426</text:p>
          </table:table-cell>
          <table:table-cell table:style-name="ce12" office:value-type="string" calcext:value-type="string">
            <text:p>-36 25 12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76" calcext:value-type="float">
            <text:p>476</text:p>
          </table:table-cell>
          <table:table-cell table:style-name="ce4" office:value-type="string" calcext:value-type="string">
            <text:p>ESO 408-1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37 34.17</text:p>
          </table:table-cell>
          <table:table-cell table:style-name="ce12" office:value-type="string" calcext:value-type="string">
            <text:p>-36 59 45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94" calcext:value-type="float">
            <text:p>494</text:p>
          </table:table-cell>
          <table:table-cell table:style-name="ce4" office:value-type="string" calcext:value-type="string">
            <text:p>ESO 41-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23 50.504</text:p>
          </table:table-cell>
          <table:table-cell table:style-name="ce12" office:value-type="string" calcext:value-type="string">
            <text:p>-75 19 19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ESO 418-8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3 31 30.642</text:p>
          </table:table-cell>
          <table:table-cell table:style-name="ce12" office:value-type="string" calcext:value-type="string">
            <text:p>-30 12 47.9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ESO 418-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31 55.71</text:p>
          </table:table-cell>
          <table:table-cell table:style-name="ce12" office:value-type="string" calcext:value-type="string">
            <text:p>-31 20 17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ESO 422-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52 05.9</text:p>
          </table:table-cell>
          <table:table-cell table:style-name="ce12" office:value-type="string" calcext:value-type="string">
            <text:p>-28 35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ESO 423-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15 16.351</text:p>
          </table:table-cell>
          <table:table-cell table:style-name="ce12" office:value-type="string" calcext:value-type="string">
            <text:p>-30 31 35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ESO 425-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00 34.7</text:p>
          </table:table-cell>
          <table:table-cell table:style-name="ce12" office:value-type="string" calcext:value-type="string">
            <text:p>-28 59 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52" calcext:value-type="float">
            <text:p>1352</text:p>
          </table:table-cell>
          <table:table-cell table:style-name="ce4" office:value-type="string" calcext:value-type="string">
            <text:p>ESO 428-2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23 38.589</text:p>
          </table:table-cell>
          <table:table-cell table:style-name="ce12" office:value-type="string" calcext:value-type="string">
            <text:p>-30 03 04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4" office:value-type="string" calcext:value-type="string">
            <text:p>ESO 434-3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45 30.0</text:p>
          </table:table-cell>
          <table:table-cell table:style-name="ce12" office:value-type="string" calcext:value-type="string">
            <text:p>-30 20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ESO 435-19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59 05.925</text:p>
          </table:table-cell>
          <table:table-cell table:style-name="ce12" office:value-type="string" calcext:value-type="string">
            <text:p>-30 15 04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ESO 436-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12 47.552</text:p>
          </table:table-cell>
          <table:table-cell table:style-name="ce12" office:value-type="string" calcext:value-type="string">
            <text:p>-27 50 21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ESO 437-1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36 52.888</text:p>
          </table:table-cell>
          <table:table-cell table:style-name="ce12" office:value-type="string" calcext:value-type="string">
            <text:p>-32 20 53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style-name="ce4" office:value-type="string" calcext:value-type="string">
            <text:p>ESO 437-1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37 52.020</text:p>
          </table:table-cell>
          <table:table-cell table:style-name="ce12" office:value-type="string" calcext:value-type="string">
            <text:p>-30 40 07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ESO 437-30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39 14.894</text:p>
          </table:table-cell>
          <table:table-cell table:style-name="ce12" office:value-type="string" calcext:value-type="string">
            <text:p>-30 17 52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ESO 437-34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0 39 59.82</text:p>
          </table:table-cell>
          <table:table-cell table:style-name="ce12" office:value-type="string" calcext:value-type="string">
            <text:p>-29 24 46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ESO 437-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35 23.225</text:p>
          </table:table-cell>
          <table:table-cell table:style-name="ce12" office:value-type="string" calcext:value-type="string">
            <text:p>-28 18 50.6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4" office:value-type="string" calcext:value-type="string">
            <text:p>ESO 437-5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43 38.881</text:p>
          </table:table-cell>
          <table:table-cell table:style-name="ce12" office:value-type="string" calcext:value-type="string">
            <text:p>-28 51 59.6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ESO 437-5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4 24.441</text:p>
          </table:table-cell>
          <table:table-cell table:style-name="ce12" office:value-type="string" calcext:value-type="string">
            <text:p>-32 12 35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ESO 438-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08 58.64</text:p>
          </table:table-cell>
          <table:table-cell table:style-name="ce12" office:value-type="string" calcext:value-type="string">
            <text:p>-28 22 16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70" calcext:value-type="float">
            <text:p>1170</text:p>
          </table:table-cell>
          <table:table-cell table:style-name="ce4" office:value-type="string" calcext:value-type="string">
            <text:p>ESO 440-27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53 24.064</text:p>
          </table:table-cell>
          <table:table-cell table:style-name="ce12" office:value-type="string" calcext:value-type="string">
            <text:p>-28 33 11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ESO 440-4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02 46.23</text:p>
          </table:table-cell>
          <table:table-cell table:style-name="ce12" office:value-type="string" calcext:value-type="string">
            <text:p>-29 05 35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64" calcext:value-type="float">
            <text:p>1064</text:p>
          </table:table-cell>
          <table:table-cell table:style-name="ce4" office:value-type="string" calcext:value-type="string">
            <text:p>ESO 440-46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04 41.177</text:p>
          </table:table-cell>
          <table:table-cell table:style-name="ce12" office:value-type="string" calcext:value-type="string">
            <text:p>-28 06 58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26" calcext:value-type="float">
            <text:p>1526</text:p>
          </table:table-cell>
          <table:table-cell table:style-name="ce4" office:value-type="string" calcext:value-type="string">
            <text:p>ESO 442-1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37 13.51</text:p>
          </table:table-cell>
          <table:table-cell table:style-name="ce12" office:value-type="string" calcext:value-type="string">
            <text:p>-28 29 29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ESO 443-2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59 45.894</text:p>
          </table:table-cell>
          <table:table-cell table:style-name="ce12" office:value-type="string" calcext:value-type="string">
            <text:p>-29 36 00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ESO 443-7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10 22.66</text:p>
          </table:table-cell>
          <table:table-cell table:style-name="ce12" office:value-type="string" calcext:value-type="string">
            <text:p>-27 58 31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12" calcext:value-type="float">
            <text:p>1312</text:p>
          </table:table-cell>
          <table:table-cell table:style-name="ce4" office:value-type="string" calcext:value-type="string">
            <text:p>ESO 443-8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11 09.36</text:p>
          </table:table-cell>
          <table:table-cell table:style-name="ce12" office:value-type="string" calcext:value-type="string">
            <text:p>-28 00 32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ESO 443-8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15 14.183</text:p>
          </table:table-cell>
          <table:table-cell table:style-name="ce12" office:value-type="string" calcext:value-type="string">
            <text:p>-32 15 14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ESO 444-3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27 00.46</text:p>
          </table:table-cell>
          <table:table-cell table:style-name="ce12" office:value-type="string" calcext:value-type="string">
            <text:p>-30 04 27.9</text:p>
          </table:table-cell>
          <table:table-cell table:style-name="ce3" office:value-type="string" calcext:value-type="string">
            <text:p>Sms...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ESO 446-5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21 17.13</text:p>
          </table:table-cell>
          <table:table-cell table:style-name="ce12" office:value-type="string" calcext:value-type="string">
            <text:p>-29 15 47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46" calcext:value-type="float">
            <text:p>1246</text:p>
          </table:table-cell>
          <table:table-cell table:style-name="ce4" office:value-type="string" calcext:value-type="string">
            <text:p>ESO 469-1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08 55.613</text:p>
          </table:table-cell>
          <table:table-cell table:style-name="ce12" office:value-type="string" calcext:value-type="string">
            <text:p>-30 51 28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ESO 476-1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26 42.48</text:p>
          </table:table-cell>
          <table:table-cell table:style-name="ce12" office:value-type="string" calcext:value-type="string">
            <text:p>-25 18 51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ESO 479-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26 21.48</text:p>
          </table:table-cell>
          <table:table-cell table:style-name="ce12" office:value-type="string" calcext:value-type="string">
            <text:p>-24 17 23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61" calcext:value-type="float">
            <text:p>1461</text:p>
          </table:table-cell>
          <table:table-cell table:style-name="ce4" office:value-type="string" calcext:value-type="string">
            <text:p>ESO 48-1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08 55.657</text:p>
          </table:table-cell>
          <table:table-cell table:style-name="ce12" office:value-type="string" calcext:value-type="string">
            <text:p>-73 22 55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14" calcext:value-type="float">
            <text:p>1014</text:p>
          </table:table-cell>
          <table:table-cell table:style-name="ce4" office:value-type="string" calcext:value-type="string">
            <text:p>ESO 481-1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13 40.30</text:p>
          </table:table-cell>
          <table:table-cell table:style-name="ce12" office:value-type="string" calcext:value-type="string">
            <text:p>-25 11 17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ESO 481-1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18 32.802</text:p>
          </table:table-cell>
          <table:table-cell table:style-name="ce12" office:value-type="string" calcext:value-type="string">
            <text:p>-25 50 08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ESO 482-4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9 42.255</text:p>
          </table:table-cell>
          <table:table-cell table:style-name="ce12" office:value-type="string" calcext:value-type="string">
            <text:p>-26 59 36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style-name="ce4" office:value-type="string" calcext:value-type="string">
            <text:p>ESO 487-3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42 00.526</text:p>
          </table:table-cell>
          <table:table-cell table:style-name="ce12" office:value-type="string" calcext:value-type="string">
            <text:p>-22 56 48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ESO 488-4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58 40.0</text:p>
          </table:table-cell>
          <table:table-cell table:style-name="ce12" office:value-type="string" calcext:value-type="string">
            <text:p>-25 24 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21" calcext:value-type="float">
            <text:p>1121</text:p>
          </table:table-cell>
          <table:table-cell table:style-name="ce4" office:value-type="string" calcext:value-type="string">
            <text:p>ESO 488-6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6 04 42.978</text:p>
          </table:table-cell>
          <table:table-cell table:style-name="ce12" office:value-type="string" calcext:value-type="string">
            <text:p>-26 07 30.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ESO 489-2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6 17 04.801</text:p>
          </table:table-cell>
          <table:table-cell table:style-name="ce12" office:value-type="string" calcext:value-type="string">
            <text:p>-27 23 18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ESO 489-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6 07 44.698</text:p>
          </table:table-cell>
          <table:table-cell table:style-name="ce12" office:value-type="string" calcext:value-type="string">
            <text:p>-23 29 11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26" calcext:value-type="float">
            <text:p>426</text:p>
          </table:table-cell>
          <table:table-cell table:style-name="ce4" office:value-type="string" calcext:value-type="string">
            <text:p>ESO 490-1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31 57.473</text:p>
          </table:table-cell>
          <table:table-cell table:style-name="ce12" office:value-type="string" calcext:value-type="string">
            <text:p>-26 46 08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ESO 490-2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40 20.751</text:p>
          </table:table-cell>
          <table:table-cell table:style-name="ce12" office:value-type="string" calcext:value-type="string">
            <text:p>-27 05 51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ESO 490-3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6 44 06.97</text:p>
          </table:table-cell>
          <table:table-cell table:style-name="ce12" office:value-type="string" calcext:value-type="string">
            <text:p>-27 10 31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ESO 490-4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46 47.2</text:p>
          </table:table-cell>
          <table:table-cell table:style-name="ce12" office:value-type="string" calcext:value-type="string">
            <text:p>-26 28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49" calcext:value-type="float">
            <text:p>1449</text:p>
          </table:table-cell>
          <table:table-cell table:style-name="ce4" office:value-type="string" calcext:value-type="string">
            <text:p>ESO 490-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30 57.6</text:p>
          </table:table-cell>
          <table:table-cell table:style-name="ce12" office:value-type="string" calcext:value-type="string">
            <text:p>-23 43 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ESO 499-3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03 41.840</text:p>
          </table:table-cell>
          <table:table-cell table:style-name="ce12" office:value-type="string" calcext:value-type="string">
            <text:p>-27 01 40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ESO 501-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0 29 37.134</text:p>
          </table:table-cell>
          <table:table-cell table:style-name="ce12" office:value-type="string" calcext:value-type="string">
            <text:p>-24 06 45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ESO 501-2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35 23.55</text:p>
          </table:table-cell>
          <table:table-cell table:style-name="ce12" office:value-type="string" calcext:value-type="string">
            <text:p>-24 45 21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52" calcext:value-type="float">
            <text:p>1052</text:p>
          </table:table-cell>
          <table:table-cell table:style-name="ce4" office:value-type="string" calcext:value-type="string">
            <text:p>ESO 501-6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39 18.278</text:p>
          </table:table-cell>
          <table:table-cell table:style-name="ce12" office:value-type="string" calcext:value-type="string">
            <text:p>-26 50 23.9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62" calcext:value-type="float">
            <text:p>1362</text:p>
          </table:table-cell>
          <table:table-cell table:style-name="ce4" office:value-type="string" calcext:value-type="string">
            <text:p>ESO 501-8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3 11.569</text:p>
          </table:table-cell>
          <table:table-cell table:style-name="ce12" office:value-type="string" calcext:value-type="string">
            <text:p>-26 14 59.9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ESO 501-8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43 47.219</text:p>
          </table:table-cell>
          <table:table-cell table:style-name="ce12" office:value-type="string" calcext:value-type="string">
            <text:p>-24 22 04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4" office:value-type="string" calcext:value-type="string">
            <text:p>ESO 503-2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33 29.246</text:p>
          </table:table-cell>
          <table:table-cell table:style-name="ce12" office:value-type="string" calcext:value-type="string">
            <text:p>-26 56 44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25" calcext:value-type="float">
            <text:p>1025</text:p>
          </table:table-cell>
          <table:table-cell table:style-name="ce4" office:value-type="string" calcext:value-type="string">
            <text:p>ESO 504-2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53 50.64</text:p>
          </table:table-cell>
          <table:table-cell table:style-name="ce12" office:value-type="string" calcext:value-type="string">
            <text:p>-27 21 00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ESO 505-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01 06.991</text:p>
          </table:table-cell>
          <table:table-cell table:style-name="ce12" office:value-type="string" calcext:value-type="string">
            <text:p>-24 34 04.8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40" calcext:value-type="float">
            <text:p>440</text:p>
          </table:table-cell>
          <table:table-cell table:style-name="ce4" office:value-type="string" calcext:value-type="string">
            <text:p>ESO 507-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53 34.453</text:p>
          </table:table-cell>
          <table:table-cell table:style-name="ce12" office:value-type="string" calcext:value-type="string">
            <text:p>-25 23 02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ESO 507-4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53 36.046</text:p>
          </table:table-cell>
          <table:table-cell table:style-name="ce12" office:value-type="string" calcext:value-type="string">
            <text:p>-26 17 39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39" calcext:value-type="float">
            <text:p>1539</text:p>
          </table:table-cell>
          <table:table-cell table:style-name="ce4" office:value-type="string" calcext:value-type="string">
            <text:p>ESO 507-67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3 01 48.750</text:p>
          </table:table-cell>
          <table:table-cell table:style-name="ce12" office:value-type="string" calcext:value-type="string">
            <text:p>-27 07 30.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4" office:value-type="string" calcext:value-type="string">
            <text:p>ESO 508-1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07 44.8</text:p>
          </table:table-cell>
          <table:table-cell table:style-name="ce12" office:value-type="string" calcext:value-type="string">
            <text:p>-22 51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ESO 508-19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09 50.790</text:p>
          </table:table-cell>
          <table:table-cell table:style-name="ce12" office:value-type="string" calcext:value-type="string">
            <text:p>-24 14 30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67" calcext:value-type="float">
            <text:p>367</text:p>
          </table:table-cell>
          <table:table-cell table:style-name="ce4" office:value-type="string" calcext:value-type="string">
            <text:p>ESO 508-5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20 29.8</text:p>
          </table:table-cell>
          <table:table-cell table:style-name="ce12" office:value-type="string" calcext:value-type="string">
            <text:p>-26 05 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58" calcext:value-type="float">
            <text:p>1058</text:p>
          </table:table-cell>
          <table:table-cell table:style-name="ce4" office:value-type="string" calcext:value-type="string">
            <text:p>ESO 508-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07 07.1</text:p>
          </table:table-cell>
          <table:table-cell table:style-name="ce12" office:value-type="string" calcext:value-type="string">
            <text:p>-24 06 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ESO 514-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19 59.696</text:p>
          </table:table-cell>
          <table:table-cell table:style-name="ce12" office:value-type="string" calcext:value-type="string">
            <text:p>-23 55 30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4" office:value-type="string" calcext:value-type="string">
            <text:p>ESO 532-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02 57.05</text:p>
          </table:table-cell>
          <table:table-cell table:style-name="ce12" office:value-type="string" calcext:value-type="string">
            <text:p>-22 28 20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ESO 54-2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49 49.445</text:p>
          </table:table-cell>
          <table:table-cell table:style-name="ce12" office:value-type="string" calcext:value-type="string">
            <text:p>-71 38 07.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ESO 540-1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42 14.695</text:p>
          </table:table-cell>
          <table:table-cell table:style-name="ce12" office:value-type="string" calcext:value-type="string">
            <text:p>-18 09 42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59" calcext:value-type="float">
            <text:p>1459</text:p>
          </table:table-cell>
          <table:table-cell table:style-name="ce4" office:value-type="string" calcext:value-type="string">
            <text:p>ESO 544-3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2 14 56.93</text:p>
          </table:table-cell>
          <table:table-cell table:style-name="ce12" office:value-type="string" calcext:value-type="string">
            <text:p>-20 12 41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14" calcext:value-type="float">
            <text:p>1414</text:p>
          </table:table-cell>
          <table:table-cell table:style-name="ce4" office:value-type="string" calcext:value-type="string">
            <text:p>ESO 545-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19 14.7</text:p>
          </table:table-cell>
          <table:table-cell table:style-name="ce12" office:value-type="string" calcext:value-type="string">
            <text:p>-18 55 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ESO 545-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19 29.353</text:p>
          </table:table-cell>
          <table:table-cell table:style-name="ce12" office:value-type="string" calcext:value-type="string">
            <text:p>-21 26 08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ESO 545-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2 20 06.103</text:p>
          </table:table-cell>
          <table:table-cell table:style-name="ce12" office:value-type="string" calcext:value-type="string">
            <text:p>-19 45 02.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ESO 548-32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3 32 19.17</text:p>
          </table:table-cell>
          <table:table-cell table:style-name="ce12" office:value-type="string" calcext:value-type="string">
            <text:p>-17 43 04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43" calcext:value-type="float">
            <text:p>1343</text:p>
          </table:table-cell>
          <table:table-cell table:style-name="ce4" office:value-type="string" calcext:value-type="string">
            <text:p>ESO 550-2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21 13.632</text:p>
          </table:table-cell>
          <table:table-cell table:style-name="ce12" office:value-type="string" calcext:value-type="string">
            <text:p>-21 50 46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23" calcext:value-type="float">
            <text:p>1423</text:p>
          </table:table-cell>
          <table:table-cell table:style-name="ce4" office:value-type="string" calcext:value-type="string">
            <text:p>ESO 550-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05 59.95</text:p>
          </table:table-cell>
          <table:table-cell table:style-name="ce12" office:value-type="string" calcext:value-type="string">
            <text:p>-17 46 27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ESO 551-1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35 40.49</text:p>
          </table:table-cell>
          <table:table-cell table:style-name="ce12" office:value-type="string" calcext:value-type="string">
            <text:p>-21 59 18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97" calcext:value-type="float">
            <text:p>1197</text:p>
          </table:table-cell>
          <table:table-cell table:style-name="ce4" office:value-type="string" calcext:value-type="string">
            <text:p>ESO 563-2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50 45.9</text:p>
          </table:table-cell>
          <table:table-cell table:style-name="ce12" office:value-type="string" calcext:value-type="string">
            <text:p>-21 57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ESO 564-2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11 54.664</text:p>
          </table:table-cell>
          <table:table-cell table:style-name="ce12" office:value-type="string" calcext:value-type="string">
            <text:p>-20 07 00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4" office:value-type="string" calcext:value-type="string">
            <text:p>ESO 565-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21 28.1</text:p>
          </table:table-cell>
          <table:table-cell table:style-name="ce12" office:value-type="string" calcext:value-type="string">
            <text:p>-22 30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ESO 565-2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37 49.7</text:p>
          </table:table-cell>
          <table:table-cell table:style-name="ce12" office:value-type="string" calcext:value-type="string">
            <text:p>-22 24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56" calcext:value-type="float">
            <text:p>1156</text:p>
          </table:table-cell>
          <table:table-cell table:style-name="ce4" office:value-type="string" calcext:value-type="string">
            <text:p>ESO 569-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51 23.3</text:p>
          </table:table-cell>
          <table:table-cell table:style-name="ce12" office:value-type="string" calcext:value-type="string">
            <text:p>-19 53 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ESO 572-1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5 50.592</text:p>
          </table:table-cell>
          <table:table-cell table:style-name="ce12" office:value-type="string" calcext:value-type="string">
            <text:p>-18 11 47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82" calcext:value-type="float">
            <text:p>1382</text:p>
          </table:table-cell>
          <table:table-cell table:style-name="ce4" office:value-type="string" calcext:value-type="string">
            <text:p>ESO 572-2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6 22.496</text:p>
          </table:table-cell>
          <table:table-cell table:style-name="ce12" office:value-type="string" calcext:value-type="string">
            <text:p>-19 33 07.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19" calcext:value-type="float">
            <text:p>1319</text:p>
          </table:table-cell>
          <table:table-cell table:style-name="ce4" office:value-type="string" calcext:value-type="string">
            <text:p>ESO 572-3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8 25.4</text:p>
          </table:table-cell>
          <table:table-cell table:style-name="ce12" office:value-type="string" calcext:value-type="string">
            <text:p>-22 26 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82" calcext:value-type="float">
            <text:p>1582</text:p>
          </table:table-cell>
          <table:table-cell table:style-name="ce4" office:value-type="string" calcext:value-type="string">
            <text:p>ESO 572-4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03 24.467</text:p>
          </table:table-cell>
          <table:table-cell table:style-name="ce12" office:value-type="string" calcext:value-type="string">
            <text:p>-19 31 21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ESO 575-5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05 04.933</text:p>
          </table:table-cell>
          <table:table-cell table:style-name="ce12" office:value-type="string" calcext:value-type="string">
            <text:p>-22 23 02.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38" calcext:value-type="float">
            <text:p>1538</text:p>
          </table:table-cell>
          <table:table-cell table:style-name="ce4" office:value-type="string" calcext:value-type="string">
            <text:p>ESO 575-6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08 15.6</text:p>
          </table:table-cell>
          <table:table-cell table:style-name="ce12" office:value-type="string" calcext:value-type="string">
            <text:p>-21 00 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ESO 576-1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13 05.109</text:p>
          </table:table-cell>
          <table:table-cell table:style-name="ce12" office:value-type="string" calcext:value-type="string">
            <text:p>-19 58 36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ESO 576-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10 35.724</text:p>
          </table:table-cell>
          <table:table-cell table:style-name="ce12" office:value-type="string" calcext:value-type="string">
            <text:p>-21 44 53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ESO 576-4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20 43.744</text:p>
          </table:table-cell>
          <table:table-cell table:style-name="ce12" office:value-type="string" calcext:value-type="string">
            <text:p>-22 03 03.9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60" calcext:value-type="float">
            <text:p>1060</text:p>
          </table:table-cell>
          <table:table-cell table:style-name="ce4" office:value-type="string" calcext:value-type="string">
            <text:p>ESO 576-5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24 41.799</text:p>
          </table:table-cell>
          <table:table-cell table:style-name="ce12" office:value-type="string" calcext:value-type="string">
            <text:p>-19 41 45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85" calcext:value-type="float">
            <text:p>1585</text:p>
          </table:table-cell>
          <table:table-cell table:style-name="ce4" office:value-type="string" calcext:value-type="string">
            <text:p>ESO 581-2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5 13 30.934</text:p>
          </table:table-cell>
          <table:table-cell table:style-name="ce12" office:value-type="string" calcext:value-type="string">
            <text:p>-20 40 30.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4" office:value-type="string" calcext:value-type="string">
            <text:p>ESO 594-1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9 48 21.958</text:p>
          </table:table-cell>
          <table:table-cell table:style-name="ce12" office:value-type="string" calcext:value-type="string">
            <text:p>-18 04 42.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76" calcext:value-type="float">
            <text:p>1576</text:p>
          </table:table-cell>
          <table:table-cell table:style-name="ce4" office:value-type="string" calcext:value-type="string">
            <text:p>ESO 595-10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0 04 18.911</text:p>
          </table:table-cell>
          <table:table-cell table:style-name="ce12" office:value-type="string" calcext:value-type="string">
            <text:p>-19 03 56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ESO 60-1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57 26.741</text:p>
          </table:table-cell>
          <table:table-cell table:style-name="ce12" office:value-type="string" calcext:value-type="string">
            <text:p>-69 03 36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ESO 601-2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0 12.44</text:p>
          </table:table-cell>
          <table:table-cell table:style-name="ce12" office:value-type="string" calcext:value-type="string">
            <text:p>-18 51 54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4" office:value-type="string" calcext:value-type="string">
            <text:p>ESO 601-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02 21.61</text:p>
          </table:table-cell>
          <table:table-cell table:style-name="ce12" office:value-type="string" calcext:value-type="string">
            <text:p>-21 02 26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74" calcext:value-type="float">
            <text:p>1374</text:p>
          </table:table-cell>
          <table:table-cell table:style-name="ce4" office:value-type="string" calcext:value-type="string">
            <text:p>ESO 602-1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22 50.6</text:p>
          </table:table-cell>
          <table:table-cell table:style-name="ce12" office:value-type="string" calcext:value-type="string">
            <text:p>-20 21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89" calcext:value-type="float">
            <text:p>1489</text:p>
          </table:table-cell>
          <table:table-cell table:style-name="ce4" office:value-type="string" calcext:value-type="string">
            <text:p>ESO 79-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40 44.455</text:p>
          </table:table-cell>
          <table:table-cell table:style-name="ce12" office:value-type="string" calcext:value-type="string">
            <text:p>-63 26 25.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84" calcext:value-type="float">
            <text:p>1284</text:p>
          </table:table-cell>
          <table:table-cell table:style-name="ce4" office:value-type="string" calcext:value-type="string">
            <text:p>ESO 9-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59 36.647</text:p>
          </table:table-cell>
          <table:table-cell table:style-name="ce12" office:value-type="string" calcext:value-type="string">
            <text:p>-82 54 57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ESO 9-1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7 39 31.465</text:p>
          </table:table-cell>
          <table:table-cell table:style-name="ce12" office:value-type="string" calcext:value-type="string">
            <text:p>-85 18 37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501" calcext:value-type="float">
            <text:p>1501</text:p>
          </table:table-cell>
          <table:table-cell table:style-name="ce4" office:value-type="string" calcext:value-type="string">
            <text:p>ESO 90-1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02 05.530</text:p>
          </table:table-cell>
          <table:table-cell table:style-name="ce12" office:value-type="string" calcext:value-type="string">
            <text:p>-64 54 15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IC 102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32 27.210</text:p>
          </table:table-cell>
          <table:table-cell table:style-name="ce12" office:value-type="string" calcext:value-type="string">
            <text:p>+49 54 17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85" calcext:value-type="float">
            <text:p>1285</text:p>
          </table:table-cell>
          <table:table-cell table:style-name="ce4" office:value-type="string" calcext:value-type="string">
            <text:p>IC 115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58 32.329</text:p>
          </table:table-cell>
          <table:table-cell table:style-name="ce12" office:value-type="string" calcext:value-type="string">
            <text:p>+17 26 29.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IC 115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01 34.072</text:p>
          </table:table-cell>
          <table:table-cell table:style-name="ce12" office:value-type="string" calcext:value-type="string">
            <text:p>+01 42 28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91" calcext:value-type="float">
            <text:p>1091</text:p>
          </table:table-cell>
          <table:table-cell table:style-name="ce4" office:value-type="string" calcext:value-type="string">
            <text:p>IC 119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08 17.292</text:p>
          </table:table-cell>
          <table:table-cell table:style-name="ce12" office:value-type="string" calcext:value-type="string">
            <text:p>+07 32 18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IC 155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0 34 32.743</text:p>
          </table:table-cell>
          <table:table-cell table:style-name="ce12" office:value-type="string" calcext:value-type="string">
            <text:p>-30 01 04.6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IC 155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35 46.49</text:p>
          </table:table-cell>
          <table:table-cell table:style-name="ce12" office:value-type="string" calcext:value-type="string">
            <text:p>-25 22 20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IC 16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1 49 14.983</text:p>
          </table:table-cell>
          <table:table-cell table:style-name="ce12" office:value-type="string" calcext:value-type="string">
            <text:p>+20 42 40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63" calcext:value-type="float">
            <text:p>1563</text:p>
          </table:table-cell>
          <table:table-cell table:style-name="ce4" office:value-type="string" calcext:value-type="string">
            <text:p>IC 1727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1 47 29.890</text:p>
          </table:table-cell>
          <table:table-cell table:style-name="ce12" office:value-type="string" calcext:value-type="string">
            <text:p>+27 20 00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35" calcext:value-type="float">
            <text:p>1535</text:p>
          </table:table-cell>
          <table:table-cell table:style-name="ce4" office:value-type="string" calcext:value-type="string">
            <text:p>IC 187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2 57 53.538</text:p>
          </table:table-cell>
          <table:table-cell table:style-name="ce12" office:value-type="string" calcext:value-type="string">
            <text:p>-02 20 49.6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97" calcext:value-type="float">
            <text:p>1297</text:p>
          </table:table-cell>
          <table:table-cell table:style-name="ce4" office:value-type="string" calcext:value-type="string">
            <text:p>IC 189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10 19.070</text:p>
          </table:table-cell>
          <table:table-cell table:style-name="ce12" office:value-type="string" calcext:value-type="string">
            <text:p>-22 24 21.6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94" calcext:value-type="float">
            <text:p>1194</text:p>
          </table:table-cell>
          <table:table-cell table:style-name="ce4" office:value-type="string" calcext:value-type="string">
            <text:p>IC 1913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3 19 34.578</text:p>
          </table:table-cell>
          <table:table-cell table:style-name="ce12" office:value-type="string" calcext:value-type="string">
            <text:p>-32 27 54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IC 19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19 25.258</text:p>
          </table:table-cell>
          <table:table-cell table:style-name="ce12" office:value-type="string" calcext:value-type="string">
            <text:p>-49 35 59.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IC 193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25 39.883</text:p>
          </table:table-cell>
          <table:table-cell table:style-name="ce12" office:value-type="string" calcext:value-type="string">
            <text:p>-52 47 07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IC 195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31 31.393</text:p>
          </table:table-cell>
          <table:table-cell table:style-name="ce12" office:value-type="string" calcext:value-type="string">
            <text:p>-51 54 17.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IC 195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33 12.576</text:p>
          </table:table-cell>
          <table:table-cell table:style-name="ce12" office:value-type="string" calcext:value-type="string">
            <text:p>-50 24 51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IC 197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36 31.524</text:p>
          </table:table-cell>
          <table:table-cell table:style-name="ce12" office:value-type="string" calcext:value-type="string">
            <text:p>-43 57 24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IC 200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9 07.748</text:p>
          </table:table-cell>
          <table:table-cell table:style-name="ce12" office:value-type="string" calcext:value-type="string">
            <text:p>-48 51 29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4" office:value-type="string" calcext:value-type="string">
            <text:p>IC 205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52 00.818</text:p>
          </table:table-cell>
          <table:table-cell table:style-name="ce12" office:value-type="string" calcext:value-type="string">
            <text:p>-83 49 50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IC 2129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5 31 50.4</text:p>
          </table:table-cell>
          <table:table-cell table:style-name="ce12" office:value-type="string" calcext:value-type="string">
            <text:p>-23 08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IC 213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33 12.894</text:p>
          </table:table-cell>
          <table:table-cell table:style-name="ce12" office:value-type="string" calcext:value-type="string">
            <text:p>-36 23 55.6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036" calcext:value-type="float">
            <text:p>1036</text:p>
          </table:table-cell>
          <table:table-cell table:style-name="ce4" office:value-type="string" calcext:value-type="string">
            <text:p>IC 216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26 55.629</text:p>
          </table:table-cell>
          <table:table-cell table:style-name="ce12" office:value-type="string" calcext:value-type="string">
            <text:p>+59 04 48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IC 2233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8 13 58.77</text:p>
          </table:table-cell>
          <table:table-cell table:style-name="ce12" office:value-type="string" calcext:value-type="string">
            <text:p>+45 44 41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11" calcext:value-type="float">
            <text:p>1411</text:p>
          </table:table-cell>
          <table:table-cell table:style-name="ce4" office:value-type="string" calcext:value-type="string">
            <text:p>IC 226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8 18 01.52</text:p>
          </table:table-cell>
          <table:table-cell table:style-name="ce12" office:value-type="string" calcext:value-type="string">
            <text:p>+24 44 10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IC 252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55 08.969</text:p>
          </table:table-cell>
          <table:table-cell table:style-name="ce12" office:value-type="string" calcext:value-type="string">
            <text:p>-33 08 13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IC 253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59 55.543</text:p>
          </table:table-cell>
          <table:table-cell table:style-name="ce12" office:value-type="string" calcext:value-type="string">
            <text:p>-29 37 04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IC 253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03 51.885</text:p>
          </table:table-cell>
          <table:table-cell table:style-name="ce12" office:value-type="string" calcext:value-type="string">
            <text:p>-27 34 15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07" calcext:value-type="float">
            <text:p>1207</text:p>
          </table:table-cell>
          <table:table-cell table:style-name="ce4" office:value-type="string" calcext:value-type="string">
            <text:p>IC 253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04 17.0</text:p>
          </table:table-cell>
          <table:table-cell table:style-name="ce12" office:value-type="string" calcext:value-type="string">
            <text:p>-31 21 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75" calcext:value-type="float">
            <text:p>1475</text:p>
          </table:table-cell>
          <table:table-cell table:style-name="ce4" office:value-type="string" calcext:value-type="string">
            <text:p>IC 255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12 37.628</text:p>
          </table:table-cell>
          <table:table-cell table:style-name="ce12" office:value-type="string" calcext:value-type="string">
            <text:p>-34 43 44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58" calcext:value-type="float">
            <text:p>1358</text:p>
          </table:table-cell>
          <table:table-cell table:style-name="ce4" office:value-type="string" calcext:value-type="string">
            <text:p>IC 2559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14 45.396</text:p>
          </table:table-cell>
          <table:table-cell table:style-name="ce12" office:value-type="string" calcext:value-type="string">
            <text:p>-34 03 31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IC 2560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0 16 19.30</text:p>
          </table:table-cell>
          <table:table-cell table:style-name="ce12" office:value-type="string" calcext:value-type="string">
            <text:p>-33 33 53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IC 257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28 23.481</text:p>
          </table:table-cell>
          <table:table-cell table:style-name="ce12" office:value-type="string" calcext:value-type="string">
            <text:p>+68 24 43.7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IC 28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06 09.899</text:p>
          </table:table-cell>
          <table:table-cell table:style-name="ce12" office:value-type="string" calcext:value-type="string">
            <text:p>+42 22 18.9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IC 299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5 46.904</text:p>
          </table:table-cell>
          <table:table-cell table:style-name="ce12" office:value-type="string" calcext:value-type="string">
            <text:p>-27 56 24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19" calcext:value-type="float">
            <text:p>1119</text:p>
          </table:table-cell>
          <table:table-cell table:style-name="ce4" office:value-type="string" calcext:value-type="string">
            <text:p>IC 300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07 14.154</text:p>
          </table:table-cell>
          <table:table-cell table:style-name="ce12" office:value-type="string" calcext:value-type="string">
            <text:p>-30 01 28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44" calcext:value-type="float">
            <text:p>1444</text:p>
          </table:table-cell>
          <table:table-cell table:style-name="ce4" office:value-type="string" calcext:value-type="string">
            <text:p>IC 303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1 09.99</text:p>
          </table:table-cell>
          <table:table-cell table:style-name="ce12" office:value-type="string" calcext:value-type="string">
            <text:p>+13 35 12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53" calcext:value-type="float">
            <text:p>1253</text:p>
          </table:table-cell>
          <table:table-cell table:style-name="ce4" office:value-type="string" calcext:value-type="string">
            <text:p>IC 304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2 48.54</text:p>
          </table:table-cell>
          <table:table-cell table:style-name="ce12" office:value-type="string" calcext:value-type="string">
            <text:p>+13 58 33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IC 306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5 04.519</text:p>
          </table:table-cell>
          <table:table-cell table:style-name="ce12" office:value-type="string" calcext:value-type="string">
            <text:p>+14 01 44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76" calcext:value-type="float">
            <text:p>1176</text:p>
          </table:table-cell>
          <table:table-cell table:style-name="ce4" office:value-type="string" calcext:value-type="string">
            <text:p>IC 307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15 46.12</text:p>
          </table:table-cell>
          <table:table-cell table:style-name="ce12" office:value-type="string" calcext:value-type="string">
            <text:p>+10 41 53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IC 310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17 33.750</text:p>
          </table:table-cell>
          <table:table-cell table:style-name="ce12" office:value-type="string" calcext:value-type="string">
            <text:p>+12 23 17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IC 3258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23 44.495</text:p>
          </table:table-cell>
          <table:table-cell table:style-name="ce12" office:value-type="string" calcext:value-type="string">
            <text:p>+12 28 42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473" calcext:value-type="float">
            <text:p>473</text:p>
          </table:table-cell>
          <table:table-cell table:style-name="ce4" office:value-type="string" calcext:value-type="string">
            <text:p>IC 332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5 54.122</text:p>
          </table:table-cell>
          <table:table-cell table:style-name="ce12" office:value-type="string" calcext:value-type="string">
            <text:p>+07 33 17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IC 336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27 11.356</text:p>
          </table:table-cell>
          <table:table-cell table:style-name="ce12" office:value-type="string" calcext:value-type="string">
            <text:p>+15 53 47.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IC 341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9 28.821</text:p>
          </table:table-cell>
          <table:table-cell table:style-name="ce12" office:value-type="string" calcext:value-type="string">
            <text:p>+06 46 18.6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40" calcext:value-type="float">
            <text:p>1540</text:p>
          </table:table-cell>
          <table:table-cell table:style-name="ce4" office:value-type="string" calcext:value-type="string">
            <text:p>IC 344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1 23.137</text:p>
          </table:table-cell>
          <table:table-cell table:style-name="ce12" office:value-type="string" calcext:value-type="string">
            <text:p>+11 29 34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11" calcext:value-type="float">
            <text:p>1211</text:p>
          </table:table-cell>
          <table:table-cell table:style-name="ce4" office:value-type="string" calcext:value-type="string">
            <text:p>IC 347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2 36.62</text:p>
          </table:table-cell>
          <table:table-cell table:style-name="ce12" office:value-type="string" calcext:value-type="string">
            <text:p>+02 39 37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IC 351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4 30.910</text:p>
          </table:table-cell>
          <table:table-cell table:style-name="ce12" office:value-type="string" calcext:value-type="string">
            <text:p>+09 09 14.8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IC 352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4 39.58</text:p>
          </table:table-cell>
          <table:table-cell table:style-name="ce12" office:value-type="string" calcext:value-type="string">
            <text:p>+07 09 31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06" calcext:value-type="float">
            <text:p>1406</text:p>
          </table:table-cell>
          <table:table-cell table:style-name="ce4" office:value-type="string" calcext:value-type="string">
            <text:p>IC 356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04 07 46.47</text:p>
          </table:table-cell>
          <table:table-cell table:style-name="ce12" office:value-type="string" calcext:value-type="string">
            <text:p>+69 48 45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IC 358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6 43.558</text:p>
          </table:table-cell>
          <table:table-cell table:style-name="ce12" office:value-type="string" calcext:value-type="string">
            <text:p>+13 15 32.9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14" calcext:value-type="float">
            <text:p>1214</text:p>
          </table:table-cell>
          <table:table-cell table:style-name="ce4" office:value-type="string" calcext:value-type="string">
            <text:p>IC 3591</text:p>
          </table:table-cell>
          <table:table-cell table:style-name="ce3" office:value-type="string" calcext:value-type="string">
            <text:p>bCG</text:p>
          </table:table-cell>
          <table:table-cell table:style-name="ce9" office:value-type="string" calcext:value-type="string">
            <text:p>12 37 02.24</text:p>
          </table:table-cell>
          <table:table-cell table:style-name="ce12" office:value-type="string" calcext:value-type="string">
            <text:p>+06 55 30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4" office:value-type="string" calcext:value-type="string">
            <text:p>IC 361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9 24.73</text:p>
          </table:table-cell>
          <table:table-cell table:style-name="ce12" office:value-type="string" calcext:value-type="string">
            <text:p>+07 57 52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IC 37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5 31.77</text:p>
          </table:table-cell>
          <table:table-cell table:style-name="ce12" office:value-type="string" calcext:value-type="string">
            <text:p>+13 19 52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IC 38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44 28.453</text:p>
          </table:table-cell>
          <table:table-cell table:style-name="ce12" office:value-type="string" calcext:value-type="string">
            <text:p>+75 38 23.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055" calcext:value-type="float">
            <text:p>1055</text:p>
          </table:table-cell>
          <table:table-cell table:style-name="ce4" office:value-type="string" calcext:value-type="string">
            <text:p>IC 388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54 48.688</text:p>
          </table:table-cell>
          <table:table-cell table:style-name="ce12" office:value-type="string" calcext:value-type="string">
            <text:p>+19 10 42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81" calcext:value-type="float">
            <text:p>1481</text:p>
          </table:table-cell>
          <table:table-cell table:style-name="ce4" office:value-type="string" calcext:value-type="string">
            <text:p>IC 421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2 11.217</text:p>
          </table:table-cell>
          <table:table-cell table:style-name="ce12" office:value-type="string" calcext:value-type="string">
            <text:p>+35 40 10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10" calcext:value-type="float">
            <text:p>1510</text:p>
          </table:table-cell>
          <table:table-cell table:style-name="ce4" office:value-type="string" calcext:value-type="string">
            <text:p>IC 423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23 13.40</text:p>
          </table:table-cell>
          <table:table-cell table:style-name="ce12" office:value-type="string" calcext:value-type="string">
            <text:p>-26 18 02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48" calcext:value-type="float">
            <text:p>1048</text:p>
          </table:table-cell>
          <table:table-cell table:style-name="ce4" office:value-type="string" calcext:value-type="string">
            <text:p>IC 423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24 32.761</text:p>
          </table:table-cell>
          <table:table-cell table:style-name="ce12" office:value-type="string" calcext:value-type="string">
            <text:p>-21 08 12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IC 435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57 54.258</text:p>
          </table:table-cell>
          <table:table-cell table:style-name="ce12" office:value-type="string" calcext:value-type="string">
            <text:p>-29 18 56.6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25" calcext:value-type="float">
            <text:p>1325</text:p>
          </table:table-cell>
          <table:table-cell table:style-name="ce4" office:value-type="string" calcext:value-type="string">
            <text:p>IC 43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53 00.079</text:p>
          </table:table-cell>
          <table:table-cell table:style-name="ce12" office:value-type="string" calcext:value-type="string">
            <text:p>-17 52 33.7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IC 438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15 03.1</text:p>
          </table:table-cell>
          <table:table-cell table:style-name="ce12" office:value-type="string" calcext:value-type="string">
            <text:p>-43 57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IC 440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21 13.092</text:p>
          </table:table-cell>
          <table:table-cell table:style-name="ce12" office:value-type="string" calcext:value-type="string">
            <text:p>-46 17 52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4" office:value-type="string" calcext:value-type="string">
            <text:p>IC 447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40 10.873</text:p>
          </table:table-cell>
          <table:table-cell table:style-name="ce12" office:value-type="string" calcext:value-type="string">
            <text:p>-44 18 52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18" calcext:value-type="float">
            <text:p>1218</text:p>
          </table:table-cell>
          <table:table-cell table:style-name="ce4" office:value-type="string" calcext:value-type="string">
            <text:p>IC 467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7 30 18.400</text:p>
          </table:table-cell>
          <table:table-cell table:style-name="ce12" office:value-type="string" calcext:value-type="string">
            <text:p>+79 52 20.9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IC 469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8 15 26.5</text:p>
          </table:table-cell>
          <table:table-cell table:style-name="ce12" office:value-type="string" calcext:value-type="string">
            <text:p>-58 12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IC 472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8 34 24.763</text:p>
          </table:table-cell>
          <table:table-cell table:style-name="ce12" office:value-type="string" calcext:value-type="string">
            <text:p>-58 29 47.8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IC 481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9 07 07.3</text:p>
          </table:table-cell>
          <table:table-cell table:style-name="ce12" office:value-type="string" calcext:value-type="string">
            <text:p>-59 28 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4" office:value-type="string" calcext:value-type="string">
            <text:p>IC 482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9 09 32.014</text:p>
          </table:table-cell>
          <table:table-cell table:style-name="ce12" office:value-type="string" calcext:value-type="string">
            <text:p>-55 01 02.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IC 487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9 35 42.224</text:p>
          </table:table-cell>
          <table:table-cell table:style-name="ce12" office:value-type="string" calcext:value-type="string">
            <text:p>-57 31 09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03" calcext:value-type="float">
            <text:p>1303</text:p>
          </table:table-cell>
          <table:table-cell table:style-name="ce4" office:value-type="string" calcext:value-type="string">
            <text:p>IC 490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9 54 23.525</text:p>
          </table:table-cell>
          <table:table-cell table:style-name="ce12" office:value-type="string" calcext:value-type="string">
            <text:p>-58 42 48.8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IC 495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09 31.2</text:p>
          </table:table-cell>
          <table:table-cell table:style-name="ce12" office:value-type="string" calcext:value-type="string">
            <text:p>-61 50 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05" calcext:value-type="float">
            <text:p>1405</text:p>
          </table:table-cell>
          <table:table-cell table:style-name="ce4" office:value-type="string" calcext:value-type="string">
            <text:p>IC 496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17 23.906</text:p>
          </table:table-cell>
          <table:table-cell table:style-name="ce12" office:value-type="string" calcext:value-type="string">
            <text:p>-73 53 08.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IC 5039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0 43 14.341</text:p>
          </table:table-cell>
          <table:table-cell table:style-name="ce12" office:value-type="string" calcext:value-type="string">
            <text:p>-29 51 12.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71" calcext:value-type="float">
            <text:p>1071</text:p>
          </table:table-cell>
          <table:table-cell table:style-name="ce4" office:value-type="string" calcext:value-type="string">
            <text:p>IC 504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0 43 34.475</text:p>
          </table:table-cell>
          <table:table-cell table:style-name="ce12" office:value-type="string" calcext:value-type="string">
            <text:p>-29 42 13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IC 507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01 19.710</text:p>
          </table:table-cell>
          <table:table-cell table:style-name="ce12" office:value-type="string" calcext:value-type="string">
            <text:p>-72 38 33.8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48" calcext:value-type="float">
            <text:p>1248</text:p>
          </table:table-cell>
          <table:table-cell table:style-name="ce4" office:value-type="string" calcext:value-type="string">
            <text:p>IC 507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02 31.274</text:p>
          </table:table-cell>
          <table:table-cell table:style-name="ce12" office:value-type="string" calcext:value-type="string">
            <text:p>-16 49 05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IC 512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38 49.6</text:p>
          </table:table-cell>
          <table:table-cell table:style-name="ce12" office:value-type="string" calcext:value-type="string">
            <text:p>-64 21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IC 517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4 55.928</text:p>
          </table:table-cell>
          <table:table-cell table:style-name="ce12" office:value-type="string" calcext:value-type="string">
            <text:p>-66 50 57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IC 520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20 57.437</text:p>
          </table:table-cell>
          <table:table-cell table:style-name="ce12" office:value-type="string" calcext:value-type="string">
            <text:p>-46 02 09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IC 524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47 06.262</text:p>
          </table:table-cell>
          <table:table-cell table:style-name="ce12" office:value-type="string" calcext:value-type="string">
            <text:p>-64 49 55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IC 527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58 01.809</text:p>
          </table:table-cell>
          <table:table-cell table:style-name="ce12" office:value-type="string" calcext:value-type="string">
            <text:p>-33 44 31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IC 527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2 59 26.719</text:p>
          </table:table-cell>
          <table:table-cell table:style-name="ce12" office:value-type="string" calcext:value-type="string">
            <text:p>-37 42 10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4" office:value-type="string" calcext:value-type="string">
            <text:p>IC 52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18 32.787</text:p>
          </table:table-cell>
          <table:table-cell table:style-name="ce12" office:value-type="string" calcext:value-type="string">
            <text:p>+73 45 33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72" calcext:value-type="float">
            <text:p>1272</text:p>
          </table:table-cell>
          <table:table-cell table:style-name="ce4" office:value-type="string" calcext:value-type="string">
            <text:p>IC 6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00 55.432</text:p>
          </table:table-cell>
          <table:table-cell table:style-name="ce12" office:value-type="string" calcext:value-type="string">
            <text:p>+47 40 55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4" office:value-type="string" calcext:value-type="string">
            <text:p>IC 750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1 58 52.225</text:p>
          </table:table-cell>
          <table:table-cell table:style-name="ce12" office:value-type="string" calcext:value-type="string">
            <text:p>+42 43 20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IC 76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10 14.191</text:p>
          </table:table-cell>
          <table:table-cell table:style-name="ce12" office:value-type="string" calcext:value-type="string">
            <text:p>-29 44 12.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61" calcext:value-type="float">
            <text:p>1061</text:p>
          </table:table-cell>
          <table:table-cell table:style-name="ce4" office:value-type="string" calcext:value-type="string">
            <text:p>IC 76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2 32.322</text:p>
          </table:table-cell>
          <table:table-cell table:style-name="ce12" office:value-type="string" calcext:value-type="string">
            <text:p>+12 07 25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92" calcext:value-type="float">
            <text:p>1392</text:p>
          </table:table-cell>
          <table:table-cell table:style-name="ce4" office:value-type="string" calcext:value-type="string">
            <text:p>IC 77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19 03.23</text:p>
          </table:table-cell>
          <table:table-cell table:style-name="ce12" office:value-type="string" calcext:value-type="string">
            <text:p>+08 51 20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>
            <text:p>IC 79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1 54.752</text:p>
          </table:table-cell>
          <table:table-cell table:style-name="ce12" office:value-type="string" calcext:value-type="string">
            <text:p>+15 07 26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4" office:value-type="string" calcext:value-type="string">
            <text:p>LEDA 4067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26 18.84</text:p>
          </table:table-cell>
          <table:table-cell table:style-name="ce12" office:value-type="string" calcext:value-type="string">
            <text:p>+08 20 53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LGG 107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3 57 59</text:p>
          </table:table-cell>
          <table:table-cell table:style-name="ce12" office:value-type="string" calcext:value-type="string">
            <text:p>-67 43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17" calcext:value-type="float">
            <text:p>1117</text:p>
          </table:table-cell>
          <table:table-cell table:style-name="ce4" office:value-type="string" calcext:value-type="string">
            <text:p>LGG 111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4 12 41.2</text:p>
          </table:table-cell>
          <table:table-cell table:style-name="ce12" office:value-type="string" calcext:value-type="string">
            <text:p>-32 28 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LGG 214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0 44 08.6</text:p>
          </table:table-cell>
          <table:table-cell table:style-name="ce12" office:value-type="string" calcext:value-type="string">
            <text:p>+13 40 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426" calcext:value-type="float">
            <text:p>1426</text:p>
          </table:table-cell>
          <table:table-cell table:style-name="ce4" office:value-type="string" calcext:value-type="string">
            <text:p>LGG 299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2 44 33.8</text:p>
          </table:table-cell>
          <table:table-cell table:style-name="ce12" office:value-type="string" calcext:value-type="string">
            <text:p>-00 22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LGG 333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3 08 51.6</text:p>
          </table:table-cell>
          <table:table-cell table:style-name="ce12" office:value-type="string" calcext:value-type="string">
            <text:p>-07 23 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4" office:value-type="string" calcext:value-type="string">
            <text:p>LGG 470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23 08 16</text:p>
          </table:table-cell>
          <table:table-cell table:style-name="ce12" office:value-type="string" calcext:value-type="string">
            <text:p>+18 21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M 104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39 59.43185</text:p>
          </table:table-cell>
          <table:table-cell table:style-name="ce12" office:value-type="string" calcext:value-type="string">
            <text:p>-11 37 22.99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69" calcext:value-type="float">
            <text:p>86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M 106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18 57.620</text:p>
          </table:table-cell>
          <table:table-cell table:style-name="ce12" office:value-type="string" calcext:value-type="string">
            <text:p>+47 18 13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31" calcext:value-type="float">
            <text:p>153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M 10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11 30.967</text:p>
          </table:table-cell>
          <table:table-cell table:style-name="ce12" office:value-type="string" calcext:value-type="string">
            <text:p>+55 40 26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80" calcext:value-type="float">
            <text:p>1480</text:p>
          </table:table-cell>
          <table:table-cell table:style-name="ce4" office:value-type="string" calcext:value-type="string">
            <text:p>M 10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7 35.984</text:p>
          </table:table-cell>
          <table:table-cell table:style-name="ce12" office:value-type="string" calcext:value-type="string">
            <text:p>+53 22 28.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M 31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00 42 44.330</text:p>
          </table:table-cell>
          <table:table-cell table:style-name="ce12" office:value-type="string" calcext:value-type="string">
            <text:p>+41 16 07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668" calcext:value-type="float">
            <text:p>66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M 3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1 33 50.904</text:p>
          </table:table-cell>
          <table:table-cell table:style-name="ce12" office:value-type="string" calcext:value-type="string">
            <text:p>+30 39 35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48" calcext:value-type="float">
            <text:p>34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M 58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37 43.527</text:p>
          </table:table-cell>
          <table:table-cell table:style-name="ce12" office:value-type="string" calcext:value-type="string">
            <text:p>+11 49 05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M 63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3 15 49.329</text:p>
          </table:table-cell>
          <table:table-cell table:style-name="ce12" office:value-type="string" calcext:value-type="string">
            <text:p>+42 01 45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71" calcext:value-type="float">
            <text:p>6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308" calcext:value-type="float">
            <text:p>1308</text:p>
          </table:table-cell>
          <table:table-cell table:style-name="ce4" office:value-type="string" calcext:value-type="string">
            <text:p>M 64</text:p>
          </table:table-cell>
          <table:table-cell table:style-name="ce3" office:value-type="string" calcext:value-type="string">
            <text:p>SyG</text:p>
          </table:table-cell>
          <table:table-cell table:style-name="ce9" office:value-type="string" calcext:value-type="string">
            <text:p>12 56 43.696</text:p>
          </table:table-cell>
          <table:table-cell table:style-name="ce12" office:value-type="string" calcext:value-type="string">
            <text:p>+21 40 57.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42" calcext:value-type="float">
            <text:p>54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M 65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1 18 55.957</text:p>
          </table:table-cell>
          <table:table-cell table:style-name="ce12" office:value-type="string" calcext:value-type="string">
            <text:p>+13 05 31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63" calcext:value-type="float">
            <text:p>1063</text:p>
          </table:table-cell>
          <table:table-cell table:style-name="ce4" office:value-type="string" calcext:value-type="string">
            <text:p>M 66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1 20 15.026</text:p>
          </table:table-cell>
          <table:table-cell table:style-name="ce12" office:value-type="string" calcext:value-type="string">
            <text:p>+12 59 28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47" calcext:value-type="float">
            <text:p>74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M 77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02 42 40.771</text:p>
          </table:table-cell>
          <table:table-cell table:style-name="ce12" office:value-type="string" calcext:value-type="string">
            <text:p>-00 00 47.84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3039" calcext:value-type="float">
            <text:p>30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M 81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09 55 33.17306</text:p>
          </table:table-cell>
          <table:table-cell table:style-name="ce12" office:value-type="string" calcext:value-type="string">
            <text:p>+69 03 55.06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87" calcext:value-type="float">
            <text:p>278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M 88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2 31 59.216</text:p>
          </table:table-cell>
          <table:table-cell table:style-name="ce12" office:value-type="string" calcext:value-type="string">
            <text:p>+14 25 13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19" calcext:value-type="float">
            <text:p>5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M 94</text:p>
          </table:table-cell>
          <table:table-cell table:style-name="ce3" office:value-type="string" calcext:value-type="string">
            <text:p>SyG</text:p>
          </table:table-cell>
          <table:table-cell table:style-name="ce9" office:value-type="string" calcext:value-type="string">
            <text:p>12 50 53.148</text:p>
          </table:table-cell>
          <table:table-cell table:style-name="ce12" office:value-type="string" calcext:value-type="string">
            <text:p>+41 07 12.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93" calcext:value-type="float">
            <text:p>79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M 9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3 57.733</text:p>
          </table:table-cell>
          <table:table-cell table:style-name="ce12" office:value-type="string" calcext:value-type="string">
            <text:p>+11 42 13.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M 9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6 45.744</text:p>
          </table:table-cell>
          <table:table-cell table:style-name="ce12" office:value-type="string" calcext:value-type="string">
            <text:p>+11 49 11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33" calcext:value-type="float">
            <text:p>53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M 98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13 48.292</text:p>
          </table:table-cell>
          <table:table-cell table:style-name="ce12" office:value-type="string" calcext:value-type="string">
            <text:p>+14 54 01.69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MCG-01-03-08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1 05 04.877</text:p>
          </table:table-cell>
          <table:table-cell table:style-name="ce12" office:value-type="string" calcext:value-type="string">
            <text:p>-06 12 44.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15" calcext:value-type="float">
            <text:p>1315</text:p>
          </table:table-cell>
          <table:table-cell table:style-name="ce4" office:value-type="string" calcext:value-type="string">
            <text:p>MCG-01-42-00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42 03.113</text:p>
          </table:table-cell>
          <table:table-cell table:style-name="ce12" office:value-type="string" calcext:value-type="string">
            <text:p>-05 01 57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MCG-01-60-02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3 44 10.510</text:p>
          </table:table-cell>
          <table:table-cell table:style-name="ce12" office:value-type="string" calcext:value-type="string">
            <text:p>-06 10 10.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MCG-02-14-00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11 07.897</text:p>
          </table:table-cell>
          <table:table-cell table:style-name="ce12" office:value-type="string" calcext:value-type="string">
            <text:p>-09 23 20.01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MCG-02-25-00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33 43.370</text:p>
          </table:table-cell>
          <table:table-cell table:style-name="ce12" office:value-type="string" calcext:value-type="string">
            <text:p>-11 19 19.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22" calcext:value-type="float">
            <text:p>1222</text:p>
          </table:table-cell>
          <table:table-cell table:style-name="ce4" office:value-type="string" calcext:value-type="string">
            <text:p>MCG-02-33-02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50 29.414</text:p>
          </table:table-cell>
          <table:table-cell table:style-name="ce12" office:value-type="string" calcext:value-type="string">
            <text:p>-10 51 15.8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MCG-03-17-00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20 42.817</text:p>
          </table:table-cell>
          <table:table-cell table:style-name="ce12" office:value-type="string" calcext:value-type="string">
            <text:p>-16 03 40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45" calcext:value-type="float">
            <text:p>1145</text:p>
          </table:table-cell>
          <table:table-cell table:style-name="ce4" office:value-type="string" calcext:value-type="string">
            <text:p>MCG-03-34-01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2 35.435</text:p>
          </table:table-cell>
          <table:table-cell table:style-name="ce12" office:value-type="string" calcext:value-type="string">
            <text:p>-17 32 32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MCG-03-34-04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7 06.119</text:p>
          </table:table-cell>
          <table:table-cell table:style-name="ce12" office:value-type="string" calcext:value-type="string">
            <text:p>-16 15 07.8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MCG+02-32-16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7 41.518</text:p>
          </table:table-cell>
          <table:table-cell table:style-name="ce12" office:value-type="string" calcext:value-type="string">
            <text:p>+08 33 31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NAME CIRCINUS GALAXY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4 13 09.906</text:p>
          </table:table-cell>
          <table:table-cell table:style-name="ce12" office:value-type="string" calcext:value-type="string">
            <text:p>-65 20 20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54" calcext:value-type="float">
            <text:p>6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350" calcext:value-type="float">
            <text:p>1350</text:p>
          </table:table-cell>
          <table:table-cell table:style-name="ce4" office:value-type="string" calcext:value-type="string">
            <text:p>NAME FOURCADE-FIGUEROA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34 47.3</text:p>
          </table:table-cell>
          <table:table-cell table:style-name="ce12" office:value-type="string" calcext:value-type="string">
            <text:p>-45 32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53" calcext:value-type="float">
            <text:p>1053</text:p>
          </table:table-cell>
          <table:table-cell table:style-name="ce4" office:value-type="string" calcext:value-type="string">
            <text:p>NAME HARDCASTLE NEBULA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12 55.87</text:p>
          </table:table-cell>
          <table:table-cell table:style-name="ce12" office:value-type="string" calcext:value-type="string">
            <text:p>-32 41 18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NAME NGC 3627 GROUP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1 19 41</text:p>
          </table:table-cell>
          <table:table-cell table:style-name="ce12" office:value-type="string" calcext:value-type="string">
            <text:p>+13 11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58" calcext:value-type="float">
            <text:p>1458</text:p>
          </table:table-cell>
          <table:table-cell table:style-name="ce4" office:value-type="string" calcext:value-type="string">
            <text:p>NAME NGC 5846 GROUP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05 47.0</text:p>
          </table:table-cell>
          <table:table-cell table:style-name="ce12" office:value-type="string" calcext:value-type="string">
            <text:p>+01 34 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313" calcext:value-type="float">
            <text:p>1313</text:p>
          </table:table-cell>
          <table:table-cell table:style-name="ce4" office:value-type="string" calcext:value-type="string">
            <text:p>NAME NGC 5929 GROUP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15 26 29.4</text:p>
          </table:table-cell>
          <table:table-cell table:style-name="ce12" office:value-type="string" calcext:value-type="string">
            <text:p>+41 06 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4" office:value-type="string" calcext:value-type="string">
            <text:p>NAME NGC 681 GROUP</text:p>
          </table:table-cell>
          <table:table-cell table:style-name="ce3" office:value-type="string" calcext:value-type="string">
            <text:p>GrG</text:p>
          </table:table-cell>
          <table:table-cell table:style-name="ce9" office:value-type="string" calcext:value-type="string">
            <text:p>01 49 49.7</text:p>
          </table:table-cell>
          <table:table-cell table:style-name="ce12" office:value-type="string" calcext:value-type="string">
            <text:p>-10 03 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NGC 10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0 24 02.837</text:p>
          </table:table-cell>
          <table:table-cell table:style-name="ce12" office:value-type="string" calcext:value-type="string">
            <text:p>+16 29 11.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NGC 100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39 16.893</text:p>
          </table:table-cell>
          <table:table-cell table:style-name="ce12" office:value-type="string" calcext:value-type="string">
            <text:p>+40 52 20.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78" calcext:value-type="float">
            <text:p>1578</text:p>
          </table:table-cell>
          <table:table-cell table:style-name="ce4" office:value-type="string" calcext:value-type="string">
            <text:p>NGC 103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39 29.09</text:p>
          </table:table-cell>
          <table:table-cell table:style-name="ce12" office:value-type="string" calcext:value-type="string">
            <text:p>-08 07 58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14" calcext:value-type="float">
            <text:p>1314</text:p>
          </table:table-cell>
          <table:table-cell table:style-name="ce4" office:value-type="string" calcext:value-type="string">
            <text:p>NGC 10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40 23.60</text:p>
          </table:table-cell>
          <table:table-cell table:style-name="ce12" office:value-type="string" calcext:value-type="string">
            <text:p>-08 25 59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99" calcext:value-type="float">
            <text:p>1299</text:p>
          </table:table-cell>
          <table:table-cell table:style-name="ce4" office:value-type="string" calcext:value-type="string">
            <text:p>NGC 105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41 45.233</text:p>
          </table:table-cell>
          <table:table-cell table:style-name="ce12" office:value-type="string" calcext:value-type="string">
            <text:p>+00 26 35.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42" calcext:value-type="float">
            <text:p>1042</text:p>
          </table:table-cell>
          <table:table-cell table:style-name="ce4" office:value-type="string" calcext:value-type="string">
            <text:p>NGC 1056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02 42 48.287</text:p>
          </table:table-cell>
          <table:table-cell table:style-name="ce12" office:value-type="string" calcext:value-type="string">
            <text:p>+28 34 27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496" calcext:value-type="float">
            <text:p>1496</text:p>
          </table:table-cell>
          <table:table-cell table:style-name="ce4" office:value-type="string" calcext:value-type="string">
            <text:p>NGC 108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45 59.926</text:p>
          </table:table-cell>
          <table:table-cell table:style-name="ce12" office:value-type="string" calcext:value-type="string">
            <text:p>-07 34 43.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NGC 108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46 25.173</text:p>
          </table:table-cell>
          <table:table-cell table:style-name="ce12" office:value-type="string" calcext:value-type="string">
            <text:p>-00 29 55.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53" calcext:value-type="float">
            <text:p>1553</text:p>
          </table:table-cell>
          <table:table-cell table:style-name="ce4" office:value-type="string" calcext:value-type="string">
            <text:p>NGC 109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46 33.916</text:p>
          </table:table-cell>
          <table:table-cell table:style-name="ce12" office:value-type="string" calcext:value-type="string">
            <text:p>-00 14 49.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NGC 1097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02 46 19.059</text:p>
          </table:table-cell>
          <table:table-cell table:style-name="ce12" office:value-type="string" calcext:value-type="string">
            <text:p>-30 16 29.6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77" calcext:value-type="float">
            <text:p>77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4" office:value-type="string" calcext:value-type="string">
            <text:p>NGC 111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49 09.57</text:p>
          </table:table-cell>
          <table:table-cell table:style-name="ce12" office:value-type="string" calcext:value-type="string">
            <text:p>-07 50 11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NGC 1140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2 54 33.542</text:p>
          </table:table-cell>
          <table:table-cell table:style-name="ce12" office:value-type="string" calcext:value-type="string">
            <text:p>-10 01 42.6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NGC 114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54 33.513</text:p>
          </table:table-cell>
          <table:table-cell table:style-name="ce12" office:value-type="string" calcext:value-type="string">
            <text:p>-18 38 06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4" office:value-type="string" calcext:value-type="string">
            <text:p>NGC 11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0 26 46.278</text:p>
          </table:table-cell>
          <table:table-cell table:style-name="ce12" office:value-type="string" calcext:value-type="string">
            <text:p>-33 40 37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43" calcext:value-type="float">
            <text:p>1443</text:p>
          </table:table-cell>
          <table:table-cell table:style-name="ce4" office:value-type="string" calcext:value-type="string">
            <text:p>NGC 116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00 22.089</text:p>
          </table:table-cell>
          <table:table-cell table:style-name="ce12" office:value-type="string" calcext:value-type="string">
            <text:p>-17 09 09.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71" calcext:value-type="float">
            <text:p>1471</text:p>
          </table:table-cell>
          <table:table-cell table:style-name="ce4" office:value-type="string" calcext:value-type="string">
            <text:p>NGC 116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03 34.756</text:p>
          </table:table-cell>
          <table:table-cell table:style-name="ce12" office:value-type="string" calcext:value-type="string">
            <text:p>+46 23 10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NGC 117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03 59.005</text:p>
          </table:table-cell>
          <table:table-cell table:style-name="ce12" office:value-type="string" calcext:value-type="string">
            <text:p>+43 23 53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51" calcext:value-type="float">
            <text:p>1351</text:p>
          </table:table-cell>
          <table:table-cell table:style-name="ce4" office:value-type="string" calcext:value-type="string">
            <text:p>NGC 1179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3 02 38.42</text:p>
          </table:table-cell>
          <table:table-cell table:style-name="ce12" office:value-type="string" calcext:value-type="string">
            <text:p>-18 53 51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07" calcext:value-type="float">
            <text:p>1307</text:p>
          </table:table-cell>
          <table:table-cell table:style-name="ce4" office:value-type="string" calcext:value-type="string">
            <text:p>NGC 1187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02 37.40</text:p>
          </table:table-cell>
          <table:table-cell table:style-name="ce12" office:value-type="string" calcext:value-type="string">
            <text:p>-22 52 02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4" office:value-type="string" calcext:value-type="string">
            <text:p>NGC 123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09 45.514</text:p>
          </table:table-cell>
          <table:table-cell table:style-name="ce12" office:value-type="string" calcext:value-type="string">
            <text:p>-20 34 45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NGC 124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10 01.232</text:p>
          </table:table-cell>
          <table:table-cell table:style-name="ce12" office:value-type="string" calcext:value-type="string">
            <text:p>-53 20 08.6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11" calcext:value-type="float">
            <text:p>1311</text:p>
          </table:table-cell>
          <table:table-cell table:style-name="ce4" office:value-type="string" calcext:value-type="string">
            <text:p>NGC 1253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03 14 09.11</text:p>
          </table:table-cell>
          <table:table-cell table:style-name="ce12" office:value-type="string" calcext:value-type="string">
            <text:p>-02 49 22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NGC 125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13 32.04</text:p>
          </table:table-cell>
          <table:table-cell table:style-name="ce12" office:value-type="string" calcext:value-type="string">
            <text:p>-25 43 30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55" calcext:value-type="float">
            <text:p>1255</text:p>
          </table:table-cell>
          <table:table-cell table:style-name="ce4" office:value-type="string" calcext:value-type="string">
            <text:p>NGC 129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18 14.894</text:p>
          </table:table-cell>
          <table:table-cell table:style-name="ce12" office:value-type="string" calcext:value-type="string">
            <text:p>-27 36 37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NGC 130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19 41.079</text:p>
          </table:table-cell>
          <table:table-cell table:style-name="ce12" office:value-type="string" calcext:value-type="string">
            <text:p>-19 24 40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NGC 132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24 25.565</text:p>
          </table:table-cell>
          <table:table-cell table:style-name="ce12" office:value-type="string" calcext:value-type="string">
            <text:p>-21 32 38.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56" calcext:value-type="float">
            <text:p>1256</text:p>
          </table:table-cell>
          <table:table-cell table:style-name="ce4" office:value-type="string" calcext:value-type="string">
            <text:p>NGC 133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28 05.959</text:p>
          </table:table-cell>
          <table:table-cell table:style-name="ce12" office:value-type="string" calcext:value-type="string">
            <text:p>-08 23 19.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NGC 13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0 30 21.893</text:p>
          </table:table-cell>
          <table:table-cell table:style-name="ce12" office:value-type="string" calcext:value-type="string">
            <text:p>-33 14 43.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55" calcext:value-type="float">
            <text:p>1155</text:p>
          </table:table-cell>
          <table:table-cell table:style-name="ce4" office:value-type="string" calcext:value-type="string">
            <text:p>NGC 134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37 49.659</text:p>
          </table:table-cell>
          <table:table-cell table:style-name="ce12" office:value-type="string" calcext:value-type="string">
            <text:p>+72 34 16.8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NGC 135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31 08.119</text:p>
          </table:table-cell>
          <table:table-cell table:style-name="ce12" office:value-type="string" calcext:value-type="string">
            <text:p>-33 37 43.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11" calcext:value-type="float">
            <text:p>1511</text:p>
          </table:table-cell>
          <table:table-cell table:style-name="ce4" office:value-type="string" calcext:value-type="string">
            <text:p>NGC 135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33 47.698</text:p>
          </table:table-cell>
          <table:table-cell table:style-name="ce12" office:value-type="string" calcext:value-type="string">
            <text:p>-19 29 31.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NGC 1365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03 33 36.31</text:p>
          </table:table-cell>
          <table:table-cell table:style-name="ce12" office:value-type="string" calcext:value-type="string">
            <text:p>-36 08 27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57" calcext:value-type="float">
            <text:p>9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float" office:value="1135" calcext:value-type="float">
            <text:p>1135</text:p>
          </table:table-cell>
          <table:table-cell table:style-name="ce4" office:value-type="string" calcext:value-type="string">
            <text:p>NGC 138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37 28.323</text:p>
          </table:table-cell>
          <table:table-cell table:style-name="ce12" office:value-type="string" calcext:value-type="string">
            <text:p>-24 30 04.6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75" calcext:value-type="float">
            <text:p>1275</text:p>
          </table:table-cell>
          <table:table-cell table:style-name="ce4" office:value-type="string" calcext:value-type="string">
            <text:p>NGC 139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38 52.130</text:p>
          </table:table-cell>
          <table:table-cell table:style-name="ce12" office:value-type="string" calcext:value-type="string">
            <text:p>-26 20 16.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NGC 140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39 23.317</text:p>
          </table:table-cell>
          <table:table-cell table:style-name="ce12" office:value-type="string" calcext:value-type="string">
            <text:p>-31 19 17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NGC 142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3 42 11.535</text:p>
          </table:table-cell>
          <table:table-cell table:style-name="ce12" office:value-type="string" calcext:value-type="string">
            <text:p>-29 53 36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90" calcext:value-type="float">
            <text:p>1590</text:p>
          </table:table-cell>
          <table:table-cell table:style-name="ce4" office:value-type="string" calcext:value-type="string">
            <text:p>NGC 143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2 01.553</text:p>
          </table:table-cell>
          <table:table-cell table:style-name="ce12" office:value-type="string" calcext:value-type="string">
            <text:p>-47 13 19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45" calcext:value-type="float">
            <text:p>1245</text:p>
          </table:table-cell>
          <table:table-cell table:style-name="ce4" office:value-type="string" calcext:value-type="string">
            <text:p>NGC 144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4 31.915</text:p>
          </table:table-cell>
          <table:table-cell table:style-name="ce12" office:value-type="string" calcext:value-type="string">
            <text:p>-44 38 41.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NGC 147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47 25.147</text:p>
          </table:table-cell>
          <table:table-cell table:style-name="ce12" office:value-type="string" calcext:value-type="string">
            <text:p>-68 13 13.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NGC 148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54 17.99</text:p>
          </table:table-cell>
          <table:table-cell table:style-name="ce12" office:value-type="string" calcext:value-type="string">
            <text:p>-36 58 14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4" office:value-type="string" calcext:value-type="string">
            <text:p>NGC 149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57 42.7</text:p>
          </table:table-cell>
          <table:table-cell table:style-name="ce12" office:value-type="string" calcext:value-type="string">
            <text:p>-48 54 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17" calcext:value-type="float">
            <text:p>1417</text:p>
          </table:table-cell>
          <table:table-cell table:style-name="ce4" office:value-type="string" calcext:value-type="string">
            <text:p>NGC 149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58 21.805</text:p>
          </table:table-cell>
          <table:table-cell table:style-name="ce12" office:value-type="string" calcext:value-type="string">
            <text:p>-44 27 58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95" calcext:value-type="float">
            <text:p>1195</text:p>
          </table:table-cell>
          <table:table-cell table:style-name="ce4" office:value-type="string" calcext:value-type="string">
            <text:p>NGC 150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0 34 15.481</text:p>
          </table:table-cell>
          <table:table-cell table:style-name="ce12" office:value-type="string" calcext:value-type="string">
            <text:p>-27 48 13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81" calcext:value-type="float">
            <text:p>1181</text:p>
          </table:table-cell>
          <table:table-cell table:style-name="ce4" office:value-type="string" calcext:value-type="string">
            <text:p>NGC 150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04 27.36</text:p>
          </table:table-cell>
          <table:table-cell table:style-name="ce12" office:value-type="string" calcext:value-type="string">
            <text:p>-02 11 10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99" calcext:value-type="float">
            <text:p>1199</text:p>
          </table:table-cell>
          <table:table-cell table:style-name="ce4" office:value-type="string" calcext:value-type="string">
            <text:p>NGC 1511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3 59 35.70</text:p>
          </table:table-cell>
          <table:table-cell table:style-name="ce12" office:value-type="string" calcext:value-type="string">
            <text:p>-67 38 06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NGC 151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03 54.281</text:p>
          </table:table-cell>
          <table:table-cell table:style-name="ce12" office:value-type="string" calcext:value-type="string">
            <text:p>-43 20 55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>
            <text:p>NGC 151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04 02.719</text:p>
          </table:table-cell>
          <table:table-cell table:style-name="ce12" office:value-type="string" calcext:value-type="string">
            <text:p>-54 06 00.22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NGC 151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08 07.591</text:p>
          </table:table-cell>
          <table:table-cell table:style-name="ce12" office:value-type="string" calcext:value-type="string">
            <text:p>-17 11 34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NGC 153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23 27.102</text:p>
          </table:table-cell>
          <table:table-cell table:style-name="ce12" office:value-type="string" calcext:value-type="string">
            <text:p>+75 17 44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91" calcext:value-type="float">
            <text:p>1391</text:p>
          </table:table-cell>
          <table:table-cell table:style-name="ce4" office:value-type="string" calcext:value-type="string">
            <text:p>NGC 153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12 04.334</text:p>
          </table:table-cell>
          <table:table-cell table:style-name="ce12" office:value-type="string" calcext:value-type="string">
            <text:p>-32 52 27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76" calcext:value-type="float">
            <text:p>1076</text:p>
          </table:table-cell>
          <table:table-cell table:style-name="ce4" office:value-type="string" calcext:value-type="string">
            <text:p>NGC 155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17 44.835</text:p>
          </table:table-cell>
          <table:table-cell table:style-name="ce12" office:value-type="string" calcext:value-type="string">
            <text:p>-50 09 52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NGC 155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17 37.30</text:p>
          </table:table-cell>
          <table:table-cell table:style-name="ce12" office:value-type="string" calcext:value-type="string">
            <text:p>-62 47 03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361" calcext:value-type="float">
            <text:p>1361</text:p>
          </table:table-cell>
          <table:table-cell table:style-name="ce4" office:value-type="string" calcext:value-type="string">
            <text:p>NGC 1566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04 20 00.419</text:p>
          </table:table-cell>
          <table:table-cell table:style-name="ce12" office:value-type="string" calcext:value-type="string">
            <text:p>-54 56 16.11</text:p>
          </table:table-cell>
          <table:table-cell table:style-name="ce3" office:value-type="string" calcext:value-type="string">
            <text:p>Ss...</text:p>
          </table:table-cell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1157" calcext:value-type="float">
            <text:p>1157</text:p>
          </table:table-cell>
          <table:table-cell table:style-name="ce4" office:value-type="string" calcext:value-type="string">
            <text:p>NGC 163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41 28.229</text:p>
          </table:table-cell>
          <table:table-cell table:style-name="ce12" office:value-type="string" calcext:value-type="string">
            <text:p>-02 51 28.9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NGC 1679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4 49 55.584</text:p>
          </table:table-cell>
          <table:table-cell table:style-name="ce12" office:value-type="string" calcext:value-type="string">
            <text:p>-31 57 55.8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45" calcext:value-type="float">
            <text:p>1345</text:p>
          </table:table-cell>
          <table:table-cell table:style-name="ce4" office:value-type="string" calcext:value-type="string">
            <text:p>NGC 168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4 48 23.789</text:p>
          </table:table-cell>
          <table:table-cell table:style-name="ce12" office:value-type="string" calcext:value-type="string">
            <text:p>-59 48 01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NGC 174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4 59 57.801</text:p>
          </table:table-cell>
          <table:table-cell table:style-name="ce12" office:value-type="string" calcext:value-type="string">
            <text:p>-26 01 19.9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NGC 178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05 27.118</text:p>
          </table:table-cell>
          <table:table-cell table:style-name="ce12" office:value-type="string" calcext:value-type="string">
            <text:p>-11 52 17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NGC 179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5 05 15.00</text:p>
          </table:table-cell>
          <table:table-cell table:style-name="ce12" office:value-type="string" calcext:value-type="string">
            <text:p>-37 58 47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NGC 1808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05 07 42.343</text:p>
          </table:table-cell>
          <table:table-cell table:style-name="ce12" office:value-type="string" calcext:value-type="string">
            <text:p>-37 30 46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9" calcext:value-type="float">
            <text:p>49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NGC 182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06 56.2</text:p>
          </table:table-cell>
          <table:table-cell table:style-name="ce12" office:value-type="string" calcext:value-type="string">
            <text:p>-59 43 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NGC 183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12 03.332</text:p>
          </table:table-cell>
          <table:table-cell table:style-name="ce12" office:value-type="string" calcext:value-type="string">
            <text:p>-15 41 16.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NGC 185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12 16.533</text:p>
          </table:table-cell>
          <table:table-cell table:style-name="ce12" office:value-type="string" calcext:value-type="string">
            <text:p>-57 23 56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4" office:value-type="string" calcext:value-type="string">
            <text:p>NGC 187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19 48.3</text:p>
          </table:table-cell>
          <table:table-cell table:style-name="ce12" office:value-type="string" calcext:value-type="string">
            <text:p>-32 08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NGC 189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17 08.998</text:p>
          </table:table-cell>
          <table:table-cell table:style-name="ce12" office:value-type="string" calcext:value-type="string">
            <text:p>-64 57 35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12" calcext:value-type="float">
            <text:p>1212</text:p>
          </table:table-cell>
          <table:table-cell table:style-name="ce4" office:value-type="string" calcext:value-type="string">
            <text:p>NGC 196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33 22.00</text:p>
          </table:table-cell>
          <table:table-cell table:style-name="ce12" office:value-type="string" calcext:value-type="string">
            <text:p>-21 56 41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48" calcext:value-type="float">
            <text:p>1148</text:p>
          </table:table-cell>
          <table:table-cell table:style-name="ce4" office:value-type="string" calcext:value-type="string">
            <text:p>NGC 209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47 01.890</text:p>
          </table:table-cell>
          <table:table-cell table:style-name="ce12" office:value-type="string" calcext:value-type="string">
            <text:p>-34 15 02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NGC 21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0 40 35.021</text:p>
          </table:table-cell>
          <table:table-cell table:style-name="ce12" office:value-type="string" calcext:value-type="string">
            <text:p>-13 52 22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36" calcext:value-type="float">
            <text:p>1236</text:p>
          </table:table-cell>
          <table:table-cell table:style-name="ce4" office:value-type="string" calcext:value-type="string">
            <text:p>NGC 210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47 04.772</text:p>
          </table:table-cell>
          <table:table-cell table:style-name="ce12" office:value-type="string" calcext:value-type="string">
            <text:p>-51 33 10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75" calcext:value-type="float">
            <text:p>1375</text:p>
          </table:table-cell>
          <table:table-cell table:style-name="ce4" office:value-type="string" calcext:value-type="string">
            <text:p>NGC 212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5 57 52.211</text:p>
          </table:table-cell>
          <table:table-cell table:style-name="ce12" office:value-type="string" calcext:value-type="string">
            <text:p>-20 05 04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NGC 226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14 17.441</text:p>
          </table:table-cell>
          <table:table-cell table:style-name="ce12" office:value-type="string" calcext:value-type="string">
            <text:p>+84 22 56.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NGC 2280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6 44 49.40</text:p>
          </table:table-cell>
          <table:table-cell table:style-name="ce12" office:value-type="string" calcext:value-type="string">
            <text:p>-27 38 22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26" calcext:value-type="float">
            <text:p>1126</text:p>
          </table:table-cell>
          <table:table-cell table:style-name="ce4" office:value-type="string" calcext:value-type="string">
            <text:p>NGC 228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45 53.2</text:p>
          </table:table-cell>
          <table:table-cell table:style-name="ce12" office:value-type="string" calcext:value-type="string">
            <text:p>-18 12 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98" calcext:value-type="float">
            <text:p>1498</text:p>
          </table:table-cell>
          <table:table-cell table:style-name="ce4" office:value-type="string" calcext:value-type="string">
            <text:p>NGC 2336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7 27 04.050</text:p>
          </table:table-cell>
          <table:table-cell table:style-name="ce12" office:value-type="string" calcext:value-type="string">
            <text:p>+80 10 41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NGC 233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7 08 20.543</text:p>
          </table:table-cell>
          <table:table-cell table:style-name="ce12" office:value-type="string" calcext:value-type="string">
            <text:p>+18 46 49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79" calcext:value-type="float">
            <text:p>1379</text:p>
          </table:table-cell>
          <table:table-cell table:style-name="ce4" office:value-type="string" calcext:value-type="string">
            <text:p>NGC 235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17 40.981</text:p>
          </table:table-cell>
          <table:table-cell table:style-name="ce12" office:value-type="string" calcext:value-type="string">
            <text:p>+23 21 24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30" calcext:value-type="float">
            <text:p>1030</text:p>
          </table:table-cell>
          <table:table-cell table:style-name="ce4" office:value-type="string" calcext:value-type="string">
            <text:p>NGC 2366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7 28 51.85</text:p>
          </table:table-cell>
          <table:table-cell table:style-name="ce12" office:value-type="string" calcext:value-type="string">
            <text:p>+69 12 31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style-name="ce4" office:value-type="string" calcext:value-type="string">
            <text:p>NGC 239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21 19.997</text:p>
          </table:table-cell>
          <table:table-cell table:style-name="ce12" office:value-type="string" calcext:value-type="string">
            <text:p>-69 00 05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24" calcext:value-type="float">
            <text:p>1124</text:p>
          </table:table-cell>
          <table:table-cell table:style-name="ce4" office:value-type="string" calcext:value-type="string">
            <text:p>NGC 2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0 09 56.542</text:p>
          </table:table-cell>
          <table:table-cell table:style-name="ce12" office:value-type="string" calcext:value-type="string">
            <text:p>-24 57 47.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NGC 240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36 51.396</text:p>
          </table:table-cell>
          <table:table-cell table:style-name="ce12" office:value-type="string" calcext:value-type="string">
            <text:p>+65 36 09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19" calcext:value-type="float">
            <text:p>11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4" office:value-type="string" calcext:value-type="string">
            <text:p>NGC 241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30 12.098</text:p>
          </table:table-cell>
          <table:table-cell table:style-name="ce12" office:value-type="string" calcext:value-type="string">
            <text:p>-62 15 09.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NGC 242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7 36 28.176</text:p>
          </table:table-cell>
          <table:table-cell table:style-name="ce12" office:value-type="string" calcext:value-type="string">
            <text:p>-47 38 07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4" office:value-type="string" calcext:value-type="string">
            <text:p>NGC 247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0 47 08.554</text:p>
          </table:table-cell>
          <table:table-cell table:style-name="ce12" office:value-type="string" calcext:value-type="string">
            <text:p>-20 45 37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54" calcext:value-type="float">
            <text:p>1454</text:p>
          </table:table-cell>
          <table:table-cell table:style-name="ce4" office:value-type="string" calcext:value-type="string">
            <text:p>NGC 252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8 05 38.038</text:p>
          </table:table-cell>
          <table:table-cell table:style-name="ce12" office:value-type="string" calcext:value-type="string">
            <text:p>-11 25 37.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95" calcext:value-type="float">
            <text:p>1495</text:p>
          </table:table-cell>
          <table:table-cell table:style-name="ce4" office:value-type="string" calcext:value-type="string">
            <text:p>NGC 253</text:p>
          </table:table-cell>
          <table:table-cell table:style-name="ce3" office:value-type="string" calcext:value-type="string">
            <text:p>SyG</text:p>
          </table:table-cell>
          <table:table-cell table:style-name="ce9" office:value-type="string" calcext:value-type="string">
            <text:p>00 47 33.13</text:p>
          </table:table-cell>
          <table:table-cell table:style-name="ce12" office:value-type="string" calcext:value-type="string">
            <text:p>-25 17 17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55" calcext:value-type="float">
            <text:p>205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NGC 254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8 14 40.073</text:p>
          </table:table-cell>
          <table:table-cell table:style-name="ce12" office:value-type="string" calcext:value-type="string">
            <text:p>+49 03 41.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NGC 2543</text:p>
          </table:table-cell>
          <table:table-cell table:style-name="ce3" office:value-type="string" calcext:value-type="string">
            <text:p>PaG</text:p>
          </table:table-cell>
          <table:table-cell table:style-name="ce9" office:value-type="string" calcext:value-type="string">
            <text:p>08 12 57.955</text:p>
          </table:table-cell>
          <table:table-cell table:style-name="ce12" office:value-type="string" calcext:value-type="string">
            <text:p>+36 15 16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NGC 259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8 37 25.529</text:p>
          </table:table-cell>
          <table:table-cell table:style-name="ce12" office:value-type="string" calcext:value-type="string">
            <text:p>+78 01 35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NGC 2608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08 35 17.369</text:p>
          </table:table-cell>
          <table:table-cell table:style-name="ce12" office:value-type="string" calcext:value-type="string">
            <text:p>+28 28 24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NGC 261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8 33 22.841</text:p>
          </table:table-cell>
          <table:table-cell table:style-name="ce12" office:value-type="string" calcext:value-type="string">
            <text:p>-22 58 25.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NGC 265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8 49 11.873</text:p>
          </table:table-cell>
          <table:table-cell table:style-name="ce12" office:value-type="string" calcext:value-type="string">
            <text:p>+60 13 16.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69" calcext:value-type="float">
            <text:p>1269</text:p>
          </table:table-cell>
          <table:table-cell table:style-name="ce4" office:value-type="string" calcext:value-type="string">
            <text:p>NGC 268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52 41.345</text:p>
          </table:table-cell>
          <table:table-cell table:style-name="ce12" office:value-type="string" calcext:value-type="string">
            <text:p>+33 25 18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29" calcext:value-type="float">
            <text:p>1429</text:p>
          </table:table-cell>
          <table:table-cell table:style-name="ce4" office:value-type="string" calcext:value-type="string">
            <text:p>NGC 270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59 05.720</text:p>
          </table:table-cell>
          <table:table-cell table:style-name="ce12" office:value-type="string" calcext:value-type="string">
            <text:p>+53 46 18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NGC 271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59 30.458</text:p>
          </table:table-cell>
          <table:table-cell table:style-name="ce12" office:value-type="string" calcext:value-type="string">
            <text:p>+44 54 50.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08" calcext:value-type="float">
            <text:p>1108</text:p>
          </table:table-cell>
          <table:table-cell table:style-name="ce4" office:value-type="string" calcext:value-type="string">
            <text:p>NGC 271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08 06.196</text:p>
          </table:table-cell>
          <table:table-cell table:style-name="ce12" office:value-type="string" calcext:value-type="string">
            <text:p>+78 05 06.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34" calcext:value-type="float">
            <text:p>1534</text:p>
          </table:table-cell>
          <table:table-cell table:style-name="ce4" office:value-type="string" calcext:value-type="string">
            <text:p>NGC 27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07 33.527</text:p>
          </table:table-cell>
          <table:table-cell table:style-name="ce12" office:value-type="string" calcext:value-type="string">
            <text:p>+60 28 45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NGC 275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05 31.194</text:p>
          </table:table-cell>
          <table:table-cell table:style-name="ce12" office:value-type="string" calcext:value-type="string">
            <text:p>-19 02 33.9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NGC 276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06 49.032</text:p>
          </table:table-cell>
          <table:table-cell table:style-name="ce12" office:value-type="string" calcext:value-type="string">
            <text:p>-15 29 59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82" calcext:value-type="float">
            <text:p>1182</text:p>
          </table:table-cell>
          <table:table-cell table:style-name="ce4" office:value-type="string" calcext:value-type="string">
            <text:p>NGC 277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09 33.622</text:p>
          </table:table-cell>
          <table:table-cell table:style-name="ce12" office:value-type="string" calcext:value-type="string">
            <text:p>+33 07 24.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64" calcext:value-type="float">
            <text:p>1364</text:p>
          </table:table-cell>
          <table:table-cell table:style-name="ce4" office:value-type="string" calcext:value-type="string">
            <text:p>NGC 281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16 19.746</text:p>
          </table:table-cell>
          <table:table-cell table:style-name="ce12" office:value-type="string" calcext:value-type="string">
            <text:p>-23 37 59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76" calcext:value-type="float">
            <text:p>1376</text:p>
          </table:table-cell>
          <table:table-cell table:style-name="ce4" office:value-type="string" calcext:value-type="string">
            <text:p>NGC 283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17 52.907</text:p>
          </table:table-cell>
          <table:table-cell table:style-name="ce12" office:value-type="string" calcext:value-type="string">
            <text:p>-22 21 16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NGC 2841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09 22 02.655</text:p>
          </table:table-cell>
          <table:table-cell table:style-name="ce12" office:value-type="string" calcext:value-type="string">
            <text:p>+50 58 35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NGC 289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0 52 42.365</text:p>
          </table:table-cell>
          <table:table-cell table:style-name="ce12" office:value-type="string" calcext:value-type="string">
            <text:p>-31 12 20.9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15" calcext:value-type="float">
            <text:p>1415</text:p>
          </table:table-cell>
          <table:table-cell table:style-name="ce4" office:value-type="string" calcext:value-type="string">
            <text:p>NGC 290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32 10.111</text:p>
          </table:table-cell>
          <table:table-cell table:style-name="ce12" office:value-type="string" calcext:value-type="string">
            <text:p>+21 30 02.9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131" calcext:value-type="float">
            <text:p>1131</text:p>
          </table:table-cell>
          <table:table-cell table:style-name="ce4" office:value-type="string" calcext:value-type="string">
            <text:p>NGC 291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34 47.549</text:p>
          </table:table-cell>
          <table:table-cell table:style-name="ce12" office:value-type="string" calcext:value-type="string">
            <text:p>+10 17 01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08" calcext:value-type="float">
            <text:p>1508</text:p>
          </table:table-cell>
          <table:table-cell table:style-name="ce4" office:value-type="string" calcext:value-type="string">
            <text:p>NGC 293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36 44.854</text:p>
          </table:table-cell>
          <table:table-cell table:style-name="ce12" office:value-type="string" calcext:value-type="string">
            <text:p>-21 07 41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57" calcext:value-type="float">
            <text:p>1057</text:p>
          </table:table-cell>
          <table:table-cell table:style-name="ce4" office:value-type="string" calcext:value-type="string">
            <text:p>NGC 293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38 23.778</text:p>
          </table:table-cell>
          <table:table-cell table:style-name="ce12" office:value-type="string" calcext:value-type="string">
            <text:p>+76 19 10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NGC 297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47 15.458</text:p>
          </table:table-cell>
          <table:table-cell table:style-name="ce12" office:value-type="string" calcext:value-type="string">
            <text:p>+67 54 58.9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63" calcext:value-type="float">
            <text:p>1363</text:p>
          </table:table-cell>
          <table:table-cell table:style-name="ce4" office:value-type="string" calcext:value-type="string">
            <text:p>NGC 299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46 17.219</text:p>
          </table:table-cell>
          <table:table-cell table:style-name="ce12" office:value-type="string" calcext:value-type="string">
            <text:p>+05 42 31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04" calcext:value-type="float">
            <text:p>1204</text:p>
          </table:table-cell>
          <table:table-cell table:style-name="ce4" office:value-type="string" calcext:value-type="string">
            <text:p>NGC 299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45 38.793</text:p>
          </table:table-cell>
          <table:table-cell table:style-name="ce12" office:value-type="string" calcext:value-type="string">
            <text:p>-31 11 27.9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4" office:value-type="string" calcext:value-type="string">
            <text:p>NGC 30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0 54 53.479</text:p>
          </table:table-cell>
          <table:table-cell table:style-name="ce12" office:value-type="string" calcext:value-type="string">
            <text:p>-37 41 03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20" calcext:value-type="float">
            <text:p>82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05" calcext:value-type="float">
            <text:p>1005</text:p>
          </table:table-cell>
          <table:table-cell table:style-name="ce4" office:value-type="string" calcext:value-type="string">
            <text:p>NGC 300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46 18.666</text:p>
          </table:table-cell>
          <table:table-cell table:style-name="ce12" office:value-type="string" calcext:value-type="string">
            <text:p>-30 26 14.8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NGC 300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48 36.050</text:p>
          </table:table-cell>
          <table:table-cell table:style-name="ce12" office:value-type="string" calcext:value-type="string">
            <text:p>+33 25 17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>
            <text:p>NGC 3020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9 50 06.599</text:p>
          </table:table-cell>
          <table:table-cell table:style-name="ce12" office:value-type="string" calcext:value-type="string">
            <text:p>+12 48 48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NGC 302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50 57.114</text:p>
          </table:table-cell>
          <table:table-cell table:style-name="ce12" office:value-type="string" calcext:value-type="string">
            <text:p>+33 33 12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57" calcext:value-type="float">
            <text:p>1257</text:p>
          </table:table-cell>
          <table:table-cell table:style-name="ce4" office:value-type="string" calcext:value-type="string">
            <text:p>NGC 302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55 40.631</text:p>
          </table:table-cell>
          <table:table-cell table:style-name="ce12" office:value-type="string" calcext:value-type="string">
            <text:p>+72 12 12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NGC 303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9 51 15.439</text:p>
          </table:table-cell>
          <table:table-cell table:style-name="ce12" office:value-type="string" calcext:value-type="string">
            <text:p>-32 45 09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NGC 30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53 07.145</text:p>
          </table:table-cell>
          <table:table-cell table:style-name="ce12" office:value-type="string" calcext:value-type="string">
            <text:p>+16 40 39.7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96" calcext:value-type="float">
            <text:p>1196</text:p>
          </table:table-cell>
          <table:table-cell table:style-name="ce4" office:value-type="string" calcext:value-type="string">
            <text:p>NGC 304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53 40.884</text:p>
          </table:table-cell>
          <table:table-cell table:style-name="ce12" office:value-type="string" calcext:value-type="string">
            <text:p>+01 34 46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NGC 305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54 28.605</text:p>
          </table:table-cell>
          <table:table-cell table:style-name="ce12" office:value-type="string" calcext:value-type="string">
            <text:p>-25 42 12.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4" office:value-type="string" calcext:value-type="string">
            <text:p>NGC 306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58 21.057</text:p>
          </table:table-cell>
          <table:table-cell table:style-name="ce12" office:value-type="string" calcext:value-type="string">
            <text:p>+32 22 11.9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NGC 3079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0 01 57.924</text:p>
          </table:table-cell>
          <table:table-cell table:style-name="ce12" office:value-type="string" calcext:value-type="string">
            <text:p>+55 40 48.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02" calcext:value-type="float">
            <text:p>90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403" calcext:value-type="float">
            <text:p>1403</text:p>
          </table:table-cell>
          <table:table-cell table:style-name="ce4" office:value-type="string" calcext:value-type="string">
            <text:p>NGC 309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01 25.917</text:p>
          </table:table-cell>
          <table:table-cell table:style-name="ce12" office:value-type="string" calcext:value-type="string">
            <text:p>+15 46 11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78" calcext:value-type="float">
            <text:p>478</text:p>
          </table:table-cell>
          <table:table-cell table:style-name="ce4" office:value-type="string" calcext:value-type="string">
            <text:p>NGC 309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00 05.823</text:p>
          </table:table-cell>
          <table:table-cell table:style-name="ce12" office:value-type="string" calcext:value-type="string">
            <text:p>-31 33 10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4" office:value-type="string" calcext:value-type="string">
            <text:p>NGC 3113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0 04 26.118</text:p>
          </table:table-cell>
          <table:table-cell table:style-name="ce12" office:value-type="string" calcext:value-type="string">
            <text:p>-28 26 38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NGC 311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07 11.616</text:p>
          </table:table-cell>
          <table:table-cell table:style-name="ce12" office:value-type="string" calcext:value-type="string">
            <text:p>+33 01 40.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NGC 313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09 07.478</text:p>
          </table:table-cell>
          <table:table-cell table:style-name="ce12" office:value-type="string" calcext:value-type="string">
            <text:p>-29 03 51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4" office:value-type="string" calcext:value-type="string">
            <text:p>NGC 315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12 50.504</text:p>
          </table:table-cell>
          <table:table-cell table:style-name="ce12" office:value-type="string" calcext:value-type="string">
            <text:p>+12 40 00.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02" calcext:value-type="float">
            <text:p>1502</text:p>
          </table:table-cell>
          <table:table-cell table:style-name="ce4" office:value-type="string" calcext:value-type="string">
            <text:p>NGC 3185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0 17 38.584</text:p>
          </table:table-cell>
          <table:table-cell table:style-name="ce12" office:value-type="string" calcext:value-type="string">
            <text:p>+21 41 17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NGC 319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19 54.990</text:p>
          </table:table-cell>
          <table:table-cell table:style-name="ce12" office:value-type="string" calcext:value-type="string">
            <text:p>+45 32 58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NGC 320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21 47.582</text:p>
          </table:table-cell>
          <table:table-cell table:style-name="ce12" office:value-type="string" calcext:value-type="string">
            <text:p>+56 55 49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4" office:value-type="string" calcext:value-type="string">
            <text:p>NGC 322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0 21 35.076</text:p>
          </table:table-cell>
          <table:table-cell table:style-name="ce12" office:value-type="string" calcext:value-type="string">
            <text:p>-34 16 00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NGC 3225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0 25 09.928</text:p>
          </table:table-cell>
          <table:table-cell table:style-name="ce12" office:value-type="string" calcext:value-type="string">
            <text:p>+58 09 00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11" calcext:value-type="float">
            <text:p>411</text:p>
          </table:table-cell>
          <table:table-cell table:style-name="ce4" office:value-type="string" calcext:value-type="string">
            <text:p>NGC 324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26 41.766</text:p>
          </table:table-cell>
          <table:table-cell table:style-name="ce12" office:value-type="string" calcext:value-type="string">
            <text:p>+03 51 43.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49" calcext:value-type="float">
            <text:p>1549</text:p>
          </table:table-cell>
          <table:table-cell table:style-name="ce4" office:value-type="string" calcext:value-type="string">
            <text:p>NGC 3254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0 29 19.922</text:p>
          </table:table-cell>
          <table:table-cell table:style-name="ce12" office:value-type="string" calcext:value-type="string">
            <text:p>+29 29 29.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95" calcext:value-type="float">
            <text:p>1595</text:p>
          </table:table-cell>
          <table:table-cell table:style-name="ce4" office:value-type="string" calcext:value-type="string">
            <text:p>NGC 327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34 42.792</text:p>
          </table:table-cell>
          <table:table-cell table:style-name="ce12" office:value-type="string" calcext:value-type="string">
            <text:p>+11 11 50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81" calcext:value-type="float">
            <text:p>1281</text:p>
          </table:table-cell>
          <table:table-cell table:style-name="ce4" office:value-type="string" calcext:value-type="string">
            <text:p>NGC 328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33 35.823</text:p>
          </table:table-cell>
          <table:table-cell table:style-name="ce12" office:value-type="string" calcext:value-type="string">
            <text:p>-27 27 16.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NGC 330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37 10.214</text:p>
          </table:table-cell>
          <table:table-cell table:style-name="ce12" office:value-type="string" calcext:value-type="string">
            <text:p>+12 39 08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NGC 331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39 09.533</text:p>
          </table:table-cell>
          <table:table-cell table:style-name="ce12" office:value-type="string" calcext:value-type="string">
            <text:p>+41 41 12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NGC 332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39 36.522</text:p>
          </table:table-cell>
          <table:table-cell table:style-name="ce12" office:value-type="string" calcext:value-type="string">
            <text:p>+47 23 52.6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NGC 332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38 50.552</text:p>
          </table:table-cell>
          <table:table-cell table:style-name="ce12" office:value-type="string" calcext:value-type="string">
            <text:p>-11 38 56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4" office:value-type="string" calcext:value-type="string">
            <text:p>NGC 334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2 46.505</text:p>
          </table:table-cell>
          <table:table-cell table:style-name="ce12" office:value-type="string" calcext:value-type="string">
            <text:p>-36 21 09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NGC 335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41 25.96</text:p>
          </table:table-cell>
          <table:table-cell table:style-name="ce12" office:value-type="string" calcext:value-type="string">
            <text:p>-23 23 00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NGC 335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46 36.845</text:p>
          </table:table-cell>
          <table:table-cell table:style-name="ce12" office:value-type="string" calcext:value-type="string">
            <text:p>+63 13 25.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NGC 33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58 58.004</text:p>
          </table:table-cell>
          <table:table-cell table:style-name="ce12" office:value-type="string" calcext:value-type="string">
            <text:p>-18 44 33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NGC 336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6 12.649</text:p>
          </table:table-cell>
          <table:table-cell table:style-name="ce12" office:value-type="string" calcext:value-type="string">
            <text:p>+01 48 47.9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NGC 336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35 08.5</text:p>
          </table:table-cell>
          <table:table-cell table:style-name="ce12" office:value-type="string" calcext:value-type="string">
            <text:p>-43 41 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4" office:value-type="string" calcext:value-type="string">
            <text:p>NGC 337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7 04.039</text:p>
          </table:table-cell>
          <table:table-cell table:style-name="ce12" office:value-type="string" calcext:value-type="string">
            <text:p>+17 16 25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86" calcext:value-type="float">
            <text:p>1286</text:p>
          </table:table-cell>
          <table:table-cell table:style-name="ce4" office:value-type="string" calcext:value-type="string">
            <text:p>NGC 338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48 28.0</text:p>
          </table:table-cell>
          <table:table-cell table:style-name="ce12" office:value-type="string" calcext:value-type="string">
            <text:p>+12 31 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27" calcext:value-type="float">
            <text:p>1227</text:p>
          </table:table-cell>
          <table:table-cell table:style-name="ce4" office:value-type="string" calcext:value-type="string">
            <text:p>NGC 342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51 14.341</text:p>
          </table:table-cell>
          <table:table-cell table:style-name="ce12" office:value-type="string" calcext:value-type="string">
            <text:p>+05 50 24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42" calcext:value-type="float">
            <text:p>1242</text:p>
          </table:table-cell>
          <table:table-cell table:style-name="ce4" office:value-type="string" calcext:value-type="string">
            <text:p>NGC 343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52 35.746</text:p>
          </table:table-cell>
          <table:table-cell table:style-name="ce12" office:value-type="string" calcext:value-type="string">
            <text:p>+22 56 02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NGC 344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52 53.650</text:p>
          </table:table-cell>
          <table:table-cell table:style-name="ce12" office:value-type="string" calcext:value-type="string">
            <text:p>-32 55 39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NGC 345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54 20.859</text:p>
          </table:table-cell>
          <table:table-cell table:style-name="ce12" office:value-type="string" calcext:value-type="string">
            <text:p>+27 14 22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46" calcext:value-type="float">
            <text:p>1046</text:p>
          </table:table-cell>
          <table:table-cell table:style-name="ce4" office:value-type="string" calcext:value-type="string">
            <text:p>NGC 347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59 09.016</text:p>
          </table:table-cell>
          <table:table-cell table:style-name="ce12" office:value-type="string" calcext:value-type="string">
            <text:p>+61 31 49.6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NGC 3486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1 00 23.946</text:p>
          </table:table-cell>
          <table:table-cell table:style-name="ce12" office:value-type="string" calcext:value-type="string">
            <text:p>+28 58 29.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437" calcext:value-type="float">
            <text:p>1437</text:p>
          </table:table-cell>
          <table:table-cell table:style-name="ce4" office:value-type="string" calcext:value-type="string">
            <text:p>NGC 349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01 16.168</text:p>
          </table:table-cell>
          <table:table-cell table:style-name="ce12" office:value-type="string" calcext:value-type="string">
            <text:p>+03 37 40.9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NGC 3501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1 02 47.307</text:p>
          </table:table-cell>
          <table:table-cell table:style-name="ce12" office:value-type="string" calcext:value-type="string">
            <text:p>+17 59 22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78" calcext:value-type="float">
            <text:p>1078</text:p>
          </table:table-cell>
          <table:table-cell table:style-name="ce4" office:value-type="string" calcext:value-type="string">
            <text:p>NGC 351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1 03 43.356</text:p>
          </table:table-cell>
          <table:table-cell table:style-name="ce12" office:value-type="string" calcext:value-type="string">
            <text:p>+28 53 13.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4" office:value-type="string" calcext:value-type="string">
            <text:p>NGC 351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03 23.767</text:p>
          </table:table-cell>
          <table:table-cell table:style-name="ce12" office:value-type="string" calcext:value-type="string">
            <text:p>-23 05 12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NGC 351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03 45.68</text:p>
          </table:table-cell>
          <table:table-cell table:style-name="ce12" office:value-type="string" calcext:value-type="string">
            <text:p>-23 14 40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4" office:value-type="string" calcext:value-type="string">
            <text:p>NGC 3521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1 05 48.593</text:p>
          </table:table-cell>
          <table:table-cell table:style-name="ce12" office:value-type="string" calcext:value-type="string">
            <text:p>-00 02 09.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NGC 352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06 56.623</text:p>
          </table:table-cell>
          <table:table-cell table:style-name="ce12" office:value-type="string" calcext:value-type="string">
            <text:p>+07 10 26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NGC 354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09 55.950</text:p>
          </table:table-cell>
          <table:table-cell table:style-name="ce12" office:value-type="string" calcext:value-type="string">
            <text:p>+10 43 14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NGC 354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10 56.905</text:p>
          </table:table-cell>
          <table:table-cell table:style-name="ce12" office:value-type="string" calcext:value-type="string">
            <text:p>+53 23 15.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NGC 356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10 48.582</text:p>
          </table:table-cell>
          <table:table-cell table:style-name="ce12" office:value-type="string" calcext:value-type="string">
            <text:p>-37 26 52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NGC 359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14 27.242</text:p>
          </table:table-cell>
          <table:table-cell table:style-name="ce12" office:value-type="string" calcext:value-type="string">
            <text:p>+17 15 36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83" calcext:value-type="float">
            <text:p>1483</text:p>
          </table:table-cell>
          <table:table-cell table:style-name="ce4" office:value-type="string" calcext:value-type="string">
            <text:p>NGC 36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02 51.446</text:p>
          </table:table-cell>
          <table:table-cell table:style-name="ce12" office:value-type="string" calcext:value-type="string">
            <text:p>-65 36 35.9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44" calcext:value-type="float">
            <text:p>1144</text:p>
          </table:table-cell>
          <table:table-cell table:style-name="ce4" office:value-type="string" calcext:value-type="string">
            <text:p>NGC 361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18 21.394</text:p>
          </table:table-cell>
          <table:table-cell table:style-name="ce12" office:value-type="string" calcext:value-type="string">
            <text:p>+45 44 53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NGC 362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18 16.77</text:p>
          </table:table-cell>
          <table:table-cell table:style-name="ce12" office:value-type="string" calcext:value-type="string">
            <text:p>-32 48 48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NGC 3629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20 31.816</text:p>
          </table:table-cell>
          <table:table-cell table:style-name="ce12" office:value-type="string" calcext:value-type="string">
            <text:p>+26 57 48.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NGC 366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24 26.082</text:p>
          </table:table-cell>
          <table:table-cell table:style-name="ce12" office:value-type="string" calcext:value-type="string">
            <text:p>+11 20 31.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NGC 367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25 02.476</text:p>
          </table:table-cell>
          <table:table-cell table:style-name="ce12" office:value-type="string" calcext:value-type="string">
            <text:p>-09 47 43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02" calcext:value-type="float">
            <text:p>1102</text:p>
          </table:table-cell>
          <table:table-cell table:style-name="ce4" office:value-type="string" calcext:value-type="string">
            <text:p>NGC 367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25 12.51</text:p>
          </table:table-cell>
          <table:table-cell table:style-name="ce12" office:value-type="string" calcext:value-type="string">
            <text:p>-26 44 12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88" calcext:value-type="float">
            <text:p>488</text:p>
          </table:table-cell>
          <table:table-cell table:style-name="ce4" office:value-type="string" calcext:value-type="string">
            <text:p>NGC 367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26 08.584</text:p>
          </table:table-cell>
          <table:table-cell table:style-name="ce12" office:value-type="string" calcext:value-type="string">
            <text:p>+43 35 09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NGC 368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27 31.890</text:p>
          </table:table-cell>
          <table:table-cell table:style-name="ce12" office:value-type="string" calcext:value-type="string">
            <text:p>+56 52 36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NGC 368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27 11.173</text:p>
          </table:table-cell>
          <table:table-cell table:style-name="ce12" office:value-type="string" calcext:value-type="string">
            <text:p>+17 01 49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17" calcext:value-type="float">
            <text:p>1517</text:p>
          </table:table-cell>
          <table:table-cell table:style-name="ce4" office:value-type="string" calcext:value-type="string">
            <text:p>NGC 368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27 43.942</text:p>
          </table:table-cell>
          <table:table-cell table:style-name="ce12" office:value-type="string" calcext:value-type="string">
            <text:p>+17 13 26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NGC 3689</text:p>
          </table:table-cell>
          <table:table-cell table:style-name="ce3" office:value-type="string" calcext:value-type="string">
            <text:p>rG</text:p>
          </table:table-cell>
          <table:table-cell table:style-name="ce9" office:value-type="string" calcext:value-type="string">
            <text:p>11 28 11.005</text:p>
          </table:table-cell>
          <table:table-cell table:style-name="ce12" office:value-type="string" calcext:value-type="string">
            <text:p>+25 39 39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NGC 370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29 28.901</text:p>
          </table:table-cell>
          <table:table-cell table:style-name="ce12" office:value-type="string" calcext:value-type="string">
            <text:p>+24 05 36.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35" calcext:value-type="float">
            <text:p>1035</text:p>
          </table:table-cell>
          <table:table-cell table:style-name="ce4" office:value-type="string" calcext:value-type="string">
            <text:p>NGC 370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30 07.456</text:p>
          </table:table-cell>
          <table:table-cell table:style-name="ce12" office:value-type="string" calcext:value-type="string">
            <text:p>+09 16 35.8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47" calcext:value-type="float">
            <text:p>1047</text:p>
          </table:table-cell>
          <table:table-cell table:style-name="ce4" office:value-type="string" calcext:value-type="string">
            <text:p>NGC 3717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31 31.992</text:p>
          </table:table-cell>
          <table:table-cell table:style-name="ce12" office:value-type="string" calcext:value-type="string">
            <text:p>-30 18 27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40" calcext:value-type="float">
            <text:p>1240</text:p>
          </table:table-cell>
          <table:table-cell table:style-name="ce4" office:value-type="string" calcext:value-type="string">
            <text:p>NGC 372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33 21.174</text:p>
          </table:table-cell>
          <table:table-cell table:style-name="ce12" office:value-type="string" calcext:value-type="string">
            <text:p>+47 01 44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67" calcext:value-type="float">
            <text:p>1567</text:p>
          </table:table-cell>
          <table:table-cell table:style-name="ce4" office:value-type="string" calcext:value-type="string">
            <text:p>NGC 372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33 49.321</text:p>
          </table:table-cell>
          <table:table-cell table:style-name="ce12" office:value-type="string" calcext:value-type="string">
            <text:p>+53 07 31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68" calcext:value-type="float">
            <text:p>1168</text:p>
          </table:table-cell>
          <table:table-cell table:style-name="ce4" office:value-type="string" calcext:value-type="string">
            <text:p>NGC 3735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1 35 57.327</text:p>
          </table:table-cell>
          <table:table-cell table:style-name="ce12" office:value-type="string" calcext:value-type="string">
            <text:p>+70 32 08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NGC 375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36 47.974</text:p>
          </table:table-cell>
          <table:table-cell table:style-name="ce12" office:value-type="string" calcext:value-type="string">
            <text:p>+54 17 37.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82" calcext:value-type="float">
            <text:p>1282</text:p>
          </table:table-cell>
          <table:table-cell table:style-name="ce4" office:value-type="string" calcext:value-type="string">
            <text:p>NGC 3769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11 37 44.106</text:p>
          </table:table-cell>
          <table:table-cell table:style-name="ce12" office:value-type="string" calcext:value-type="string">
            <text:p>+47 53 35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38" calcext:value-type="float">
            <text:p>1138</text:p>
          </table:table-cell>
          <table:table-cell table:style-name="ce4" office:value-type="string" calcext:value-type="string">
            <text:p>NGC 380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1 40 54.258</text:p>
          </table:table-cell>
          <table:table-cell table:style-name="ce12" office:value-type="string" calcext:value-type="string">
            <text:p>+56 12 08.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51" calcext:value-type="float">
            <text:p>1551</text:p>
          </table:table-cell>
          <table:table-cell table:style-name="ce4" office:value-type="string" calcext:value-type="string">
            <text:p>NGC 381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40 58.737</text:p>
          </table:table-cell>
          <table:table-cell table:style-name="ce12" office:value-type="string" calcext:value-type="string">
            <text:p>+11 28 16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98" calcext:value-type="float">
            <text:p>1398</text:p>
          </table:table-cell>
          <table:table-cell table:style-name="ce4" office:value-type="string" calcext:value-type="string">
            <text:p>NGC 381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41 18.655</text:p>
          </table:table-cell>
          <table:table-cell table:style-name="ce12" office:value-type="string" calcext:value-type="string">
            <text:p>+36 32 48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02" calcext:value-type="float">
            <text:p>1202</text:p>
          </table:table-cell>
          <table:table-cell table:style-name="ce4" office:value-type="string" calcext:value-type="string">
            <text:p>NGC 3850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45 35.40</text:p>
          </table:table-cell>
          <table:table-cell table:style-name="ce12" office:value-type="string" calcext:value-type="string">
            <text:p>+55 53 11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NGC 387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46 07.782</text:p>
          </table:table-cell>
          <table:table-cell table:style-name="ce12" office:value-type="string" calcext:value-type="string">
            <text:p>+47 29 40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64" calcext:value-type="float">
            <text:p>1164</text:p>
          </table:table-cell>
          <table:table-cell table:style-name="ce4" office:value-type="string" calcext:value-type="string">
            <text:p>NGC 388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47 04.563</text:p>
          </table:table-cell>
          <table:table-cell table:style-name="ce12" office:value-type="string" calcext:value-type="string">
            <text:p>-16 51 16.7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4" office:value-type="string" calcext:value-type="string">
            <text:p>NGC 3893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1 48 38.207</text:p>
          </table:table-cell>
          <table:table-cell table:style-name="ce12" office:value-type="string" calcext:value-type="string">
            <text:p>+48 42 38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NGC 3912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1 50 04.449</text:p>
          </table:table-cell>
          <table:table-cell table:style-name="ce12" office:value-type="string" calcext:value-type="string">
            <text:p>+26 28 44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NGC 391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0 45.487</text:p>
          </table:table-cell>
          <table:table-cell table:style-name="ce12" office:value-type="string" calcext:value-type="string">
            <text:p>+51 49 27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>
            <text:p>NGC 393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52 20.592</text:p>
          </table:table-cell>
          <table:table-cell table:style-name="ce12" office:value-type="string" calcext:value-type="string">
            <text:p>-26 54 21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13" calcext:value-type="float">
            <text:p>1013</text:p>
          </table:table-cell>
          <table:table-cell table:style-name="ce4" office:value-type="string" calcext:value-type="string">
            <text:p>NGC 394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3 41.748</text:p>
          </table:table-cell>
          <table:table-cell table:style-name="ce12" office:value-type="string" calcext:value-type="string">
            <text:p>+47 51 31.6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NGC 395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3 49.028</text:p>
          </table:table-cell>
          <table:table-cell table:style-name="ce12" office:value-type="string" calcext:value-type="string">
            <text:p>+52 19 35.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41" calcext:value-type="float">
            <text:p>1541</text:p>
          </table:table-cell>
          <table:table-cell table:style-name="ce4" office:value-type="string" calcext:value-type="string">
            <text:p>NGC 395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1 54 00.689</text:p>
          </table:table-cell>
          <table:table-cell table:style-name="ce12" office:value-type="string" calcext:value-type="string">
            <text:p>-20 34 02.39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NGC 397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5 45.117</text:p>
          </table:table-cell>
          <table:table-cell table:style-name="ce12" office:value-type="string" calcext:value-type="string">
            <text:p>+55 19 14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83" calcext:value-type="float">
            <text:p>1583</text:p>
          </table:table-cell>
          <table:table-cell table:style-name="ce4" office:value-type="string" calcext:value-type="string">
            <text:p>NGC 3976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1 55 57.297</text:p>
          </table:table-cell>
          <table:table-cell table:style-name="ce12" office:value-type="string" calcext:value-type="string">
            <text:p>+06 44 58.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45" calcext:value-type="float">
            <text:p>1545</text:p>
          </table:table-cell>
          <table:table-cell table:style-name="ce4" office:value-type="string" calcext:value-type="string">
            <text:p>NGC 398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6 07.445</text:p>
          </table:table-cell>
          <table:table-cell table:style-name="ce12" office:value-type="string" calcext:value-type="string">
            <text:p>-19 53 46.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NGC 398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6 42.107</text:p>
          </table:table-cell>
          <table:table-cell table:style-name="ce12" office:value-type="string" calcext:value-type="string">
            <text:p>+48 20 02.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64" calcext:value-type="float">
            <text:p>1464</text:p>
          </table:table-cell>
          <table:table-cell table:style-name="ce4" office:value-type="string" calcext:value-type="string">
            <text:p>NGC 401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8 37.991</text:p>
          </table:table-cell>
          <table:table-cell table:style-name="ce12" office:value-type="string" calcext:value-type="string">
            <text:p>+47 15 40.7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27" calcext:value-type="float">
            <text:p>1327</text:p>
          </table:table-cell>
          <table:table-cell table:style-name="ce4" office:value-type="string" calcext:value-type="string">
            <text:p>NGC 401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8 31.417</text:p>
          </table:table-cell>
          <table:table-cell table:style-name="ce12" office:value-type="string" calcext:value-type="string">
            <text:p>+43 56 49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NGC 403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0 23.643</text:p>
          </table:table-cell>
          <table:table-cell table:style-name="ce12" office:value-type="string" calcext:value-type="string">
            <text:p>-01 05 59.8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111" calcext:value-type="float">
            <text:p>1111</text:p>
          </table:table-cell>
          <table:table-cell table:style-name="ce4" office:value-type="string" calcext:value-type="string">
            <text:p>NGC 4045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02 42.261</text:p>
          </table:table-cell>
          <table:table-cell table:style-name="ce12" office:value-type="string" calcext:value-type="string">
            <text:p>+01 58 36.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NGC 4051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12 03 09.686</text:p>
          </table:table-cell>
          <table:table-cell table:style-name="ce12" office:value-type="string" calcext:value-type="string">
            <text:p>+44 31 52.54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1403" calcext:value-type="float">
            <text:p>140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3" office:value-type="float" office:value="1278" calcext:value-type="float">
            <text:p>1278</text:p>
          </table:table-cell>
          <table:table-cell table:style-name="ce4" office:value-type="string" calcext:value-type="string">
            <text:p>NGC 40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07 24.1</text:p>
          </table:table-cell>
          <table:table-cell table:style-name="ce12" office:value-type="string" calcext:value-type="string">
            <text:p>-69 52 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77" calcext:value-type="float">
            <text:p>1077</text:p>
          </table:table-cell>
          <table:table-cell table:style-name="ce4" office:value-type="string" calcext:value-type="string">
            <text:p>NGC 406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4 11.191</text:p>
          </table:table-cell>
          <table:table-cell table:style-name="ce12" office:value-type="string" calcext:value-type="string">
            <text:p>+18 26 36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NGC 408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5 22.705</text:p>
          </table:table-cell>
          <table:table-cell table:style-name="ce12" office:value-type="string" calcext:value-type="string">
            <text:p>+50 21 09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NGC 4088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12 05 34.189</text:p>
          </table:table-cell>
          <table:table-cell table:style-name="ce12" office:value-type="string" calcext:value-type="string">
            <text:p>+50 32 20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03" calcext:value-type="float">
            <text:p>1203</text:p>
          </table:table-cell>
          <table:table-cell table:style-name="ce4" office:value-type="string" calcext:value-type="string">
            <text:p>NGC 409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6 01.161</text:p>
          </table:table-cell>
          <table:table-cell table:style-name="ce12" office:value-type="string" calcext:value-type="string">
            <text:p>+47 28 42.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NGC 410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6 08.602</text:p>
          </table:table-cell>
          <table:table-cell table:style-name="ce12" office:value-type="string" calcext:value-type="string">
            <text:p>+49 34 56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NGC 4102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06 23.115</text:p>
          </table:table-cell>
          <table:table-cell table:style-name="ce12" office:value-type="string" calcext:value-type="string">
            <text:p>+52 42 39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012" calcext:value-type="float">
            <text:p>1012</text:p>
          </table:table-cell>
          <table:table-cell table:style-name="ce4" office:value-type="string" calcext:value-type="string">
            <text:p>NGC 411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07 37.03</text:p>
          </table:table-cell>
          <table:table-cell table:style-name="ce12" office:value-type="string" calcext:value-type="string">
            <text:p>+02 41 29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13" calcext:value-type="float">
            <text:p>413</text:p>
          </table:table-cell>
          <table:table-cell table:style-name="ce4" office:value-type="string" calcext:value-type="string">
            <text:p>NGC 412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08 11.38</text:p>
          </table:table-cell>
          <table:table-cell table:style-name="ce12" office:value-type="string" calcext:value-type="string">
            <text:p>+02 52 39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34" calcext:value-type="float">
            <text:p>1034</text:p>
          </table:table-cell>
          <table:table-cell table:style-name="ce4" office:value-type="string" calcext:value-type="string">
            <text:p>NGC 412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8 26.371</text:p>
          </table:table-cell>
          <table:table-cell table:style-name="ce12" office:value-type="string" calcext:value-type="string">
            <text:p>+76 48 14.4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83" calcext:value-type="float">
            <text:p>1083</text:p>
          </table:table-cell>
          <table:table-cell table:style-name="ce4" office:value-type="string" calcext:value-type="string">
            <text:p>NGC 4142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09 30.32</text:p>
          </table:table-cell>
          <table:table-cell table:style-name="ce12" office:value-type="string" calcext:value-type="string">
            <text:p>+53 06 15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NGC 414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9 58.601</text:p>
          </table:table-cell>
          <table:table-cell table:style-name="ce12" office:value-type="string" calcext:value-type="string">
            <text:p>+46 27 25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NGC 4145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2 10 01.524</text:p>
          </table:table-cell>
          <table:table-cell table:style-name="ce12" office:value-type="string" calcext:value-type="string">
            <text:p>+39 53 01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NGC 4151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12 10 32.659</text:p>
          </table:table-cell>
          <table:table-cell table:style-name="ce12" office:value-type="string" calcext:value-type="string">
            <text:p>+39 24 20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68" calcext:value-type="float">
            <text:p>25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NGC 4152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10 37.511</text:p>
          </table:table-cell>
          <table:table-cell table:style-name="ce12" office:value-type="string" calcext:value-type="string">
            <text:p>+16 01 58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>
            <text:p>NGC 415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1 04.365</text:p>
          </table:table-cell>
          <table:table-cell table:style-name="ce12" office:value-type="string" calcext:value-type="string">
            <text:p>+50 29 04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34" calcext:value-type="float">
            <text:p>1234</text:p>
          </table:table-cell>
          <table:table-cell table:style-name="ce4" office:value-type="string" calcext:value-type="string">
            <text:p>NGC 4162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11 52.467</text:p>
          </table:table-cell>
          <table:table-cell table:style-name="ce12" office:value-type="string" calcext:value-type="string">
            <text:p>+24 07 25.2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4" office:value-type="string" calcext:value-type="string">
            <text:p>NGC 4178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12 46.443</text:p>
          </table:table-cell>
          <table:table-cell table:style-name="ce12" office:value-type="string" calcext:value-type="string">
            <text:p>+10 51 57.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NGC 418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3 16.860</text:p>
          </table:table-cell>
          <table:table-cell table:style-name="ce12" office:value-type="string" calcext:value-type="string">
            <text:p>+43 41 53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NGC 418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3 47.278</text:p>
          </table:table-cell>
          <table:table-cell table:style-name="ce12" office:value-type="string" calcext:value-type="string">
            <text:p>+13 25 29.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558" calcext:value-type="float">
            <text:p>1558</text:p>
          </table:table-cell>
          <table:table-cell table:style-name="ce4" office:value-type="string" calcext:value-type="string">
            <text:p>NGC 419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3 53.588</text:p>
          </table:table-cell>
          <table:table-cell table:style-name="ce12" office:value-type="string" calcext:value-type="string">
            <text:p>+13 10 22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49" calcext:value-type="float">
            <text:p>1149</text:p>
          </table:table-cell>
          <table:table-cell table:style-name="ce4" office:value-type="string" calcext:value-type="string">
            <text:p>NGC 419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4 38.503</text:p>
          </table:table-cell>
          <table:table-cell table:style-name="ce12" office:value-type="string" calcext:value-type="string">
            <text:p>+05 48 20.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70" calcext:value-type="float">
            <text:p>1070</text:p>
          </table:table-cell>
          <table:table-cell table:style-name="ce4" office:value-type="string" calcext:value-type="string">
            <text:p>NGC 420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5 16.875</text:p>
          </table:table-cell>
          <table:table-cell table:style-name="ce12" office:value-type="string" calcext:value-type="string">
            <text:p>+13 01 25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NGC 420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5 30.436</text:p>
          </table:table-cell>
          <table:table-cell table:style-name="ce12" office:value-type="string" calcext:value-type="string">
            <text:p>+09 35 05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NGC 4208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15 39.375</text:p>
          </table:table-cell>
          <table:table-cell table:style-name="ce12" office:value-type="string" calcext:value-type="string">
            <text:p>+13 54 05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4" office:value-type="string" calcext:value-type="string">
            <text:p>NGC 4216</text:p>
          </table:table-cell>
          <table:table-cell table:style-name="ce3" office:value-type="string" calcext:value-type="string">
            <text:p>AGN</text:p>
          </table:table-cell>
          <table:table-cell table:style-name="ce9" office:value-type="string" calcext:value-type="string">
            <text:p>12 15 54.444</text:p>
          </table:table-cell>
          <table:table-cell table:style-name="ce12" office:value-type="string" calcext:value-type="string">
            <text:p>+13 08 57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326" calcext:value-type="float">
            <text:p>1326</text:p>
          </table:table-cell>
          <table:table-cell table:style-name="ce4" office:value-type="string" calcext:value-type="string">
            <text:p>NGC 421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5 50.900</text:p>
          </table:table-cell>
          <table:table-cell table:style-name="ce12" office:value-type="string" calcext:value-type="string">
            <text:p>+47 05 30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NGC 4218</text:p>
          </table:table-cell>
          <table:table-cell table:style-name="ce3" office:value-type="string" calcext:value-type="string">
            <text:p>bCG</text:p>
          </table:table-cell>
          <table:table-cell table:style-name="ce9" office:value-type="string" calcext:value-type="string">
            <text:p>12 15 46.249</text:p>
          </table:table-cell>
          <table:table-cell table:style-name="ce12" office:value-type="string" calcext:value-type="string">
            <text:p>+48 07 53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99" calcext:value-type="float">
            <text:p>1399</text:p>
          </table:table-cell>
          <table:table-cell table:style-name="ce4" office:value-type="string" calcext:value-type="string">
            <text:p>NGC 421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16 27.312</text:p>
          </table:table-cell>
          <table:table-cell table:style-name="ce12" office:value-type="string" calcext:value-type="string">
            <text:p>-43 19 27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NGC 422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6 11.733</text:p>
          </table:table-cell>
          <table:table-cell table:style-name="ce12" office:value-type="string" calcext:value-type="string">
            <text:p>+47 53 00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NGC 422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6 22.522</text:p>
          </table:table-cell>
          <table:table-cell table:style-name="ce12" office:value-type="string" calcext:value-type="string">
            <text:p>+13 18 25.46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NGC 423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6 41.75</text:p>
          </table:table-cell>
          <table:table-cell table:style-name="ce12" office:value-type="string" calcext:value-type="string">
            <text:p>+69 28 09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76" calcext:value-type="float">
            <text:p>1276</text:p>
          </table:table-cell>
          <table:table-cell table:style-name="ce4" office:value-type="string" calcext:value-type="string">
            <text:p>NGC 423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7 11.415</text:p>
          </table:table-cell>
          <table:table-cell table:style-name="ce12" office:value-type="string" calcext:value-type="string">
            <text:p>+15 19 26.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98" calcext:value-type="float">
            <text:p>1198</text:p>
          </table:table-cell>
          <table:table-cell table:style-name="ce4" office:value-type="string" calcext:value-type="string">
            <text:p>NGC 424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7 59.86</text:p>
          </table:table-cell>
          <table:table-cell table:style-name="ce12" office:value-type="string" calcext:value-type="string">
            <text:p>+06 39 13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NGC 42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7 30.12</text:p>
          </table:table-cell>
          <table:table-cell table:style-name="ce12" office:value-type="string" calcext:value-type="string">
            <text:p>+45 37 09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NGC 4274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19 50.665</text:p>
          </table:table-cell>
          <table:table-cell table:style-name="ce12" office:value-type="string" calcext:value-type="string">
            <text:p>+29 36 52.9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457" calcext:value-type="float">
            <text:p>1457</text:p>
          </table:table-cell>
          <table:table-cell table:style-name="ce4" office:value-type="string" calcext:value-type="string">
            <text:p>NGC 428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1 12 55.709</text:p>
          </table:table-cell>
          <table:table-cell table:style-name="ce12" office:value-type="string" calcext:value-type="string">
            <text:p>+00 58 53.6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64" calcext:value-type="float">
            <text:p>1264</text:p>
          </table:table-cell>
          <table:table-cell table:style-name="ce4" office:value-type="string" calcext:value-type="string">
            <text:p>NGC 428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0 38.119</text:p>
          </table:table-cell>
          <table:table-cell table:style-name="ce12" office:value-type="string" calcext:value-type="string">
            <text:p>+46 17 27.6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20" calcext:value-type="float">
            <text:p>1320</text:p>
          </table:table-cell>
          <table:table-cell table:style-name="ce4" office:value-type="string" calcext:value-type="string">
            <text:p>NGC 428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1 02.304</text:p>
          </table:table-cell>
          <table:table-cell table:style-name="ce12" office:value-type="string" calcext:value-type="string">
            <text:p>+03 43 19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NGC 431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2 42.221</text:p>
          </table:table-cell>
          <table:table-cell table:style-name="ce12" office:value-type="string" calcext:value-type="string">
            <text:p>+09 19 58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NGC 433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3 17.249</text:p>
          </table:table-cell>
          <table:table-cell table:style-name="ce12" office:value-type="string" calcext:value-type="string">
            <text:p>+11 22 04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NGC 4338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23 13.938</text:p>
          </table:table-cell>
          <table:table-cell table:style-name="ce12" office:value-type="string" calcext:value-type="string">
            <text:p>+28 53 38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31" calcext:value-type="float">
            <text:p>1231</text:p>
          </table:table-cell>
          <table:table-cell table:style-name="ce4" office:value-type="string" calcext:value-type="string">
            <text:p>NGC 434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3 38.690</text:p>
          </table:table-cell>
          <table:table-cell table:style-name="ce12" office:value-type="string" calcext:value-type="string">
            <text:p>+06 57 14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NGC 434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3 53.961</text:p>
          </table:table-cell>
          <table:table-cell table:style-name="ce12" office:value-type="string" calcext:value-type="string">
            <text:p>-03 26 34.4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33" calcext:value-type="float">
            <text:p>1233</text:p>
          </table:table-cell>
          <table:table-cell table:style-name="ce4" office:value-type="string" calcext:value-type="string">
            <text:p>NGC 435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4 00.17</text:p>
          </table:table-cell>
          <table:table-cell table:style-name="ce12" office:value-type="string" calcext:value-type="string">
            <text:p>+07 47 06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79" calcext:value-type="float">
            <text:p>1279</text:p>
          </table:table-cell>
          <table:table-cell table:style-name="ce4" office:value-type="string" calcext:value-type="string">
            <text:p>NGC 437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5 18.061</text:p>
          </table:table-cell>
          <table:table-cell table:style-name="ce12" office:value-type="string" calcext:value-type="string">
            <text:p>+05 44 28.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NGC 4380</text:p>
          </table:table-cell>
          <table:table-cell table:style-name="ce3" office:value-type="string" calcext:value-type="string">
            <text:p>BLL</text:p>
          </table:table-cell>
          <table:table-cell table:style-name="ce9" office:value-type="string" calcext:value-type="string">
            <text:p>12 25 22.178</text:p>
          </table:table-cell>
          <table:table-cell table:style-name="ce12" office:value-type="string" calcext:value-type="string">
            <text:p>+10 01 00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NGC 4383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25 25.518</text:p>
          </table:table-cell>
          <table:table-cell table:style-name="ce12" office:value-type="string" calcext:value-type="string">
            <text:p>+16 28 12.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4" office:value-type="string" calcext:value-type="string">
            <text:p>NGC 438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5 35.098</text:p>
          </table:table-cell>
          <table:table-cell table:style-name="ce12" office:value-type="string" calcext:value-type="string">
            <text:p>+45 41 04.8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49" calcext:value-type="float">
            <text:p>1349</text:p>
          </table:table-cell>
          <table:table-cell table:style-name="ce4" office:value-type="string" calcext:value-type="string">
            <text:p>NGC 439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5 50.691</text:p>
          </table:table-cell>
          <table:table-cell table:style-name="ce12" office:value-type="string" calcext:value-type="string">
            <text:p>+10 27 32.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87" calcext:value-type="float">
            <text:p>1487</text:p>
          </table:table-cell>
          <table:table-cell table:style-name="ce4" office:value-type="string" calcext:value-type="string">
            <text:p>NGC 439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5 51.40</text:p>
          </table:table-cell>
          <table:table-cell table:style-name="ce12" office:value-type="string" calcext:value-type="string">
            <text:p>+27 33 40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24" calcext:value-type="float">
            <text:p>1024</text:p>
          </table:table-cell>
          <table:table-cell table:style-name="ce4" office:value-type="string" calcext:value-type="string">
            <text:p>NGC 4395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12 25 48.922</text:p>
          </table:table-cell>
          <table:table-cell table:style-name="ce12" office:value-type="string" calcext:value-type="string">
            <text:p>+33 32 48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29" calcext:value-type="float">
            <text:p>1529</text:p>
          </table:table-cell>
          <table:table-cell table:style-name="ce4" office:value-type="string" calcext:value-type="string">
            <text:p>NGC 440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6 07.566</text:p>
          </table:table-cell>
          <table:table-cell table:style-name="ce12" office:value-type="string" calcext:value-type="string">
            <text:p>+13 06 46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NGC 441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6 27.089</text:p>
          </table:table-cell>
          <table:table-cell table:style-name="ce12" office:value-type="string" calcext:value-type="string">
            <text:p>+31 13 24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NGC 442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6 58.476</text:p>
          </table:table-cell>
          <table:table-cell table:style-name="ce12" office:value-type="string" calcext:value-type="string">
            <text:p>+02 29 39.6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style-name="ce4" office:value-type="string" calcext:value-type="string">
            <text:p>NGC 442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7 08.972</text:p>
          </table:table-cell>
          <table:table-cell table:style-name="ce12" office:value-type="string" calcext:value-type="string">
            <text:p>+05 52 48.8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73" calcext:value-type="float">
            <text:p>1573</text:p>
          </table:table-cell>
          <table:table-cell table:style-name="ce4" office:value-type="string" calcext:value-type="string">
            <text:p>NGC 4450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28 29.634</text:p>
          </table:table-cell>
          <table:table-cell table:style-name="ce12" office:value-type="string" calcext:value-type="string">
            <text:p>+17 05 05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499" calcext:value-type="float">
            <text:p>1499</text:p>
          </table:table-cell>
          <table:table-cell table:style-name="ce4" office:value-type="string" calcext:value-type="string">
            <text:p>NGC 445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8 40.558</text:p>
          </table:table-cell>
          <table:table-cell table:style-name="ce12" office:value-type="string" calcext:value-type="string">
            <text:p>+09 15 32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NGC 445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2 28 44.12</text:p>
          </table:table-cell>
          <table:table-cell table:style-name="ce12" office:value-type="string" calcext:value-type="string">
            <text:p>+22 49 17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4" office:value-type="string" calcext:value-type="string">
            <text:p>NGC 446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9 30.69</text:p>
          </table:table-cell>
          <table:table-cell table:style-name="ce12" office:value-type="string" calcext:value-type="string">
            <text:p>+07 41 46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NGC 4470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29 37.800</text:p>
          </table:table-cell>
          <table:table-cell table:style-name="ce12" office:value-type="string" calcext:value-type="string">
            <text:p>+07 49 26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NGC 448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0 26.781</text:p>
          </table:table-cell>
          <table:table-cell table:style-name="ce12" office:value-type="string" calcext:value-type="string">
            <text:p>+04 14 47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17" calcext:value-type="float">
            <text:p>1017</text:p>
          </table:table-cell>
          <table:table-cell table:style-name="ce4" office:value-type="string" calcext:value-type="string">
            <text:p>NGC 4496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2 31 39.207</text:p>
          </table:table-cell>
          <table:table-cell table:style-name="ce12" office:value-type="string" calcext:value-type="string">
            <text:p>+03 56 22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NGC 449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1 39.565</text:p>
          </table:table-cell>
          <table:table-cell table:style-name="ce12" office:value-type="string" calcext:value-type="string">
            <text:p>+16 51 10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NGC 450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01 15 30.470</text:p>
          </table:table-cell>
          <table:table-cell table:style-name="ce12" office:value-type="string" calcext:value-type="string">
            <text:p>-00 51 38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NGC 4502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32 03.354</text:p>
          </table:table-cell>
          <table:table-cell table:style-name="ce12" office:value-type="string" calcext:value-type="string">
            <text:p>+16 41 15.7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NGC 4517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32 45.586</text:p>
          </table:table-cell>
          <table:table-cell table:style-name="ce12" office:value-type="string" calcext:value-type="string">
            <text:p>+00 06 54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NGC 451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3 30.278</text:p>
          </table:table-cell>
          <table:table-cell table:style-name="ce12" office:value-type="string" calcext:value-type="string">
            <text:p>+08 39 16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142" calcext:value-type="float">
            <text:p>1142</text:p>
          </table:table-cell>
          <table:table-cell table:style-name="ce4" office:value-type="string" calcext:value-type="string">
            <text:p>NGC 452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3 39.657</text:p>
          </table:table-cell>
          <table:table-cell table:style-name="ce12" office:value-type="string" calcext:value-type="string">
            <text:p>+09 10 29.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NGC 452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33 51.193</text:p>
          </table:table-cell>
          <table:table-cell table:style-name="ce12" office:value-type="string" calcext:value-type="string">
            <text:p>+30 16 39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14" calcext:value-type="float">
            <text:p>1514</text:p>
          </table:table-cell>
          <table:table-cell table:style-name="ce4" office:value-type="string" calcext:value-type="string">
            <text:p>NGC 4527</text:p>
          </table:table-cell>
          <table:table-cell table:style-name="ce3" office:value-type="string" calcext:value-type="string">
            <text:p>AGN</text:p>
          </table:table-cell>
          <table:table-cell table:style-name="ce9" office:value-type="string" calcext:value-type="string">
            <text:p>12 34 08.496</text:p>
          </table:table-cell>
          <table:table-cell table:style-name="ce12" office:value-type="string" calcext:value-type="string">
            <text:p>+02 39 13.7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66" calcext:value-type="float">
            <text:p>1266</text:p>
          </table:table-cell>
          <table:table-cell table:style-name="ce4" office:value-type="string" calcext:value-type="string">
            <text:p>NGC 4532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34 19.329</text:p>
          </table:table-cell>
          <table:table-cell table:style-name="ce12" office:value-type="string" calcext:value-type="string">
            <text:p>+06 28 03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NGC 453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34 05.57</text:p>
          </table:table-cell>
          <table:table-cell table:style-name="ce12" office:value-type="string" calcext:value-type="string">
            <text:p>+35 31 05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02" calcext:value-type="float">
            <text:p>1402</text:p>
          </table:table-cell>
          <table:table-cell table:style-name="ce4" office:value-type="string" calcext:value-type="string">
            <text:p>NGC 453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4 20.310</text:p>
          </table:table-cell>
          <table:table-cell table:style-name="ce12" office:value-type="string" calcext:value-type="string">
            <text:p>+08 11 51.9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NGC 4536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34 27.129</text:p>
          </table:table-cell>
          <table:table-cell table:style-name="ce12" office:value-type="string" calcext:value-type="string">
            <text:p>+02 11 16.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37" calcext:value-type="float">
            <text:p>53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366" calcext:value-type="float">
            <text:p>1366</text:p>
          </table:table-cell>
          <table:table-cell table:style-name="ce4" office:value-type="string" calcext:value-type="string">
            <text:p>NGC 454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4 34.215</text:p>
          </table:table-cell>
          <table:table-cell table:style-name="ce12" office:value-type="string" calcext:value-type="string">
            <text:p>+63 31 30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45" calcext:value-type="float">
            <text:p>1445</text:p>
          </table:table-cell>
          <table:table-cell table:style-name="ce4" office:value-type="string" calcext:value-type="string">
            <text:p>NGC 455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5 57.689</text:p>
          </table:table-cell>
          <table:table-cell table:style-name="ce12" office:value-type="string" calcext:value-type="string">
            <text:p>+27 57 35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NGC 456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5 34.64</text:p>
          </table:table-cell>
          <table:table-cell table:style-name="ce12" office:value-type="string" calcext:value-type="string">
            <text:p>+25 50 58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4" office:value-type="string" calcext:value-type="string">
            <text:p>NGC 4565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36 20.804</text:p>
          </table:table-cell>
          <table:table-cell table:style-name="ce12" office:value-type="string" calcext:value-type="string">
            <text:p>+25 59 14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NGC 457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37 43.19</text:p>
          </table:table-cell>
          <table:table-cell table:style-name="ce12" office:value-type="string" calcext:value-type="string">
            <text:p>-35 30 53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04" calcext:value-type="float">
            <text:p>1504</text:p>
          </table:table-cell>
          <table:table-cell table:style-name="ce4" office:value-type="string" calcext:value-type="string">
            <text:p>NGC 457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7 51.119</text:p>
          </table:table-cell>
          <table:table-cell table:style-name="ce12" office:value-type="string" calcext:value-type="string">
            <text:p>-40 32 14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NGC 458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8 28.436</text:p>
          </table:table-cell>
          <table:table-cell table:style-name="ce12" office:value-type="string" calcext:value-type="string">
            <text:p>+04 19 08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28" calcext:value-type="float">
            <text:p>1528</text:p>
          </table:table-cell>
          <table:table-cell table:style-name="ce4" office:value-type="string" calcext:value-type="string">
            <text:p>NGC 459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9 12.440</text:p>
          </table:table-cell>
          <table:table-cell table:style-name="ce12" office:value-type="string" calcext:value-type="string">
            <text:p>+06 00 43.9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NGC 459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9 51.910</text:p>
          </table:table-cell>
          <table:table-cell table:style-name="ce12" office:value-type="string" calcext:value-type="string">
            <text:p>+15 17 52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95" calcext:value-type="float">
            <text:p>1295</text:p>
          </table:table-cell>
          <table:table-cell table:style-name="ce4" office:value-type="string" calcext:value-type="string">
            <text:p>NGC 4602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2 40 36.848</text:p>
          </table:table-cell>
          <table:table-cell table:style-name="ce12" office:value-type="string" calcext:value-type="string">
            <text:p>-05 07 58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60" calcext:value-type="float">
            <text:p>1460</text:p>
          </table:table-cell>
          <table:table-cell table:style-name="ce4" office:value-type="string" calcext:value-type="string">
            <text:p>NGC 460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0 55.195</text:p>
          </table:table-cell>
          <table:table-cell table:style-name="ce12" office:value-type="string" calcext:value-type="string">
            <text:p>-40 58 35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4" office:value-type="string" calcext:value-type="string">
            <text:p>NGC 460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39 59.381</text:p>
          </table:table-cell>
          <table:table-cell table:style-name="ce12" office:value-type="string" calcext:value-type="string">
            <text:p>+61 36 33.0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4" office:value-type="string" calcext:value-type="string">
            <text:p>NGC 4607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2 41 12.407</text:p>
          </table:table-cell>
          <table:table-cell table:style-name="ce12" office:value-type="string" calcext:value-type="string">
            <text:p>+11 53 11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4" office:value-type="string" calcext:value-type="string">
            <text:p>NGC 463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2 31.146</text:p>
          </table:table-cell>
          <table:table-cell table:style-name="ce12" office:value-type="string" calcext:value-type="string">
            <text:p>+03 57 37.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NGC 4631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12 42 08.009</text:p>
          </table:table-cell>
          <table:table-cell table:style-name="ce12" office:value-type="string" calcext:value-type="string">
            <text:p>+32 32 29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NGC 4633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2 42 37.09</text:p>
          </table:table-cell>
          <table:table-cell table:style-name="ce12" office:value-type="string" calcext:value-type="string">
            <text:p>+14 21 20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99" calcext:value-type="float">
            <text:p>1099</text:p>
          </table:table-cell>
          <table:table-cell table:style-name="ce4" office:value-type="string" calcext:value-type="string">
            <text:p>NGC 4639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12 42 52.354</text:p>
          </table:table-cell>
          <table:table-cell table:style-name="ce12" office:value-type="string" calcext:value-type="string">
            <text:p>+13 15 27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8" calcext:value-type="float">
            <text:p>4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NGC 4651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43 42.627</text:p>
          </table:table-cell>
          <table:table-cell table:style-name="ce12" office:value-type="string" calcext:value-type="string">
            <text:p>+16 23 36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NGC 4654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43 56.638</text:p>
          </table:table-cell>
          <table:table-cell table:style-name="ce12" office:value-type="string" calcext:value-type="string">
            <text:p>+13 07 34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3" calcext:value-type="float">
            <text:p>38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321" calcext:value-type="float">
            <text:p>1321</text:p>
          </table:table-cell>
          <table:table-cell table:style-name="ce4" office:value-type="string" calcext:value-type="string">
            <text:p>NGC 465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3 57.649</text:p>
          </table:table-cell>
          <table:table-cell table:style-name="ce12" office:value-type="string" calcext:value-type="string">
            <text:p>+32 10 13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NGC 465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4 37.786</text:p>
          </table:table-cell>
          <table:table-cell table:style-name="ce12" office:value-type="string" calcext:value-type="string">
            <text:p>-10 04 59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NGC 466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5 08.676</text:p>
          </table:table-cell>
          <table:table-cell table:style-name="ce12" office:value-type="string" calcext:value-type="string">
            <text:p>-00 27 42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NGC 4668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45 31.941</text:p>
          </table:table-cell>
          <table:table-cell table:style-name="ce12" office:value-type="string" calcext:value-type="string">
            <text:p>-00 32 02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NGC 467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6 15.736</text:p>
          </table:table-cell>
          <table:table-cell table:style-name="ce12" office:value-type="string" calcext:value-type="string">
            <text:p>-41 42 21.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NGC 468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7 15.487</text:p>
          </table:table-cell>
          <table:table-cell table:style-name="ce12" office:value-type="string" calcext:value-type="string">
            <text:p>-10 03 48.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22" calcext:value-type="float">
            <text:p>1022</text:p>
          </table:table-cell>
          <table:table-cell table:style-name="ce4" office:value-type="string" calcext:value-type="string">
            <text:p>NGC 4689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47 45.524</text:p>
          </table:table-cell>
          <table:table-cell table:style-name="ce12" office:value-type="string" calcext:value-type="string">
            <text:p>+13 45 45.68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096" calcext:value-type="float">
            <text:p>1096</text:p>
          </table:table-cell>
          <table:table-cell table:style-name="ce4" office:value-type="string" calcext:value-type="string">
            <text:p>NGC 469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7 09.133</text:p>
          </table:table-cell>
          <table:table-cell table:style-name="ce12" office:value-type="string" calcext:value-type="string">
            <text:p>+71 10 34.1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4" office:value-type="string" calcext:value-type="string">
            <text:p>NGC 4698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2 48 22.936</text:p>
          </table:table-cell>
          <table:table-cell table:style-name="ce12" office:value-type="string" calcext:value-type="string">
            <text:p>+08 29 14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1381" calcext:value-type="float">
            <text:p>1381</text:p>
          </table:table-cell>
          <table:table-cell table:style-name="ce4" office:value-type="string" calcext:value-type="string">
            <text:p>NGC 469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9 02.20</text:p>
          </table:table-cell>
          <table:table-cell table:style-name="ce12" office:value-type="string" calcext:value-type="string">
            <text:p>-08 39 53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NGC 470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1 19 44.845</text:p>
          </table:table-cell>
          <table:table-cell table:style-name="ce12" office:value-type="string" calcext:value-type="string">
            <text:p>+03 24 35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NGC 4700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49 07.3</text:p>
          </table:table-cell>
          <table:table-cell table:style-name="ce12" office:value-type="string" calcext:value-type="string">
            <text:p>-11 24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NGC 470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9 11.561</text:p>
          </table:table-cell>
          <table:table-cell table:style-name="ce12" office:value-type="string" calcext:value-type="string">
            <text:p>+03 23 19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NGC 471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9 57.894</text:p>
          </table:table-cell>
          <table:table-cell table:style-name="ce12" office:value-type="string" calcext:value-type="string">
            <text:p>+05 18 41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NGC 4725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2 50 26.613</text:p>
          </table:table-cell>
          <table:table-cell table:style-name="ce12" office:value-type="string" calcext:value-type="string">
            <text:p>+25 30 02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9" calcext:value-type="float">
            <text:p>41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71" calcext:value-type="float">
            <text:p>1271</text:p>
          </table:table-cell>
          <table:table-cell table:style-name="ce4" office:value-type="string" calcext:value-type="string">
            <text:p>NGC 473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1 01.095</text:p>
          </table:table-cell>
          <table:table-cell table:style-name="ce12" office:value-type="string" calcext:value-type="string">
            <text:p>-06 23 34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17" calcext:value-type="float">
            <text:p>517</text:p>
          </table:table-cell>
          <table:table-cell table:style-name="ce4" office:value-type="string" calcext:value-type="string">
            <text:p>NGC 474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1 55.371</text:p>
          </table:table-cell>
          <table:table-cell table:style-name="ce12" office:value-type="string" calcext:value-type="string">
            <text:p>+12 04 58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NGC 475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2 44.20</text:p>
          </table:table-cell>
          <table:table-cell table:style-name="ce12" office:value-type="string" calcext:value-type="string">
            <text:p>+15 50 54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NGC 477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3 21.273</text:p>
          </table:table-cell>
          <table:table-cell table:style-name="ce12" office:value-type="string" calcext:value-type="string">
            <text:p>+01 16 09.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74" calcext:value-type="float">
            <text:p>1274</text:p>
          </table:table-cell>
          <table:table-cell table:style-name="ce4" office:value-type="string" calcext:value-type="string">
            <text:p>NGC 4772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2 53 29.172</text:p>
          </table:table-cell>
          <table:table-cell table:style-name="ce12" office:value-type="string" calcext:value-type="string">
            <text:p>+02 10 06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51" calcext:value-type="float">
            <text:p>1451</text:p>
          </table:table-cell>
          <table:table-cell table:style-name="ce4" office:value-type="string" calcext:value-type="string">
            <text:p>NGC 477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3 50.863</text:p>
          </table:table-cell>
          <table:table-cell table:style-name="ce12" office:value-type="string" calcext:value-type="string">
            <text:p>+09 42 35.7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NGC 478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4 23.749</text:p>
          </table:table-cell>
          <table:table-cell table:style-name="ce12" office:value-type="string" calcext:value-type="string">
            <text:p>-10 32 13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NGC 480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5 48.940</text:p>
          </table:table-cell>
          <table:table-cell table:style-name="ce12" office:value-type="string" calcext:value-type="string">
            <text:p>+04 18 14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NGC 483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8 07.830</text:p>
          </table:table-cell>
          <table:table-cell table:style-name="ce12" office:value-type="string" calcext:value-type="string">
            <text:p>-46 15 51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NGC 4861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2 59 02.340</text:p>
          </table:table-cell>
          <table:table-cell table:style-name="ce12" office:value-type="string" calcext:value-type="string">
            <text:p>+34 51 33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NGC 4904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13 00 58.667</text:p>
          </table:table-cell>
          <table:table-cell table:style-name="ce12" office:value-type="string" calcext:value-type="string">
            <text:p>-00 01 38.8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93" calcext:value-type="float">
            <text:p>1393</text:p>
          </table:table-cell>
          <table:table-cell table:style-name="ce4" office:value-type="string" calcext:value-type="string">
            <text:p>NGC 493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1 22 08.985</text:p>
          </table:table-cell>
          <table:table-cell table:style-name="ce12" office:value-type="string" calcext:value-type="string">
            <text:p>+00 56 43.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13" calcext:value-type="float">
            <text:p>1113</text:p>
          </table:table-cell>
          <table:table-cell table:style-name="ce4" office:value-type="string" calcext:value-type="string">
            <text:p>NGC 493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04 05.266</text:p>
          </table:table-cell>
          <table:table-cell table:style-name="ce12" office:value-type="string" calcext:value-type="string">
            <text:p>-41 24 41.73</text:p>
          </table:table-cell>
          <table:table-cell table:style-name="ce3" office:value-type="string" calcext:value-type="string">
            <text:p>Ss...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NGC 4939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3 04 14.388</text:p>
          </table:table-cell>
          <table:table-cell table:style-name="ce12" office:value-type="string" calcext:value-type="string">
            <text:p>-10 20 22.6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NGC 4945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3 05 27.279</text:p>
          </table:table-cell>
          <table:table-cell table:style-name="ce12" office:value-type="string" calcext:value-type="string">
            <text:p>-49 28 04.4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23" calcext:value-type="float">
            <text:p>8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097" calcext:value-type="float">
            <text:p>1097</text:p>
          </table:table-cell>
          <table:table-cell table:style-name="ce4" office:value-type="string" calcext:value-type="string">
            <text:p>NGC 4947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05 20.200</text:p>
          </table:table-cell>
          <table:table-cell table:style-name="ce12" office:value-type="string" calcext:value-type="string">
            <text:p>-35 20 14.8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70" calcext:value-type="float">
            <text:p>1570</text:p>
          </table:table-cell>
          <table:table-cell table:style-name="ce4" office:value-type="string" calcext:value-type="string">
            <text:p>NGC 496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05 47.574</text:p>
          </table:table-cell>
          <table:table-cell table:style-name="ce12" office:value-type="string" calcext:value-type="string">
            <text:p>+27 44 02.8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NGC 498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08 48.735</text:p>
          </table:table-cell>
          <table:table-cell table:style-name="ce12" office:value-type="string" calcext:value-type="string">
            <text:p>-06 46 39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NGC 5005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3 10 56.312</text:p>
          </table:table-cell>
          <table:table-cell table:style-name="ce12" office:value-type="string" calcext:value-type="string">
            <text:p>+37 03 32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NGC 5012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3 11 37.057</text:p>
          </table:table-cell>
          <table:table-cell table:style-name="ce12" office:value-type="string" calcext:value-type="string">
            <text:p>+22 54 55.6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NGC 5016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12 06.687</text:p>
          </table:table-cell>
          <table:table-cell table:style-name="ce12" office:value-type="string" calcext:value-type="string">
            <text:p>+24 05 42.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NGC 5022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13 30.784</text:p>
          </table:table-cell>
          <table:table-cell table:style-name="ce12" office:value-type="string" calcext:value-type="string">
            <text:p>-19 32 47.7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NGC 502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12 11.799</text:p>
          </table:table-cell>
          <table:table-cell table:style-name="ce12" office:value-type="string" calcext:value-type="string">
            <text:p>+44 02 16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NGC 5033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13 13 27.535</text:p>
          </table:table-cell>
          <table:table-cell table:style-name="ce12" office:value-type="string" calcext:value-type="string">
            <text:p>+36 35 37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float" office:value="1290" calcext:value-type="float">
            <text:p>1290</text:p>
          </table:table-cell>
          <table:table-cell table:style-name="ce4" office:value-type="string" calcext:value-type="string">
            <text:p>NGC 50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5 30.9</text:p>
          </table:table-cell>
          <table:table-cell table:style-name="ce12" office:value-type="string" calcext:value-type="string">
            <text:p>-23 59 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NGC 505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6 58.488</text:p>
          </table:table-cell>
          <table:table-cell table:style-name="ce12" office:value-type="string" calcext:value-type="string">
            <text:p>-16 38 05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493" calcext:value-type="float">
            <text:p>1493</text:p>
          </table:table-cell>
          <table:table-cell table:style-name="ce4" office:value-type="string" calcext:value-type="string">
            <text:p>NGC 506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8 59.916</text:p>
          </table:table-cell>
          <table:table-cell table:style-name="ce12" office:value-type="string" calcext:value-type="string">
            <text:p>-47 54 31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NGC 507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19 20.629</text:p>
          </table:table-cell>
          <table:table-cell table:style-name="ce12" office:value-type="string" calcext:value-type="string">
            <text:p>-14 50 40.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NGC 510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3 21 49.102</text:p>
          </table:table-cell>
          <table:table-cell table:style-name="ce12" office:value-type="string" calcext:value-type="string">
            <text:p>-13 12 24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4" office:value-type="string" calcext:value-type="string">
            <text:p>NGC 510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21 25.269</text:p>
          </table:table-cell>
          <table:table-cell table:style-name="ce12" office:value-type="string" calcext:value-type="string">
            <text:p>+38 32 10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18" calcext:value-type="float">
            <text:p>1118</text:p>
          </table:table-cell>
          <table:table-cell table:style-name="ce4" office:value-type="string" calcext:value-type="string">
            <text:p>NGC 511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21 56.503</text:p>
          </table:table-cell>
          <table:table-cell table:style-name="ce12" office:value-type="string" calcext:value-type="string">
            <text:p>+38 44 04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407" calcext:value-type="float">
            <text:p>1407</text:p>
          </table:table-cell>
          <table:table-cell table:style-name="ce4" office:value-type="string" calcext:value-type="string">
            <text:p>NGC 5116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22 55.638</text:p>
          </table:table-cell>
          <table:table-cell table:style-name="ce12" office:value-type="string" calcext:value-type="string">
            <text:p>+26 58 50.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style-name="ce4" office:value-type="string" calcext:value-type="string">
            <text:p>NGC 511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22 56.462</text:p>
          </table:table-cell>
          <table:table-cell table:style-name="ce12" office:value-type="string" calcext:value-type="string">
            <text:p>+28 18 59.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NGC 513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25 18.563</text:p>
          </table:table-cell>
          <table:table-cell table:style-name="ce12" office:value-type="string" calcext:value-type="string">
            <text:p>-21 08 03.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NGC 5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24 03.905</text:p>
          </table:table-cell>
          <table:table-cell table:style-name="ce12" office:value-type="string" calcext:value-type="string">
            <text:p>+12 55 02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NGC 516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29 13.909</text:p>
          </table:table-cell>
          <table:table-cell table:style-name="ce12" office:value-type="string" calcext:value-type="string">
            <text:p>-33 10 25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50" calcext:value-type="float">
            <text:p>1150</text:p>
          </table:table-cell>
          <table:table-cell table:style-name="ce4" office:value-type="string" calcext:value-type="string">
            <text:p>NGC 5169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3 28 10.034</text:p>
          </table:table-cell>
          <table:table-cell table:style-name="ce12" office:value-type="string" calcext:value-type="string">
            <text:p>+46 40 19.7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NGC 520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30 03.691</text:p>
          </table:table-cell>
          <table:table-cell table:style-name="ce12" office:value-type="string" calcext:value-type="string">
            <text:p>+62 30 41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84" calcext:value-type="float">
            <text:p>1484</text:p>
          </table:table-cell>
          <table:table-cell table:style-name="ce4" office:value-type="string" calcext:value-type="string">
            <text:p>NGC 524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37 32.069</text:p>
          </table:table-cell>
          <table:table-cell table:style-name="ce12" office:value-type="string" calcext:value-type="string">
            <text:p>+08 53 06.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NGC 525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39 37.903</text:p>
          </table:table-cell>
          <table:table-cell table:style-name="ce12" office:value-type="string" calcext:value-type="string">
            <text:p>-11 29 37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NGC 528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45 08.668</text:p>
          </table:table-cell>
          <table:table-cell table:style-name="ce12" office:value-type="string" calcext:value-type="string">
            <text:p>+41 30 11.8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28" calcext:value-type="float">
            <text:p>1428</text:p>
          </table:table-cell>
          <table:table-cell table:style-name="ce4" office:value-type="string" calcext:value-type="string">
            <text:p>NGC 529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45 19.131</text:p>
          </table:table-cell>
          <table:table-cell table:style-name="ce12" office:value-type="string" calcext:value-type="string">
            <text:p>+41 42 44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46" calcext:value-type="float">
            <text:p>1546</text:p>
          </table:table-cell>
          <table:table-cell table:style-name="ce4" office:value-type="string" calcext:value-type="string">
            <text:p>NGC 5297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3 46 23.694</text:p>
          </table:table-cell>
          <table:table-cell table:style-name="ce12" office:value-type="string" calcext:value-type="string">
            <text:p>+43 52 19.3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NGC 530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48 16.084</text:p>
          </table:table-cell>
          <table:table-cell table:style-name="ce12" office:value-type="string" calcext:value-type="string">
            <text:p>+03 57 03.2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style-name="ce4" office:value-type="string" calcext:value-type="string">
            <text:p>NGC 530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46 24.609</text:p>
          </table:table-cell>
          <table:table-cell table:style-name="ce12" office:value-type="string" calcext:value-type="string">
            <text:p>+46 06 26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75" calcext:value-type="float">
            <text:p>1575</text:p>
          </table:table-cell>
          <table:table-cell table:style-name="ce4" office:value-type="string" calcext:value-type="string">
            <text:p>NGC 532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50 20.380</text:p>
          </table:table-cell>
          <table:table-cell table:style-name="ce12" office:value-type="string" calcext:value-type="string">
            <text:p>+41 21 58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NGC 5346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3 53 01.919</text:p>
          </table:table-cell>
          <table:table-cell table:style-name="ce12" office:value-type="string" calcext:value-type="string">
            <text:p>+39 34 49.8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NGC 534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54 11.254</text:p>
          </table:table-cell>
          <table:table-cell table:style-name="ce12" office:value-type="string" calcext:value-type="string">
            <text:p>+05 13 37.9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01" calcext:value-type="float">
            <text:p>1001</text:p>
          </table:table-cell>
          <table:table-cell table:style-name="ce4" office:value-type="string" calcext:value-type="string">
            <text:p>NGC 535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54 58.422</text:p>
          </table:table-cell>
          <table:table-cell table:style-name="ce12" office:value-type="string" calcext:value-type="string">
            <text:p>+05 20 00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NGC 536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54 53.298</text:p>
          </table:table-cell>
          <table:table-cell table:style-name="ce12" office:value-type="string" calcext:value-type="string">
            <text:p>+41 18 48.7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63" calcext:value-type="float">
            <text:p>1163</text:p>
          </table:table-cell>
          <table:table-cell table:style-name="ce4" office:value-type="string" calcext:value-type="string">
            <text:p>NGC 5398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4 01 21.555</text:p>
          </table:table-cell>
          <table:table-cell table:style-name="ce12" office:value-type="string" calcext:value-type="string">
            <text:p>-33 03 49.6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NGC 545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54 24.64</text:p>
          </table:table-cell>
          <table:table-cell table:style-name="ce12" office:value-type="string" calcext:value-type="string">
            <text:p>+78 13 15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NGC 546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4 07 04.398</text:p>
          </table:table-cell>
          <table:table-cell table:style-name="ce12" office:value-type="string" calcext:value-type="string">
            <text:p>-30 01 01.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39" calcext:value-type="float">
            <text:p>1239</text:p>
          </table:table-cell>
          <table:table-cell table:style-name="ce4" office:value-type="string" calcext:value-type="string">
            <text:p>NGC 549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11 37.855</text:p>
          </table:table-cell>
          <table:table-cell table:style-name="ce12" office:value-type="string" calcext:value-type="string">
            <text:p>-01 09 31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01" calcext:value-type="float">
            <text:p>1301</text:p>
          </table:table-cell>
          <table:table-cell table:style-name="ce4" office:value-type="string" calcext:value-type="string">
            <text:p>NGC 5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0 14 53.602</text:p>
          </table:table-cell>
          <table:table-cell table:style-name="ce12" office:value-type="string" calcext:value-type="string">
            <text:p>-39 11 47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NGC 552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12 22.778</text:p>
          </table:table-cell>
          <table:table-cell table:style-name="ce12" office:value-type="string" calcext:value-type="string">
            <text:p>+50 20 54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NGC 552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14 52.310</text:p>
          </table:table-cell>
          <table:table-cell table:style-name="ce12" office:value-type="string" calcext:value-type="string">
            <text:p>+25 19 03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NGC 552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15 34.226</text:p>
          </table:table-cell>
          <table:table-cell table:style-name="ce12" office:value-type="string" calcext:value-type="string">
            <text:p>+36 13 37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NGC 553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18 27.2</text:p>
          </table:table-cell>
          <table:table-cell table:style-name="ce12" office:value-type="string" calcext:value-type="string">
            <text:p>-43 23 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NGC 555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20 34.26</text:p>
          </table:table-cell>
          <table:table-cell table:style-name="ce12" office:value-type="string" calcext:value-type="string">
            <text:p>-29 14 31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NGC 5566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14 20 20.03</text:p>
          </table:table-cell>
          <table:table-cell table:style-name="ce12" office:value-type="string" calcext:value-type="string">
            <text:p>+03 55 59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4" office:value-type="string" calcext:value-type="string">
            <text:p>NGC 556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20 32.157</text:p>
          </table:table-cell>
          <table:table-cell table:style-name="ce12" office:value-type="string" calcext:value-type="string">
            <text:p>+03 58 59.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NGC 557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21 13.110</text:p>
          </table:table-cell>
          <table:table-cell table:style-name="ce12" office:value-type="string" calcext:value-type="string">
            <text:p>+03 26 08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NGC 558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19 48.204</text:p>
          </table:table-cell>
          <table:table-cell table:style-name="ce12" office:value-type="string" calcext:value-type="string">
            <text:p>+56 43 44.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NGC 560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23 17.77</text:p>
          </table:table-cell>
          <table:table-cell table:style-name="ce12" office:value-type="string" calcext:value-type="string">
            <text:p>+41 46 31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490" calcext:value-type="float">
            <text:p>1490</text:p>
          </table:table-cell>
          <table:table-cell table:style-name="ce4" office:value-type="string" calcext:value-type="string">
            <text:p>NGC 563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27 36.581</text:p>
          </table:table-cell>
          <table:table-cell table:style-name="ce12" office:value-type="string" calcext:value-type="string">
            <text:p>+41 15 28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NGC 563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27 28.385</text:p>
          </table:table-cell>
          <table:table-cell table:style-name="ce12" office:value-type="string" calcext:value-type="string">
            <text:p>+46 08 47.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NGC 566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4 31 57.400</text:p>
          </table:table-cell>
          <table:table-cell table:style-name="ce12" office:value-type="string" calcext:value-type="string">
            <text:p>+06 15 01.7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style-name="ce4" office:value-type="string" calcext:value-type="string">
            <text:p>NGC 5665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14 32 25.796</text:p>
          </table:table-cell>
          <table:table-cell table:style-name="ce12" office:value-type="string" calcext:value-type="string">
            <text:p>+08 04 42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NGC 5669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14 32 43.476</text:p>
          </table:table-cell>
          <table:table-cell table:style-name="ce12" office:value-type="string" calcext:value-type="string">
            <text:p>+09 53 25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NGC 567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31 30.923</text:p>
          </table:table-cell>
          <table:table-cell table:style-name="ce12" office:value-type="string" calcext:value-type="string">
            <text:p>+49 57 31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NGC 567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32 46.853</text:p>
          </table:table-cell>
          <table:table-cell table:style-name="ce12" office:value-type="string" calcext:value-type="string">
            <text:p>+49 27 28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96" calcext:value-type="float">
            <text:p>1296</text:p>
          </table:table-cell>
          <table:table-cell table:style-name="ce4" office:value-type="string" calcext:value-type="string">
            <text:p>NGC 567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32 05.585</text:p>
          </table:table-cell>
          <table:table-cell table:style-name="ce12" office:value-type="string" calcext:value-type="string">
            <text:p>+57 55 17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42" calcext:value-type="float">
            <text:p>1542</text:p>
          </table:table-cell>
          <table:table-cell table:style-name="ce4" office:value-type="string" calcext:value-type="string">
            <text:p>NGC 568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39 35.156</text:p>
          </table:table-cell>
          <table:table-cell table:style-name="ce12" office:value-type="string" calcext:value-type="string">
            <text:p>-45 01 08.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NGC 569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37 41.074</text:p>
          </table:table-cell>
          <table:table-cell table:style-name="ce12" office:value-type="string" calcext:value-type="string">
            <text:p>+02 17 27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17" calcext:value-type="float">
            <text:p>1317</text:p>
          </table:table-cell>
          <table:table-cell table:style-name="ce4" office:value-type="string" calcext:value-type="string">
            <text:p>NGC 570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4 39 49.691</text:p>
          </table:table-cell>
          <table:table-cell table:style-name="ce12" office:value-type="string" calcext:value-type="string">
            <text:p>-00 43 06.1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NGC 5719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4 40 56.393</text:p>
          </table:table-cell>
          <table:table-cell table:style-name="ce12" office:value-type="string" calcext:value-type="string">
            <text:p>-00 19 05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NGC 5727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4 40 26.34</text:p>
          </table:table-cell>
          <table:table-cell table:style-name="ce12" office:value-type="string" calcext:value-type="string">
            <text:p>+33 59 18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NGC 5728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4 42 23.928</text:p>
          </table:table-cell>
          <table:table-cell table:style-name="ce12" office:value-type="string" calcext:value-type="string">
            <text:p>-17 15 11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532" calcext:value-type="float">
            <text:p>1532</text:p>
          </table:table-cell>
          <table:table-cell table:style-name="ce4" office:value-type="string" calcext:value-type="string">
            <text:p>NGC 5740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4 44 24.423</text:p>
          </table:table-cell>
          <table:table-cell table:style-name="ce12" office:value-type="string" calcext:value-type="string">
            <text:p>+01 40 46.8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NGC 5746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4 44 56.005</text:p>
          </table:table-cell>
          <table:table-cell table:style-name="ce12" office:value-type="string" calcext:value-type="string">
            <text:p>+01 57 17.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35" calcext:value-type="float">
            <text:p>1435</text:p>
          </table:table-cell>
          <table:table-cell table:style-name="ce4" office:value-type="string" calcext:value-type="string">
            <text:p>NGC 57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30 28.548</text:p>
          </table:table-cell>
          <table:table-cell table:style-name="ce12" office:value-type="string" calcext:value-type="string">
            <text:p>-22 40 01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19" calcext:value-type="float">
            <text:p>1219</text:p>
          </table:table-cell>
          <table:table-cell table:style-name="ce4" office:value-type="string" calcext:value-type="string">
            <text:p>NGC 578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53 28.4</text:p>
          </table:table-cell>
          <table:table-cell table:style-name="ce12" office:value-type="string" calcext:value-type="string">
            <text:p>+52 04 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68" calcext:value-type="float">
            <text:p>1068</text:p>
          </table:table-cell>
          <table:table-cell table:style-name="ce4" office:value-type="string" calcext:value-type="string">
            <text:p>NGC 5806</text:p>
          </table:table-cell>
          <table:table-cell table:style-name="ce3" office:value-type="string" calcext:value-type="string">
            <text:p>AGN</text:p>
          </table:table-cell>
          <table:table-cell table:style-name="ce9" office:value-type="string" calcext:value-type="string">
            <text:p>15 00 00.432</text:p>
          </table:table-cell>
          <table:table-cell table:style-name="ce12" office:value-type="string" calcext:value-type="string">
            <text:p>+01 53 28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NGC 5861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5 09 16.091</text:p>
          </table:table-cell>
          <table:table-cell table:style-name="ce12" office:value-type="string" calcext:value-type="string">
            <text:p>-11 19 17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86" calcext:value-type="float">
            <text:p>1386</text:p>
          </table:table-cell>
          <table:table-cell table:style-name="ce4" office:value-type="string" calcext:value-type="string">
            <text:p>NGC 587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13 45.692</text:p>
          </table:table-cell>
          <table:table-cell table:style-name="ce12" office:value-type="string" calcext:value-type="string">
            <text:p>-14 16 11.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31" calcext:value-type="float">
            <text:p>1031</text:p>
          </table:table-cell>
          <table:table-cell table:style-name="ce4" office:value-type="string" calcext:value-type="string">
            <text:p>NGC 587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09 46.751</text:p>
          </table:table-cell>
          <table:table-cell table:style-name="ce12" office:value-type="string" calcext:value-type="string">
            <text:p>+57 00 00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NGC 589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11 40.935</text:p>
          </table:table-cell>
          <table:table-cell table:style-name="ce12" office:value-type="string" calcext:value-type="string">
            <text:p>+59 48 31.7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72" calcext:value-type="float">
            <text:p>1572</text:p>
          </table:table-cell>
          <table:table-cell table:style-name="ce4" office:value-type="string" calcext:value-type="string">
            <text:p>NGC 5899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5 15 03.252</text:p>
          </table:table-cell>
          <table:table-cell table:style-name="ce12" office:value-type="string" calcext:value-type="string">
            <text:p>+42 02 59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19" calcext:value-type="float">
            <text:p>1019</text:p>
          </table:table-cell>
          <table:table-cell table:style-name="ce4" office:value-type="string" calcext:value-type="string">
            <text:p>NGC 5900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5 15 05.017</text:p>
          </table:table-cell>
          <table:table-cell table:style-name="ce12" office:value-type="string" calcext:value-type="string">
            <text:p>+42 12 35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06" calcext:value-type="float">
            <text:p>1206</text:p>
          </table:table-cell>
          <table:table-cell table:style-name="ce4" office:value-type="string" calcext:value-type="string">
            <text:p>NGC 590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15 53.687</text:p>
          </table:table-cell>
          <table:table-cell table:style-name="ce12" office:value-type="string" calcext:value-type="string">
            <text:p>+56 19 43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7" calcext:value-type="float">
            <text:p>49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1109" calcext:value-type="float">
            <text:p>1109</text:p>
          </table:table-cell>
          <table:table-cell table:style-name="ce4" office:value-type="string" calcext:value-type="string">
            <text:p>NGC 592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21 56.40</text:p>
          </table:table-cell>
          <table:table-cell table:style-name="ce12" office:value-type="string" calcext:value-type="string">
            <text:p>+05 04 11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NGC 594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28 00.670</text:p>
          </table:table-cell>
          <table:table-cell table:style-name="ce12" office:value-type="string" calcext:value-type="string">
            <text:p>+64 45 47.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571" calcext:value-type="float">
            <text:p>1571</text:p>
          </table:table-cell>
          <table:table-cell table:style-name="ce4" office:value-type="string" calcext:value-type="string">
            <text:p>NGC 595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33 43.070</text:p>
          </table:table-cell>
          <table:table-cell table:style-name="ce12" office:value-type="string" calcext:value-type="string">
            <text:p>+15 00 26.2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NGC 596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36 31.644</text:p>
          </table:table-cell>
          <table:table-cell table:style-name="ce12" office:value-type="string" calcext:value-type="string">
            <text:p>+16 36 28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NGC 596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33 27.795</text:p>
          </table:table-cell>
          <table:table-cell table:style-name="ce12" office:value-type="string" calcext:value-type="string">
            <text:p>+56 33 34.5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47" calcext:value-type="float">
            <text:p>1447</text:p>
          </table:table-cell>
          <table:table-cell table:style-name="ce4" office:value-type="string" calcext:value-type="string">
            <text:p>NGC 596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48 15.974</text:p>
          </table:table-cell>
          <table:table-cell table:style-name="ce12" office:value-type="string" calcext:value-type="string">
            <text:p>-75 40 22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68" calcext:value-type="float">
            <text:p>1268</text:p>
          </table:table-cell>
          <table:table-cell table:style-name="ce4" office:value-type="string" calcext:value-type="string">
            <text:p>NGC 597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38 29.982</text:p>
          </table:table-cell>
          <table:table-cell table:style-name="ce12" office:value-type="string" calcext:value-type="string">
            <text:p>+12 11 11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NGC 598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42 53.192</text:p>
          </table:table-cell>
          <table:table-cell table:style-name="ce12" office:value-type="string" calcext:value-type="string">
            <text:p>+14 13 53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NGC 5985</text:p>
          </table:table-cell>
          <table:table-cell table:style-name="ce3" office:value-type="string" calcext:value-type="string">
            <text:p>SyG</text:p>
          </table:table-cell>
          <table:table-cell table:style-name="ce9" office:value-type="string" calcext:value-type="string">
            <text:p>15 39 37.090</text:p>
          </table:table-cell>
          <table:table-cell table:style-name="ce12" office:value-type="string" calcext:value-type="string">
            <text:p>+59 19 55.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NGC 601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51 25.232</text:p>
          </table:table-cell>
          <table:table-cell table:style-name="ce12" office:value-type="string" calcext:value-type="string">
            <text:p>+62 18 36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201" calcext:value-type="float">
            <text:p>1201</text:p>
          </table:table-cell>
          <table:table-cell table:style-name="ce4" office:value-type="string" calcext:value-type="string">
            <text:p>NGC 606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07 12.964</text:p>
          </table:table-cell>
          <table:table-cell table:style-name="ce12" office:value-type="string" calcext:value-type="string">
            <text:p>+07 58 44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NGC 607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09 58.685</text:p>
          </table:table-cell>
          <table:table-cell table:style-name="ce12" office:value-type="string" calcext:value-type="string">
            <text:p>+00 42 33.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26" calcext:value-type="float">
            <text:p>1026</text:p>
          </table:table-cell>
          <table:table-cell table:style-name="ce4" office:value-type="string" calcext:value-type="string">
            <text:p>NGC 610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18 47.208</text:p>
          </table:table-cell>
          <table:table-cell table:style-name="ce12" office:value-type="string" calcext:value-type="string">
            <text:p>+07 24 39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87" calcext:value-type="float">
            <text:p>1587</text:p>
          </table:table-cell>
          <table:table-cell table:style-name="ce4" office:value-type="string" calcext:value-type="string">
            <text:p>NGC 611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6 21 48.622</text:p>
          </table:table-cell>
          <table:table-cell table:style-name="ce12" office:value-type="string" calcext:value-type="string">
            <text:p>-02 17 00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NGC 61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1 34 18.235</text:p>
          </table:table-cell>
          <table:table-cell table:style-name="ce12" office:value-type="string" calcext:value-type="string">
            <text:p>-29 25 06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NGC 61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1 35 05.675</text:p>
          </table:table-cell>
          <table:table-cell table:style-name="ce12" office:value-type="string" calcext:value-type="string">
            <text:p>-07 20 25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NGC 618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6 32 20.969</text:p>
          </table:table-cell>
          <table:table-cell table:style-name="ce12" office:value-type="string" calcext:value-type="string">
            <text:p>+19 49 35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15" calcext:value-type="float">
            <text:p>1115</text:p>
          </table:table-cell>
          <table:table-cell table:style-name="ce4" office:value-type="string" calcext:value-type="string">
            <text:p>NGC 620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6 43 03.750</text:p>
          </table:table-cell>
          <table:table-cell table:style-name="ce12" office:value-type="string" calcext:value-type="string">
            <text:p>+36 49 56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NGC 6221</text:p>
          </table:table-cell>
          <table:table-cell table:style-name="ce3" office:value-type="string" calcext:value-type="string">
            <text:p>SyG</text:p>
          </table:table-cell>
          <table:table-cell table:style-name="ce9" office:value-type="string" calcext:value-type="string">
            <text:p>16 52 46.329</text:p>
          </table:table-cell>
          <table:table-cell table:style-name="ce12" office:value-type="string" calcext:value-type="string">
            <text:p>-59 13 00.9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NGC 623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44 34.698</text:p>
          </table:table-cell>
          <table:table-cell table:style-name="ce12" office:value-type="string" calcext:value-type="string">
            <text:p>+70 46 48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4" office:value-type="string" calcext:value-type="string">
            <text:p>NGC 625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6 54 47.963</text:p>
          </table:table-cell>
          <table:table-cell table:style-name="ce12" office:value-type="string" calcext:value-type="string">
            <text:p>+36 30 03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NGC 6300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17 16 59.473</text:p>
          </table:table-cell>
          <table:table-cell table:style-name="ce12" office:value-type="string" calcext:value-type="string">
            <text:p>-62 49 13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NGC 633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7 17 06.504</text:p>
          </table:table-cell>
          <table:table-cell table:style-name="ce12" office:value-type="string" calcext:value-type="string">
            <text:p>+40 50 41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NGC 636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7 27 11.543</text:p>
          </table:table-cell>
          <table:table-cell table:style-name="ce12" office:value-type="string" calcext:value-type="string">
            <text:p>+11 32 37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56" calcext:value-type="float">
            <text:p>1556</text:p>
          </table:table-cell>
          <table:table-cell table:style-name="ce4" office:value-type="string" calcext:value-type="string">
            <text:p>NGC 638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7 32 24.302</text:p>
          </table:table-cell>
          <table:table-cell table:style-name="ce12" office:value-type="string" calcext:value-type="string">
            <text:p>+07 03 36.9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48" calcext:value-type="float">
            <text:p>1448</text:p>
          </table:table-cell>
          <table:table-cell table:style-name="ce4" office:value-type="string" calcext:value-type="string">
            <text:p>NGC 639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7 26 31.289</text:p>
          </table:table-cell>
          <table:table-cell table:style-name="ce12" office:value-type="string" calcext:value-type="string">
            <text:p>+71 05 46.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NGC 6434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17 36 48.831</text:p>
          </table:table-cell>
          <table:table-cell table:style-name="ce12" office:value-type="string" calcext:value-type="string">
            <text:p>+72 05 20.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4" office:value-type="string" calcext:value-type="string">
            <text:p>NGC 657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8 11 51.226</text:p>
          </table:table-cell>
          <table:table-cell table:style-name="ce12" office:value-type="string" calcext:value-type="string">
            <text:p>+14 58 54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NGC 664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8 19 46.370</text:p>
          </table:table-cell>
          <table:table-cell table:style-name="ce12" office:value-type="string" calcext:value-type="string">
            <text:p>+74 34 06.2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NGC 666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8 30 39.815</text:p>
          </table:table-cell>
          <table:table-cell table:style-name="ce12" office:value-type="string" calcext:value-type="string">
            <text:p>+67 59 13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NGC 668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8 34 50.244</text:p>
          </table:table-cell>
          <table:table-cell table:style-name="ce12" office:value-type="string" calcext:value-type="string">
            <text:p>+70 31 26.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NGC 672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1 47 54.523</text:p>
          </table:table-cell>
          <table:table-cell table:style-name="ce12" office:value-type="string" calcext:value-type="string">
            <text:p>+27 25 58.0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53" calcext:value-type="float">
            <text:p>1353</text:p>
          </table:table-cell>
          <table:table-cell table:style-name="ce4" office:value-type="string" calcext:value-type="string">
            <text:p>NGC 674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9 09 46.099</text:p>
          </table:table-cell>
          <table:table-cell table:style-name="ce12" office:value-type="string" calcext:value-type="string">
            <text:p>-63 51 27.14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NGC 6764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19 08 16.348</text:p>
          </table:table-cell>
          <table:table-cell table:style-name="ce12" office:value-type="string" calcext:value-type="string">
            <text:p>+50 55 59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051" calcext:value-type="float">
            <text:p>1051</text:p>
          </table:table-cell>
          <table:table-cell table:style-name="ce4" office:value-type="string" calcext:value-type="string">
            <text:p>NGC 688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17 17.278</text:p>
          </table:table-cell>
          <table:table-cell table:style-name="ce12" office:value-type="string" calcext:value-type="string">
            <text:p>-52 47 48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79" calcext:value-type="float">
            <text:p>1579</text:p>
          </table:table-cell>
          <table:table-cell table:style-name="ce4" office:value-type="string" calcext:value-type="string">
            <text:p>NGC 690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0 24 28.140</text:p>
          </table:table-cell>
          <table:table-cell table:style-name="ce12" office:value-type="string" calcext:value-type="string">
            <text:p>-43 39 12.7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NGC 69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1 50 41.722</text:p>
          </table:table-cell>
          <table:table-cell table:style-name="ce12" office:value-type="string" calcext:value-type="string">
            <text:p>+21 45 35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NGC 691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19 38.342</text:p>
          </table:table-cell>
          <table:table-cell table:style-name="ce12" office:value-type="string" calcext:value-type="string">
            <text:p>+66 43 42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55" calcext:value-type="float">
            <text:p>1355</text:p>
          </table:table-cell>
          <table:table-cell table:style-name="ce4" office:value-type="string" calcext:value-type="string">
            <text:p>NGC 6923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0 31 39.067</text:p>
          </table:table-cell>
          <table:table-cell table:style-name="ce12" office:value-type="string" calcext:value-type="string">
            <text:p>-30 49 54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NGC 692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0 34 20.566</text:p>
          </table:table-cell>
          <table:table-cell table:style-name="ce12" office:value-type="string" calcext:value-type="string">
            <text:p>-31 58 51.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NGC 694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44 33.743</text:p>
          </table:table-cell>
          <table:table-cell table:style-name="ce12" office:value-type="string" calcext:value-type="string">
            <text:p>-68 44 51.9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90" calcext:value-type="float">
            <text:p>1390</text:p>
          </table:table-cell>
          <table:table-cell table:style-name="ce4" office:value-type="string" calcext:value-type="string">
            <text:p>NGC 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08 20.36</text:p>
          </table:table-cell>
          <table:table-cell table:style-name="ce12" office:value-type="string" calcext:value-type="string">
            <text:p>-29 55 01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16" calcext:value-type="float">
            <text:p>1516</text:p>
          </table:table-cell>
          <table:table-cell table:style-name="ce4" office:value-type="string" calcext:value-type="string">
            <text:p>NGC 70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1 51 03.848</text:p>
          </table:table-cell>
          <table:table-cell table:style-name="ce12" office:value-type="string" calcext:value-type="string">
            <text:p>-09 42 09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21" calcext:value-type="float">
            <text:p>1221</text:p>
          </table:table-cell>
          <table:table-cell table:style-name="ce4" office:value-type="string" calcext:value-type="string">
            <text:p>NGC 705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27 21.475</text:p>
          </table:table-cell>
          <table:table-cell table:style-name="ce12" office:value-type="string" calcext:value-type="string">
            <text:p>-60 00 52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NGC 706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29 02.3</text:p>
          </table:table-cell>
          <table:table-cell table:style-name="ce12" office:value-type="string" calcext:value-type="string">
            <text:p>-52 45 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13" calcext:value-type="float">
            <text:p>1513</text:p>
          </table:table-cell>
          <table:table-cell table:style-name="ce4" office:value-type="string" calcext:value-type="string">
            <text:p>NGC 708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1 35 44.707</text:p>
          </table:table-cell>
          <table:table-cell table:style-name="ce12" office:value-type="string" calcext:value-type="string">
            <text:p>-63 54 10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4" office:value-type="string" calcext:value-type="string">
            <text:p>NGC 709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36 28.865</text:p>
          </table:table-cell>
          <table:table-cell table:style-name="ce12" office:value-type="string" calcext:value-type="string">
            <text:p>-54 33 26.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92" calcext:value-type="float">
            <text:p>1492</text:p>
          </table:table-cell>
          <table:table-cell table:style-name="ce4" office:value-type="string" calcext:value-type="string">
            <text:p>NGC 715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55 03.7</text:p>
          </table:table-cell>
          <table:table-cell table:style-name="ce12" office:value-type="string" calcext:value-type="string">
            <text:p>-50 39 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53" calcext:value-type="float">
            <text:p>1153</text:p>
          </table:table-cell>
          <table:table-cell table:style-name="ce4" office:value-type="string" calcext:value-type="string">
            <text:p>NGC 717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2 01 02.007</text:p>
          </table:table-cell>
          <table:table-cell table:style-name="ce12" office:value-type="string" calcext:value-type="string">
            <text:p>-13 16 10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36" calcext:value-type="float">
            <text:p>1436</text:p>
          </table:table-cell>
          <table:table-cell table:style-name="ce4" office:value-type="string" calcext:value-type="string">
            <text:p>NGC 717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04 49.299</text:p>
          </table:table-cell>
          <table:table-cell table:style-name="ce12" office:value-type="string" calcext:value-type="string">
            <text:p>-64 02 48.7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18" calcext:value-type="float">
            <text:p>1518</text:p>
          </table:table-cell>
          <table:table-cell table:style-name="ce4" office:value-type="string" calcext:value-type="string">
            <text:p>NGC 718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02 39.822</text:p>
          </table:table-cell>
          <table:table-cell table:style-name="ce12" office:value-type="string" calcext:value-type="string">
            <text:p>-20 48 46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NGC 720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08 34.270</text:p>
          </table:table-cell>
          <table:table-cell table:style-name="ce12" office:value-type="string" calcext:value-type="string">
            <text:p>-57 26 33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NGC 721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2 10 11.712</text:p>
          </table:table-cell>
          <table:table-cell table:style-name="ce12" office:value-type="string" calcext:value-type="string">
            <text:p>-16 39 39.6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54" calcext:value-type="float">
            <text:p>1354</text:p>
          </table:table-cell>
          <table:table-cell table:style-name="ce4" office:value-type="string" calcext:value-type="string">
            <text:p>NGC 723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12 30.117</text:p>
          </table:table-cell>
          <table:table-cell table:style-name="ce12" office:value-type="string" calcext:value-type="string">
            <text:p>+45 19 42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56" calcext:value-type="float">
            <text:p>1456</text:p>
          </table:table-cell>
          <table:table-cell table:style-name="ce4" office:value-type="string" calcext:value-type="string">
            <text:p>NGC 725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18 17.776</text:p>
          </table:table-cell>
          <table:table-cell table:style-name="ce12" office:value-type="string" calcext:value-type="string">
            <text:p>+40 33 44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178" calcext:value-type="float">
            <text:p>1178</text:p>
          </table:table-cell>
          <table:table-cell table:style-name="ce4" office:value-type="string" calcext:value-type="string">
            <text:p>NGC 7292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22 28 25.86</text:p>
          </table:table-cell>
          <table:table-cell table:style-name="ce12" office:value-type="string" calcext:value-type="string">
            <text:p>+30 17 32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074" calcext:value-type="float">
            <text:p>1074</text:p>
          </table:table-cell>
          <table:table-cell table:style-name="ce4" office:value-type="string" calcext:value-type="string">
            <text:p>NGC 730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33 52.537</text:p>
          </table:table-cell>
          <table:table-cell table:style-name="ce12" office:value-type="string" calcext:value-type="string">
            <text:p>-40 55 57.8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01" calcext:value-type="float">
            <text:p>1401</text:p>
          </table:table-cell>
          <table:table-cell table:style-name="ce4" office:value-type="string" calcext:value-type="string">
            <text:p>NGC 7314</text:p>
          </table:table-cell>
          <table:table-cell table:style-name="ce3" office:value-type="string" calcext:value-type="string">
            <text:p>Sy1</text:p>
          </table:table-cell>
          <table:table-cell table:style-name="ce9" office:value-type="string" calcext:value-type="string">
            <text:p>22 35 46.230</text:p>
          </table:table-cell>
          <table:table-cell table:style-name="ce12" office:value-type="string" calcext:value-type="string">
            <text:p>-26 03 00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NGC 7331</text:p>
          </table:table-cell>
          <table:table-cell table:style-name="ce3" office:value-type="string" calcext:value-type="string">
            <text:p>LIN</text:p>
          </table:table-cell>
          <table:table-cell table:style-name="ce9" office:value-type="string" calcext:value-type="string">
            <text:p>22 37 04.102</text:p>
          </table:table-cell>
          <table:table-cell table:style-name="ce12" office:value-type="string" calcext:value-type="string">
            <text:p>+34 24 57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14" calcext:value-type="float">
            <text:p>81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3" office:value-type="float" office:value="1252" calcext:value-type="float">
            <text:p>1252</text:p>
          </table:table-cell>
          <table:table-cell table:style-name="ce4" office:value-type="string" calcext:value-type="string">
            <text:p>NGC 7339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2 37 46.890</text:p>
          </table:table-cell>
          <table:table-cell table:style-name="ce12" office:value-type="string" calcext:value-type="string">
            <text:p>+23 47 12.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NGC 736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42 17.9</text:p>
          </table:table-cell>
          <table:table-cell table:style-name="ce12" office:value-type="string" calcext:value-type="string">
            <text:p>-30 03 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NGC 736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2 45 31.692</text:p>
          </table:table-cell>
          <table:table-cell table:style-name="ce12" office:value-type="string" calcext:value-type="string">
            <text:p>-39 20 30.7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NGC 740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54 20.801</text:p>
          </table:table-cell>
          <table:table-cell table:style-name="ce12" office:value-type="string" calcext:value-type="string">
            <text:p>-45 20 49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4" office:value-type="string" calcext:value-type="string">
            <text:p>NGC 741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55 45.740</text:p>
          </table:table-cell>
          <table:table-cell table:style-name="ce12" office:value-type="string" calcext:value-type="string">
            <text:p>-42 38 31.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56" calcext:value-type="float">
            <text:p>356</text:p>
          </table:table-cell>
          <table:table-cell table:style-name="ce4" office:value-type="string" calcext:value-type="string">
            <text:p>NGC 741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2 56 36.160</text:p>
          </table:table-cell>
          <table:table-cell table:style-name="ce12" office:value-type="string" calcext:value-type="string">
            <text:p>-37 01 48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50" calcext:value-type="float">
            <text:p>1450</text:p>
          </table:table-cell>
          <table:table-cell table:style-name="ce4" office:value-type="string" calcext:value-type="string">
            <text:p>NGC 7448</text:p>
          </table:table-cell>
          <table:table-cell table:style-name="ce3" office:value-type="string" calcext:value-type="string">
            <text:p>IG</text:p>
          </table:table-cell>
          <table:table-cell table:style-name="ce9" office:value-type="string" calcext:value-type="string">
            <text:p>23 00 03.589</text:p>
          </table:table-cell>
          <table:table-cell table:style-name="ce12" office:value-type="string" calcext:value-type="string">
            <text:p>+15 58 49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95" calcext:value-type="float">
            <text:p>395</text:p>
          </table:table-cell>
          <table:table-cell table:style-name="ce4" office:value-type="string" calcext:value-type="string">
            <text:p>NGC 745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02 10.422</text:p>
          </table:table-cell>
          <table:table-cell table:style-name="ce12" office:value-type="string" calcext:value-type="string">
            <text:p>-39 34 09.84</text:p>
          </table:table-cell>
          <table:table-cell table:style-name="ce3" office:value-type="string" calcext:value-type="string">
            <text:p>S...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37" calcext:value-type="float">
            <text:p>1337</text:p>
          </table:table-cell>
          <table:table-cell table:style-name="ce4" office:value-type="string" calcext:value-type="string">
            <text:p>NGC 746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02 46.494</text:p>
          </table:table-cell>
          <table:table-cell table:style-name="ce12" office:value-type="string" calcext:value-type="string">
            <text:p>-40 50 06.7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NGC 7479</text:p>
          </table:table-cell>
          <table:table-cell table:style-name="ce3" office:value-type="string" calcext:value-type="string">
            <text:p>Sy2</text:p>
          </table:table-cell>
          <table:table-cell table:style-name="ce9" office:value-type="string" calcext:value-type="string">
            <text:p>23 04 56.668</text:p>
          </table:table-cell>
          <table:table-cell table:style-name="ce12" office:value-type="string" calcext:value-type="string">
            <text:p>+12 19 22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2" calcext:value-type="float">
            <text:p>4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NGC 749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09 03.428</text:p>
          </table:table-cell>
          <table:table-cell table:style-name="ce12" office:value-type="string" calcext:value-type="string">
            <text:p>+18 10 37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NGC 753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14 48.501</text:p>
          </table:table-cell>
          <table:table-cell table:style-name="ce12" office:value-type="string" calcext:value-type="string">
            <text:p>-43 35 59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58" calcext:value-type="float">
            <text:p>1258</text:p>
          </table:table-cell>
          <table:table-cell table:style-name="ce4" office:value-type="string" calcext:value-type="string">
            <text:p>NGC 7537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3 14 34.497</text:p>
          </table:table-cell>
          <table:table-cell table:style-name="ce12" office:value-type="string" calcext:value-type="string">
            <text:p>+04 29 54.0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NGC 7541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3 14 43.857</text:p>
          </table:table-cell>
          <table:table-cell table:style-name="ce12" office:value-type="string" calcext:value-type="string">
            <text:p>+04 32 02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4" office:value-type="string" calcext:value-type="string">
            <text:p>NGC 75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1 56 22.685</text:p>
          </table:table-cell>
          <table:table-cell table:style-name="ce12" office:value-type="string" calcext:value-type="string">
            <text:p>-09 03 41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06" calcext:value-type="float">
            <text:p>1006</text:p>
          </table:table-cell>
          <table:table-cell table:style-name="ce4" office:value-type="string" calcext:value-type="string">
            <text:p>NGC 7606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3 19 04.805</text:p>
          </table:table-cell>
          <table:table-cell table:style-name="ce12" office:value-type="string" calcext:value-type="string">
            <text:p>-08 29 06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48" calcext:value-type="float">
            <text:p>1348</text:p>
          </table:table-cell>
          <table:table-cell table:style-name="ce4" office:value-type="string" calcext:value-type="string">
            <text:p>NGC 764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22 06.584</text:p>
          </table:table-cell>
          <table:table-cell table:style-name="ce12" office:value-type="string" calcext:value-type="string">
            <text:p>+40 50 43.5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NGC 766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27 14.6</text:p>
          </table:table-cell>
          <table:table-cell table:style-name="ce12" office:value-type="string" calcext:value-type="string">
            <text:p>-65 16 2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NGC 7667</text:p>
          </table:table-cell>
          <table:table-cell table:style-name="ce3" office:value-type="string" calcext:value-type="string">
            <text:p>H2G</text:p>
          </table:table-cell>
          <table:table-cell table:style-name="ce9" office:value-type="string" calcext:value-type="string">
            <text:p>23 24 23.01</text:p>
          </table:table-cell>
          <table:table-cell table:style-name="ce12" office:value-type="string" calcext:value-type="string">
            <text:p>-00 06 33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4" office:value-type="string" calcext:value-type="string">
            <text:p>NGC 768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33 16.728</text:p>
          </table:table-cell>
          <table:table-cell table:style-name="ce12" office:value-type="string" calcext:value-type="string">
            <text:p>-54 05 40.1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38" calcext:value-type="float">
            <text:p>1038</text:p>
          </table:table-cell>
          <table:table-cell table:style-name="ce4" office:value-type="string" calcext:value-type="string">
            <text:p>NGC 769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33 02.542</text:p>
          </table:table-cell>
          <table:table-cell table:style-name="ce12" office:value-type="string" calcext:value-type="string">
            <text:p>-51 41 54.1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44" calcext:value-type="float">
            <text:p>1044</text:p>
          </table:table-cell>
          <table:table-cell table:style-name="ce4" office:value-type="string" calcext:value-type="string">
            <text:p>NGC 769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34 52.998</text:p>
          </table:table-cell>
          <table:table-cell table:style-name="ce12" office:value-type="string" calcext:value-type="string">
            <text:p>-65 23 45.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NGC 771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3 36 15.10</text:p>
          </table:table-cell>
          <table:table-cell table:style-name="ce12" office:value-type="string" calcext:value-type="string">
            <text:p>-37 56 17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NGC 772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38 48.648</text:p>
          </table:table-cell>
          <table:table-cell table:style-name="ce12" office:value-type="string" calcext:value-type="string">
            <text:p>-06 31 04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NGC 7723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3 38 56.60</text:p>
          </table:table-cell>
          <table:table-cell table:style-name="ce12" office:value-type="string" calcext:value-type="string">
            <text:p>-12 57 35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4" office:value-type="string" calcext:value-type="string">
            <text:p>NGC 7741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23 43 54.375</text:p>
          </table:table-cell>
          <table:table-cell table:style-name="ce12" office:value-type="string" calcext:value-type="string">
            <text:p>+26 04 32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NGC 775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46 37.852</text:p>
          </table:table-cell>
          <table:table-cell table:style-name="ce12" office:value-type="string" calcext:value-type="string">
            <text:p>+03 47 59.1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NGC 775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23 47 51.768</text:p>
          </table:table-cell>
          <table:table-cell table:style-name="ce12" office:value-type="string" calcext:value-type="string">
            <text:p>-30 31 19.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38" calcext:value-type="float">
            <text:p>1338</text:p>
          </table:table-cell>
          <table:table-cell table:style-name="ce4" office:value-type="string" calcext:value-type="string">
            <text:p>NGC 779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1 59 42.625</text:p>
          </table:table-cell>
          <table:table-cell table:style-name="ce12" office:value-type="string" calcext:value-type="string">
            <text:p>-05 57 50.9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NGC 779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3 57 49.827</text:p>
          </table:table-cell>
          <table:table-cell table:style-name="ce12" office:value-type="string" calcext:value-type="string">
            <text:p>-32 35 27.7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09" calcext:value-type="float">
            <text:p>50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NGC 781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0 03 14.947</text:p>
          </table:table-cell>
          <table:table-cell table:style-name="ce12" office:value-type="string" calcext:value-type="string">
            <text:p>+16 08 42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66" calcext:value-type="float">
            <text:p>1466</text:p>
          </table:table-cell>
          <table:table-cell table:style-name="ce4" office:value-type="string" calcext:value-type="string">
            <text:p>NGC 781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03 58.899</text:p>
          </table:table-cell>
          <table:table-cell table:style-name="ce12" office:value-type="string" calcext:value-type="string">
            <text:p>+20 45 08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NGC 78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2 01 16.932</text:p>
          </table:table-cell>
          <table:table-cell table:style-name="ce12" office:value-type="string" calcext:value-type="string">
            <text:p>+28 50 14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NGC 80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03 44.701</text:p>
          </table:table-cell>
          <table:table-cell table:style-name="ce12" office:value-type="string" calcext:value-type="string">
            <text:p>+16 01 51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NGC 86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15 27.641</text:p>
          </table:table-cell>
          <table:table-cell table:style-name="ce12" office:value-type="string" calcext:value-type="string">
            <text:p>+06 00 09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4" office:value-type="string" calcext:value-type="string">
            <text:p>NGC 89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22 32.907</text:p>
          </table:table-cell>
          <table:table-cell table:style-name="ce12" office:value-type="string" calcext:value-type="string">
            <text:p>+42 20 53.9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28" calcext:value-type="float">
            <text:p>112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NGC 90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2 23 04.569</text:p>
          </table:table-cell>
          <table:table-cell table:style-name="ce12" office:value-type="string" calcext:value-type="string">
            <text:p>-21 14 01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4" office:value-type="string" calcext:value-type="string">
            <text:p>NGC 918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2 25 50.226</text:p>
          </table:table-cell>
          <table:table-cell table:style-name="ce12" office:value-type="string" calcext:value-type="string">
            <text:p>+18 29 56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NGC 92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27 16.913</text:p>
          </table:table-cell>
          <table:table-cell table:style-name="ce12" office:value-type="string" calcext:value-type="string">
            <text:p>+33 34 43.9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55" calcext:value-type="float">
            <text:p>45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NGC 941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28 27.847</text:p>
          </table:table-cell>
          <table:table-cell table:style-name="ce12" office:value-type="string" calcext:value-type="string">
            <text:p>-01 09 05.6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NGC 94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30 48.650</text:p>
          </table:table-cell>
          <table:table-cell table:style-name="ce12" office:value-type="string" calcext:value-type="string">
            <text:p>+37 08 12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NGC 95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30 33.111</text:p>
          </table:table-cell>
          <table:table-cell table:style-name="ce12" office:value-type="string" calcext:value-type="string">
            <text:p>-01 06 30.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43" calcext:value-type="float">
            <text:p>1143</text:p>
          </table:table-cell>
          <table:table-cell table:style-name="ce4" office:value-type="string" calcext:value-type="string">
            <text:p>NGC 97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34 13.385</text:p>
          </table:table-cell>
          <table:table-cell table:style-name="ce12" office:value-type="string" calcext:value-type="string">
            <text:p>+29 18 40.4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float" office:value="548" calcext:value-type="float">
            <text:p>548</text:p>
          </table:table-cell>
          <table:table-cell table:style-name="ce4" office:value-type="string" calcext:value-type="string">
            <text:p>UGC 100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45 44.15</text:p>
          </table:table-cell>
          <table:table-cell table:style-name="ce12" office:value-type="string" calcext:value-type="string">
            <text:p>+12 30 35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UGC 100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49 01.40</text:p>
          </table:table-cell>
          <table:table-cell table:style-name="ce12" office:value-type="string" calcext:value-type="string">
            <text:p>+05 11 19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UGC 1005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50 24.19</text:p>
          </table:table-cell>
          <table:table-cell table:style-name="ce12" office:value-type="string" calcext:value-type="string">
            <text:p>+25 55 20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88" calcext:value-type="float">
            <text:p>1088</text:p>
          </table:table-cell>
          <table:table-cell table:style-name="ce4" office:value-type="string" calcext:value-type="string">
            <text:p>UGC 1009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5 55 19.43</text:p>
          </table:table-cell>
          <table:table-cell table:style-name="ce12" office:value-type="string" calcext:value-type="string">
            <text:p>+45 25 37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175" calcext:value-type="float">
            <text:p>1175</text:p>
          </table:table-cell>
          <table:table-cell table:style-name="ce4" office:value-type="string" calcext:value-type="string">
            <text:p>UGC 1028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6 14 24.804</text:p>
          </table:table-cell>
          <table:table-cell table:style-name="ce12" office:value-type="string" calcext:value-type="string">
            <text:p>-00 12 27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UGC 10297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6 15 28.810</text:p>
          </table:table-cell>
          <table:table-cell table:style-name="ce12" office:value-type="string" calcext:value-type="string">
            <text:p>+18 54 17.4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UGC 10445</text:p>
          </table:table-cell>
          <table:table-cell table:style-name="ce3" office:value-type="string" calcext:value-type="string">
            <text:p>SBG</text:p>
          </table:table-cell>
          <table:table-cell table:style-name="ce9" office:value-type="string" calcext:value-type="string">
            <text:p>16 33 47.183</text:p>
          </table:table-cell>
          <table:table-cell table:style-name="ce12" office:value-type="string" calcext:value-type="string">
            <text:p>+28 59 01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580" calcext:value-type="float">
            <text:p>1580</text:p>
          </table:table-cell>
          <table:table-cell table:style-name="ce4" office:value-type="string" calcext:value-type="string">
            <text:p>UGC 107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29 59.855</text:p>
          </table:table-cell>
          <table:table-cell table:style-name="ce12" office:value-type="string" calcext:value-type="string">
            <text:p>+40 58 25.6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UGC 1107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7 59 07.44</text:p>
          </table:table-cell>
          <table:table-cell table:style-name="ce12" office:value-type="string" calcext:value-type="string">
            <text:p>+07 08 29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UGC 1109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8 01 51.665</text:p>
          </table:table-cell>
          <table:table-cell table:style-name="ce12" office:value-type="string" calcext:value-type="string">
            <text:p>+06 58 05.7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22" calcext:value-type="float">
            <text:p>1522</text:p>
          </table:table-cell>
          <table:table-cell table:style-name="ce4" office:value-type="string" calcext:value-type="string">
            <text:p>UGC 111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1 33 17.667</text:p>
          </table:table-cell>
          <table:table-cell table:style-name="ce12" office:value-type="string" calcext:value-type="string">
            <text:p>+13 19 56.7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26" calcext:value-type="float">
            <text:p>1226</text:p>
          </table:table-cell>
          <table:table-cell table:style-name="ce4" office:value-type="string" calcext:value-type="string">
            <text:p>UGC 1146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9 42 58.762</text:p>
          </table:table-cell>
          <table:table-cell table:style-name="ce12" office:value-type="string" calcext:value-type="string">
            <text:p>+45 17 53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UGC 1165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0 57 15.45</text:p>
          </table:table-cell>
          <table:table-cell table:style-name="ce12" office:value-type="string" calcext:value-type="string">
            <text:p>+25 58 06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74" calcext:value-type="float">
            <text:p>1574</text:p>
          </table:table-cell>
          <table:table-cell table:style-name="ce4" office:value-type="string" calcext:value-type="string">
            <text:p>UGC 1186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1 56 24.148</text:p>
          </table:table-cell>
          <table:table-cell table:style-name="ce12" office:value-type="string" calcext:value-type="string">
            <text:p>+73 15 39.3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36" calcext:value-type="float">
            <text:p>1336</text:p>
          </table:table-cell>
          <table:table-cell table:style-name="ce4" office:value-type="string" calcext:value-type="string">
            <text:p>UGC 1189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03 33.8</text:p>
          </table:table-cell>
          <table:table-cell table:style-name="ce12" office:value-type="string" calcext:value-type="string">
            <text:p>+43 44 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88" calcext:value-type="float">
            <text:p>1188</text:p>
          </table:table-cell>
          <table:table-cell table:style-name="ce4" office:value-type="string" calcext:value-type="string">
            <text:p>UGC 1190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22 06 16.157</text:p>
          </table:table-cell>
          <table:table-cell table:style-name="ce12" office:value-type="string" calcext:value-type="string">
            <text:p>+47 15 04.3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89" calcext:value-type="float">
            <text:p>1289</text:p>
          </table:table-cell>
          <table:table-cell table:style-name="ce4" office:value-type="string" calcext:value-type="string">
            <text:p>UGC 119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42 33.046</text:p>
          </table:table-cell>
          <table:table-cell table:style-name="ce12" office:value-type="string" calcext:value-type="string">
            <text:p>+18 18 20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18" calcext:value-type="float">
            <text:p>418</text:p>
          </table:table-cell>
          <table:table-cell table:style-name="ce4" office:value-type="string" calcext:value-type="string">
            <text:p>UGC 1206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30 46.260</text:p>
          </table:table-cell>
          <table:table-cell table:style-name="ce12" office:value-type="string" calcext:value-type="string">
            <text:p>+76 30 40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47" calcext:value-type="float">
            <text:p>1147</text:p>
          </table:table-cell>
          <table:table-cell table:style-name="ce4" office:value-type="string" calcext:value-type="string">
            <text:p>UGC 1221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2 50 30.33</text:p>
          </table:table-cell>
          <table:table-cell table:style-name="ce12" office:value-type="string" calcext:value-type="string">
            <text:p>+29 08 18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09" calcext:value-type="float">
            <text:p>1209</text:p>
          </table:table-cell>
          <table:table-cell table:style-name="ce4" office:value-type="string" calcext:value-type="string">
            <text:p>UGC 12281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22 59 12.71</text:p>
          </table:table-cell>
          <table:table-cell table:style-name="ce12" office:value-type="string" calcext:value-type="string">
            <text:p>+13 36 20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UGC 1230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01 18.728</text:p>
          </table:table-cell>
          <table:table-cell table:style-name="ce12" office:value-type="string" calcext:value-type="string">
            <text:p>+14 20 22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50" calcext:value-type="float">
            <text:p>550</text:p>
          </table:table-cell>
          <table:table-cell table:style-name="ce4" office:value-type="string" calcext:value-type="string">
            <text:p>UGC 1232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02 19.11</text:p>
          </table:table-cell>
          <table:table-cell table:style-name="ce12" office:value-type="string" calcext:value-type="string">
            <text:p>+16 01 38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84" calcext:value-type="float">
            <text:p>1084</text:p>
          </table:table-cell>
          <table:table-cell table:style-name="ce4" office:value-type="string" calcext:value-type="string">
            <text:p>UGC 1234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23 04 59.97</text:p>
          </table:table-cell>
          <table:table-cell table:style-name="ce12" office:value-type="string" calcext:value-type="string">
            <text:p>+18 42 12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46" calcext:value-type="float">
            <text:p>1446</text:p>
          </table:table-cell>
          <table:table-cell table:style-name="ce4" office:value-type="string" calcext:value-type="string">
            <text:p>UGC 1862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2 24 24.796</text:p>
          </table:table-cell>
          <table:table-cell table:style-name="ce12" office:value-type="string" calcext:value-type="string">
            <text:p>-02 09 44.5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310" calcext:value-type="float">
            <text:p>1310</text:p>
          </table:table-cell>
          <table:table-cell table:style-name="ce4" office:value-type="string" calcext:value-type="string">
            <text:p>UGC 195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28 58.8</text:p>
          </table:table-cell>
          <table:table-cell table:style-name="ce12" office:value-type="string" calcext:value-type="string">
            <text:p>+28 08 4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UGC 197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29 54.020</text:p>
          </table:table-cell>
          <table:table-cell table:style-name="ce12" office:value-type="string" calcext:value-type="string">
            <text:p>+25 15 23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UGC 208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2 36 16.152</text:p>
          </table:table-cell>
          <table:table-cell table:style-name="ce12" office:value-type="string" calcext:value-type="string">
            <text:p>+25 25 25.7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UGC 234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2 51 53.18</text:p>
          </table:table-cell>
          <table:table-cell table:style-name="ce12" office:value-type="string" calcext:value-type="string">
            <text:p>-01 10 17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016" calcext:value-type="float">
            <text:p>1016</text:p>
          </table:table-cell>
          <table:table-cell table:style-name="ce4" office:value-type="string" calcext:value-type="string">
            <text:p>UGC 2463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3 00 37.382</text:p>
          </table:table-cell>
          <table:table-cell table:style-name="ce12" office:value-type="string" calcext:value-type="string">
            <text:p>+40 15 04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73" calcext:value-type="float">
            <text:p>1273</text:p>
          </table:table-cell>
          <table:table-cell table:style-name="ce4" office:value-type="string" calcext:value-type="string">
            <text:p>UGC 248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04 04.38</text:p>
          </table:table-cell>
          <table:table-cell table:style-name="ce12" office:value-type="string" calcext:value-type="string">
            <text:p>+74 26 39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53" calcext:value-type="float">
            <text:p>1453</text:p>
          </table:table-cell>
          <table:table-cell table:style-name="ce4" office:value-type="string" calcext:value-type="string">
            <text:p>UGC 260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0 27 02.911</text:p>
          </table:table-cell>
          <table:table-cell table:style-name="ce12" office:value-type="string" calcext:value-type="string">
            <text:p>+11 35 01.7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UGC 280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0 02.441</text:p>
          </table:table-cell>
          <table:table-cell table:style-name="ce12" office:value-type="string" calcext:value-type="string">
            <text:p>+71 24 21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40" calcext:value-type="float">
            <text:p>1340</text:p>
          </table:table-cell>
          <table:table-cell table:style-name="ce4" office:value-type="string" calcext:value-type="string">
            <text:p>UGC 281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42 34.12</text:p>
          </table:table-cell>
          <table:table-cell table:style-name="ce12" office:value-type="string" calcext:value-type="string">
            <text:p>+71 18 28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98" calcext:value-type="float">
            <text:p>1098</text:p>
          </table:table-cell>
          <table:table-cell table:style-name="ce4" office:value-type="string" calcext:value-type="string">
            <text:p>UGC 285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3 48 20.731</text:p>
          </table:table-cell>
          <table:table-cell table:style-name="ce12" office:value-type="string" calcext:value-type="string">
            <text:p>+70 07 58.3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4" office:value-type="string" calcext:value-type="string">
            <text:p>UGC 289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56 04.44</text:p>
          </table:table-cell>
          <table:table-cell table:style-name="ce12" office:value-type="string" calcext:value-type="string">
            <text:p>+72 55 18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UGC 289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59 01.486</text:p>
          </table:table-cell>
          <table:table-cell table:style-name="ce12" office:value-type="string" calcext:value-type="string">
            <text:p>+79 33 23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UGC 313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46 16.976</text:p>
          </table:table-cell>
          <table:table-cell table:style-name="ce12" office:value-type="string" calcext:value-type="string">
            <text:p>+76 25 08.0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87" calcext:value-type="float">
            <text:p>1387</text:p>
          </table:table-cell>
          <table:table-cell table:style-name="ce4" office:value-type="string" calcext:value-type="string">
            <text:p>UGC 314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4 47 55.67</text:p>
          </table:table-cell>
          <table:table-cell table:style-name="ce12" office:value-type="string" calcext:value-type="string">
            <text:p>+74 55 43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UGC 327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17 44.359</text:p>
          </table:table-cell>
          <table:table-cell table:style-name="ce12" office:value-type="string" calcext:value-type="string">
            <text:p>+53 33 04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189" calcext:value-type="float">
            <text:p>1189</text:p>
          </table:table-cell>
          <table:table-cell table:style-name="ce4" office:value-type="string" calcext:value-type="string">
            <text:p>UGC 337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56 35.98</text:p>
          </table:table-cell>
          <table:table-cell table:style-name="ce12" office:value-type="string" calcext:value-type="string">
            <text:p>+75 19 01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>
            <text:p>UGC 340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10 36.339</text:p>
          </table:table-cell>
          <table:table-cell table:style-name="ce12" office:value-type="string" calcext:value-type="string">
            <text:p>+71 23 10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261" calcext:value-type="float">
            <text:p>1261</text:p>
          </table:table-cell>
          <table:table-cell table:style-name="ce4" office:value-type="string" calcext:value-type="string">
            <text:p>UGC 3439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6 23 55.182</text:p>
          </table:table-cell>
          <table:table-cell table:style-name="ce12" office:value-type="string" calcext:value-type="string">
            <text:p>+78 31 48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93" calcext:value-type="float">
            <text:p>1193</text:p>
          </table:table-cell>
          <table:table-cell table:style-name="ce4" office:value-type="string" calcext:value-type="string">
            <text:p>UGC 350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6 40 07.046</text:p>
          </table:table-cell>
          <table:table-cell table:style-name="ce12" office:value-type="string" calcext:value-type="string">
            <text:p>+60 04 50.3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4" office:value-type="string" calcext:value-type="string">
            <text:p>UGC 353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46 31.580</text:p>
          </table:table-cell>
          <table:table-cell table:style-name="ce12" office:value-type="string" calcext:value-type="string">
            <text:p>+60 20 25.2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316" calcext:value-type="float">
            <text:p>1316</text:p>
          </table:table-cell>
          <table:table-cell table:style-name="ce4" office:value-type="string" calcext:value-type="string">
            <text:p>UGC 354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54 35.442</text:p>
          </table:table-cell>
          <table:table-cell table:style-name="ce12" office:value-type="string" calcext:value-type="string">
            <text:p>+82 28 46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91" calcext:value-type="float">
            <text:p>1291</text:p>
          </table:table-cell>
          <table:table-cell table:style-name="ce4" office:value-type="string" calcext:value-type="string">
            <text:p>UGC 3574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6 53 10.457</text:p>
          </table:table-cell>
          <table:table-cell table:style-name="ce12" office:value-type="string" calcext:value-type="string">
            <text:p>+57 10 39.9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UGC 358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55 30.873</text:p>
          </table:table-cell>
          <table:table-cell table:style-name="ce12" office:value-type="string" calcext:value-type="string">
            <text:p>+69 33 46.7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93" calcext:value-type="float">
            <text:p>1093</text:p>
          </table:table-cell>
          <table:table-cell table:style-name="ce4" office:value-type="string" calcext:value-type="string">
            <text:p>UGC 358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53 54.853</text:p>
          </table:table-cell>
          <table:table-cell table:style-name="ce12" office:value-type="string" calcext:value-type="string">
            <text:p>+19 17 58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UGC 359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6 56 30.5</text:p>
          </table:table-cell>
          <table:table-cell table:style-name="ce12" office:value-type="string" calcext:value-type="string">
            <text:p>+60 39 0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73" calcext:value-type="float">
            <text:p>1373</text:p>
          </table:table-cell>
          <table:table-cell table:style-name="ce4" office:value-type="string" calcext:value-type="string">
            <text:p>UGC 380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7 21 02.21</text:p>
          </table:table-cell>
          <table:table-cell table:style-name="ce12" office:value-type="string" calcext:value-type="string">
            <text:p>+25 10 43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80" calcext:value-type="float">
            <text:p>1380</text:p>
          </table:table-cell>
          <table:table-cell table:style-name="ce4" office:value-type="string" calcext:value-type="string">
            <text:p>UGC 3876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7 29 17.58</text:p>
          </table:table-cell>
          <table:table-cell table:style-name="ce12" office:value-type="string" calcext:value-type="string">
            <text:p>+27 54 00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32" calcext:value-type="float">
            <text:p>1432</text:p>
          </table:table-cell>
          <table:table-cell table:style-name="ce4" office:value-type="string" calcext:value-type="string">
            <text:p>UGC 390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7 36 58.79</text:p>
          </table:table-cell>
          <table:table-cell table:style-name="ce12" office:value-type="string" calcext:value-type="string">
            <text:p>+73 42 49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UGC 402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7 48 33.268</text:p>
          </table:table-cell>
          <table:table-cell table:style-name="ce12" office:value-type="string" calcext:value-type="string">
            <text:p>+62 12 26.6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UGC 416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8 02 32.922</text:p>
          </table:table-cell>
          <table:table-cell table:style-name="ce12" office:value-type="string" calcext:value-type="string">
            <text:p>+61 23 17.5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525" calcext:value-type="float">
            <text:p>525</text:p>
          </table:table-cell>
          <table:table-cell table:style-name="ce4" office:value-type="string" calcext:value-type="string">
            <text:p>UGC 4375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8 23 11.277</text:p>
          </table:table-cell>
          <table:table-cell table:style-name="ce12" office:value-type="string" calcext:value-type="string">
            <text:p>+22 39 52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56" calcext:value-type="float">
            <text:p>1056</text:p>
          </table:table-cell>
          <table:table-cell table:style-name="ce4" office:value-type="string" calcext:value-type="string">
            <text:p>UGC 439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26 04.356</text:p>
          </table:table-cell>
          <table:table-cell table:style-name="ce12" office:value-type="string" calcext:value-type="string">
            <text:p>+45 58 02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60" calcext:value-type="float">
            <text:p>1160</text:p>
          </table:table-cell>
          <table:table-cell table:style-name="ce4" office:value-type="string" calcext:value-type="string">
            <text:p>UGC 444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30 01.696</text:p>
          </table:table-cell>
          <table:table-cell table:style-name="ce12" office:value-type="string" calcext:value-type="string">
            <text:p>+17 15 34.8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UGC 451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39 37.70</text:p>
          </table:table-cell>
          <table:table-cell table:style-name="ce12" office:value-type="string" calcext:value-type="string">
            <text:p>+53 27 23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44" calcext:value-type="float">
            <text:p>1544</text:p>
          </table:table-cell>
          <table:table-cell table:style-name="ce4" office:value-type="string" calcext:value-type="string">
            <text:p>UGC 462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8 51 40.67</text:p>
          </table:table-cell>
          <table:table-cell table:style-name="ce12" office:value-type="string" calcext:value-type="string">
            <text:p>+51 07 07.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68" calcext:value-type="float">
            <text:p>1368</text:p>
          </table:table-cell>
          <table:table-cell table:style-name="ce4" office:value-type="string" calcext:value-type="string">
            <text:p>UGC 477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00 46 13.158</text:p>
          </table:table-cell>
          <table:table-cell table:style-name="ce12" office:value-type="string" calcext:value-type="string">
            <text:p>+19 29 23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90" calcext:value-type="float">
            <text:p>1190</text:p>
          </table:table-cell>
          <table:table-cell table:style-name="ce4" office:value-type="string" calcext:value-type="string">
            <text:p>UGC 477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06 40.38</text:p>
          </table:table-cell>
          <table:table-cell table:style-name="ce12" office:value-type="string" calcext:value-type="string">
            <text:p>+34 37 11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UGC 482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9 11 33.574</text:p>
          </table:table-cell>
          <table:table-cell table:style-name="ce12" office:value-type="string" calcext:value-type="string">
            <text:p>+51 15 15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49" calcext:value-type="float">
            <text:p>1249</text:p>
          </table:table-cell>
          <table:table-cell table:style-name="ce4" office:value-type="string" calcext:value-type="string">
            <text:p>UGC 48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14 47.915</text:p>
          </table:table-cell>
          <table:table-cell table:style-name="ce12" office:value-type="string" calcext:value-type="string">
            <text:p>+74 13 56.9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UGC 492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18 36.709</text:p>
          </table:table-cell>
          <table:table-cell table:style-name="ce12" office:value-type="string" calcext:value-type="string">
            <text:p>+47 52 19.4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548" calcext:value-type="float">
            <text:p>1548</text:p>
          </table:table-cell>
          <table:table-cell table:style-name="ce4" office:value-type="string" calcext:value-type="string">
            <text:p>UGC 5020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09 26 01.54</text:p>
          </table:table-cell>
          <table:table-cell table:style-name="ce12" office:value-type="string" calcext:value-type="string">
            <text:p>+34 39 12.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UGC 510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35 07.38</text:p>
          </table:table-cell>
          <table:table-cell table:style-name="ce12" office:value-type="string" calcext:value-type="string">
            <text:p>+05 07 11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63" calcext:value-type="float">
            <text:p>1263</text:p>
          </table:table-cell>
          <table:table-cell table:style-name="ce4" office:value-type="string" calcext:value-type="string">
            <text:p>UGC 520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46 55.843</text:p>
          </table:table-cell>
          <table:table-cell table:style-name="ce12" office:value-type="string" calcext:value-type="string">
            <text:p>+79 48 38.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28" calcext:value-type="float">
            <text:p>1328</text:p>
          </table:table-cell>
          <table:table-cell table:style-name="ce4" office:value-type="string" calcext:value-type="string">
            <text:p>UGC 521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9 45 30.18</text:p>
          </table:table-cell>
          <table:table-cell table:style-name="ce12" office:value-type="string" calcext:value-type="string">
            <text:p>+06 22 36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UGC 522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46 03.651</text:p>
          </table:table-cell>
          <table:table-cell table:style-name="ce12" office:value-type="string" calcext:value-type="string">
            <text:p>+01 40 05.9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UGC 523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9 46 53.980</text:p>
          </table:table-cell>
          <table:table-cell table:style-name="ce12" office:value-type="string" calcext:value-type="string">
            <text:p>+00 30 16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UGC 552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13 58.795</text:p>
          </table:table-cell>
          <table:table-cell table:style-name="ce12" office:value-type="string" calcext:value-type="string">
            <text:p>+07 01 26.8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UGC 5707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0 31 14.180</text:p>
          </table:table-cell>
          <table:table-cell table:style-name="ce12" office:value-type="string" calcext:value-type="string">
            <text:p>+43 08 14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UGC 570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31 13.35</text:p>
          </table:table-cell>
          <table:table-cell table:style-name="ce12" office:value-type="string" calcext:value-type="string">
            <text:p>+04 28 19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UGC 589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0 47 41.437</text:p>
          </table:table-cell>
          <table:table-cell table:style-name="ce12" office:value-type="string" calcext:value-type="string">
            <text:p>+11 04 37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UGC 596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51 19.940</text:p>
          </table:table-cell>
          <table:table-cell table:style-name="ce12" office:value-type="string" calcext:value-type="string">
            <text:p>+14 01 24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1347" calcext:value-type="float">
            <text:p>1347</text:p>
          </table:table-cell>
          <table:table-cell table:style-name="ce4" office:value-type="string" calcext:value-type="string">
            <text:p>UGC 597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0 51 35.17</text:p>
          </table:table-cell>
          <table:table-cell table:style-name="ce12" office:value-type="string" calcext:value-type="string">
            <text:p>+04 34 57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65" calcext:value-type="float">
            <text:p>1265</text:p>
          </table:table-cell>
          <table:table-cell table:style-name="ce4" office:value-type="string" calcext:value-type="string">
            <text:p>UGC 60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0 59 02.46</text:p>
          </table:table-cell>
          <table:table-cell table:style-name="ce12" office:value-type="string" calcext:value-type="string">
            <text:p>+48 01 07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UGC 608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00 39.653</text:p>
          </table:table-cell>
          <table:table-cell table:style-name="ce12" office:value-type="string" calcext:value-type="string">
            <text:p>+61 19 18.9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UGC 637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22 08.309</text:p>
          </table:table-cell>
          <table:table-cell table:style-name="ce12" office:value-type="string" calcext:value-type="string">
            <text:p>+69 37 54.3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UGC 639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22 42.015</text:p>
          </table:table-cell>
          <table:table-cell table:style-name="ce12" office:value-type="string" calcext:value-type="string">
            <text:p>+64 03 58.6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UGC 639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23 23.16</text:p>
          </table:table-cell>
          <table:table-cell table:style-name="ce12" office:value-type="string" calcext:value-type="string">
            <text:p>+50 53 34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23" calcext:value-type="float">
            <text:p>1523</text:p>
          </table:table-cell>
          <table:table-cell table:style-name="ce4" office:value-type="string" calcext:value-type="string">
            <text:p>UGC 6446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26 40.55</text:p>
          </table:table-cell>
          <table:table-cell table:style-name="ce12" office:value-type="string" calcext:value-type="string">
            <text:p>+53 44 47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85" calcext:value-type="float">
            <text:p>1085</text:p>
          </table:table-cell>
          <table:table-cell table:style-name="ce4" office:value-type="string" calcext:value-type="string">
            <text:p>UGC 6484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29 11.726</text:p>
          </table:table-cell>
          <table:table-cell table:style-name="ce12" office:value-type="string" calcext:value-type="string">
            <text:p>+57 07 55.8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441" calcext:value-type="float">
            <text:p>1441</text:p>
          </table:table-cell>
          <table:table-cell table:style-name="ce4" office:value-type="string" calcext:value-type="string">
            <text:p>UGC 6509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31 22.66</text:p>
          </table:table-cell>
          <table:table-cell table:style-name="ce12" office:value-type="string" calcext:value-type="string">
            <text:p>+23 06 54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4" office:value-type="string" calcext:value-type="string">
            <text:p>UGC 657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1 36 26.506</text:p>
          </table:table-cell>
          <table:table-cell table:style-name="ce12" office:value-type="string" calcext:value-type="string">
            <text:p>+58 11 21.7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4" office:value-type="string" calcext:value-type="string">
            <text:p>UGC 6594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37 36.852</text:p>
          </table:table-cell>
          <table:table-cell table:style-name="ce12" office:value-type="string" calcext:value-type="string">
            <text:p>+16 33 24.7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15" calcext:value-type="float">
            <text:p>715</text:p>
          </table:table-cell>
          <table:table-cell table:style-name="ce4" office:value-type="string" calcext:value-type="string">
            <text:p>UGC 666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42 26.309</text:p>
          </table:table-cell>
          <table:table-cell table:style-name="ce12" office:value-type="string" calcext:value-type="string">
            <text:p>+51 35 52.8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UGC 677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48 00.64</text:p>
          </table:table-cell>
          <table:table-cell table:style-name="ce12" office:value-type="string" calcext:value-type="string">
            <text:p>+49 48 29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UGC 678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48 50.332</text:p>
          </table:table-cell>
          <table:table-cell table:style-name="ce12" office:value-type="string" calcext:value-type="string">
            <text:p>-02 01 57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509" calcext:value-type="float">
            <text:p>1509</text:p>
          </table:table-cell>
          <table:table-cell table:style-name="ce4" office:value-type="string" calcext:value-type="string">
            <text:p>UGC 6792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49 23.434</text:p>
          </table:table-cell>
          <table:table-cell table:style-name="ce12" office:value-type="string" calcext:value-type="string">
            <text:p>+39 46 19.5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UGC 6802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50 06.650</text:p>
          </table:table-cell>
          <table:table-cell table:style-name="ce12" office:value-type="string" calcext:value-type="string">
            <text:p>+51 51 17.1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UGC 6816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50 47.56</text:p>
          </table:table-cell>
          <table:table-cell table:style-name="ce12" office:value-type="string" calcext:value-type="string">
            <text:p>+56 27 20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>
            <text:p>UGC 691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6 28.773</text:p>
          </table:table-cell>
          <table:table-cell table:style-name="ce12" office:value-type="string" calcext:value-type="string">
            <text:p>+50 25 42.2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UGC 6923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56 49.526</text:p>
          </table:table-cell>
          <table:table-cell table:style-name="ce12" office:value-type="string" calcext:value-type="string">
            <text:p>+53 09 37.2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UGC 6940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57 47.77</text:p>
          </table:table-cell>
          <table:table-cell table:style-name="ce12" office:value-type="string" calcext:value-type="string">
            <text:p>+53 14 02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UGC 6955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1 58 30.57</text:p>
          </table:table-cell>
          <table:table-cell table:style-name="ce12" office:value-type="string" calcext:value-type="string">
            <text:p>+38 04 36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UGC 696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1 58 47.65</text:p>
          </table:table-cell>
          <table:table-cell table:style-name="ce12" office:value-type="string" calcext:value-type="string">
            <text:p>+53 25 28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style-name="ce4" office:value-type="string" calcext:value-type="string">
            <text:p>UGC 6983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1 59 08.734</text:p>
          </table:table-cell>
          <table:table-cell table:style-name="ce12" office:value-type="string" calcext:value-type="string">
            <text:p>+52 42 28.0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UGC 708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05 57.98</text:p>
          </table:table-cell>
          <table:table-cell table:style-name="ce12" office:value-type="string" calcext:value-type="string">
            <text:p>+43 08 37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UGC 709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06 10.774</text:p>
          </table:table-cell>
          <table:table-cell table:style-name="ce12" office:value-type="string" calcext:value-type="string">
            <text:p>+42 57 20.8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27" calcext:value-type="float">
            <text:p>1427</text:p>
          </table:table-cell>
          <table:table-cell table:style-name="ce4" office:value-type="string" calcext:value-type="string">
            <text:p>UGC 71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1 08 37.27</text:p>
          </table:table-cell>
          <table:table-cell table:style-name="ce12" office:value-type="string" calcext:value-type="string">
            <text:p>+01 38 25.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54" calcext:value-type="float">
            <text:p>1154</text:p>
          </table:table-cell>
          <table:table-cell table:style-name="ce4" office:value-type="string" calcext:value-type="string">
            <text:p>UGC 7125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08 41.514</text:p>
          </table:table-cell>
          <table:table-cell table:style-name="ce12" office:value-type="string" calcext:value-type="string">
            <text:p>+36 48 08.2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UGC 7153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09 46.948</text:p>
          </table:table-cell>
          <table:table-cell table:style-name="ce12" office:value-type="string" calcext:value-type="string">
            <text:p>+62 16 06.5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UGC 721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12 56.3</text:p>
          </table:table-cell>
          <table:table-cell table:style-name="ce12" office:value-type="string" calcext:value-type="string">
            <text:p>+52 15 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65" calcext:value-type="float">
            <text:p>1065</text:p>
          </table:table-cell>
          <table:table-cell table:style-name="ce4" office:value-type="string" calcext:value-type="string">
            <text:p>UGC 7249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14 37.72</text:p>
          </table:table-cell>
          <table:table-cell table:style-name="ce12" office:value-type="string" calcext:value-type="string">
            <text:p>+12 48 47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41" calcext:value-type="float">
            <text:p>1341</text:p>
          </table:table-cell>
          <table:table-cell table:style-name="ce4" office:value-type="string" calcext:value-type="string">
            <text:p>UGC 725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15 02.955</text:p>
          </table:table-cell>
          <table:table-cell table:style-name="ce12" office:value-type="string" calcext:value-type="string">
            <text:p>+35 57 30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UGC 7301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16 42.49</text:p>
          </table:table-cell>
          <table:table-cell table:style-name="ce12" office:value-type="string" calcext:value-type="string">
            <text:p>+46 04 43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UGC 738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0 17.351</text:p>
          </table:table-cell>
          <table:table-cell table:style-name="ce12" office:value-type="string" calcext:value-type="string">
            <text:p>+04 12 05.1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518" calcext:value-type="float">
            <text:p>518</text:p>
          </table:table-cell>
          <table:table-cell table:style-name="ce4" office:value-type="string" calcext:value-type="string">
            <text:p>UGC 742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1 55.57</text:p>
          </table:table-cell>
          <table:table-cell table:style-name="ce12" office:value-type="string" calcext:value-type="string">
            <text:p>+06 27 04.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UGC 751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5 42.634</text:p>
          </table:table-cell>
          <table:table-cell table:style-name="ce12" office:value-type="string" calcext:value-type="string">
            <text:p>+07 13 00.1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302" calcext:value-type="float">
            <text:p>1302</text:p>
          </table:table-cell>
          <table:table-cell table:style-name="ce4" office:value-type="string" calcext:value-type="string">
            <text:p>UGC 752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5 58.964</text:p>
          </table:table-cell>
          <table:table-cell table:style-name="ce12" office:value-type="string" calcext:value-type="string">
            <text:p>+03 25 38.3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UGC 756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7 29.19</text:p>
          </table:table-cell>
          <table:table-cell table:style-name="ce12" office:value-type="string" calcext:value-type="string">
            <text:p>+07 38 37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29" calcext:value-type="float">
            <text:p>1129</text:p>
          </table:table-cell>
          <table:table-cell table:style-name="ce4" office:value-type="string" calcext:value-type="string">
            <text:p>UGC 759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8 18.772</text:p>
          </table:table-cell>
          <table:table-cell table:style-name="ce12" office:value-type="string" calcext:value-type="string">
            <text:p>+08 43 46.08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430" calcext:value-type="float">
            <text:p>430</text:p>
          </table:table-cell>
          <table:table-cell table:style-name="ce4" office:value-type="string" calcext:value-type="string">
            <text:p>UGC 761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29 02.35</text:p>
          </table:table-cell>
          <table:table-cell table:style-name="ce12" office:value-type="string" calcext:value-type="string">
            <text:p>+02 43 20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UGC 7697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2 32 51.625</text:p>
          </table:table-cell>
          <table:table-cell table:style-name="ce12" office:value-type="string" calcext:value-type="string">
            <text:p>+20 11 01.3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UGC 7699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32 48.003</text:p>
          </table:table-cell>
          <table:table-cell table:style-name="ce12" office:value-type="string" calcext:value-type="string">
            <text:p>+37 37 18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64" calcext:value-type="float">
            <text:p>1564</text:p>
          </table:table-cell>
          <table:table-cell table:style-name="ce4" office:value-type="string" calcext:value-type="string">
            <text:p>UGC 7774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36 23.00</text:p>
          </table:table-cell>
          <table:table-cell table:style-name="ce12" office:value-type="string" calcext:value-type="string">
            <text:p>+40 00 18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UGC 784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40 57.433</text:p>
          </table:table-cell>
          <table:table-cell table:style-name="ce12" office:value-type="string" calcext:value-type="string">
            <text:p>+63 31 11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4" office:value-type="string" calcext:value-type="string">
            <text:p>UGC 7941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2 46 00.923</text:p>
          </table:table-cell>
          <table:table-cell table:style-name="ce12" office:value-type="string" calcext:value-type="string">
            <text:p>+64 34 09.6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39" calcext:value-type="float">
            <text:p>1139</text:p>
          </table:table-cell>
          <table:table-cell table:style-name="ce4" office:value-type="string" calcext:value-type="string">
            <text:p>UGC 7943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6 45.69</text:p>
          </table:table-cell>
          <table:table-cell table:style-name="ce12" office:value-type="string" calcext:value-type="string">
            <text:p>+05 57 19.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46" calcext:value-type="float">
            <text:p>1346</text:p>
          </table:table-cell>
          <table:table-cell table:style-name="ce4" office:value-type="string" calcext:value-type="string">
            <text:p>UGC 798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49 50.178</text:p>
          </table:table-cell>
          <table:table-cell table:style-name="ce12" office:value-type="string" calcext:value-type="string">
            <text:p>+02 51 10.5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93" calcext:value-type="float">
            <text:p>1293</text:p>
          </table:table-cell>
          <table:table-cell table:style-name="ce4" office:value-type="string" calcext:value-type="string">
            <text:p>UGC 8085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2 58 17.270</text:p>
          </table:table-cell>
          <table:table-cell table:style-name="ce12" office:value-type="string" calcext:value-type="string">
            <text:p>+14 33 26.0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UGC 812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2 59 56.41</text:p>
          </table:table-cell>
          <table:table-cell table:style-name="ce12" office:value-type="string" calcext:value-type="string">
            <text:p>+73 41 33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30" calcext:value-type="float">
            <text:p>1130</text:p>
          </table:table-cell>
          <table:table-cell table:style-name="ce4" office:value-type="string" calcext:value-type="string">
            <text:p>UGC 814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02 07.69</text:p>
          </table:table-cell>
          <table:table-cell table:style-name="ce12" office:value-type="string" calcext:value-type="string">
            <text:p>+58 41 55.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536" calcext:value-type="float">
            <text:p>1536</text:p>
          </table:table-cell>
          <table:table-cell table:style-name="ce4" office:value-type="string" calcext:value-type="string">
            <text:p>UGC 8246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3 10 04.501</text:p>
          </table:table-cell>
          <table:table-cell table:style-name="ce12" office:value-type="string" calcext:value-type="string">
            <text:p>+34 10 51.3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100" calcext:value-type="float">
            <text:p>1100</text:p>
          </table:table-cell>
          <table:table-cell table:style-name="ce4" office:value-type="string" calcext:value-type="string">
            <text:p>UGC 8261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11 01.24</text:p>
          </table:table-cell>
          <table:table-cell table:style-name="ce12" office:value-type="string" calcext:value-type="string">
            <text:p>+35 30 05.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UGC 828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11 52.489</text:p>
          </table:table-cell>
          <table:table-cell table:style-name="ce12" office:value-type="string" calcext:value-type="string">
            <text:p>+60 14 49.8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4" office:value-type="string" calcext:value-type="string">
            <text:p>UGC 8318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14 30.637</text:p>
          </table:table-cell>
          <table:table-cell table:style-name="ce12" office:value-type="string" calcext:value-type="string">
            <text:p>+35 23 12.4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UGC 8333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3 15 53.91</text:p>
          </table:table-cell>
          <table:table-cell table:style-name="ce12" office:value-type="string" calcext:value-type="string">
            <text:p>+25 26 07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67" calcext:value-type="float">
            <text:p>1367</text:p>
          </table:table-cell>
          <table:table-cell table:style-name="ce4" office:value-type="string" calcext:value-type="string">
            <text:p>UGC 8658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3 40 39.910</text:p>
          </table:table-cell>
          <table:table-cell table:style-name="ce12" office:value-type="string" calcext:value-type="string">
            <text:p>+54 19 58.8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UGC 872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47 49.35</text:p>
          </table:table-cell>
          <table:table-cell table:style-name="ce12" office:value-type="string" calcext:value-type="string">
            <text:p>+40 29 11.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88" calcext:value-type="float">
            <text:p>1288</text:p>
          </table:table-cell>
          <table:table-cell table:style-name="ce4" office:value-type="string" calcext:value-type="string">
            <text:p>UGC 8733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3 48 39.119</text:p>
          </table:table-cell>
          <table:table-cell table:style-name="ce12" office:value-type="string" calcext:value-type="string">
            <text:p>+43 24 44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UGC 8737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48 16.707</text:p>
          </table:table-cell>
          <table:table-cell table:style-name="ce12" office:value-type="string" calcext:value-type="string">
            <text:p>+68 05 06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330" calcext:value-type="float">
            <text:p>1330</text:p>
          </table:table-cell>
          <table:table-cell table:style-name="ce4" office:value-type="string" calcext:value-type="string">
            <text:p>UGC 874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3 49 37.50</text:p>
          </table:table-cell>
          <table:table-cell table:style-name="ce12" office:value-type="string" calcext:value-type="string">
            <text:p>+38 55 15.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080" calcext:value-type="float">
            <text:p>1080</text:p>
          </table:table-cell>
          <table:table-cell table:style-name="ce4" office:value-type="string" calcext:value-type="string">
            <text:p>UGC 8995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4 04 47.380</text:p>
          </table:table-cell>
          <table:table-cell table:style-name="ce12" office:value-type="string" calcext:value-type="string">
            <text:p>+08 48 03.8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70" calcext:value-type="float">
            <text:p>1270</text:p>
          </table:table-cell>
          <table:table-cell table:style-name="ce4" office:value-type="string" calcext:value-type="string">
            <text:p>UGC 9071</text:p>
          </table:table-cell>
          <table:table-cell table:style-name="ce3" office:value-type="string" calcext:value-type="string">
            <text:p>LSB</text:p>
          </table:table-cell>
          <table:table-cell table:style-name="ce9" office:value-type="string" calcext:value-type="string">
            <text:p>14 10 03.058</text:p>
          </table:table-cell>
          <table:table-cell table:style-name="ce12" office:value-type="string" calcext:value-type="string">
            <text:p>+54 13 06.7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UGC 916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19 44.637</text:p>
          </table:table-cell>
          <table:table-cell table:style-name="ce12" office:value-type="string" calcext:value-type="string">
            <text:p>+09 21 44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UGC 9215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4 23 27.162</text:p>
          </table:table-cell>
          <table:table-cell table:style-name="ce12" office:value-type="string" calcext:value-type="string">
            <text:p>+01 43 34.29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305" calcext:value-type="float">
            <text:p>1305</text:p>
          </table:table-cell>
          <table:table-cell table:style-name="ce4" office:value-type="string" calcext:value-type="string">
            <text:p>UGC 9242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4 25 21.152</text:p>
          </table:table-cell>
          <table:table-cell table:style-name="ce12" office:value-type="string" calcext:value-type="string">
            <text:p>+39 32 21.52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UGC 9380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14 34 39.16</text:p>
          </table:table-cell>
          <table:table-cell table:style-name="ce12" office:value-type="string" calcext:value-type="string">
            <text:p>+04 15 50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4" office:value-type="string" calcext:value-type="string">
            <text:p>UGC 9394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4 35 40.089</text:p>
          </table:table-cell>
          <table:table-cell table:style-name="ce12" office:value-type="string" calcext:value-type="string">
            <text:p>+13 10 12.6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UGC 9556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49 46.025</text:p>
          </table:table-cell>
          <table:table-cell table:style-name="ce12" office:value-type="string" calcext:value-type="string">
            <text:p>+60 23 55.3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UGC 9638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14 58 09.756</text:p>
          </table:table-cell>
          <table:table-cell table:style-name="ce12" office:value-type="string" calcext:value-type="string">
            <text:p>+58 52 18.5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3" office:value-type="float" office:value="1208" calcext:value-type="float">
            <text:p>1208</text:p>
          </table:table-cell>
          <table:table-cell table:style-name="ce4" office:value-type="string" calcext:value-type="string">
            <text:p>UGC 964</text:p>
          </table:table-cell>
          <table:table-cell table:style-name="ce3" office:value-type="string" calcext:value-type="string">
            <text:p>GiC</text:p>
          </table:table-cell>
          <table:table-cell table:style-name="ce9" office:value-type="string" calcext:value-type="string">
            <text:p>01 24 35.054</text:p>
          </table:table-cell>
          <table:table-cell table:style-name="ce12" office:value-type="string" calcext:value-type="string">
            <text:p>+07 43 16.4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UGC 976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12 02.181</text:p>
          </table:table-cell>
          <table:table-cell table:style-name="ce12" office:value-type="string" calcext:value-type="string">
            <text:p>+01 41 51.4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UGC 9856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26 30.20</text:p>
          </table:table-cell>
          <table:table-cell table:style-name="ce12" office:value-type="string" calcext:value-type="string">
            <text:p>+41 17 26.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UGC 9858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5 26 41.481</text:p>
          </table:table-cell>
          <table:table-cell table:style-name="ce12" office:value-type="string" calcext:value-type="string">
            <text:p>+40 33 51.84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230" calcext:value-type="float">
            <text:p>1230</text:p>
          </table:table-cell>
          <table:table-cell table:style-name="ce4" office:value-type="string" calcext:value-type="string">
            <text:p>UGC 9977</text:p>
          </table:table-cell>
          <table:table-cell table:style-name="ce3" office:value-type="string" calcext:value-type="string">
            <text:p>GiP</text:p>
          </table:table-cell>
          <table:table-cell table:style-name="ce9" office:value-type="string" calcext:value-type="string">
            <text:p>15 41 59.553</text:p>
          </table:table-cell>
          <table:table-cell table:style-name="ce12" office:value-type="string" calcext:value-type="string">
            <text:p>+00 42 47.6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UGCA 104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5 11 40.877</text:p>
          </table:table-cell>
          <table:table-cell table:style-name="ce12" office:value-type="string" calcext:value-type="string">
            <text:p>-14 47 21.90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462" calcext:value-type="float">
            <text:p>1462</text:p>
          </table:table-cell>
          <table:table-cell table:style-name="ce4" office:value-type="string" calcext:value-type="string">
            <text:p>UGCA 127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06 20 55.735</text:p>
          </table:table-cell>
          <table:table-cell table:style-name="ce12" office:value-type="string" calcext:value-type="string">
            <text:p>-08 29 44.17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float" office:value="1465" calcext:value-type="float">
            <text:p>1465</text:p>
          </table:table-cell>
          <table:table-cell table:style-name="ce4" office:value-type="string" calcext:value-type="string">
            <text:p>UGCA 17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01 26 14.419</text:p>
          </table:table-cell>
          <table:table-cell table:style-name="ce12" office:value-type="string" calcext:value-type="string">
            <text:p>-06 05 39.0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51" calcext:value-type="float">
            <text:p>1151</text:p>
          </table:table-cell>
          <table:table-cell table:style-name="ce4" office:value-type="string" calcext:value-type="string">
            <text:p>UGCA 22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1 56 59.1</text:p>
          </table:table-cell>
          <table:table-cell table:style-name="ce12" office:value-type="string" calcext:value-type="string">
            <text:p>-11 46 53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1228" calcext:value-type="float">
            <text:p>1228</text:p>
          </table:table-cell>
          <table:table-cell table:style-name="ce4" office:value-type="string" calcext:value-type="string">
            <text:p>UGCA 320</text:p>
          </table:table-cell>
          <table:table-cell table:style-name="ce3" office:value-type="string" calcext:value-type="string">
            <text:p>GiG</text:p>
          </table:table-cell>
          <table:table-cell table:style-name="ce9" office:value-type="string" calcext:value-type="string">
            <text:p>13 03 16.736</text:p>
          </table:table-cell>
          <table:table-cell table:style-name="ce12" office:value-type="string" calcext:value-type="string">
            <text:p>-17 25 22.91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UGCA 394</text:p>
          </table:table-cell>
          <table:table-cell table:style-name="ce3" office:value-type="string" calcext:value-type="string">
            <text:p>EmG</text:p>
          </table:table-cell>
          <table:table-cell table:style-name="ce9" office:value-type="string" calcext:value-type="string">
            <text:p>14 47 24.170</text:p>
          </table:table-cell>
          <table:table-cell table:style-name="ce12" office:value-type="string" calcext:value-type="string">
            <text:p>-17 26 44.05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UGCA 69</text:p>
          </table:table-cell>
          <table:table-cell table:style-name="ce3" office:value-type="string" calcext:value-type="string">
            <text:p>G</text:p>
          </table:table-cell>
          <table:table-cell table:style-name="ce9" office:value-type="string" calcext:value-type="string">
            <text:p>03 26 58.740</text:p>
          </table:table-cell>
          <table:table-cell table:style-name="ce12" office:value-type="string" calcext:value-type="string">
            <text:p>+72 51 22.16</text:p>
          </table:table-cell>
          <table:table-cell table:style-name="ce3" office:value-type="string" calcext:value-type="string">
            <text:p>~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number-rows-repeated="10469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lly-Fisher" table:style-name="ta2">
        <office:forms form:automatic-focus="false" form:apply-design-mode="false"/>
        <table:table-column table:style-name="co1" table:default-cell-style-name="ce14"/>
        <table:table-column table:style-name="co1" table:default-cell-style-name="ce4"/>
        <table:table-column table:style-name="co1" table:number-columns-repeated="1022" table:default-cell-style-name="Default"/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76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0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0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0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0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0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0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1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1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1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1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2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3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13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3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3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3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3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3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3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43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4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4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4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4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5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5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5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6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6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6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6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7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7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7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8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8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8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8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8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8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8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9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9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9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9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[TSK2008] 9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266-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268-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269-2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284-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292-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305-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319-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324-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378-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381-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385-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42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435-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437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438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489-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489-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501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545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564-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572-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ESO 576-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IC 19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IC 19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IC 25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IC 253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IC 35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IC 5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LGG 2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LGG 3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M 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M 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M 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M 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M 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MCG-01-60-0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10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11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12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1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17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25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1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3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4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6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6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6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68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7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8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39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0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1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1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20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23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3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4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5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5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6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6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7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48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4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5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5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5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8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9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598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60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66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69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72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73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75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9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NGC 9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20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2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34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510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522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52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68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69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72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8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87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97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 98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ry id</text:p>
          </table:table-cell>
          <table:table-cell office:value-type="string" calcext:value-type="string">
            <text:p>UGCA 69</text:p>
          </table:table-cell>
          <table:table-cell table:number-columns-repeated="1022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15.999cm" svg:height="8.999cm" svg:x="74.894cm" svg:y="7.091cm">
            <draw:object draw:notify-on-update-of-ranges="Sheet3.AQ14:Sheet3.AQ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8" table:default-cell-style-name="Default"/>
        <table:table-column table:style-name="co10" table:default-cell-style-name="Default"/>
        <table:table-column table:style-name="co1" table:number-columns-repeated="994" table:default-cell-style-name="Default"/>
        <table:table-row table:style-name="ro4">
          <table:table-cell table:style-name="ce15"/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v_max (km/s)</text:p>
          </table:table-cell>
          <table:table-cell table:style-name="ce16" office:value-type="string" calcext:value-type="string">
            <text:p><text:s/>Cam's Ruler distance (Mpc)</text:p>
          </table:table-cell>
          <table:table-cell table:style-name="ce16" office:value-type="string" calcext:value-type="string">
            <text:p>radius <text:s text:c="11"/>(ly)</text:p>
          </table:table-cell>
          <table:table-cell table:style-name="ce16" office:value-type="string" calcext:value-type="string">
            <text:p>density <text:s text:c="10"/>(kg/m)</text:p>
          </table:table-cell>
          <table:table-cell table:style-name="ce16" office:value-type="string" calcext:value-type="string">
            <text:p>mass <text:s text:c="12"/>(solar masses)</text:p>
          </table:table-cell>
          <table:table-cell table:style-name="ce16" office:value-type="string" calcext:value-type="string">
            <text:p>sigma (normalized)</text:p>
          </table:table-cell>
          <table:table-cell table:style-name="ce16" office:value-type="string" calcext:value-type="string">
            <text:p>T-F Distance (Mpc)</text:p>
          </table:table-cell>
          <table:table-cell table:style-name="ce16" office:value-type="string" calcext:value-type="string">
            <text:p>Error (Mpc)</text:p>
          </table:table-cell>
          <table:table-cell table:style-name="ce16" office:value-type="string" calcext:value-type="string">
            <text:p>reference</text:p>
          </table:table-cell>
          <table:table-cell table:style-name="ce16" office:value-type="string" calcext:value-type="string">
            <text:p>Velocity of spin Kps</text:p>
          </table:table-cell>
          <table:table-cell table:style-name="ce16" office:value-type="string" calcext:value-type="string">
            <text:p>Error in Velocity (Kps)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 table:style-name="ce16" office:value-type="string" calcext:value-type="string">
            <text:p>n arm separations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delta R pixels</text:p>
          </table:table-cell>
          <table:table-cell table:style-name="ce16" office:value-type="string" calcext:value-type="string">
            <text:p>Delta R (minutes of arc)</text:p>
          </table:table-cell>
          <table:table-cell table:style-name="ce16" office:value-type="string" calcext:value-type="string">
            <text:p>sigma (pixels)</text:p>
          </table:table-cell>
          <table:table-cell table:style-name="ce16" office:value-type="string" calcext:value-type="string">
            <text:p>Sigma (minutes of arc)</text:p>
          </table:table-cell>
          <table:table-cell table:style-name="ce16" office:value-type="string" calcext:value-type="string">
            <text:p>Normalized Sigma of angular measure </text:p>
          </table:table-cell>
          <table:table-cell table:style-name="ce16" office:value-type="string" calcext:value-type="string">
            <text:p>Delta R (LY)</text:p>
          </table:table-cell>
          <table:table-cell table:style-name="ce20" office:value-type="string" calcext:value-type="string">
            <text:p>light years</text:p>
          </table:table-cell>
          <table:table-cell table:style-name="ce20" table:number-columns-repeated="2"/>
          <table:table-cell table:style-name="ce16" office:value-type="string" calcext:value-type="string">
            <text:p>Mega Parsecs</text:p>
          </table:table-cell>
          <table:table-cell table:style-name="ce16" office:value-type="string" calcext:value-type="string">
            <text:p>Error in distance measure Roxy's Ruler</text:p>
          </table:table-cell>
          <table:table-cell table:style-name="ce16"/>
          <table:table-cell table:style-name="ce16" office:value-type="string" calcext:value-type="string">
            <text:p>difference</text:p>
          </table:table-cell>
          <table:table-cell table:style-name="ce16" table:number-columns-repeated="992"/>
        </table:table-row>
        <table:table-row table:style-name="ro2">
          <table:table-cell table:style-name="ce4" office:value-type="string" calcext:value-type="string">
            <text:p>ESO 284-24</text:p>
          </table:table-cell>
          <table:table-cell office:value-type="string" calcext:value-type="string">
            <text:p>284-g24</text:p>
          </table:table-cell>
          <table:table-cell office:value-type="float" office:value="135.073" calcext:value-type="float">
            <text:p>135.073</text:p>
          </table:table-cell>
          <table:table-cell office:value-type="float" office:value="64.2844" calcext:value-type="float">
            <text:p>64.2844</text:p>
          </table:table-cell>
          <table:table-cell office:value-type="float" office:value="52507.4" calcext:value-type="float">
            <text:p>52507.4</text:p>
          </table:table-cell>
          <table:table-cell table:style-name="ce17" office:value-type="string" calcext:value-type="string">
            <text:p>1.36705e+20</text:p>
          </table:table-cell>
          <table:table-cell table:style-name="ce17" office:value-type="string" calcext:value-type="string">
            <text:p>6.82861e+10</text:p>
          </table:table-cell>
          <table:table-cell office:value-type="float" office:value="0.0610949" calcext:value-type="float">
            <text:p>0.061094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35.073" calcext:value-type="float">
            <text:p>135.073</text:p>
          </table:table-cell>
          <table:table-cell table:formula="of:=[.$L$2]/10" office:value-type="float" office:value="13.5073" calcext:value-type="float">
            <text:p>13.5073</text:p>
          </table:table-cell>
          <table:table-cell office:value-type="float" office:value="373" calcext:value-type="float">
            <text:p>373</text:p>
          </table:table-cell>
          <table:table-cell office:value-type="float" office:value="788" calcext:value-type="float">
            <text:p>788</text:p>
          </table:table-cell>
          <table:table-cell office:value-type="float" office:value="505" calcext:value-type="float">
            <text:p>50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5.76" calcext:value-type="float">
            <text:p>55.76</text:p>
          </table:table-cell>
          <table:table-cell table:formula="of:=[.$T$2]*[.$S$2]/[.$R$2]" office:value-type="float" office:value="0.938720538720539" calcext:value-type="float">
            <text:p>0.938720538720539</text:p>
          </table:table-cell>
          <table:table-cell office:value-type="float" office:value="0.971" calcext:value-type="float">
            <text:p>0.971</text:p>
          </table:table-cell>
          <table:table-cell table:formula="of:=[.$V$2]/[.$T$2]*[.$U$2]" office:value-type="float" office:value="0.0163468013468013" calcext:value-type="float">
            <text:p>0.0163468013468013</text:p>
          </table:table-cell>
          <table:table-cell table:style-name="ce19" table:formula="of:=[.$W$2]/[.$U$2]" office:value-type="float" office:value="0.0174139167862267" calcext:value-type="float">
            <text:p>0.0174</text:p>
          </table:table-cell>
          <table:table-cell table:formula="of:=2*PI()^2*300000000/[.$L$2]/1000" office:value-type="float" office:value="43841.2017253901" calcext:value-type="float">
            <text:p>43841.2017253901</text:p>
          </table:table-cell>
          <table:table-cell table:style-name="ce21" table:formula="of:=[.$Y$2]*360/(4*PI()*[.$U$2])*60" office:value-type="float" office:value="80276793.4875554" calcext:value-type="float">
            <text:p>8.03E+07</text:p>
          </table:table-cell>
          <table:table-cell table:style-name="ce22" table:formula="of:=2*PI()*360*60*299792.458/(4*3.26163626)" office:value-type="float" office:value="3118593752.53199" calcext:value-type="float">
            <text:p>3.1185937525E+09</text:p>
          </table:table-cell>
          <table:table-cell table:style-name="ce21" table:formula="of:=[.$AA$2]/([.$U$2]*[.$L$2])" office:value-type="float" office:value="24595402.7585658" calcext:value-type="float">
            <text:p>2.46E+07</text:p>
          </table:table-cell>
          <table:table-cell table:style-name="ce14" table:formula="of:=3120/([.$U$2]*[.$C$2])" office:value-type="float" office:value="24.6064934056966" calcext:value-type="float">
            <text:p>24.6064934056966</text:p>
          </table:table-cell>
          <table:table-cell table:style-name="ce14" table:formula="of:=([.$X$2]+[.$H$2])*[.$AC$2]" office:value-type="float" office:value="1.93182668253933" calcext:value-type="float">
            <text:p>1.93182668253933</text:p>
          </table:table-cell>
          <table:table-cell/>
          <table:table-cell table:formula="of:=ABS([.I2]-[.AC2])" office:value-type="float" office:value="4.39350659430336" calcext:value-type="float">
            <text:p>4.39350659430336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SO 378-11</text:p>
          </table:table-cell>
          <table:table-cell office:value-type="string" calcext:value-type="string">
            <text:p>378-g11</text:p>
          </table:table-cell>
          <table:table-cell office:value-type="float" office:value="131.681" calcext:value-type="float">
            <text:p>131.681</text:p>
          </table:table-cell>
          <table:table-cell office:value-type="float" office:value="52.4094" calcext:value-type="float">
            <text:p>52.4094</text:p>
          </table:table-cell>
          <table:table-cell office:value-type="float" office:value="32205.3" calcext:value-type="float">
            <text:p>32205.3</text:p>
          </table:table-cell>
          <table:table-cell table:style-name="ce17" office:value-type="string" calcext:value-type="string">
            <text:p>1.29926e+20</text:p>
          </table:table-cell>
          <table:table-cell table:style-name="ce17" office:value-type="string" calcext:value-type="string">
            <text:p>3.98063e+10</text:p>
          </table:table-cell>
          <table:table-cell office:value-type="float" office:value="0.0615634" calcext:value-type="float">
            <text:p>0.061563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31.681" calcext:value-type="float">
            <text:p>131.68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27.27" calcext:value-type="float">
            <text:p>27.27</text:p>
          </table:table-cell>
          <table:table-cell table:formula="of:=[.$T$3]*[.$S$3]/[.$R$3]" office:value-type="float" office:value="0.459090909090909" calcext:value-type="float">
            <text:p>0.459090909090909</text:p>
          </table:table-cell>
          <table:table-cell office:value-type="float" office:value="1.05" calcext:value-type="float">
            <text:p>1.05</text:p>
          </table:table-cell>
          <table:table-cell table:formula="of:=[.$V$3]/[.$T$3]*[.$U$3]" office:value-type="float" office:value="0.0176767676767677" calcext:value-type="float">
            <text:p>0.0176767676767677</text:p>
          </table:table-cell>
          <table:table-cell table:style-name="ce19" table:formula="of:=[.$W$3]/[.$U$3]" office:value-type="float" office:value="0.0385038503850385" calcext:value-type="float">
            <text:p>0.0385</text:p>
          </table:table-cell>
          <table:table-cell table:number-columns-repeated="4"/>
          <table:table-cell table:style-name="ce14" table:formula="of:=3120/([.$U$3]*[.$C$3])" office:value-type="float" office:value="51.6098723730864" calcext:value-type="float">
            <text:p>51.6098723730864</text:p>
          </table:table-cell>
          <table:table-cell table:style-name="ce14" table:formula="of:=([.$X$3]+[.$H$3])*[.$AC$3]" office:value-type="float" office:value="5.16445802109752" calcext:value-type="float">
            <text:p>5.16445802109752</text:p>
          </table:table-cell>
          <table:table-cell/>
          <table:table-cell table:formula="of:=ABS([.I3]-[.AC3])" office:value-type="float" office:value="1.60987237308645" calcext:value-type="float">
            <text:p>1.6098723730864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SO 435-19</text:p>
          </table:table-cell>
          <table:table-cell office:value-type="string" calcext:value-type="string">
            <text:p>435-g19</text:p>
          </table:table-cell>
          <table:table-cell office:value-type="float" office:value="101.627" calcext:value-type="float">
            <text:p>101.627</text:p>
          </table:table-cell>
          <table:table-cell office:value-type="float" office:value="516.182" calcext:value-type="float">
            <text:p>516.182</text:p>
          </table:table-cell>
          <table:table-cell office:value-type="float" office:value="238383" calcext:value-type="float">
            <text:p>238383</text:p>
          </table:table-cell>
          <table:table-cell table:style-name="ce17" office:value-type="string" calcext:value-type="string">
            <text:p>7.73864e+19</text:p>
          </table:table-cell>
          <table:table-cell table:style-name="ce17" office:value-type="string" calcext:value-type="string">
            <text:p>1.75496e+11</text:p>
          </table:table-cell>
          <table:table-cell office:value-type="float" office:value="0.0932834" calcext:value-type="float">
            <text:p>0.093283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01.627" calcext:value-type="float">
            <text:p>101.6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table:style-name="ce18" office:value-type="float" office:value="72.9" calcext:value-type="float">
            <text:p>72.9</text:p>
          </table:table-cell>
          <table:table-cell table:formula="of:=[.$T$4]*[.$S$4]/[.$R$4]" office:value-type="float" office:value="1.22727272727273" calcext:value-type="float">
            <text:p>1.22727272727273</text:p>
          </table:table-cell>
          <table:table-cell office:value-type="float" office:value="1.08" calcext:value-type="float">
            <text:p>1.08</text:p>
          </table:table-cell>
          <table:table-cell table:formula="of:=[.$V$4]/[.$T$4]*[.$U$4]" office:value-type="float" office:value="0.0181818181818182" calcext:value-type="float">
            <text:p>0.0181818181818182</text:p>
          </table:table-cell>
          <table:table-cell table:style-name="ce19" table:formula="of:=[.$W$4]/[.$U$4]" office:value-type="float" office:value="0.0148148148148148" calcext:value-type="float">
            <text:p>0.0148</text:p>
          </table:table-cell>
          <table:table-cell table:number-columns-repeated="4"/>
          <table:table-cell table:style-name="ce14" table:formula="of:=3120/([.$U$4]*[.$C$4])" office:value-type="float" office:value="25.0152245192933" calcext:value-type="float">
            <text:p>25.0152245192933</text:p>
          </table:table-cell>
          <table:table-cell table:style-name="ce14" table:formula="of:=([.$X$4]+[.$H$4])*[.$AC$4]" office:value-type="float" office:value="2.70410111372739" calcext:value-type="float">
            <text:p>2.70410111372739</text:p>
          </table:table-cell>
          <table:table-cell/>
          <table:table-cell table:formula="of:=ABS([.I4]-[.AC4])" office:value-type="float" office:value="1.01522451929332" calcext:value-type="float">
            <text:p>1.01522451929332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SO 489-6</text:p>
          </table:table-cell>
          <table:table-cell office:value-type="string" calcext:value-type="string">
            <text:p>489-g6</text:p>
          </table:table-cell>
          <table:table-cell office:value-type="float" office:value="117.065" calcext:value-type="float">
            <text:p>117.065</text:p>
          </table:table-cell>
          <table:table-cell office:value-type="float" office:value="90.0226" calcext:value-type="float">
            <text:p>90.0226</text:p>
          </table:table-cell>
          <table:table-cell office:value-type="float" office:value="76717.4" calcext:value-type="float">
            <text:p>76717.4</text:p>
          </table:table-cell>
          <table:table-cell table:style-name="ce17" office:value-type="string" calcext:value-type="string">
            <text:p>1.02684e+20</text:p>
          </table:table-cell>
          <table:table-cell table:style-name="ce17" office:value-type="string" calcext:value-type="string">
            <text:p>7.49421e+10</text:p>
          </table:table-cell>
          <table:table-cell office:value-type="float" office:value="0.0548014" calcext:value-type="float">
            <text:p>0.05480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17.065" calcext:value-type="float">
            <text:p>117.06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table:style-name="ce18" office:value-type="float" office:value="61.3" calcext:value-type="float">
            <text:p>61.3</text:p>
          </table:table-cell>
          <table:table-cell table:formula="of:=[.$T$5]*[.$S$5]/[.$R$5]" office:value-type="float" office:value="1.03198653198653" calcext:value-type="float">
            <text:p>1.03198653198653</text:p>
          </table:table-cell>
          <table:table-cell office:value-type="float" office:value="1.09" calcext:value-type="float">
            <text:p>1.09</text:p>
          </table:table-cell>
          <table:table-cell table:formula="of:=[.$V$5]/[.$T$5]*[.$U$5]" office:value-type="float" office:value="0.0183501683501684" calcext:value-type="float">
            <text:p>0.0183501683501684</text:p>
          </table:table-cell>
          <table:table-cell table:style-name="ce19" table:formula="of:=[.$W$5]/[.$U$5]" office:value-type="float" office:value="0.0177814029363785" calcext:value-type="float">
            <text:p>0.0178</text:p>
          </table:table-cell>
          <table:table-cell table:number-columns-repeated="4"/>
          <table:table-cell table:style-name="ce14" table:formula="of:=3120/([.$U$5]*[.$C$5])" office:value-type="float" office:value="25.8257828485715" calcext:value-type="float">
            <text:p>25.8257828485715</text:p>
          </table:table-cell>
          <table:table-cell table:style-name="ce14" table:formula="of:=([.$X$5]+[.$H$5])*[.$AC$5]" office:value-type="float" office:value="1.87450770717557" calcext:value-type="float">
            <text:p>1.87450770717557</text:p>
          </table:table-cell>
          <table:table-cell/>
          <table:table-cell table:formula="of:=ABS([.I5]-[.AC5])" office:value-type="float" office:value="0.825782848571528" calcext:value-type="float">
            <text:p>0.825782848571528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SO 501-1</text:p>
          </table:table-cell>
          <table:table-cell office:value-type="string" calcext:value-type="string">
            <text:p>501-g1</text:p>
          </table:table-cell>
          <table:table-cell office:value-type="float" office:value="156.484" calcext:value-type="float">
            <text:p>156.484</text:p>
          </table:table-cell>
          <table:table-cell office:value-type="float" office:value="39.5998" calcext:value-type="float">
            <text:p>39.5998</text:p>
          </table:table-cell>
          <table:table-cell office:value-type="float" office:value="16898.5" calcext:value-type="float">
            <text:p>16898.5</text:p>
          </table:table-cell>
          <table:table-cell table:style-name="ce17" office:value-type="string" calcext:value-type="string">
            <text:p>1.8348e+20</text:p>
          </table:table-cell>
          <table:table-cell table:style-name="ce17" office:value-type="string" calcext:value-type="string">
            <text:p>2.94962e+10</text:p>
          </table:table-cell>
          <table:table-cell office:value-type="float" office:value="0.0938926" calcext:value-type="float">
            <text:p>0.093892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56.484" calcext:value-type="float">
            <text:p>156.48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table:style-name="ce18" office:value-type="float" office:value="22.9" calcext:value-type="float">
            <text:p>22.9</text:p>
          </table:table-cell>
          <table:table-cell table:formula="of:=[.$T$6]*[.$S$6]/[.$R$6]" office:value-type="float" office:value="0.385521885521885" calcext:value-type="float">
            <text:p>0.385521885521885</text:p>
          </table:table-cell>
          <table:table-cell/>
          <table:table-cell table:formula="of:=[.$V$6]/[.$T$6]*[.$U$6]" office:value-type="float" office:value="0" calcext:value-type="float">
            <text:p>0</text:p>
          </table:table-cell>
          <table:table-cell table:style-name="ce19" table:formula="of:=[.$W$6]/[.$U$6]" office:value-type="float" office:value="0" calcext:value-type="float">
            <text:p>0.0000</text:p>
          </table:table-cell>
          <table:table-cell table:number-columns-repeated="4"/>
          <table:table-cell table:style-name="ce14" table:formula="of:=3120/([.$U$6]*[.$C$6])" office:value-type="float" office:value="51.7172731026312" calcext:value-type="float">
            <text:p>51.7172731026312</text:p>
          </table:table-cell>
          <table:table-cell table:style-name="ce14" table:formula="of:=([.$X$6]+[.$H$6])*[.$AC$6]" office:value-type="float" office:value="4.85586923651611" calcext:value-type="float">
            <text:p>4.85586923651611</text:p>
          </table:table-cell>
          <table:table-cell/>
          <table:table-cell table:formula="of:=ABS([.I6]-[.AC6])" office:value-type="float" office:value="2.7172731026312" calcext:value-type="float">
            <text:p>2.7172731026312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SO 545-5</text:p>
          </table:table-cell>
          <table:table-cell office:value-type="string" calcext:value-type="string">
            <text:p>545-g5</text:p>
          </table:table-cell>
          <table:table-cell office:value-type="float" office:value="96.5836" calcext:value-type="float">
            <text:p>96.5836</text:p>
          </table:table-cell>
          <table:table-cell office:value-type="float" office:value="291.14" calcext:value-type="float">
            <text:p>291.14</text:p>
          </table:table-cell>
          <table:table-cell office:value-type="float" office:value="228600" calcext:value-type="float">
            <text:p>228600</text:p>
          </table:table-cell>
          <table:table-cell table:style-name="ce17" office:value-type="string" calcext:value-type="string">
            <text:p>6.98966e+19</text:p>
          </table:table-cell>
          <table:table-cell table:style-name="ce17" office:value-type="string" calcext:value-type="string">
            <text:p>1.52006e+11</text:p>
          </table:table-cell>
          <table:table-cell office:value-type="float" office:value="0.0336557" calcext:value-type="float">
            <text:p>0.033655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96.5836" calcext:value-type="float">
            <text:p>96.583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table:style-name="ce18" office:value-type="float" office:value="67.8" calcext:value-type="float">
            <text:p>67.8</text:p>
          </table:table-cell>
          <table:table-cell table:formula="of:=[.$T$7]*[.$S$7]/[.$R$7]" office:value-type="float" office:value="1.14141414141414" calcext:value-type="float">
            <text:p>1.14141414141414</text:p>
          </table:table-cell>
          <table:table-cell/>
          <table:table-cell table:formula="of:=[.$V$7]/[.$T$7]*[.$U$7]" office:value-type="float" office:value="0" calcext:value-type="float">
            <text:p>0</text:p>
          </table:table-cell>
          <table:table-cell table:style-name="ce19" table:formula="of:=[.$W$7]/[.$U$7]" office:value-type="float" office:value="0" calcext:value-type="float">
            <text:p>0.0000</text:p>
          </table:table-cell>
          <table:table-cell table:number-columns-repeated="4"/>
          <table:table-cell table:style-name="ce14" table:formula="of:=3120/([.$U$7]*[.$C$7])" office:value-type="float" office:value="28.3014023854322" calcext:value-type="float">
            <text:p>28.3014023854322</text:p>
          </table:table-cell>
          <table:table-cell table:style-name="ce14" table:formula="of:=([.$X$7]+[.$H$7])*[.$AC$7]" office:value-type="float" office:value="0.95250350826339" calcext:value-type="float">
            <text:p>0.95250350826339</text:p>
          </table:table-cell>
          <table:table-cell/>
          <table:table-cell table:formula="of:=ABS([.I7]-[.AC7])" office:value-type="float" office:value="1.69859761456781" calcext:value-type="float">
            <text:p>1.69859761456781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SO 572-18</text:p>
          </table:table-cell>
          <table:table-cell office:value-type="string" calcext:value-type="string">
            <text:p>572-g18</text:p>
          </table:table-cell>
          <table:table-cell office:value-type="float" office:value="139.352" calcext:value-type="float">
            <text:p>139.352</text:p>
          </table:table-cell>
          <table:table-cell office:value-type="float" office:value="34.3133" calcext:value-type="float">
            <text:p>34.3133</text:p>
          </table:table-cell>
          <table:table-cell office:value-type="float" office:value="19328.3" calcext:value-type="float">
            <text:p>19328.3</text:p>
          </table:table-cell>
          <table:table-cell table:style-name="ce17" office:value-type="string" calcext:value-type="string">
            <text:p>1.45504e+20</text:p>
          </table:table-cell>
          <table:table-cell table:style-name="ce17" office:value-type="string" calcext:value-type="string">
            <text:p>2.67545e+10</text:p>
          </table:table-cell>
          <table:table-cell office:value-type="float" office:value="0.0606282" calcext:value-type="float">
            <text:p>0.060628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39.352" calcext:value-type="float">
            <text:p>139.3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table:style-name="ce18" office:value-type="float" office:value="61.2" calcext:value-type="float">
            <text:p>61.2</text:p>
          </table:table-cell>
          <table:table-cell table:formula="of:=[.$T$8]*[.$S$8]/[.$R$8]" office:value-type="float" office:value="1.03030303030303" calcext:value-type="float">
            <text:p>1.03030303030303</text:p>
          </table:table-cell>
          <table:table-cell/>
          <table:table-cell table:formula="of:=[.$V$8]/[.$T$8]*[.$U$8]" office:value-type="float" office:value="0" calcext:value-type="float">
            <text:p>0</text:p>
          </table:table-cell>
          <table:table-cell table:style-name="ce19" table:formula="of:=[.$W$8]/[.$U$8]" office:value-type="float" office:value="0" calcext:value-type="float">
            <text:p>0.0000</text:p>
          </table:table-cell>
          <table:table-cell table:number-columns-repeated="4"/>
          <table:table-cell table:style-name="ce14" table:formula="of:=3120/([.$U$8]*[.$C$8])" office:value-type="float" office:value="21.7308348220165" calcext:value-type="float">
            <text:p>21.7308348220165</text:p>
          </table:table-cell>
          <table:table-cell table:style-name="ce14" table:formula="of:=([.$X$8]+[.$H$8])*[.$AC$8]" office:value-type="float" office:value="1.31750139975618" calcext:value-type="float">
            <text:p>1.31750139975618</text:p>
          </table:table-cell>
          <table:table-cell/>
          <table:table-cell table:formula="of:=ABS([.I8]-[.AC8])" office:value-type="float" office:value="1.73083482201653" calcext:value-type="float">
            <text:p>1.73083482201653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ESO 576-11</text:p>
          </table:table-cell>
          <table:table-cell office:value-type="string" calcext:value-type="string">
            <text:p>576-g11</text:p>
          </table:table-cell>
          <table:table-cell office:value-type="float" office:value="146.63" calcext:value-type="float">
            <text:p>146.63</text:p>
          </table:table-cell>
          <table:table-cell office:value-type="float" office:value="55.031" calcext:value-type="float">
            <text:p>55.031</text:p>
          </table:table-cell>
          <table:table-cell office:value-type="float" office:value="66902" calcext:value-type="float">
            <text:p>66902</text:p>
          </table:table-cell>
          <table:table-cell table:style-name="ce17" office:value-type="string" calcext:value-type="string">
            <text:p>1.611e+20</text:p>
          </table:table-cell>
          <table:table-cell table:style-name="ce17" office:value-type="string" calcext:value-type="string">
            <text:p>1.02533e+11</text:p>
          </table:table-cell>
          <table:table-cell office:value-type="float" office:value="0.0378827" calcext:value-type="float">
            <text:p>0.037882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46.63" calcext:value-type="float">
            <text:p>146.63</text:p>
          </table:table-cell>
          <table:table-cell table:number-columns-repeated="3"/>
          <table:table-cell office:value-type="string" calcext:value-type="string">
            <text:p>rotate it</text:p>
          </table:table-cell>
          <table:table-cell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2.2" calcext:value-type="float">
            <text:p>52.2</text:p>
          </table:table-cell>
          <table:table-cell table:formula="of:=[.$T$9]*[.$S$9]/[.$R$9]" office:value-type="float" office:value="0.878787878787879" calcext:value-type="float">
            <text:p>0.878787878787879</text:p>
          </table:table-cell>
          <table:table-cell office:value-type="float" office:value="1.05" calcext:value-type="float">
            <text:p>1.05</text:p>
          </table:table-cell>
          <table:table-cell table:formula="of:=[.$V$9]/[.$T$9]*[.$U$9]" office:value-type="float" office:value="0.0176767676767677" calcext:value-type="float">
            <text:p>0.0176767676767677</text:p>
          </table:table-cell>
          <table:table-cell table:style-name="ce19" table:formula="of:=[.$W$9]/[.$U$9]" office:value-type="float" office:value="0.0201149425287356" calcext:value-type="float">
            <text:p>0.0201</text:p>
          </table:table-cell>
          <table:table-cell table:number-columns-repeated="4"/>
          <table:table-cell table:style-name="ce14" table:formula="of:=3120/([.$U$9]*[.$C$9])" office:value-type="float" office:value="24.2129497891714" calcext:value-type="float">
            <text:p>24.2129497891714</text:p>
          </table:table-cell>
          <table:table-cell table:style-name="ce14" table:formula="of:=([.$X$9]+[.$H$9])*[.$AC$9]" office:value-type="float" office:value="1.40429400643859" calcext:value-type="float">
            <text:p>1.40429400643859</text:p>
          </table:table-cell>
          <table:table-cell/>
          <table:table-cell table:formula="of:=ABS([.I9]-[.AC9])" office:value-type="float" office:value="6.78705021082857" calcext:value-type="float">
            <text:p>6.78705021082857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IC 5078</text:p>
          </table:table-cell>
          <table:table-cell office:value-type="string" calcext:value-type="string">
            <text:p>i5078.dat</text:p>
          </table:table-cell>
          <table:table-cell office:value-type="float" office:value="119.393" calcext:value-type="float">
            <text:p>119.393</text:p>
          </table:table-cell>
          <table:table-cell office:value-type="float" office:value="59.9213" calcext:value-type="float">
            <text:p>59.9213</text:p>
          </table:table-cell>
          <table:table-cell office:value-type="float" office:value="77563.5" calcext:value-type="float">
            <text:p>77563.5</text:p>
          </table:table-cell>
          <table:table-cell table:style-name="ce17" office:value-type="string" calcext:value-type="string">
            <text:p>1.06808e+20</text:p>
          </table:table-cell>
          <table:table-cell table:style-name="ce17" office:value-type="string" calcext:value-type="string">
            <text:p>7.88118e+10</text:p>
          </table:table-cell>
          <table:table-cell office:value-type="float" office:value="0.0275962" calcext:value-type="float">
            <text:p>0.02759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8ApJ...676..184T</text:p>
          </table:table-cell>
          <table:table-cell office:value-type="float" office:value="119.393" calcext:value-type="float">
            <text:p>119.3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  <table:table-cell office:value-type="float" office:value="259" calcext:value-type="float">
            <text:p>25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72.88" calcext:value-type="float">
            <text:p>72.88</text:p>
          </table:table-cell>
          <table:table-cell table:formula="of:=[.$T$10]*[.$S$10]/[.$R$10]" office:value-type="float" office:value="1.22693602693603" calcext:value-type="float">
            <text:p>1.22693602693603</text:p>
          </table:table-cell>
          <table:table-cell office:value-type="float" office:value="1.004" calcext:value-type="float">
            <text:p>1.004</text:p>
          </table:table-cell>
          <table:table-cell table:formula="of:=[.$V$10]/[.$T$10]*[.$U$10]" office:value-type="float" office:value="0.0169023569023569" calcext:value-type="float">
            <text:p>0.0169023569023569</text:p>
          </table:table-cell>
          <table:table-cell table:style-name="ce19" table:formula="of:=[.$W$10]/[.$U$10]" office:value-type="float" office:value="0.0137760702524698" calcext:value-type="float">
            <text:p>0.0138</text:p>
          </table:table-cell>
          <table:table-cell table:number-columns-repeated="4"/>
          <table:table-cell table:style-name="ce14" table:formula="of:=3120/([.$U$10]*[.$C$10])" office:value-type="float" office:value="21.2987350035314" calcext:value-type="float">
            <text:p>21.2987350035314</text:p>
          </table:table-cell>
          <table:table-cell table:style-name="ce14" table:formula="of:=([.$X$10]+[.$H$10])*[.$AC$10]" office:value-type="float" office:value="0.881177020601838" calcext:value-type="float">
            <text:p>0.881177020601838</text:p>
          </table:table-cell>
          <table:table-cell/>
          <table:table-cell table:formula="of:=ABS([.I10]-[.AC10])" office:value-type="float" office:value="2.29873500353136" calcext:value-type="float">
            <text:p>2.29873500353136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UGCA 17</text:p>
          </table:table-cell>
          <table:table-cell office:value-type="string" calcext:value-type="string">
            <text:p>ua17.dat</text:p>
          </table:table-cell>
          <table:table-cell office:value-type="float" office:value="109.892" calcext:value-type="float">
            <text:p>109.892</text:p>
          </table:table-cell>
          <table:table-cell office:value-type="float" office:value="68.1563" calcext:value-type="float">
            <text:p>68.1563</text:p>
          </table:table-cell>
          <table:table-cell office:value-type="float" office:value="73228.4" calcext:value-type="float">
            <text:p>73228.4</text:p>
          </table:table-cell>
          <table:table-cell table:style-name="ce17" office:value-type="string" calcext:value-type="string">
            <text:p>9.04863e+19</text:p>
          </table:table-cell>
          <table:table-cell table:style-name="ce17" office:value-type="string" calcext:value-type="string">
            <text:p>6.30363e+10</text:p>
          </table:table-cell>
          <table:table-cell office:value-type="float" office:value="0.0227766" calcext:value-type="float">
            <text:p>0.02277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ApJ...676..184T</text:p>
          </table:table-cell>
          <table:table-cell office:value-type="float" office:value="109.892" calcext:value-type="float">
            <text:p>109.89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92.5" calcext:value-type="float">
            <text:p>92.5</text:p>
          </table:table-cell>
          <table:table-cell table:formula="of:=[.$T$11]*[.$S$11]/[.$R$11]" office:value-type="float" office:value="1.55723905723906" calcext:value-type="float">
            <text:p>1.55723905723906</text:p>
          </table:table-cell>
          <table:table-cell office:value-type="float" office:value="3.6" calcext:value-type="float">
            <text:p>3.6</text:p>
          </table:table-cell>
          <table:table-cell table:formula="of:=[.$V$11]/[.$T$11]*[.$U$11]" office:value-type="float" office:value="0.0606060606060606" calcext:value-type="float">
            <text:p>0.0606060606060606</text:p>
          </table:table-cell>
          <table:table-cell table:style-name="ce19" table:formula="of:=[.$W$11]/[.$U$11]" office:value-type="float" office:value="0.0389189189189189" calcext:value-type="float">
            <text:p>0.0389</text:p>
          </table:table-cell>
          <table:table-cell table:number-columns-repeated="4"/>
          <table:table-cell table:style-name="ce14" table:formula="of:=3120/([.$U$11]*[.$C$11])" office:value-type="float" office:value="18.2319545184904" calcext:value-type="float">
            <text:p>18.2319545184904</text:p>
          </table:table-cell>
          <table:table-cell table:style-name="ce14" table:formula="of:=([.$X$11]+[.$H$11])*[.$AC$11]" office:value-type="float" office:value="1.12482989492439" calcext:value-type="float">
            <text:p>1.12482989492439</text:p>
          </table:table-cell>
          <table:table-cell/>
          <table:table-cell table:formula="of:=ABS([.I11]-[.AC11])" office:value-type="float" office:value="4.76804548150961" calcext:value-type="float">
            <text:p>4.76804548150961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UGCA 394</text:p>
          </table:table-cell>
          <table:table-cell office:value-type="string" calcext:value-type="string">
            <text:p>ua394.dat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8ApJ...676..184T</text:p>
          </table:table-cell>
          <table:table-cell table:number-columns-repeated="11"/>
          <table:table-cell table:formula="of:=[.$V$12]/[.$T$12]*[.$U$12]" office:value-type="string" office:string-value="" calcext:value-type="error">
            <text:p>#DIV/0!</text:p>
          </table:table-cell>
          <table:table-cell table:style-name="ce19" table:formula="of:=[.$W$12]/[.$U$12]" office:value-type="string" office:string-value="" calcext:value-type="error">
            <text:p>#DIV/0!</text:p>
          </table:table-cell>
          <table:table-cell table:number-columns-repeated="5"/>
          <table:table-cell table:style-name="ce14" table:formula="of:=([.$X$12]+[.$H$12])*[.$AC$12]" office:value-type="string" office:string-value="" calcext:value-type="error">
            <text:p>#DIV/0!</text:p>
          </table:table-cell>
          <table:table-cell/>
          <table:table-cell table:formula="of:=ABS([.I12]-[.AC12])" office:value-type="float" office:value="18" calcext:value-type="float">
            <text:p>18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MCG-02-14-003</text:p>
          </table:table-cell>
          <table:table-cell office:value-type="string" calcext:value-type="string">
            <text:p>m-214003.dat??</text:p>
          </table:table-cell>
          <table:table-cell office:value-type="float" office:value="150.611" calcext:value-type="float">
            <text:p>150.611</text:p>
          </table:table-cell>
          <table:table-cell office:value-type="float" office:value="59.4659" calcext:value-type="float">
            <text:p>59.4659</text:p>
          </table:table-cell>
          <table:table-cell office:value-type="float" office:value="45282.2" calcext:value-type="float">
            <text:p>45282.2</text:p>
          </table:table-cell>
          <table:table-cell table:style-name="ce17" office:value-type="string" calcext:value-type="string">
            <text:p>1.69966e+20</text:p>
          </table:table-cell>
          <table:table-cell table:style-name="ce17" office:value-type="string" calcext:value-type="string">
            <text:p>7.32181e+10</text:p>
          </table:table-cell>
          <table:table-cell office:value-type="float" office:value="0.0422238" calcext:value-type="float">
            <text:p>0.042223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8ApJ...676..184T</text:p>
          </table:table-cell>
          <table:table-cell office:value-type="float" office:value="150.611" calcext:value-type="float">
            <text:p>150.611</text:p>
          </table:table-cell>
          <table:table-cell table:number-columns-repeated="10"/>
          <table:table-cell table:formula="of:=[.$V$13]/[.$T$13]*[.$U$13]" office:value-type="string" office:string-value="" calcext:value-type="error">
            <text:p>#DIV/0!</text:p>
          </table:table-cell>
          <table:table-cell table:style-name="ce19" table:formula="of:=[.$W$13]/[.$U$13]" office:value-type="string" office:string-value="" calcext:value-type="error">
            <text:p>#DIV/0!</text:p>
          </table:table-cell>
          <table:table-cell table:number-columns-repeated="5"/>
          <table:table-cell table:style-name="ce14" table:formula="of:=([.$X$13]+[.$H$13])*[.$AC$13]" office:value-type="string" office:string-value="" calcext:value-type="error">
            <text:p>#DIV/0!</text:p>
          </table:table-cell>
          <table:table-cell/>
          <table:table-cell table:formula="of:=ABS([.I13]-[.AC13])" office:value-type="float" office:value="30" calcext:value-type="float">
            <text:p>30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MCG-02-25-002</text:p>
          </table:table-cell>
          <table:table-cell office:value-type="string" calcext:value-type="string">
            <text:p>m-2-2502.dat????</text:p>
          </table:table-cell>
          <table:table-cell office:value-type="float" office:value="167.26" calcext:value-type="float">
            <text:p>167.26</text:p>
          </table:table-cell>
          <table:table-cell office:value-type="float" office:value="56.0922" calcext:value-type="float">
            <text:p>56.0922</text:p>
          </table:table-cell>
          <table:table-cell office:value-type="float" office:value="32748.5" calcext:value-type="float">
            <text:p>32748.5</text:p>
          </table:table-cell>
          <table:table-cell table:style-name="ce17" office:value-type="string" calcext:value-type="string">
            <text:p>2.0962e+20</text:p>
          </table:table-cell>
          <table:table-cell table:style-name="ce17" office:value-type="string" calcext:value-type="string">
            <text:p>6.53058e+10</text:p>
          </table:table-cell>
          <table:table-cell office:value-type="float" office:value="0.0411509" calcext:value-type="float">
            <text:p>0.041150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8ApJ...676..184T</text:p>
          </table:table-cell>
          <table:table-cell office:value-type="float" office:value="167.26" calcext:value-type="float">
            <text:p>167.26</text:p>
          </table:table-cell>
          <table:table-cell table:number-columns-repeated="10"/>
          <table:table-cell table:formula="of:=[.$V$14]/[.$T$14]*[.$U$14]" office:value-type="string" office:string-value="" calcext:value-type="error">
            <text:p>#DIV/0!</text:p>
          </table:table-cell>
          <table:table-cell table:style-name="ce19" table:formula="of:=[.$W$14]/[.$U$14]" office:value-type="string" office:string-value="" calcext:value-type="error">
            <text:p>#DIV/0!</text:p>
          </table:table-cell>
          <table:table-cell table:number-columns-repeated="5"/>
          <table:table-cell table:style-name="ce14" table:formula="of:=([.$X$14]+[.$H$14])*[.$AC$14]" office:value-type="string" office:string-value="" calcext:value-type="error">
            <text:p>#DIV/0!</text:p>
          </table:table-cell>
          <table:table-cell/>
          <table:table-cell table:formula="of:=ABS([.I14]-[.AC14])" office:value-type="float" office:value="35" calcext:value-type="float">
            <text:p>3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1090</text:p>
          </table:table-cell>
          <table:table-cell office:value-type="string" calcext:value-type="string">
            <text:p>n1090.dat</text:p>
          </table:table-cell>
          <table:table-cell office:value-type="float" office:value="180.845" calcext:value-type="float">
            <text:p>180.845</text:p>
          </table:table-cell>
          <table:table-cell office:value-type="float" office:value="37.3107" calcext:value-type="float">
            <text:p>37.3107</text:p>
          </table:table-cell>
          <table:table-cell office:value-type="float" office:value="46520.9" calcext:value-type="float">
            <text:p>46520.9</text:p>
          </table:table-cell>
          <table:table-cell table:style-name="ce17" office:value-type="string" calcext:value-type="string">
            <text:p>2.45054e+20</text:p>
          </table:table-cell>
          <table:table-cell table:style-name="ce17" office:value-type="string" calcext:value-type="string">
            <text:p>1.08452e+11</text:p>
          </table:table-cell>
          <table:table-cell office:value-type="float" office:value="0.0323126" calcext:value-type="float">
            <text:p>0.032312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ApJ...676..184T</text:p>
          </table:table-cell>
          <table:table-cell office:value-type="float" office:value="180.845" calcext:value-type="float">
            <text:p>180.8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84" calcext:value-type="float">
            <text:p>184</text:p>
          </table:table-cell>
          <table:table-cell office:value-type="float" office:value="281" calcext:value-type="float">
            <text:p>28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4.98" calcext:value-type="float">
            <text:p>34.98</text:p>
          </table:table-cell>
          <table:table-cell table:formula="of:=[.$T$15]*[.$S$15]/[.$R$15]" office:value-type="float" office:value="0.588888888888889" calcext:value-type="float">
            <text:p>0.588888888888889</text:p>
          </table:table-cell>
          <table:table-cell/>
          <table:table-cell table:formula="of:=[.$V$15]/[.$T$15]*[.$U$15]" office:value-type="float" office:value="0" calcext:value-type="float">
            <text:p>0</text:p>
          </table:table-cell>
          <table:table-cell table:style-name="ce19" table:formula="of:=[.$W$15]/[.$U$15]" office:value-type="float" office:value="0" calcext:value-type="float">
            <text:p>0.0000</text:p>
          </table:table-cell>
          <table:table-cell table:number-columns-repeated="4"/>
          <table:table-cell table:style-name="ce14" table:formula="of:=3120/([.$U$15]*[.$C$15])" office:value-type="float" office:value="29.2964317926798" calcext:value-type="float">
            <text:p>29.2964317926798</text:p>
          </table:table-cell>
          <table:table-cell table:style-name="ce14" table:formula="of:=([.$X$15]+[.$H$15])*[.$AC$15]" office:value-type="float" office:value="0.946643881944144" calcext:value-type="float">
            <text:p>0.946643881944144</text:p>
          </table:table-cell>
          <table:table-cell/>
          <table:table-cell table:formula="of:=ABS([.I15]-[.AC15])" office:value-type="float" office:value="2.29643179267975" calcext:value-type="float">
            <text:p>2.2964317926797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1163</text:p>
          </table:table-cell>
          <table:table-cell office:value-type="string" calcext:value-type="string">
            <text:p>n1163.dat</text:p>
          </table:table-cell>
          <table:table-cell office:value-type="float" office:value="160.503" calcext:value-type="float">
            <text:p>160.503</text:p>
          </table:table-cell>
          <table:table-cell office:value-type="float" office:value="37.986" calcext:value-type="float">
            <text:p>37.986</text:p>
          </table:table-cell>
          <table:table-cell office:value-type="float" office:value="20988.8" calcext:value-type="float">
            <text:p>20988.8</text:p>
          </table:table-cell>
          <table:table-cell table:style-name="ce17" office:value-type="string" calcext:value-type="string">
            <text:p>1.93025e+20</text:p>
          </table:table-cell>
          <table:table-cell table:style-name="ce17" office:value-type="string" calcext:value-type="string">
            <text:p>3.85415e+10</text:p>
          </table:table-cell>
          <table:table-cell office:value-type="float" office:value="0.0625116" calcext:value-type="float">
            <text:p>0.062511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8ApJ...676..184T</text:p>
          </table:table-cell>
          <table:table-cell office:value-type="float" office:value="160.503" calcext:value-type="float">
            <text:p>160.5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1.4" calcext:value-type="float">
            <text:p>31.4</text:p>
          </table:table-cell>
          <table:table-cell table:formula="of:=[.$T$16]*[.$S$16]/[.$R$16]" office:value-type="float" office:value="0.528619528619529" calcext:value-type="float">
            <text:p>0.528619528619529</text:p>
          </table:table-cell>
          <table:table-cell/>
          <table:table-cell table:formula="of:=[.$V$16]/[.$T$16]*[.$U$16]" office:value-type="float" office:value="0" calcext:value-type="float">
            <text:p>0</text:p>
          </table:table-cell>
          <table:table-cell table:style-name="ce19" table:formula="of:=[.$W$16]/[.$U$16]" office:value-type="float" office:value="0" calcext:value-type="float">
            <text:p>0.0000</text:p>
          </table:table-cell>
          <table:table-cell table:number-columns-repeated="4"/>
          <table:table-cell table:style-name="ce14" table:formula="of:=3120/([.$U$16]*[.$C$16])" office:value-type="float" office:value="36.7729301327423" calcext:value-type="float">
            <text:p>36.7729301327423</text:p>
          </table:table-cell>
          <table:table-cell table:style-name="ce14" table:formula="of:=([.$X$16]+[.$H$16])*[.$AC$16]" office:value-type="float" office:value="2.29873469928594" calcext:value-type="float">
            <text:p>2.29873469928594</text:p>
          </table:table-cell>
          <table:table-cell/>
          <table:table-cell table:formula="of:=ABS([.I16]-[.AC16])" office:value-type="float" office:value="2.22706986725767" calcext:value-type="float">
            <text:p>2.22706986725767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1337</text:p>
          </table:table-cell>
          <table:table-cell office:value-type="string" calcext:value-type="string">
            <text:p>n1337.dat</text:p>
          </table:table-cell>
          <table:table-cell office:value-type="float" office:value="112.9" calcext:value-type="float">
            <text:p>112.9</text:p>
          </table:table-cell>
          <table:table-cell office:value-type="float" office:value="46.7892" calcext:value-type="float">
            <text:p>46.7892</text:p>
          </table:table-cell>
          <table:table-cell office:value-type="float" office:value="62472.9" calcext:value-type="float">
            <text:p>62472.9</text:p>
          </table:table-cell>
          <table:table-cell table:style-name="ce17" office:value-type="string" calcext:value-type="string">
            <text:p>9.5508e+19</text:p>
          </table:table-cell>
          <table:table-cell table:style-name="ce17" office:value-type="string" calcext:value-type="string">
            <text:p>5.67623e+10</text:p>
          </table:table-cell>
          <table:table-cell office:value-type="float" office:value="0.0336892" calcext:value-type="float">
            <text:p>0.03368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8ApJ...676..184T</text:p>
          </table:table-cell>
          <table:table-cell office:value-type="float" office:value="112.9" calcext:value-type="float">
            <text:p>112.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53" calcext:value-type="float">
            <text:p>453</text:p>
          </table:table-cell>
          <table:table-cell office:value-type="float" office:value="420" calcext:value-type="float">
            <text:p>42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10/594" office:value-type="float" office:value="0.0168350168350168" calcext:value-type="float">
            <text:p>0.0168350168350168</text:p>
          </table:table-cell>
          <table:table-cell office:value-type="float" office:value="101.52" calcext:value-type="float">
            <text:p>101.52</text:p>
          </table:table-cell>
          <table:table-cell table:formula="of:=[.$T$17]*[.$S$17]/[.$R$17]" office:value-type="float" office:value="1.70909090909091" calcext:value-type="float">
            <text:p>1.70909090909091</text:p>
          </table:table-cell>
          <table:table-cell office:value-type="float" office:value="2.34" calcext:value-type="float">
            <text:p>2.34</text:p>
          </table:table-cell>
          <table:table-cell table:formula="of:=[.$V$17]/[.$T$17]*[.$U$17]" office:value-type="float" office:value="0.0393939393939394" calcext:value-type="float">
            <text:p>0.0393939393939394</text:p>
          </table:table-cell>
          <table:table-cell table:style-name="ce19" table:formula="of:=[.$W$17]/[.$U$17]" office:value-type="float" office:value="0.0230496453900709" calcext:value-type="float">
            <text:p>0.0230</text:p>
          </table:table-cell>
          <table:table-cell table:number-columns-repeated="4"/>
          <table:table-cell table:style-name="ce14" table:formula="of:=3120/([.$U$17]*[.$C$17])" office:value-type="float" office:value="16.1694589450276" calcext:value-type="float">
            <text:p>16.1694589450276</text:p>
          </table:table-cell>
          <table:table-cell table:style-name="ce14" table:formula="of:=([.$X$17]+[.$H$17])*[.$AC$17]" office:value-type="float" office:value="0.917436431123021" calcext:value-type="float">
            <text:p>0.917436431123021</text:p>
          </table:table-cell>
          <table:table-cell/>
          <table:table-cell table:formula="of:=ABS([.I17]-[.AC17])" office:value-type="float" office:value="5.16945894502761" calcext:value-type="float">
            <text:p>5.16945894502761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1832</text:p>
          </table:table-cell>
          <table:table-cell office:value-type="string" calcext:value-type="string">
            <text:p>n1832.dat</text:p>
          </table:table-cell>
          <table:table-cell office:value-type="float" office:value="198.743" calcext:value-type="float">
            <text:p>198.743</text:p>
          </table:table-cell>
          <table:table-cell office:value-type="float" office:value="86.8081" calcext:value-type="float">
            <text:p>86.8081</text:p>
          </table:table-cell>
          <table:table-cell office:value-type="float" office:value="105945" calcext:value-type="float">
            <text:p>105945</text:p>
          </table:table-cell>
          <table:table-cell table:style-name="ce17" office:value-type="string" calcext:value-type="string">
            <text:p>2.9596e+20</text:p>
          </table:table-cell>
          <table:table-cell table:style-name="ce17" office:value-type="string" calcext:value-type="string">
            <text:p>2.98293e+11</text:p>
          </table:table-cell>
          <table:table-cell office:value-type="float" office:value="0.0283001" calcext:value-type="float">
            <text:p>0.02830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ApJ...676..184T</text:p>
          </table:table-cell>
          <table:table-cell office:value-type="float" office:value="198.743" calcext:value-type="float">
            <text:p>198.74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4.43" calcext:value-type="float">
            <text:p>34.43</text:p>
          </table:table-cell>
          <table:table-cell table:formula="of:=[.$T$18]*[.$S$18]/[.$R$18]" office:value-type="float" office:value="0.57962962962963" calcext:value-type="float">
            <text:p>0.57962962962963</text:p>
          </table:table-cell>
          <table:table-cell office:value-type="float" office:value="0.988" calcext:value-type="float">
            <text:p>0.988</text:p>
          </table:table-cell>
          <table:table-cell table:formula="of:=[.$V$18]/[.$T$18]*[.$U$18]" office:value-type="float" office:value="0.0166329966329966" calcext:value-type="float">
            <text:p>0.0166329966329966</text:p>
          </table:table-cell>
          <table:table-cell table:style-name="ce19" table:formula="of:=[.$W$18]/[.$U$18]" office:value-type="float" office:value="0.0286959047342434" calcext:value-type="float">
            <text:p>0.0287</text:p>
          </table:table-cell>
          <table:table-cell table:number-columns-repeated="4"/>
          <table:table-cell table:style-name="ce14" table:formula="of:=3120/([.$U$18]*[.$C$18])" office:value-type="float" office:value="27.0839607122458" calcext:value-type="float">
            <text:p>27.0839607122458</text:p>
          </table:table-cell>
          <table:table-cell table:style-name="ce14" table:formula="of:=([.$X$18]+[.$H$18])*[.$AC$18]" office:value-type="float" office:value="1.54367755297722" calcext:value-type="float">
            <text:p>1.54367755297722</text:p>
          </table:table-cell>
          <table:table-cell/>
          <table:table-cell table:formula="of:=ABS([.I18]-[.AC18])" office:value-type="float" office:value="2.0839607122458" calcext:value-type="float">
            <text:p>2.0839607122458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2763</text:p>
          </table:table-cell>
          <table:table-cell office:value-type="string" calcext:value-type="string">
            <text:p>n2763.dat</text:p>
          </table:table-cell>
          <table:table-cell office:value-type="float" office:value="145.929" calcext:value-type="float">
            <text:p>145.929</text:p>
          </table:table-cell>
          <table:table-cell office:value-type="float" office:value="203.525" calcext:value-type="float">
            <text:p>203.525</text:p>
          </table:table-cell>
          <table:table-cell office:value-type="float" office:value="195833" calcext:value-type="float">
            <text:p>195833</text:p>
          </table:table-cell>
          <table:table-cell table:style-name="ce17" office:value-type="string" calcext:value-type="string">
            <text:p>1.59562e+20</text:p>
          </table:table-cell>
          <table:table-cell table:style-name="ce17" office:value-type="string" calcext:value-type="string">
            <text:p>2.97265e+11</text:p>
          </table:table-cell>
          <table:table-cell office:value-type="float" office:value="0.0313111" calcext:value-type="float">
            <text:p>0.03131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ApJ...676..184T</text:p>
          </table:table-cell>
          <table:table-cell office:value-type="float" office:value="145.929" calcext:value-type="float">
            <text:p>145.92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4.27" calcext:value-type="float">
            <text:p>54.27</text:p>
          </table:table-cell>
          <table:table-cell table:formula="of:=[.$T$19]*[.$S$19]/[.$R$19]" office:value-type="float" office:value="0.913636363636364" calcext:value-type="float">
            <text:p>0.913636363636364</text:p>
          </table:table-cell>
          <table:table-cell office:value-type="float" office:value="1.53" calcext:value-type="float">
            <text:p>1.53</text:p>
          </table:table-cell>
          <table:table-cell table:formula="of:=[.$V$19]/[.$T$19]*[.$U$19]" office:value-type="float" office:value="0.0257575757575758" calcext:value-type="float">
            <text:p>0.0257575757575758</text:p>
          </table:table-cell>
          <table:table-cell table:style-name="ce19" table:formula="of:=[.$W$19]/[.$U$19]" office:value-type="float" office:value="0.0281923714759536" calcext:value-type="float">
            <text:p>0.0282</text:p>
          </table:table-cell>
          <table:table-cell table:number-columns-repeated="4"/>
          <table:table-cell table:style-name="ce14" table:formula="of:=3120/([.$U$19]*[.$C$19])" office:value-type="float" office:value="23.4012798904558" calcext:value-type="float">
            <text:p>23.4012798904558</text:p>
          </table:table-cell>
          <table:table-cell table:style-name="ce14" table:formula="of:=([.$X$19]+[.$H$19])*[.$AC$19]" office:value-type="float" office:value="1.39245739046254" calcext:value-type="float">
            <text:p>1.39245739046254</text:p>
          </table:table-cell>
          <table:table-cell/>
          <table:table-cell table:formula="of:=ABS([.I19]-[.AC19])" office:value-type="float" office:value="0.598720109544175" calcext:value-type="float">
            <text:p>0.59872010954417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3321</text:p>
          </table:table-cell>
          <table:table-cell office:value-type="string" calcext:value-type="string">
            <text:p>n3321.dat</text:p>
          </table:table-cell>
          <table:table-cell office:value-type="float" office:value="144.019" calcext:value-type="float">
            <text:p>144.019</text:p>
          </table:table-cell>
          <table:table-cell office:value-type="float" office:value="46.7403" calcext:value-type="float">
            <text:p>46.7403</text:p>
          </table:table-cell>
          <table:table-cell office:value-type="float" office:value="46569.4" calcext:value-type="float">
            <text:p>46569.4</text:p>
          </table:table-cell>
          <table:table-cell table:style-name="ce17" office:value-type="string" calcext:value-type="string">
            <text:p>1.55414e+20</text:p>
          </table:table-cell>
          <table:table-cell table:style-name="ce17" office:value-type="string" calcext:value-type="string">
            <text:p>6.88524e+10</text:p>
          </table:table-cell>
          <table:table-cell office:value-type="float" office:value="0.0689484" calcext:value-type="float">
            <text:p>0.068948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8ApJ...676..184T</text:p>
          </table:table-cell>
          <table:table-cell office:value-type="float" office:value="144.019" calcext:value-type="float">
            <text:p>144.0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9.1" calcext:value-type="float">
            <text:p>39.1</text:p>
          </table:table-cell>
          <table:table-cell table:formula="of:=[.$T$20]*[.$S$20]/[.$R$20]" office:value-type="float" office:value="0.658249158249158" calcext:value-type="float">
            <text:p>0.658249158249158</text:p>
          </table:table-cell>
          <table:table-cell office:value-type="float" office:value="2.12" calcext:value-type="float">
            <text:p>2.12</text:p>
          </table:table-cell>
          <table:table-cell table:formula="of:=[.$V$20]/[.$T$20]*[.$U$20]" office:value-type="float" office:value="0.0356902356902357" calcext:value-type="float">
            <text:p>0.0356902356902357</text:p>
          </table:table-cell>
          <table:table-cell table:style-name="ce19" table:formula="of:=[.$W$20]/[.$U$20]" office:value-type="float" office:value="0.0542199488491049" calcext:value-type="float">
            <text:p>0.0542</text:p>
          </table:table-cell>
          <table:table-cell table:number-columns-repeated="4"/>
          <table:table-cell table:style-name="ce14" table:formula="of:=3120/([.$U$20]*[.$C$20])" office:value-type="float" office:value="32.9112585652905" calcext:value-type="float">
            <text:p>32.9112585652905</text:p>
          </table:table-cell>
          <table:table-cell table:style-name="ce14" table:formula="of:=([.$X$20]+[.$H$20])*[.$AC$20]" office:value-type="float" office:value="4.0536253760328" calcext:value-type="float">
            <text:p>4.0536253760328</text:p>
          </table:table-cell>
          <table:table-cell/>
          <table:table-cell table:formula="of:=ABS([.I20]-[.AC20])" office:value-type="float" office:value="0.0887414347094619" calcext:value-type="float">
            <text:p>0.0887414347094619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4348</text:p>
          </table:table-cell>
          <table:table-cell office:value-type="string" calcext:value-type="string">
            <text:p>n4348.dat</text:p>
          </table:table-cell>
          <table:table-cell office:value-type="float" office:value="182.247" calcext:value-type="float">
            <text:p>182.247</text:p>
          </table:table-cell>
          <table:table-cell office:value-type="float" office:value="58.6632" calcext:value-type="float">
            <text:p>58.6632</text:p>
          </table:table-cell>
          <table:table-cell office:value-type="float" office:value="52904.2" calcext:value-type="float">
            <text:p>52904.2</text:p>
          </table:table-cell>
          <table:table-cell table:style-name="ce17" office:value-type="string" calcext:value-type="string">
            <text:p>2.48868e+20</text:p>
          </table:table-cell>
          <table:table-cell table:style-name="ce17" office:value-type="string" calcext:value-type="string">
            <text:p>1.25253e+11</text:p>
          </table:table-cell>
          <table:table-cell office:value-type="float" office:value="0.0258829" calcext:value-type="float">
            <text:p>0.02588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8ApJ...676..184T</text:p>
          </table:table-cell>
          <table:table-cell office:value-type="float" office:value="182.247" calcext:value-type="float">
            <text:p>182.24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formula="of:=10/594" office:value-type="float" office:value="0.0168350168350168" calcext:value-type="float">
            <text:p>0.0168350168350168</text:p>
          </table:table-cell>
          <table:table-cell office:value-type="float" office:value="35.53" calcext:value-type="float">
            <text:p>35.53</text:p>
          </table:table-cell>
          <table:table-cell table:formula="of:=[.$T$21]*[.$S$21]/[.$R$21]" office:value-type="float" office:value="0.598148148148148" calcext:value-type="float">
            <text:p>0.598148148148148</text:p>
          </table:table-cell>
          <table:table-cell office:value-type="float" office:value="1.75" calcext:value-type="float">
            <text:p>1.75</text:p>
          </table:table-cell>
          <table:table-cell table:formula="of:=[.$V$21]/[.$T$21]*[.$U$21]" office:value-type="float" office:value="0.0294612794612795" calcext:value-type="float">
            <text:p>0.0294612794612795</text:p>
          </table:table-cell>
          <table:table-cell table:style-name="ce19" table:formula="of:=[.$W$21]/[.$U$21]" office:value-type="float" office:value="0.0492541514213341" calcext:value-type="float">
            <text:p>0.0493</text:p>
          </table:table-cell>
          <table:table-cell table:number-columns-repeated="4"/>
          <table:table-cell table:style-name="ce14" table:formula="of:=3120/([.$U$21]*[.$C$21])" office:value-type="float" office:value="28.6210421636978" calcext:value-type="float">
            <text:p>28.6210421636978</text:p>
          </table:table-cell>
          <table:table-cell table:style-name="ce14" table:formula="of:=([.$X$21]+[.$H$21])*[.$AC$21]" office:value-type="float" office:value="2.15050071678593" calcext:value-type="float">
            <text:p>2.15050071678593</text:p>
          </table:table-cell>
          <table:table-cell/>
          <table:table-cell table:formula="of:=ABS([.I21]-[.AC21])" office:value-type="float" office:value="1.37895783630222" calcext:value-type="float">
            <text:p>1.37895783630222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701</text:p>
          </table:table-cell>
          <table:table-cell office:value-type="string" calcext:value-type="string">
            <text:p>n701.dat</text:p>
          </table:table-cell>
          <table:table-cell office:value-type="float" office:value="125.347" calcext:value-type="float">
            <text:p>125.347</text:p>
          </table:table-cell>
          <table:table-cell office:value-type="float" office:value="58.781" calcext:value-type="float">
            <text:p>58.781</text:p>
          </table:table-cell>
          <table:table-cell office:value-type="float" office:value="30490.7" calcext:value-type="float">
            <text:p>30490.7</text:p>
          </table:table-cell>
          <table:table-cell table:style-name="ce17" office:value-type="string" calcext:value-type="string">
            <text:p>1.17727e+20</text:p>
          </table:table-cell>
          <table:table-cell table:style-name="ce17" office:value-type="string" calcext:value-type="string">
            <text:p>3.41486e+10</text:p>
          </table:table-cell>
          <table:table-cell office:value-type="float" office:value="0.109582" calcext:value-type="float">
            <text:p>0.10958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8ApJ...676..184T</text:p>
          </table:table-cell>
          <table:table-cell office:value-type="float" office:value="125.347" calcext:value-type="float">
            <text:p>125.347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48.7" calcext:value-type="float">
            <text:p>48.7</text:p>
          </table:table-cell>
          <table:table-cell table:formula="of:=[.$T$22]*[.$S$22]/[.$R$22]" office:value-type="float" office:value="0.81986531986532" calcext:value-type="float">
            <text:p>0.81986531986532</text:p>
          </table:table-cell>
          <table:table-cell office:value-type="float" office:value="1.615" calcext:value-type="float">
            <text:p>1.615</text:p>
          </table:table-cell>
          <table:table-cell table:formula="of:=[.$V$22]/[.$T$22]*[.$U$22]" office:value-type="float" office:value="0.0271885521885522" calcext:value-type="float">
            <text:p>0.0271885521885522</text:p>
          </table:table-cell>
          <table:table-cell table:style-name="ce19" table:formula="of:=[.$W$22]/[.$U$22]" office:value-type="float" office:value="0.0331622176591376" calcext:value-type="float">
            <text:p>0.0332</text:p>
          </table:table-cell>
          <table:table-cell table:number-columns-repeated="4"/>
          <table:table-cell table:style-name="ce14" table:formula="of:=3120/([.$U$22]*[.$C$22])" office:value-type="float" office:value="30.3597459858005" calcext:value-type="float">
            <text:p>30.3597459858005</text:p>
          </table:table-cell>
          <table:table-cell table:style-name="ce14" table:formula="of:=([.$X$22]+[.$H$22])*[.$AC$22]" office:value-type="float" office:value="4.33367818907324" calcext:value-type="float">
            <text:p>4.33367818907324</text:p>
          </table:table-cell>
          <table:table-cell/>
          <table:table-cell table:formula="of:=ABS([.I22]-[.AC22])" office:value-type="float" office:value="11.3597459858005" calcext:value-type="float">
            <text:p>11.3597459858005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7218</text:p>
          </table:table-cell>
          <table:table-cell office:value-type="string" calcext:value-type="string">
            <text:p>n7218.dat</text:p>
          </table:table-cell>
          <table:table-cell office:value-type="float" office:value="128.406" calcext:value-type="float">
            <text:p>128.406</text:p>
          </table:table-cell>
          <table:table-cell office:value-type="float" office:value="188.285" calcext:value-type="float">
            <text:p>188.285</text:p>
          </table:table-cell>
          <table:table-cell office:value-type="float" office:value="218962" calcext:value-type="float">
            <text:p>218962</text:p>
          </table:table-cell>
          <table:table-cell table:style-name="ce17" office:value-type="string" calcext:value-type="string">
            <text:p>1.23543e+20</text:p>
          </table:table-cell>
          <table:table-cell table:style-name="ce17" office:value-type="string" calcext:value-type="string">
            <text:p>2.57345e+11</text:p>
          </table:table-cell>
          <table:table-cell office:value-type="float" office:value="0.0216859" calcext:value-type="float">
            <text:p>0.02168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8ApJ...676..184T</text:p>
          </table:table-cell>
          <table:table-cell office:value-type="float" office:value="128.406" calcext:value-type="float">
            <text:p>128.40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7.5" calcext:value-type="float">
            <text:p>57.5</text:p>
          </table:table-cell>
          <table:table-cell table:formula="of:=[.$T$23]*[.$S$23]/[.$R$23]" office:value-type="float" office:value="0.968013468013468" calcext:value-type="float">
            <text:p>0.968013468013468</text:p>
          </table:table-cell>
          <table:table-cell office:value-type="float" office:value="2.299" calcext:value-type="float">
            <text:p>2.299</text:p>
          </table:table-cell>
          <table:table-cell table:formula="of:=[.$V$23]/[.$T$23]*[.$U$23]" office:value-type="float" office:value="0.0387037037037037" calcext:value-type="float">
            <text:p>0.0387037037037037</text:p>
          </table:table-cell>
          <table:table-cell table:style-name="ce19" table:formula="of:=[.$W$23]/[.$U$23]" office:value-type="float" office:value="0.0399826086956522" calcext:value-type="float">
            <text:p>0.0400</text:p>
          </table:table-cell>
          <table:table-cell table:number-columns-repeated="4"/>
          <table:table-cell table:style-name="ce14" table:formula="of:=3120/([.$U$23]*[.$C$23])" office:value-type="float" office:value="25.1008181251181" calcext:value-type="float">
            <text:p>25.1008181251181</text:p>
          </table:table-cell>
          <table:table-cell table:style-name="ce14" table:formula="of:=([.$X$23]+[.$H$23])*[.$AC$23]" office:value-type="float" office:value="1.54793002081683" calcext:value-type="float">
            <text:p>1.54793002081683</text:p>
          </table:table-cell>
          <table:table-cell/>
          <table:table-cell table:formula="of:=ABS([.I23]-[.AC23])" office:value-type="float" office:value="4.10081812511809" calcext:value-type="float">
            <text:p>4.10081812511809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7339</text:p>
          </table:table-cell>
          <table:table-cell office:value-type="string" calcext:value-type="string">
            <text:p>n7339.dat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68.5308" calcext:value-type="float">
            <text:p>68.5308</text:p>
          </table:table-cell>
          <table:table-cell office:value-type="float" office:value="60785" calcext:value-type="float">
            <text:p>60785</text:p>
          </table:table-cell>
          <table:table-cell table:style-name="ce17" office:value-type="string" calcext:value-type="string">
            <text:p>1.82966e+20</text:p>
          </table:table-cell>
          <table:table-cell table:style-name="ce17" office:value-type="string" calcext:value-type="string">
            <text:p>1.05802e+11</text:p>
          </table:table-cell>
          <table:table-cell office:value-type="float" office:value="0.0218934" calcext:value-type="float">
            <text:p>0.021893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8ApJ...676..184T</text:p>
          </table:table-cell>
          <table:table-cell office:value-type="float" office:value="156.265" calcext:value-type="float">
            <text:p>156.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259" calcext:value-type="float">
            <text:p>25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2.87" calcext:value-type="float">
            <text:p>52.87</text:p>
          </table:table-cell>
          <table:table-cell table:formula="of:=[.$T$24]*[.$S$24]/[.$R$24]" office:value-type="float" office:value="0.89006734006734" calcext:value-type="float">
            <text:p>0.89006734006734</text:p>
          </table:table-cell>
          <table:table-cell office:value-type="float" office:value="1.0736" calcext:value-type="float">
            <text:p>1.0736</text:p>
          </table:table-cell>
          <table:table-cell table:formula="of:=[.$V$24]/[.$T$24]*[.$U$24]" office:value-type="float" office:value="0.0180740740740741" calcext:value-type="float">
            <text:p>0.0180740740740741</text:p>
          </table:table-cell>
          <table:table-cell table:style-name="ce19" table:formula="of:=[.$W$24]/[.$U$24]" office:value-type="float" office:value="0.0203064119538491" calcext:value-type="float">
            <text:p>0.0203</text:p>
          </table:table-cell>
          <table:table-cell table:number-columns-repeated="4"/>
          <table:table-cell table:style-name="ce14" table:formula="of:=3120/([.$U$24]*[.$C$24])" office:value-type="float" office:value="22.4321041310165" calcext:value-type="float">
            <text:p>22.4321041310165</text:p>
          </table:table-cell>
          <table:table-cell table:style-name="ce14" table:formula="of:=([.$X$24]+[.$H$24])*[.$AC$24]" office:value-type="float" office:value="0.946630576058056" calcext:value-type="float">
            <text:p>0.946630576058056</text:p>
          </table:table-cell>
          <table:table-cell/>
          <table:table-cell table:formula="of:=ABS([.I24]-[.AC24])" office:value-type="float" office:value="0.432104131016477" calcext:value-type="float">
            <text:p>0.432104131016477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755</text:p>
          </table:table-cell>
          <table:table-cell office:value-type="string" calcext:value-type="string">
            <text:p>n755.dat</text:p>
          </table:table-cell>
          <table:table-cell office:value-type="float" office:value="133.339" calcext:value-type="float">
            <text:p>133.339</text:p>
          </table:table-cell>
          <table:table-cell office:value-type="float" office:value="24.5513" calcext:value-type="float">
            <text:p>24.5513</text:p>
          </table:table-cell>
          <table:table-cell office:value-type="float" office:value="26560.8" calcext:value-type="float">
            <text:p>26560.8</text:p>
          </table:table-cell>
          <table:table-cell table:style-name="ce17" office:value-type="string" calcext:value-type="string">
            <text:p>1.33217e+20</text:p>
          </table:table-cell>
          <table:table-cell table:style-name="ce17" office:value-type="string" calcext:value-type="string">
            <text:p>3.36612e+10</text:p>
          </table:table-cell>
          <table:table-cell office:value-type="float" office:value="0.0266952" calcext:value-type="float">
            <text:p>0.02669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8ApJ...676..184T</text:p>
          </table:table-cell>
          <table:table-cell office:value-type="float" office:value="133.339" calcext:value-type="float">
            <text:p>133.3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8.9" calcext:value-type="float">
            <text:p>38.9</text:p>
          </table:table-cell>
          <table:table-cell table:formula="of:=[.$T$25]*[.$S$25]/[.$R$25]" office:value-type="float" office:value="0.654882154882155" calcext:value-type="float">
            <text:p>0.654882154882155</text:p>
          </table:table-cell>
          <table:table-cell office:value-type="float" office:value="1.5396" calcext:value-type="float">
            <text:p>1.5396</text:p>
          </table:table-cell>
          <table:table-cell table:formula="of:=[.$V$25]/[.$T$25]*[.$U$25]" office:value-type="float" office:value="0.0259191919191919" calcext:value-type="float">
            <text:p>0.0259191919191919</text:p>
          </table:table-cell>
          <table:table-cell table:style-name="ce19" table:formula="of:=[.$W$25]/[.$U$25]" office:value-type="float" office:value="0.0395784061696658" calcext:value-type="float">
            <text:p>0.0396</text:p>
          </table:table-cell>
          <table:table-cell table:number-columns-repeated="4"/>
          <table:table-cell table:style-name="ce14" table:formula="of:=3120/([.$U$25]*[.$C$25])" office:value-type="float" office:value="35.7301010079822" calcext:value-type="float">
            <text:p>35.7301010079822</text:p>
          </table:table-cell>
          <table:table-cell table:style-name="ce14" table:formula="of:=([.$X$25]+[.$H$25])*[.$AC$25]" office:value-type="float" office:value="2.36796264260539" calcext:value-type="float">
            <text:p>2.36796264260539</text:p>
          </table:table-cell>
          <table:table-cell/>
          <table:table-cell table:formula="of:=ABS([.I25]-[.AC25])" office:value-type="float" office:value="16.7301010079822" calcext:value-type="float">
            <text:p>16.7301010079822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NGC 7606</text:p>
          </table:table-cell>
          <table:table-cell office:value-type="string" calcext:value-type="string">
            <text:p>n7606.dat</text:p>
          </table:table-cell>
          <table:table-cell office:value-type="float" office:value="273.5" calcext:value-type="float">
            <text:p>273.5</text:p>
          </table:table-cell>
          <table:table-cell office:value-type="float" office:value="34.508" calcext:value-type="float">
            <text:p>34.508</text:p>
          </table:table-cell>
          <table:table-cell office:value-type="float" office:value="32156.5" calcext:value-type="float">
            <text:p>32156.5</text:p>
          </table:table-cell>
          <table:table-cell table:style-name="ce17" office:value-type="string" calcext:value-type="string">
            <text:p>5.60485e+20</text:p>
          </table:table-cell>
          <table:table-cell table:style-name="ce17" office:value-type="string" calcext:value-type="string">
            <text:p>1.7146e+11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8ApJ...676..184T</text:p>
          </table:table-cell>
          <table:table-cell office:value-type="float" office:value="273.5" calcext:value-type="float">
            <text:p>273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20.7" calcext:value-type="float">
            <text:p>20.7</text:p>
          </table:table-cell>
          <table:table-cell table:formula="of:=[.T26]*[.S26]/[.R26]" office:value-type="float" office:value="0.348484848484848" calcext:value-type="float">
            <text:p>0.348484848484848</text:p>
          </table:table-cell>
          <table:table-cell office:value-type="float" office:value="2.1924" calcext:value-type="float">
            <text:p>2.1924</text:p>
          </table:table-cell>
          <table:table-cell table:formula="of:=[.V26]/[.T26]*[.U26]" office:value-type="float" office:value="0.0369090909090909" calcext:value-type="float">
            <text:p>0.0369090909090909</text:p>
          </table:table-cell>
          <table:table-cell table:style-name="ce19" table:formula="of:=[.W26]/[.U26]" office:value-type="float" office:value="0.105913043478261" calcext:value-type="float">
            <text:p>0.1059</text:p>
          </table:table-cell>
          <table:table-cell table:number-columns-repeated="4"/>
          <table:table-cell table:style-name="ce14" table:formula="of:=3120/([.U26]*[.C26])" office:value-type="float" office:value="32.7350767029648" calcext:value-type="float">
            <text:p>32.7350767029648</text:p>
          </table:table-cell>
          <table:table-cell table:style-name="ce14" table:formula="of:=([.X26]+[.H26])*[.AC26]" office:value-type="float" office:value="13.446818026078" calcext:value-type="float">
            <text:p>13.446818026078</text:p>
          </table:table-cell>
          <table:table-cell/>
          <table:table-cell table:formula="of:=ABS([.I26]-[.AC26])" office:value-type="float" office:value="0.73507670296479" calcext:value-type="float">
            <text:p>0.73507670296479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4"/>
          <table:table-cell table:number-columns-repeated="28"/>
          <table:table-cell table:formula="of:=ABS([.I27]-[.AC27]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UGC3789</text:p>
          </table:table-cell>
          <table:table-cell office:value-type="float" office:value="306.97" calcext:value-type="float">
            <text:p>306.97</text:p>
          </table:table-cell>
          <table:table-cell table:number-columns-repeated="8"/>
          <table:table-cell office:value-type="float" office:value="306.97" calcext:value-type="float">
            <text:p>306.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3/178" office:value-type="float" office:value="0.0168539325842697" calcext:value-type="float">
            <text:p>0.0168539325842697</text:p>
          </table:table-cell>
          <table:table-cell office:value-type="float" office:value="17.3" calcext:value-type="float">
            <text:p>17.3</text:p>
          </table:table-cell>
          <table:table-cell table:formula="of:=[.T28]*[.S28]/[.R28]" office:value-type="float" office:value="0.291573033707865" calcext:value-type="float">
            <text:p>0.291573033707865</text:p>
          </table:table-cell>
          <table:table-cell office:value-type="float" office:value="2.686" calcext:value-type="float">
            <text:p>2.686</text:p>
          </table:table-cell>
          <table:table-cell table:formula="of:=[.V28]/[.T28]*[.U28]" office:value-type="float" office:value="0.0452696629213483" calcext:value-type="float">
            <text:p>0.0452696629213483</text:p>
          </table:table-cell>
          <table:table-cell table:style-name="ce19" table:formula="of:=[.W28]/[.U28]" office:value-type="float" office:value="0.155260115606936" calcext:value-type="float">
            <text:p>0.1553</text:p>
          </table:table-cell>
          <table:table-cell table:number-columns-repeated="4"/>
          <table:table-cell table:style-name="ce14" table:formula="of:=3120/([.U28]*[.C28])" office:value-type="float" office:value="34.858709433111" calcext:value-type="float">
            <text:p>34.858709433111</text:p>
          </table:table-cell>
          <table:table-cell table:style-name="ce14" table:formula="of:=([.X28]+[.H28])*[.AC28]" office:value-type="float" office:value="5.41216725649342" calcext:value-type="float">
            <text:p>5.41216725649342</text:p>
          </table:table-cell>
          <table:table-cell/>
          <table:table-cell table:formula="of:=ABS([.I28]-[.AC28])" office:value-type="float" office:value="34.858709433111" calcext:value-type="float">
            <text:p>34.858709433111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float" office:value="216.17" calcext:value-type="float">
            <text:p>216.17</text:p>
          </table:table-cell>
          <table:table-cell table:number-columns-repeated="8"/>
          <table:table-cell office:value-type="float" office:value="216.17" calcext:value-type="float">
            <text:p>216.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3/178" office:value-type="float" office:value="0.0168539325842697" calcext:value-type="float">
            <text:p>0.0168539325842697</text:p>
          </table:table-cell>
          <table:table-cell office:value-type="float" office:value="17.3" calcext:value-type="float">
            <text:p>17.3</text:p>
          </table:table-cell>
          <table:table-cell table:formula="of:=[.T29]*[.S29]/[.R29]" office:value-type="float" office:value="0.291573033707865" calcext:value-type="float">
            <text:p>0.291573033707865</text:p>
          </table:table-cell>
          <table:table-cell office:value-type="float" office:value="2.686" calcext:value-type="float">
            <text:p>2.686</text:p>
          </table:table-cell>
          <table:table-cell table:formula="of:=[.V29]/[.T29]*[.U29]" office:value-type="float" office:value="0.0452696629213483" calcext:value-type="float">
            <text:p>0.0452696629213483</text:p>
          </table:table-cell>
          <table:table-cell table:style-name="ce19" table:formula="of:=[.W29]/[.U29]" office:value-type="float" office:value="0.155260115606936" calcext:value-type="float">
            <text:p>0.1553</text:p>
          </table:table-cell>
          <table:table-cell table:number-columns-repeated="4"/>
          <table:table-cell table:style-name="ce14" table:formula="of:=3120/([.U29]*[.C29])" office:value-type="float" office:value="49.5007541966142" calcext:value-type="float">
            <text:p>49.5007541966142</text:p>
          </table:table-cell>
          <table:table-cell table:style-name="ce14" table:formula="of:=([.X29]+[.H29])*[.AC29]" office:value-type="float" office:value="7.68549281919686" calcext:value-type="float">
            <text:p>7.68549281919686</text:p>
          </table:table-cell>
          <table:table-cell/>
          <table:table-cell table:formula="of:=ABS([.I29]-[.AC29])" office:value-type="float" office:value="49.5007541966142" calcext:value-type="float">
            <text:p>49.5007541966142</text:p>
          </table:table-cell>
          <table:table-cell table:number-columns-repeated="99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4">
        <office:forms form:automatic-focus="false" form:apply-design-mode="false"/>
        <table:shapes>
          <draw:frame draw:z-index="0" draw:style-name="gr1" draw:text-style-name="P1" svg:width="15.999cm" svg:height="8.999cm" svg:x="74.894cm" svg:y="7.091cm">
            <draw:object draw:notify-on-update-of-ranges="Sheet6.AR9:Sheet6.AR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.79cm" svg:height="25.756cm" svg:x="27.823cm" svg:y="14.213cm">
            <draw:object draw:notify-on-update-of-ranges="Sheet6.AD2:Sheet6.AD18 Sheet6.I2:Sheet6.I18 Sheet6.K2:Sheet6.K18 Sheet6.K2:Sheet6.K18 Sheet6.AF2:Sheet6.AF18 Sheet6.AF2:Sheet6.A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number-columns-repeated="18" table:default-cell-style-name="Default"/>
        <table:table-column table:style-name="co10" table:default-cell-style-name="Default"/>
        <table:table-column table:style-name="co1" table:number-columns-repeated="993" table:default-cell-style-name="Default"/>
        <table:table-row table:style-name="ro4">
          <table:table-cell table:style-name="ce15"/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v_max (km/s)</text:p>
          </table:table-cell>
          <table:table-cell table:style-name="ce16" office:value-type="string" calcext:value-type="string">
            <text:p><text:s/>Cam's Ruler distance (Mpc)</text:p>
          </table:table-cell>
          <table:table-cell table:style-name="ce16" office:value-type="string" calcext:value-type="string">
            <text:p>radius <text:s text:c="11"/>(ly)</text:p>
          </table:table-cell>
          <table:table-cell table:style-name="ce16" office:value-type="string" calcext:value-type="string">
            <text:p>density <text:s text:c="10"/>(kg/m)</text:p>
          </table:table-cell>
          <table:table-cell table:style-name="ce16" office:value-type="string" calcext:value-type="string">
            <text:p>mass <text:s text:c="12"/>(solar masses)</text:p>
          </table:table-cell>
          <table:table-cell table:style-name="ce16" office:value-type="string" calcext:value-type="string">
            <text:p>sigma (normalized)</text:p>
          </table:table-cell>
          <table:table-cell table:style-name="ce16" office:value-type="string" calcext:value-type="string">
            <text:p>T-F Distance (Mpc)</text:p>
          </table:table-cell>
          <table:table-cell table:style-name="ce16" office:value-type="string" calcext:value-type="string">
            <text:p>Error (Mpc)</text:p>
          </table:table-cell>
          <table:table-cell table:style-name="ce16" office:value-type="string" calcext:value-type="string">
            <text:p>Error/2</text:p>
          </table:table-cell>
          <table:table-cell table:style-name="ce16" office:value-type="string" calcext:value-type="string">
            <text:p>reference</text:p>
          </table:table-cell>
          <table:table-cell table:style-name="ce16" office:value-type="string" calcext:value-type="string">
            <text:p>Velocity of spin Kps</text:p>
          </table:table-cell>
          <table:table-cell table:style-name="ce16" office:value-type="string" calcext:value-type="string">
            <text:p>Error in Velocity (Kps)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y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y2</text:p>
          </table:table-cell>
          <table:table-cell table:style-name="ce16" office:value-type="string" calcext:value-type="string">
            <text:p>n arm separations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delta R pixels</text:p>
          </table:table-cell>
          <table:table-cell table:style-name="ce16" office:value-type="string" calcext:value-type="string">
            <text:p>Delta R (minutes of arc)</text:p>
          </table:table-cell>
          <table:table-cell table:style-name="ce16" office:value-type="string" calcext:value-type="string">
            <text:p>sigma (pixels)</text:p>
          </table:table-cell>
          <table:table-cell table:style-name="ce16" office:value-type="string" calcext:value-type="string">
            <text:p>Sigma (minutes of arc)</text:p>
          </table:table-cell>
          <table:table-cell table:style-name="ce16" office:value-type="string" calcext:value-type="string">
            <text:p>Normalized Sigma of angular measure </text:p>
          </table:table-cell>
          <table:table-cell table:style-name="ce16" office:value-type="string" calcext:value-type="string">
            <text:p>Delta R (LY)</text:p>
          </table:table-cell>
          <table:table-cell table:style-name="ce20" office:value-type="string" calcext:value-type="string">
            <text:p>light years</text:p>
          </table:table-cell>
          <table:table-cell table:style-name="ce20" table:number-columns-repeated="2"/>
          <table:table-cell table:style-name="ce16" office:value-type="string" calcext:value-type="string">
            <text:p>Mega Parsecs</text:p>
          </table:table-cell>
          <table:table-cell table:style-name="ce16" office:value-type="string" calcext:value-type="string">
            <text:p>Error in distance measure Roxy's Ruler</text:p>
          </table:table-cell>
          <table:table-cell table:style-name="ce16" office:value-type="string" calcext:value-type="string">
            <text:p>err divded by 2</text:p>
          </table:table-cell>
          <table:table-cell table:style-name="ce16" office:value-type="string" calcext:value-type="string">
            <text:p>difference</text:p>
          </table:table-cell>
          <table:table-cell table:style-name="ce16" table:number-columns-repeated="991"/>
        </table:table-row>
        <table:table-row table:style-name="ro2">
          <table:table-cell table:style-name="ce4" office:value-type="string" calcext:value-type="string">
            <text:p>ESO 284-24</text:p>
          </table:table-cell>
          <table:table-cell office:value-type="string" calcext:value-type="string">
            <text:p>284-g24</text:p>
          </table:table-cell>
          <table:table-cell office:value-type="float" office:value="135.073" calcext:value-type="float">
            <text:p>135.073</text:p>
          </table:table-cell>
          <table:table-cell office:value-type="float" office:value="64.2844" calcext:value-type="float">
            <text:p>64.2844</text:p>
          </table:table-cell>
          <table:table-cell office:value-type="float" office:value="52507.4" calcext:value-type="float">
            <text:p>52507.4</text:p>
          </table:table-cell>
          <table:table-cell table:style-name="ce17" office:value-type="string" calcext:value-type="string">
            <text:p>1.36705e+20</text:p>
          </table:table-cell>
          <table:table-cell table:style-name="ce17" office:value-type="string" calcext:value-type="string">
            <text:p>6.82861e+10</text:p>
          </table:table-cell>
          <table:table-cell office:value-type="float" office:value="0.0610949" calcext:value-type="float">
            <text:p>0.061094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J2]/2" office:value-type="float" office:value="3" calcext:value-type="float">
            <text:p>3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35.073" calcext:value-type="float">
            <text:p>135.073</text:p>
          </table:table-cell>
          <table:table-cell table:formula="of:=[.$M$2]/10" office:value-type="float" office:value="13.5073" calcext:value-type="float">
            <text:p>13.5073</text:p>
          </table:table-cell>
          <table:table-cell office:value-type="float" office:value="373" calcext:value-type="float">
            <text:p>373</text:p>
          </table:table-cell>
          <table:table-cell office:value-type="float" office:value="788" calcext:value-type="float">
            <text:p>788</text:p>
          </table:table-cell>
          <table:table-cell office:value-type="float" office:value="505" calcext:value-type="float">
            <text:p>50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5.76" calcext:value-type="float">
            <text:p>55.76</text:p>
          </table:table-cell>
          <table:table-cell table:formula="of:=[.$U$2]*[.$T$2]/[.$S$2]" office:value-type="float" office:value="0.938720538720539" calcext:value-type="float">
            <text:p>0.938720538720539</text:p>
          </table:table-cell>
          <table:table-cell office:value-type="float" office:value="0.971" calcext:value-type="float">
            <text:p>0.971</text:p>
          </table:table-cell>
          <table:table-cell table:formula="of:=[.$W$2]/[.$U$2]*[.$V$2]" office:value-type="float" office:value="0.0163468013468013" calcext:value-type="float">
            <text:p>0.0163468013468013</text:p>
          </table:table-cell>
          <table:table-cell table:style-name="ce19" table:formula="of:=[.$X$2]/[.$V$2]" office:value-type="float" office:value="0.0174139167862267" calcext:value-type="float">
            <text:p>0.0174</text:p>
          </table:table-cell>
          <table:table-cell table:formula="of:=2*PI()^2*300000000/[.$M$2]/1000" office:value-type="float" office:value="43841.2017253901" calcext:value-type="float">
            <text:p>43841.2017253901</text:p>
          </table:table-cell>
          <table:table-cell table:style-name="ce21" table:formula="of:=[.$Z$2]*360/(4*PI()*[.$V$2])*60" office:value-type="float" office:value="80276793.4875554" calcext:value-type="float">
            <text:p>8.03E+07</text:p>
          </table:table-cell>
          <table:table-cell table:style-name="ce22" table:formula="of:=2*PI()*360*60*299792.458/(4*3.26163626)" office:value-type="float" office:value="3118593752.53199" calcext:value-type="float">
            <text:p>3.1185937525E+09</text:p>
          </table:table-cell>
          <table:table-cell table:style-name="ce21" table:formula="of:=[.$AB$2]/([.$V$2]*[.$M$2])" office:value-type="float" office:value="24595402.7585658" calcext:value-type="float">
            <text:p>2.46E+07</text:p>
          </table:table-cell>
          <table:table-cell table:style-name="ce14" table:formula="of:=3120/([.$V$2]*[.$C$2])" office:value-type="float" office:value="24.6064934056966" calcext:value-type="float">
            <text:p>24.6064934056966</text:p>
          </table:table-cell>
          <table:table-cell table:style-name="ce14" table:formula="of:=([.$Y$2]+[.$H$2])*[.$AD$2]" office:value-type="float" office:value="1.93182668253933" calcext:value-type="float">
            <text:p>1.93182668253933</text:p>
          </table:table-cell>
          <table:table-cell table:formula="of:=[.AE2]/2" office:value-type="float" office:value="0.965913341269666" calcext:value-type="float">
            <text:p>0.965913341269666</text:p>
          </table:table-cell>
          <table:table-cell table:formula="of:=ABS([.I2]-[.AD2])" office:value-type="float" office:value="4.39350659430336" calcext:value-type="float">
            <text:p>4.39350659430336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SO 378-11</text:p>
          </table:table-cell>
          <table:table-cell office:value-type="string" calcext:value-type="string">
            <text:p>378-g11</text:p>
          </table:table-cell>
          <table:table-cell office:value-type="float" office:value="131.681" calcext:value-type="float">
            <text:p>131.681</text:p>
          </table:table-cell>
          <table:table-cell office:value-type="float" office:value="52.4094" calcext:value-type="float">
            <text:p>52.4094</text:p>
          </table:table-cell>
          <table:table-cell office:value-type="float" office:value="32205.3" calcext:value-type="float">
            <text:p>32205.3</text:p>
          </table:table-cell>
          <table:table-cell table:style-name="ce17" office:value-type="string" calcext:value-type="string">
            <text:p>1.29926e+20</text:p>
          </table:table-cell>
          <table:table-cell table:style-name="ce17" office:value-type="string" calcext:value-type="string">
            <text:p>3.98063e+10</text:p>
          </table:table-cell>
          <table:table-cell office:value-type="float" office:value="0.0615634" calcext:value-type="float">
            <text:p>0.061563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J3]/2" office:value-type="float" office:value="4.5" calcext:value-type="float">
            <text:p>4.5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31.681" calcext:value-type="float">
            <text:p>131.68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27.27" calcext:value-type="float">
            <text:p>27.27</text:p>
          </table:table-cell>
          <table:table-cell table:formula="of:=[.$U$3]*[.$T$3]/[.$S$3]" office:value-type="float" office:value="0.459090909090909" calcext:value-type="float">
            <text:p>0.459090909090909</text:p>
          </table:table-cell>
          <table:table-cell office:value-type="float" office:value="1.05" calcext:value-type="float">
            <text:p>1.05</text:p>
          </table:table-cell>
          <table:table-cell table:formula="of:=[.$W$3]/[.$U$3]*[.$V$3]" office:value-type="float" office:value="0.0176767676767677" calcext:value-type="float">
            <text:p>0.0176767676767677</text:p>
          </table:table-cell>
          <table:table-cell table:style-name="ce19" table:formula="of:=[.$X$3]/[.$V$3]" office:value-type="float" office:value="0.0385038503850385" calcext:value-type="float">
            <text:p>0.0385</text:p>
          </table:table-cell>
          <table:table-cell table:number-columns-repeated="4"/>
          <table:table-cell table:style-name="ce14" table:formula="of:=3120/([.$V$3]*[.$C$3])" office:value-type="float" office:value="51.6098723730864" calcext:value-type="float">
            <text:p>51.6098723730864</text:p>
          </table:table-cell>
          <table:table-cell table:style-name="ce14" table:formula="of:=([.$Y$3]+[.$H$3])*[.$AD$3]" office:value-type="float" office:value="5.16445802109752" calcext:value-type="float">
            <text:p>5.16445802109752</text:p>
          </table:table-cell>
          <table:table-cell table:formula="of:=[.AE3]/2" office:value-type="float" office:value="2.58222901054876" calcext:value-type="float">
            <text:p>2.58222901054876</text:p>
          </table:table-cell>
          <table:table-cell table:formula="of:=ABS([.I3]-[.AD3])" office:value-type="float" office:value="1.60987237308645" calcext:value-type="float">
            <text:p>1.60987237308645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ESO 576-11</text:p>
          </table:table-cell>
          <table:table-cell office:value-type="string" calcext:value-type="string">
            <text:p>576-g11</text:p>
          </table:table-cell>
          <table:table-cell office:value-type="float" office:value="146.63" calcext:value-type="float">
            <text:p>146.63</text:p>
          </table:table-cell>
          <table:table-cell office:value-type="float" office:value="55.031" calcext:value-type="float">
            <text:p>55.031</text:p>
          </table:table-cell>
          <table:table-cell office:value-type="float" office:value="66902" calcext:value-type="float">
            <text:p>66902</text:p>
          </table:table-cell>
          <table:table-cell table:style-name="ce17" office:value-type="string" calcext:value-type="string">
            <text:p>1.611e+20</text:p>
          </table:table-cell>
          <table:table-cell table:style-name="ce17" office:value-type="string" calcext:value-type="string">
            <text:p>1.02533e+11</text:p>
          </table:table-cell>
          <table:table-cell office:value-type="float" office:value="0.0378827" calcext:value-type="float">
            <text:p>0.037882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J4]/2" office:value-type="float" office:value="3" calcext:value-type="float">
            <text:p>3</text:p>
          </table:table-cell>
          <table:table-cell table:style-name="ce14" office:value-type="string" calcext:value-type="string">
            <text:p>2008ApJ...676..184T</text:p>
          </table:table-cell>
          <table:table-cell office:value-type="float" office:value="146.63" calcext:value-type="float">
            <text:p>146.63</text:p>
          </table:table-cell>
          <table:table-cell table:number-columns-repeated="3"/>
          <table:table-cell office:value-type="string" calcext:value-type="string">
            <text:p>rotate it</text:p>
          </table:table-cell>
          <table:table-cell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2.2" calcext:value-type="float">
            <text:p>52.2</text:p>
          </table:table-cell>
          <table:table-cell table:formula="of:=[.$U$4]*[.$T$4]/[.$S$4]" office:value-type="float" office:value="0.878787878787879" calcext:value-type="float">
            <text:p>0.878787878787879</text:p>
          </table:table-cell>
          <table:table-cell office:value-type="float" office:value="1.05" calcext:value-type="float">
            <text:p>1.05</text:p>
          </table:table-cell>
          <table:table-cell table:formula="of:=[.$W$4]/[.$U$4]*[.$V$4]" office:value-type="float" office:value="0.0176767676767677" calcext:value-type="float">
            <text:p>0.0176767676767677</text:p>
          </table:table-cell>
          <table:table-cell table:style-name="ce19" table:formula="of:=[.$X$4]/[.$V$4]" office:value-type="float" office:value="0.0201149425287356" calcext:value-type="float">
            <text:p>0.0201</text:p>
          </table:table-cell>
          <table:table-cell table:number-columns-repeated="4"/>
          <table:table-cell table:style-name="ce14" table:formula="of:=3120/([.$V$4]*[.$C$4])" office:value-type="float" office:value="24.2129497891714" calcext:value-type="float">
            <text:p>24.2129497891714</text:p>
          </table:table-cell>
          <table:table-cell table:style-name="ce14" table:formula="of:=([.$Y$4]+[.$H$4])*[.$AD$4]" office:value-type="float" office:value="1.40429400643859" calcext:value-type="float">
            <text:p>1.40429400643859</text:p>
          </table:table-cell>
          <table:table-cell table:formula="of:=[.AE4]/2" office:value-type="float" office:value="0.702147003219295" calcext:value-type="float">
            <text:p>0.702147003219295</text:p>
          </table:table-cell>
          <table:table-cell table:formula="of:=ABS([.I4]-[.AD4])" office:value-type="float" office:value="6.78705021082857" calcext:value-type="float">
            <text:p>6.78705021082857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IC 5078</text:p>
          </table:table-cell>
          <table:table-cell office:value-type="string" calcext:value-type="string">
            <text:p>i5078.dat</text:p>
          </table:table-cell>
          <table:table-cell office:value-type="float" office:value="119.393" calcext:value-type="float">
            <text:p>119.393</text:p>
          </table:table-cell>
          <table:table-cell office:value-type="float" office:value="59.9213" calcext:value-type="float">
            <text:p>59.9213</text:p>
          </table:table-cell>
          <table:table-cell office:value-type="float" office:value="77563.5" calcext:value-type="float">
            <text:p>77563.5</text:p>
          </table:table-cell>
          <table:table-cell table:style-name="ce17" office:value-type="string" calcext:value-type="string">
            <text:p>1.06808e+20</text:p>
          </table:table-cell>
          <table:table-cell table:style-name="ce17" office:value-type="string" calcext:value-type="string">
            <text:p>7.88118e+10</text:p>
          </table:table-cell>
          <table:table-cell office:value-type="float" office:value="0.0275962" calcext:value-type="float">
            <text:p>0.02759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J5]/2" office:value-type="float" office:value="2" calcext:value-type="float">
            <text:p>2</text:p>
          </table:table-cell>
          <table:table-cell office:value-type="string" calcext:value-type="string">
            <text:p>2008ApJ...676..184T</text:p>
          </table:table-cell>
          <table:table-cell office:value-type="float" office:value="119.393" calcext:value-type="float">
            <text:p>119.3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  <table:table-cell office:value-type="float" office:value="259" calcext:value-type="float">
            <text:p>25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72.88" calcext:value-type="float">
            <text:p>72.88</text:p>
          </table:table-cell>
          <table:table-cell table:formula="of:=[.$U$5]*[.$T$5]/[.$S$5]" office:value-type="float" office:value="1.22693602693603" calcext:value-type="float">
            <text:p>1.22693602693603</text:p>
          </table:table-cell>
          <table:table-cell office:value-type="float" office:value="1.004" calcext:value-type="float">
            <text:p>1.004</text:p>
          </table:table-cell>
          <table:table-cell table:formula="of:=[.$W$5]/[.$U$5]*[.$V$5]" office:value-type="float" office:value="0.0169023569023569" calcext:value-type="float">
            <text:p>0.0169023569023569</text:p>
          </table:table-cell>
          <table:table-cell table:style-name="ce19" table:formula="of:=[.$X$5]/[.$V$5]" office:value-type="float" office:value="0.0137760702524698" calcext:value-type="float">
            <text:p>0.0138</text:p>
          </table:table-cell>
          <table:table-cell table:number-columns-repeated="4"/>
          <table:table-cell table:style-name="ce14" table:formula="of:=3120/([.$V$5]*[.$C$5])" office:value-type="float" office:value="21.2987350035314" calcext:value-type="float">
            <text:p>21.2987350035314</text:p>
          </table:table-cell>
          <table:table-cell table:style-name="ce14" table:formula="of:=([.$Y$5]+[.$H$5])*[.$AD$5]" office:value-type="float" office:value="0.881177020601838" calcext:value-type="float">
            <text:p>0.881177020601838</text:p>
          </table:table-cell>
          <table:table-cell table:formula="of:=[.AE5]/2" office:value-type="float" office:value="0.440588510300919" calcext:value-type="float">
            <text:p>0.440588510300919</text:p>
          </table:table-cell>
          <table:table-cell table:formula="of:=ABS([.I5]-[.AD5])" office:value-type="float" office:value="2.29873500353136" calcext:value-type="float">
            <text:p>2.29873500353136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UGCA 17</text:p>
          </table:table-cell>
          <table:table-cell office:value-type="string" calcext:value-type="string">
            <text:p>ua17.dat</text:p>
          </table:table-cell>
          <table:table-cell office:value-type="float" office:value="109.892" calcext:value-type="float">
            <text:p>109.892</text:p>
          </table:table-cell>
          <table:table-cell office:value-type="float" office:value="68.1563" calcext:value-type="float">
            <text:p>68.1563</text:p>
          </table:table-cell>
          <table:table-cell office:value-type="float" office:value="73228.4" calcext:value-type="float">
            <text:p>73228.4</text:p>
          </table:table-cell>
          <table:table-cell table:style-name="ce17" office:value-type="string" calcext:value-type="string">
            <text:p>9.04863e+19</text:p>
          </table:table-cell>
          <table:table-cell table:style-name="ce17" office:value-type="string" calcext:value-type="string">
            <text:p>6.30363e+10</text:p>
          </table:table-cell>
          <table:table-cell office:value-type="float" office:value="0.0227766" calcext:value-type="float">
            <text:p>0.02277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J6]/2" office:value-type="float" office:value="2.5" calcext:value-type="float">
            <text:p>2.5</text:p>
          </table:table-cell>
          <table:table-cell office:value-type="string" calcext:value-type="string">
            <text:p>2008ApJ...676..184T</text:p>
          </table:table-cell>
          <table:table-cell office:value-type="float" office:value="109.892" calcext:value-type="float">
            <text:p>109.89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92.5" calcext:value-type="float">
            <text:p>92.5</text:p>
          </table:table-cell>
          <table:table-cell table:formula="of:=[.$U$6]*[.$T$6]/[.$S$6]" office:value-type="float" office:value="1.55723905723906" calcext:value-type="float">
            <text:p>1.55723905723906</text:p>
          </table:table-cell>
          <table:table-cell office:value-type="float" office:value="3.6" calcext:value-type="float">
            <text:p>3.6</text:p>
          </table:table-cell>
          <table:table-cell table:formula="of:=[.$W$6]/[.$U$6]*[.$V$6]" office:value-type="float" office:value="0.0606060606060606" calcext:value-type="float">
            <text:p>0.0606060606060606</text:p>
          </table:table-cell>
          <table:table-cell table:style-name="ce19" table:formula="of:=[.$X$6]/[.$V$6]" office:value-type="float" office:value="0.0389189189189189" calcext:value-type="float">
            <text:p>0.0389</text:p>
          </table:table-cell>
          <table:table-cell table:number-columns-repeated="4"/>
          <table:table-cell table:style-name="ce14" table:formula="of:=3120/([.$V$6]*[.$C$6])" office:value-type="float" office:value="18.2319545184904" calcext:value-type="float">
            <text:p>18.2319545184904</text:p>
          </table:table-cell>
          <table:table-cell table:style-name="ce14" table:formula="of:=([.$Y$6]+[.$H$6])*[.$AD$6]" office:value-type="float" office:value="1.12482989492439" calcext:value-type="float">
            <text:p>1.12482989492439</text:p>
          </table:table-cell>
          <table:table-cell table:formula="of:=[.AE6]/2" office:value-type="float" office:value="0.562414947462197" calcext:value-type="float">
            <text:p>0.562414947462197</text:p>
          </table:table-cell>
          <table:table-cell table:formula="of:=ABS([.I6]-[.AD6])" office:value-type="float" office:value="4.76804548150961" calcext:value-type="float">
            <text:p>4.76804548150961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1090</text:p>
          </table:table-cell>
          <table:table-cell office:value-type="string" calcext:value-type="string">
            <text:p>n1090.dat</text:p>
          </table:table-cell>
          <table:table-cell office:value-type="float" office:value="180.845" calcext:value-type="float">
            <text:p>180.845</text:p>
          </table:table-cell>
          <table:table-cell office:value-type="float" office:value="37.3107" calcext:value-type="float">
            <text:p>37.3107</text:p>
          </table:table-cell>
          <table:table-cell office:value-type="float" office:value="46520.9" calcext:value-type="float">
            <text:p>46520.9</text:p>
          </table:table-cell>
          <table:table-cell table:style-name="ce17" office:value-type="string" calcext:value-type="string">
            <text:p>2.45054e+20</text:p>
          </table:table-cell>
          <table:table-cell table:style-name="ce17" office:value-type="string" calcext:value-type="string">
            <text:p>1.08452e+11</text:p>
          </table:table-cell>
          <table:table-cell office:value-type="float" office:value="0.0323126" calcext:value-type="float">
            <text:p>0.032312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J7]/2" office:value-type="float" office:value="2.5" calcext:value-type="float">
            <text:p>2.5</text:p>
          </table:table-cell>
          <table:table-cell office:value-type="string" calcext:value-type="string">
            <text:p>2008ApJ...676..184T</text:p>
          </table:table-cell>
          <table:table-cell office:value-type="float" office:value="180.845" calcext:value-type="float">
            <text:p>180.8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84" calcext:value-type="float">
            <text:p>184</text:p>
          </table:table-cell>
          <table:table-cell office:value-type="float" office:value="281" calcext:value-type="float">
            <text:p>28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4.98" calcext:value-type="float">
            <text:p>34.98</text:p>
          </table:table-cell>
          <table:table-cell table:formula="of:=[.$U$7]*[.$T$7]/[.$S$7]" office:value-type="float" office:value="0.588888888888889" calcext:value-type="float">
            <text:p>0.588888888888889</text:p>
          </table:table-cell>
          <table:table-cell/>
          <table:table-cell table:formula="of:=[.$W$7]/[.$U$7]*[.$V$7]" office:value-type="float" office:value="0" calcext:value-type="float">
            <text:p>0</text:p>
          </table:table-cell>
          <table:table-cell table:style-name="ce19" table:formula="of:=[.$X$7]/[.$V$7]" office:value-type="float" office:value="0" calcext:value-type="float">
            <text:p>0.0000</text:p>
          </table:table-cell>
          <table:table-cell table:number-columns-repeated="4"/>
          <table:table-cell table:style-name="ce14" table:formula="of:=3120/([.$V$7]*[.$C$7])" office:value-type="float" office:value="29.2964317926798" calcext:value-type="float">
            <text:p>29.2964317926798</text:p>
          </table:table-cell>
          <table:table-cell table:style-name="ce14" table:formula="of:=([.$Y$7]+[.$H$7])*[.$AD$7]" office:value-type="float" office:value="0.946643881944144" calcext:value-type="float">
            <text:p>0.946643881944144</text:p>
          </table:table-cell>
          <table:table-cell table:formula="of:=[.AE7]/2" office:value-type="float" office:value="0.473321940972072" calcext:value-type="float">
            <text:p>0.473321940972072</text:p>
          </table:table-cell>
          <table:table-cell table:formula="of:=ABS([.I7]-[.AD7])" office:value-type="float" office:value="2.29643179267975" calcext:value-type="float">
            <text:p>2.29643179267975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1163</text:p>
          </table:table-cell>
          <table:table-cell office:value-type="string" calcext:value-type="string">
            <text:p>n1163.dat</text:p>
          </table:table-cell>
          <table:table-cell office:value-type="float" office:value="160.503" calcext:value-type="float">
            <text:p>160.503</text:p>
          </table:table-cell>
          <table:table-cell office:value-type="float" office:value="37.986" calcext:value-type="float">
            <text:p>37.986</text:p>
          </table:table-cell>
          <table:table-cell office:value-type="float" office:value="20988.8" calcext:value-type="float">
            <text:p>20988.8</text:p>
          </table:table-cell>
          <table:table-cell table:style-name="ce17" office:value-type="string" calcext:value-type="string">
            <text:p>1.93025e+20</text:p>
          </table:table-cell>
          <table:table-cell table:style-name="ce17" office:value-type="string" calcext:value-type="string">
            <text:p>3.85415e+10</text:p>
          </table:table-cell>
          <table:table-cell office:value-type="float" office:value="0.0625116" calcext:value-type="float">
            <text:p>0.062511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[.J8]/2" office:value-type="float" office:value="3.5" calcext:value-type="float">
            <text:p>3.5</text:p>
          </table:table-cell>
          <table:table-cell office:value-type="string" calcext:value-type="string">
            <text:p>2008ApJ...676..184T</text:p>
          </table:table-cell>
          <table:table-cell office:value-type="float" office:value="160.503" calcext:value-type="float">
            <text:p>160.5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1.4" calcext:value-type="float">
            <text:p>31.4</text:p>
          </table:table-cell>
          <table:table-cell table:formula="of:=[.$U$8]*[.$T$8]/[.$S$8]" office:value-type="float" office:value="0.528619528619529" calcext:value-type="float">
            <text:p>0.528619528619529</text:p>
          </table:table-cell>
          <table:table-cell/>
          <table:table-cell table:formula="of:=[.$W$8]/[.$U$8]*[.$V$8]" office:value-type="float" office:value="0" calcext:value-type="float">
            <text:p>0</text:p>
          </table:table-cell>
          <table:table-cell table:style-name="ce19" table:formula="of:=[.$X$8]/[.$V$8]" office:value-type="float" office:value="0" calcext:value-type="float">
            <text:p>0.0000</text:p>
          </table:table-cell>
          <table:table-cell table:number-columns-repeated="4"/>
          <table:table-cell table:style-name="ce14" table:formula="of:=3120/([.$V$8]*[.$C$8])" office:value-type="float" office:value="36.7729301327423" calcext:value-type="float">
            <text:p>36.7729301327423</text:p>
          </table:table-cell>
          <table:table-cell table:style-name="ce14" table:formula="of:=([.$Y$8]+[.$H$8])*[.$AD$8]" office:value-type="float" office:value="2.29873469928594" calcext:value-type="float">
            <text:p>2.29873469928594</text:p>
          </table:table-cell>
          <table:table-cell table:formula="of:=[.AE8]/2" office:value-type="float" office:value="1.14936734964297" calcext:value-type="float">
            <text:p>1.14936734964297</text:p>
          </table:table-cell>
          <table:table-cell table:formula="of:=ABS([.I8]-[.AD8])" office:value-type="float" office:value="2.22706986725767" calcext:value-type="float">
            <text:p>2.22706986725767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1337</text:p>
          </table:table-cell>
          <table:table-cell office:value-type="string" calcext:value-type="string">
            <text:p>n1337.dat</text:p>
          </table:table-cell>
          <table:table-cell office:value-type="float" office:value="112.9" calcext:value-type="float">
            <text:p>112.9</text:p>
          </table:table-cell>
          <table:table-cell office:value-type="float" office:value="46.7892" calcext:value-type="float">
            <text:p>46.7892</text:p>
          </table:table-cell>
          <table:table-cell office:value-type="float" office:value="62472.9" calcext:value-type="float">
            <text:p>62472.9</text:p>
          </table:table-cell>
          <table:table-cell table:style-name="ce17" office:value-type="string" calcext:value-type="string">
            <text:p>9.5508e+19</text:p>
          </table:table-cell>
          <table:table-cell table:style-name="ce17" office:value-type="string" calcext:value-type="string">
            <text:p>5.67623e+10</text:p>
          </table:table-cell>
          <table:table-cell office:value-type="float" office:value="0.0336892" calcext:value-type="float">
            <text:p>0.03368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J9]/2" office:value-type="float" office:value="1" calcext:value-type="float">
            <text:p>1</text:p>
          </table:table-cell>
          <table:table-cell office:value-type="string" calcext:value-type="string">
            <text:p>2008ApJ...676..184T</text:p>
          </table:table-cell>
          <table:table-cell office:value-type="float" office:value="112.9" calcext:value-type="float">
            <text:p>112.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53" calcext:value-type="float">
            <text:p>453</text:p>
          </table:table-cell>
          <table:table-cell office:value-type="float" office:value="420" calcext:value-type="float">
            <text:p>42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10/594" office:value-type="float" office:value="0.0168350168350168" calcext:value-type="float">
            <text:p>0.0168350168350168</text:p>
          </table:table-cell>
          <table:table-cell office:value-type="float" office:value="101.52" calcext:value-type="float">
            <text:p>101.52</text:p>
          </table:table-cell>
          <table:table-cell table:formula="of:=[.$U$9]*[.$T$9]/[.$S$9]" office:value-type="float" office:value="1.70909090909091" calcext:value-type="float">
            <text:p>1.70909090909091</text:p>
          </table:table-cell>
          <table:table-cell office:value-type="float" office:value="2.34" calcext:value-type="float">
            <text:p>2.34</text:p>
          </table:table-cell>
          <table:table-cell table:formula="of:=[.$W$9]/[.$U$9]*[.$V$9]" office:value-type="float" office:value="0.0393939393939394" calcext:value-type="float">
            <text:p>0.0393939393939394</text:p>
          </table:table-cell>
          <table:table-cell table:style-name="ce19" table:formula="of:=[.$X$9]/[.$V$9]" office:value-type="float" office:value="0.0230496453900709" calcext:value-type="float">
            <text:p>0.0230</text:p>
          </table:table-cell>
          <table:table-cell table:number-columns-repeated="4"/>
          <table:table-cell table:style-name="ce14" table:formula="of:=3120/([.$V$9]*[.$C$9])" office:value-type="float" office:value="16.1694589450276" calcext:value-type="float">
            <text:p>16.1694589450276</text:p>
          </table:table-cell>
          <table:table-cell table:style-name="ce14" table:formula="of:=([.$Y$9]+[.$H$9])*[.$AD$9]" office:value-type="float" office:value="0.917436431123021" calcext:value-type="float">
            <text:p>0.917436431123021</text:p>
          </table:table-cell>
          <table:table-cell table:formula="of:=[.AE9]/2" office:value-type="float" office:value="0.45871821556151" calcext:value-type="float">
            <text:p>0.45871821556151</text:p>
          </table:table-cell>
          <table:table-cell table:formula="of:=ABS([.I9]-[.AD9])" office:value-type="float" office:value="5.16945894502761" calcext:value-type="float">
            <text:p>5.16945894502761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1832</text:p>
          </table:table-cell>
          <table:table-cell office:value-type="string" calcext:value-type="string">
            <text:p>n1832.dat</text:p>
          </table:table-cell>
          <table:table-cell office:value-type="float" office:value="198.743" calcext:value-type="float">
            <text:p>198.743</text:p>
          </table:table-cell>
          <table:table-cell office:value-type="float" office:value="86.8081" calcext:value-type="float">
            <text:p>86.8081</text:p>
          </table:table-cell>
          <table:table-cell office:value-type="float" office:value="105945" calcext:value-type="float">
            <text:p>105945</text:p>
          </table:table-cell>
          <table:table-cell table:style-name="ce17" office:value-type="string" calcext:value-type="string">
            <text:p>2.9596e+20</text:p>
          </table:table-cell>
          <table:table-cell table:style-name="ce17" office:value-type="string" calcext:value-type="string">
            <text:p>2.98293e+11</text:p>
          </table:table-cell>
          <table:table-cell office:value-type="float" office:value="0.0283001" calcext:value-type="float">
            <text:p>0.02830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J10]/2" office:value-type="float" office:value="2.5" calcext:value-type="float">
            <text:p>2.5</text:p>
          </table:table-cell>
          <table:table-cell office:value-type="string" calcext:value-type="string">
            <text:p>2008ApJ...676..184T</text:p>
          </table:table-cell>
          <table:table-cell office:value-type="float" office:value="198.743" calcext:value-type="float">
            <text:p>198.74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4.43" calcext:value-type="float">
            <text:p>34.43</text:p>
          </table:table-cell>
          <table:table-cell table:formula="of:=[.$U$10]*[.$T$10]/[.$S$10]" office:value-type="float" office:value="0.57962962962963" calcext:value-type="float">
            <text:p>0.57962962962963</text:p>
          </table:table-cell>
          <table:table-cell office:value-type="float" office:value="0.988" calcext:value-type="float">
            <text:p>0.988</text:p>
          </table:table-cell>
          <table:table-cell table:formula="of:=[.$W$10]/[.$U$10]*[.$V$10]" office:value-type="float" office:value="0.0166329966329966" calcext:value-type="float">
            <text:p>0.0166329966329966</text:p>
          </table:table-cell>
          <table:table-cell table:style-name="ce19" table:formula="of:=[.$X$10]/[.$V$10]" office:value-type="float" office:value="0.0286959047342434" calcext:value-type="float">
            <text:p>0.0287</text:p>
          </table:table-cell>
          <table:table-cell table:number-columns-repeated="4"/>
          <table:table-cell table:style-name="ce14" table:formula="of:=3120/([.$V$10]*[.$C$10])" office:value-type="float" office:value="27.0839607122458" calcext:value-type="float">
            <text:p>27.0839607122458</text:p>
          </table:table-cell>
          <table:table-cell table:style-name="ce14" table:formula="of:=([.$Y$10]+[.$H$10])*[.$AD$10]" office:value-type="float" office:value="1.54367755297722" calcext:value-type="float">
            <text:p>1.54367755297722</text:p>
          </table:table-cell>
          <table:table-cell table:formula="of:=[.AE10]/2" office:value-type="float" office:value="0.771838776488612" calcext:value-type="float">
            <text:p>0.771838776488612</text:p>
          </table:table-cell>
          <table:table-cell table:formula="of:=ABS([.I10]-[.AD10])" office:value-type="float" office:value="2.0839607122458" calcext:value-type="float">
            <text:p>2.0839607122458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2763</text:p>
          </table:table-cell>
          <table:table-cell office:value-type="string" calcext:value-type="string">
            <text:p>n2763.dat</text:p>
          </table:table-cell>
          <table:table-cell office:value-type="float" office:value="145.929" calcext:value-type="float">
            <text:p>145.929</text:p>
          </table:table-cell>
          <table:table-cell office:value-type="float" office:value="203.525" calcext:value-type="float">
            <text:p>203.525</text:p>
          </table:table-cell>
          <table:table-cell office:value-type="float" office:value="195833" calcext:value-type="float">
            <text:p>195833</text:p>
          </table:table-cell>
          <table:table-cell table:style-name="ce17" office:value-type="string" calcext:value-type="string">
            <text:p>1.59562e+20</text:p>
          </table:table-cell>
          <table:table-cell table:style-name="ce17" office:value-type="string" calcext:value-type="string">
            <text:p>2.97265e+11</text:p>
          </table:table-cell>
          <table:table-cell office:value-type="float" office:value="0.0313111" calcext:value-type="float">
            <text:p>0.03131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J11]/2" office:value-type="float" office:value="2.5" calcext:value-type="float">
            <text:p>2.5</text:p>
          </table:table-cell>
          <table:table-cell office:value-type="string" calcext:value-type="string">
            <text:p>2008ApJ...676..184T</text:p>
          </table:table-cell>
          <table:table-cell office:value-type="float" office:value="145.929" calcext:value-type="float">
            <text:p>145.92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4.27" calcext:value-type="float">
            <text:p>54.27</text:p>
          </table:table-cell>
          <table:table-cell table:formula="of:=[.$U$11]*[.$T$11]/[.$S$11]" office:value-type="float" office:value="0.913636363636364" calcext:value-type="float">
            <text:p>0.913636363636364</text:p>
          </table:table-cell>
          <table:table-cell office:value-type="float" office:value="1.53" calcext:value-type="float">
            <text:p>1.53</text:p>
          </table:table-cell>
          <table:table-cell table:formula="of:=[.$W$11]/[.$U$11]*[.$V$11]" office:value-type="float" office:value="0.0257575757575758" calcext:value-type="float">
            <text:p>0.0257575757575758</text:p>
          </table:table-cell>
          <table:table-cell table:style-name="ce19" table:formula="of:=[.$X$11]/[.$V$11]" office:value-type="float" office:value="0.0281923714759536" calcext:value-type="float">
            <text:p>0.0282</text:p>
          </table:table-cell>
          <table:table-cell table:number-columns-repeated="4"/>
          <table:table-cell table:style-name="ce14" table:formula="of:=3120/([.$V$11]*[.$C$11])" office:value-type="float" office:value="23.4012798904558" calcext:value-type="float">
            <text:p>23.4012798904558</text:p>
          </table:table-cell>
          <table:table-cell table:style-name="ce14" table:formula="of:=([.$Y$11]+[.$H$11])*[.$AD$11]" office:value-type="float" office:value="1.39245739046254" calcext:value-type="float">
            <text:p>1.39245739046254</text:p>
          </table:table-cell>
          <table:table-cell table:formula="of:=[.AE11]/2" office:value-type="float" office:value="0.696228695231272" calcext:value-type="float">
            <text:p>0.696228695231272</text:p>
          </table:table-cell>
          <table:table-cell table:formula="of:=ABS([.I11]-[.AD11])" office:value-type="float" office:value="0.598720109544175" calcext:value-type="float">
            <text:p>0.598720109544175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3321</text:p>
          </table:table-cell>
          <table:table-cell office:value-type="string" calcext:value-type="string">
            <text:p>n3321.dat</text:p>
          </table:table-cell>
          <table:table-cell office:value-type="float" office:value="144.019" calcext:value-type="float">
            <text:p>144.019</text:p>
          </table:table-cell>
          <table:table-cell office:value-type="float" office:value="46.7403" calcext:value-type="float">
            <text:p>46.7403</text:p>
          </table:table-cell>
          <table:table-cell office:value-type="float" office:value="46569.4" calcext:value-type="float">
            <text:p>46569.4</text:p>
          </table:table-cell>
          <table:table-cell table:style-name="ce17" office:value-type="string" calcext:value-type="string">
            <text:p>1.55414e+20</text:p>
          </table:table-cell>
          <table:table-cell table:style-name="ce17" office:value-type="string" calcext:value-type="string">
            <text:p>6.88524e+10</text:p>
          </table:table-cell>
          <table:table-cell office:value-type="float" office:value="0.0689484" calcext:value-type="float">
            <text:p>0.068948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J12]/2" office:value-type="float" office:value="3.5" calcext:value-type="float">
            <text:p>3.5</text:p>
          </table:table-cell>
          <table:table-cell office:value-type="string" calcext:value-type="string">
            <text:p>2008ApJ...676..184T</text:p>
          </table:table-cell>
          <table:table-cell office:value-type="float" office:value="144.019" calcext:value-type="float">
            <text:p>144.0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9.1" calcext:value-type="float">
            <text:p>39.1</text:p>
          </table:table-cell>
          <table:table-cell table:formula="of:=[.$U$12]*[.$T$12]/[.$S$12]" office:value-type="float" office:value="0.658249158249158" calcext:value-type="float">
            <text:p>0.658249158249158</text:p>
          </table:table-cell>
          <table:table-cell office:value-type="float" office:value="2.12" calcext:value-type="float">
            <text:p>2.12</text:p>
          </table:table-cell>
          <table:table-cell table:formula="of:=[.$W$12]/[.$U$12]*[.$V$12]" office:value-type="float" office:value="0.0356902356902357" calcext:value-type="float">
            <text:p>0.0356902356902357</text:p>
          </table:table-cell>
          <table:table-cell table:style-name="ce19" table:formula="of:=[.$X$12]/[.$V$12]" office:value-type="float" office:value="0.0542199488491049" calcext:value-type="float">
            <text:p>0.0542</text:p>
          </table:table-cell>
          <table:table-cell table:number-columns-repeated="4"/>
          <table:table-cell table:style-name="ce14" table:formula="of:=3120/([.$V$12]*[.$C$12])" office:value-type="float" office:value="32.9112585652905" calcext:value-type="float">
            <text:p>32.9112585652905</text:p>
          </table:table-cell>
          <table:table-cell table:style-name="ce14" table:formula="of:=([.$Y$12]+[.$H$12])*[.$AD$12]" office:value-type="float" office:value="4.0536253760328" calcext:value-type="float">
            <text:p>4.0536253760328</text:p>
          </table:table-cell>
          <table:table-cell table:formula="of:=[.AE12]/2" office:value-type="float" office:value="2.0268126880164" calcext:value-type="float">
            <text:p>2.0268126880164</text:p>
          </table:table-cell>
          <table:table-cell table:formula="of:=ABS([.I12]-[.AD12])" office:value-type="float" office:value="0.0887414347094619" calcext:value-type="float">
            <text:p>0.0887414347094619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4348</text:p>
          </table:table-cell>
          <table:table-cell office:value-type="string" calcext:value-type="string">
            <text:p>n4348.dat</text:p>
          </table:table-cell>
          <table:table-cell office:value-type="float" office:value="182.247" calcext:value-type="float">
            <text:p>182.247</text:p>
          </table:table-cell>
          <table:table-cell office:value-type="float" office:value="58.6632" calcext:value-type="float">
            <text:p>58.6632</text:p>
          </table:table-cell>
          <table:table-cell office:value-type="float" office:value="52904.2" calcext:value-type="float">
            <text:p>52904.2</text:p>
          </table:table-cell>
          <table:table-cell table:style-name="ce17" office:value-type="string" calcext:value-type="string">
            <text:p>2.48868e+20</text:p>
          </table:table-cell>
          <table:table-cell table:style-name="ce17" office:value-type="string" calcext:value-type="string">
            <text:p>1.25253e+11</text:p>
          </table:table-cell>
          <table:table-cell office:value-type="float" office:value="0.0258829" calcext:value-type="float">
            <text:p>0.02588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J13]/2" office:value-type="float" office:value="3" calcext:value-type="float">
            <text:p>3</text:p>
          </table:table-cell>
          <table:table-cell office:value-type="string" calcext:value-type="string">
            <text:p>2008ApJ...676..184T</text:p>
          </table:table-cell>
          <table:table-cell office:value-type="float" office:value="182.247" calcext:value-type="float">
            <text:p>182.24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formula="of:=10/594" office:value-type="float" office:value="0.0168350168350168" calcext:value-type="float">
            <text:p>0.0168350168350168</text:p>
          </table:table-cell>
          <table:table-cell office:value-type="float" office:value="35.53" calcext:value-type="float">
            <text:p>35.53</text:p>
          </table:table-cell>
          <table:table-cell table:formula="of:=[.$U$13]*[.$T$13]/[.$S$13]" office:value-type="float" office:value="0.598148148148148" calcext:value-type="float">
            <text:p>0.598148148148148</text:p>
          </table:table-cell>
          <table:table-cell office:value-type="float" office:value="1.75" calcext:value-type="float">
            <text:p>1.75</text:p>
          </table:table-cell>
          <table:table-cell table:formula="of:=[.$W$13]/[.$U$13]*[.$V$13]" office:value-type="float" office:value="0.0294612794612795" calcext:value-type="float">
            <text:p>0.0294612794612795</text:p>
          </table:table-cell>
          <table:table-cell table:style-name="ce19" table:formula="of:=[.$X$13]/[.$V$13]" office:value-type="float" office:value="0.0492541514213341" calcext:value-type="float">
            <text:p>0.0493</text:p>
          </table:table-cell>
          <table:table-cell table:number-columns-repeated="4"/>
          <table:table-cell table:style-name="ce14" table:formula="of:=3120/([.$V$13]*[.$C$13])" office:value-type="float" office:value="28.6210421636978" calcext:value-type="float">
            <text:p>28.6210421636978</text:p>
          </table:table-cell>
          <table:table-cell table:style-name="ce14" table:formula="of:=([.$Y$13]+[.$H$13])*[.$AD$13]" office:value-type="float" office:value="2.15050071678593" calcext:value-type="float">
            <text:p>2.15050071678593</text:p>
          </table:table-cell>
          <table:table-cell table:formula="of:=[.AE13]/2" office:value-type="float" office:value="1.07525035839297" calcext:value-type="float">
            <text:p>1.07525035839297</text:p>
          </table:table-cell>
          <table:table-cell table:formula="of:=ABS([.I13]-[.AD13])" office:value-type="float" office:value="1.37895783630222" calcext:value-type="float">
            <text:p>1.37895783630222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701</text:p>
          </table:table-cell>
          <table:table-cell office:value-type="string" calcext:value-type="string">
            <text:p>n701.dat</text:p>
          </table:table-cell>
          <table:table-cell office:value-type="float" office:value="125.347" calcext:value-type="float">
            <text:p>125.347</text:p>
          </table:table-cell>
          <table:table-cell office:value-type="float" office:value="58.781" calcext:value-type="float">
            <text:p>58.781</text:p>
          </table:table-cell>
          <table:table-cell office:value-type="float" office:value="30490.7" calcext:value-type="float">
            <text:p>30490.7</text:p>
          </table:table-cell>
          <table:table-cell table:style-name="ce17" office:value-type="string" calcext:value-type="string">
            <text:p>1.17727e+20</text:p>
          </table:table-cell>
          <table:table-cell table:style-name="ce17" office:value-type="string" calcext:value-type="string">
            <text:p>3.41486e+10</text:p>
          </table:table-cell>
          <table:table-cell office:value-type="float" office:value="0.109582" calcext:value-type="float">
            <text:p>0.10958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J14]/2" office:value-type="float" office:value="2" calcext:value-type="float">
            <text:p>2</text:p>
          </table:table-cell>
          <table:table-cell office:value-type="string" calcext:value-type="string">
            <text:p>2008ApJ...676..184T</text:p>
          </table:table-cell>
          <table:table-cell office:value-type="float" office:value="125.347" calcext:value-type="float">
            <text:p>125.347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48.7" calcext:value-type="float">
            <text:p>48.7</text:p>
          </table:table-cell>
          <table:table-cell table:formula="of:=[.$U$14]*[.$T$14]/[.$S$14]" office:value-type="float" office:value="0.81986531986532" calcext:value-type="float">
            <text:p>0.81986531986532</text:p>
          </table:table-cell>
          <table:table-cell office:value-type="float" office:value="1.615" calcext:value-type="float">
            <text:p>1.615</text:p>
          </table:table-cell>
          <table:table-cell table:formula="of:=[.$W$14]/[.$U$14]*[.$V$14]" office:value-type="float" office:value="0.0271885521885522" calcext:value-type="float">
            <text:p>0.0271885521885522</text:p>
          </table:table-cell>
          <table:table-cell table:style-name="ce19" table:formula="of:=[.$X$14]/[.$V$14]" office:value-type="float" office:value="0.0331622176591376" calcext:value-type="float">
            <text:p>0.0332</text:p>
          </table:table-cell>
          <table:table-cell table:number-columns-repeated="4"/>
          <table:table-cell table:style-name="ce14" table:formula="of:=3120/([.$V$14]*[.$C$14])" office:value-type="float" office:value="30.3597459858005" calcext:value-type="float">
            <text:p>30.3597459858005</text:p>
          </table:table-cell>
          <table:table-cell table:style-name="ce14" table:formula="of:=([.$Y$14]+[.$H$14])*[.$AD$14]" office:value-type="float" office:value="4.33367818907324" calcext:value-type="float">
            <text:p>4.33367818907324</text:p>
          </table:table-cell>
          <table:table-cell table:formula="of:=[.AE14]/2" office:value-type="float" office:value="2.16683909453662" calcext:value-type="float">
            <text:p>2.16683909453662</text:p>
          </table:table-cell>
          <table:table-cell table:formula="of:=ABS([.I14]-[.AD14])" office:value-type="float" office:value="11.3597459858005" calcext:value-type="float">
            <text:p>11.3597459858005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7218</text:p>
          </table:table-cell>
          <table:table-cell office:value-type="string" calcext:value-type="string">
            <text:p>n7218.dat</text:p>
          </table:table-cell>
          <table:table-cell office:value-type="float" office:value="128.406" calcext:value-type="float">
            <text:p>128.406</text:p>
          </table:table-cell>
          <table:table-cell office:value-type="float" office:value="188.285" calcext:value-type="float">
            <text:p>188.285</text:p>
          </table:table-cell>
          <table:table-cell office:value-type="float" office:value="218962" calcext:value-type="float">
            <text:p>218962</text:p>
          </table:table-cell>
          <table:table-cell table:style-name="ce17" office:value-type="string" calcext:value-type="string">
            <text:p>1.23543e+20</text:p>
          </table:table-cell>
          <table:table-cell table:style-name="ce17" office:value-type="string" calcext:value-type="string">
            <text:p>2.57345e+11</text:p>
          </table:table-cell>
          <table:table-cell office:value-type="float" office:value="0.0216859" calcext:value-type="float">
            <text:p>0.02168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J15]/2" office:value-type="float" office:value="2" calcext:value-type="float">
            <text:p>2</text:p>
          </table:table-cell>
          <table:table-cell office:value-type="string" calcext:value-type="string">
            <text:p>2008ApJ...676..184T</text:p>
          </table:table-cell>
          <table:table-cell office:value-type="float" office:value="128.406" calcext:value-type="float">
            <text:p>128.40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7.5" calcext:value-type="float">
            <text:p>57.5</text:p>
          </table:table-cell>
          <table:table-cell table:formula="of:=[.$U$15]*[.$T$15]/[.$S$15]" office:value-type="float" office:value="0.968013468013468" calcext:value-type="float">
            <text:p>0.968013468013468</text:p>
          </table:table-cell>
          <table:table-cell office:value-type="float" office:value="2.299" calcext:value-type="float">
            <text:p>2.299</text:p>
          </table:table-cell>
          <table:table-cell table:formula="of:=[.$W$15]/[.$U$15]*[.$V$15]" office:value-type="float" office:value="0.0387037037037037" calcext:value-type="float">
            <text:p>0.0387037037037037</text:p>
          </table:table-cell>
          <table:table-cell table:style-name="ce19" table:formula="of:=[.$X$15]/[.$V$15]" office:value-type="float" office:value="0.0399826086956522" calcext:value-type="float">
            <text:p>0.0400</text:p>
          </table:table-cell>
          <table:table-cell table:number-columns-repeated="4"/>
          <table:table-cell table:style-name="ce14" table:formula="of:=3120/([.$V$15]*[.$C$15])" office:value-type="float" office:value="25.1008181251181" calcext:value-type="float">
            <text:p>25.1008181251181</text:p>
          </table:table-cell>
          <table:table-cell table:style-name="ce14" table:formula="of:=([.$Y$15]+[.$H$15])*[.$AD$15]" office:value-type="float" office:value="1.54793002081683" calcext:value-type="float">
            <text:p>1.54793002081683</text:p>
          </table:table-cell>
          <table:table-cell table:formula="of:=[.AE15]/2" office:value-type="float" office:value="0.773965010408414" calcext:value-type="float">
            <text:p>0.773965010408414</text:p>
          </table:table-cell>
          <table:table-cell table:formula="of:=ABS([.I15]-[.AD15])" office:value-type="float" office:value="4.10081812511809" calcext:value-type="float">
            <text:p>4.10081812511809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7339</text:p>
          </table:table-cell>
          <table:table-cell office:value-type="string" calcext:value-type="string">
            <text:p>n7339.dat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68.5308" calcext:value-type="float">
            <text:p>68.5308</text:p>
          </table:table-cell>
          <table:table-cell office:value-type="float" office:value="60785" calcext:value-type="float">
            <text:p>60785</text:p>
          </table:table-cell>
          <table:table-cell table:style-name="ce17" office:value-type="string" calcext:value-type="string">
            <text:p>1.82966e+20</text:p>
          </table:table-cell>
          <table:table-cell table:style-name="ce17" office:value-type="string" calcext:value-type="string">
            <text:p>1.05802e+11</text:p>
          </table:table-cell>
          <table:table-cell office:value-type="float" office:value="0.0218934" calcext:value-type="float">
            <text:p>0.021893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J16]/2" office:value-type="float" office:value="2" calcext:value-type="float">
            <text:p>2</text:p>
          </table:table-cell>
          <table:table-cell office:value-type="string" calcext:value-type="string">
            <text:p>2008ApJ...676..184T</text:p>
          </table:table-cell>
          <table:table-cell office:value-type="float" office:value="156.265" calcext:value-type="float">
            <text:p>156.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259" calcext:value-type="float">
            <text:p>25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52.87" calcext:value-type="float">
            <text:p>52.87</text:p>
          </table:table-cell>
          <table:table-cell table:formula="of:=[.$U$16]*[.$T$16]/[.$S$16]" office:value-type="float" office:value="0.89006734006734" calcext:value-type="float">
            <text:p>0.89006734006734</text:p>
          </table:table-cell>
          <table:table-cell office:value-type="float" office:value="1.0736" calcext:value-type="float">
            <text:p>1.0736</text:p>
          </table:table-cell>
          <table:table-cell table:formula="of:=[.$W$16]/[.$U$16]*[.$V$16]" office:value-type="float" office:value="0.0180740740740741" calcext:value-type="float">
            <text:p>0.0180740740740741</text:p>
          </table:table-cell>
          <table:table-cell table:style-name="ce19" table:formula="of:=[.$X$16]/[.$V$16]" office:value-type="float" office:value="0.0203064119538491" calcext:value-type="float">
            <text:p>0.0203</text:p>
          </table:table-cell>
          <table:table-cell table:number-columns-repeated="4"/>
          <table:table-cell table:style-name="ce14" table:formula="of:=3120/([.$V$16]*[.$C$16])" office:value-type="float" office:value="22.4321041310165" calcext:value-type="float">
            <text:p>22.4321041310165</text:p>
          </table:table-cell>
          <table:table-cell table:style-name="ce14" table:formula="of:=([.$Y$16]+[.$H$16])*[.$AD$16]" office:value-type="float" office:value="0.946630576058056" calcext:value-type="float">
            <text:p>0.946630576058056</text:p>
          </table:table-cell>
          <table:table-cell table:formula="of:=[.AE16]/2" office:value-type="float" office:value="0.473315288029028" calcext:value-type="float">
            <text:p>0.473315288029028</text:p>
          </table:table-cell>
          <table:table-cell table:formula="of:=ABS([.I16]-[.AD16])" office:value-type="float" office:value="0.432104131016477" calcext:value-type="float">
            <text:p>0.432104131016477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755</text:p>
          </table:table-cell>
          <table:table-cell office:value-type="string" calcext:value-type="string">
            <text:p>n755.dat</text:p>
          </table:table-cell>
          <table:table-cell office:value-type="float" office:value="133.339" calcext:value-type="float">
            <text:p>133.339</text:p>
          </table:table-cell>
          <table:table-cell office:value-type="float" office:value="24.5513" calcext:value-type="float">
            <text:p>24.5513</text:p>
          </table:table-cell>
          <table:table-cell office:value-type="float" office:value="26560.8" calcext:value-type="float">
            <text:p>26560.8</text:p>
          </table:table-cell>
          <table:table-cell table:style-name="ce17" office:value-type="string" calcext:value-type="string">
            <text:p>1.33217e+20</text:p>
          </table:table-cell>
          <table:table-cell table:style-name="ce17" office:value-type="string" calcext:value-type="string">
            <text:p>3.36612e+10</text:p>
          </table:table-cell>
          <table:table-cell office:value-type="float" office:value="0.0266952" calcext:value-type="float">
            <text:p>0.02669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J17]/2" office:value-type="float" office:value="2" calcext:value-type="float">
            <text:p>2</text:p>
          </table:table-cell>
          <table:table-cell office:value-type="string" calcext:value-type="string">
            <text:p>2008ApJ...676..184T</text:p>
          </table:table-cell>
          <table:table-cell office:value-type="float" office:value="133.339" calcext:value-type="float">
            <text:p>133.3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38.9" calcext:value-type="float">
            <text:p>38.9</text:p>
          </table:table-cell>
          <table:table-cell table:formula="of:=[.$U$17]*[.$T$17]/[.$S$17]" office:value-type="float" office:value="0.654882154882155" calcext:value-type="float">
            <text:p>0.654882154882155</text:p>
          </table:table-cell>
          <table:table-cell office:value-type="float" office:value="1.5396" calcext:value-type="float">
            <text:p>1.5396</text:p>
          </table:table-cell>
          <table:table-cell table:formula="of:=[.$W$17]/[.$U$17]*[.$V$17]" office:value-type="float" office:value="0.0259191919191919" calcext:value-type="float">
            <text:p>0.0259191919191919</text:p>
          </table:table-cell>
          <table:table-cell table:style-name="ce19" table:formula="of:=[.$X$17]/[.$V$17]" office:value-type="float" office:value="0.0395784061696658" calcext:value-type="float">
            <text:p>0.0396</text:p>
          </table:table-cell>
          <table:table-cell table:number-columns-repeated="4"/>
          <table:table-cell table:style-name="ce14" table:formula="of:=3120/([.$V$17]*[.$C$17])" office:value-type="float" office:value="35.7301010079822" calcext:value-type="float">
            <text:p>35.7301010079822</text:p>
          </table:table-cell>
          <table:table-cell table:style-name="ce14" table:formula="of:=([.$Y$17]+[.$H$17])*[.$AD$17]" office:value-type="float" office:value="2.36796264260539" calcext:value-type="float">
            <text:p>2.36796264260539</text:p>
          </table:table-cell>
          <table:table-cell table:formula="of:=[.AE17]/2" office:value-type="float" office:value="1.1839813213027" calcext:value-type="float">
            <text:p>1.1839813213027</text:p>
          </table:table-cell>
          <table:table-cell table:formula="of:=ABS([.I17]-[.AD17])" office:value-type="float" office:value="16.7301010079822" calcext:value-type="float">
            <text:p>16.7301010079822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NGC 7606</text:p>
          </table:table-cell>
          <table:table-cell office:value-type="string" calcext:value-type="string">
            <text:p>n7606.dat</text:p>
          </table:table-cell>
          <table:table-cell office:value-type="float" office:value="273.5" calcext:value-type="float">
            <text:p>273.5</text:p>
          </table:table-cell>
          <table:table-cell office:value-type="float" office:value="34.508" calcext:value-type="float">
            <text:p>34.508</text:p>
          </table:table-cell>
          <table:table-cell office:value-type="float" office:value="32156.5" calcext:value-type="float">
            <text:p>32156.5</text:p>
          </table:table-cell>
          <table:table-cell table:style-name="ce17" office:value-type="string" calcext:value-type="string">
            <text:p>5.60485e+20</text:p>
          </table:table-cell>
          <table:table-cell table:style-name="ce17" office:value-type="string" calcext:value-type="string">
            <text:p>1.7146e+11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J18]/2" office:value-type="float" office:value="3" calcext:value-type="float">
            <text:p>3</text:p>
          </table:table-cell>
          <table:table-cell office:value-type="string" calcext:value-type="string">
            <text:p>2008ApJ...676..184T</text:p>
          </table:table-cell>
          <table:table-cell office:value-type="float" office:value="273.5" calcext:value-type="float">
            <text:p>273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5/297" office:value-type="float" office:value="0.0168350168350168" calcext:value-type="float">
            <text:p>0.0168350168350168</text:p>
          </table:table-cell>
          <table:table-cell office:value-type="float" office:value="20.7" calcext:value-type="float">
            <text:p>20.7</text:p>
          </table:table-cell>
          <table:table-cell table:formula="of:=[.U18]*[.T18]/[.S18]" office:value-type="float" office:value="0.348484848484848" calcext:value-type="float">
            <text:p>0.348484848484848</text:p>
          </table:table-cell>
          <table:table-cell office:value-type="float" office:value="2.1924" calcext:value-type="float">
            <text:p>2.1924</text:p>
          </table:table-cell>
          <table:table-cell table:formula="of:=[.W18]/[.U18]*[.V18]" office:value-type="float" office:value="0.0369090909090909" calcext:value-type="float">
            <text:p>0.0369090909090909</text:p>
          </table:table-cell>
          <table:table-cell table:style-name="ce19" table:formula="of:=[.X18]/[.V18]" office:value-type="float" office:value="0.105913043478261" calcext:value-type="float">
            <text:p>0.1059</text:p>
          </table:table-cell>
          <table:table-cell table:number-columns-repeated="4"/>
          <table:table-cell table:style-name="ce14" table:formula="of:=3120/([.V18]*[.C18])" office:value-type="float" office:value="32.7350767029648" calcext:value-type="float">
            <text:p>32.7350767029648</text:p>
          </table:table-cell>
          <table:table-cell table:style-name="ce14" table:formula="of:=([.Y18]+[.H18])*[.AD18]" office:value-type="float" office:value="13.446818026078" calcext:value-type="float">
            <text:p>13.446818026078</text:p>
          </table:table-cell>
          <table:table-cell table:formula="of:=[.AE18]/2" office:value-type="float" office:value="6.72340901303899" calcext:value-type="float">
            <text:p>6.72340901303899</text:p>
          </table:table-cell>
          <table:table-cell table:formula="of:=ABS([.I18]-[.AD18])" office:value-type="float" office:value="0.73507670296479" calcext:value-type="float">
            <text:p>0.73507670296479</text:p>
          </table:table-cell>
          <table:table-cell table:number-columns-repeated="99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5">
        <office:forms form:automatic-focus="false" form:apply-design-mode="false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11" table:default-cell-style-name="ce4"/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IC 5078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UGCA 17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UGCA 394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MCG-02-14-003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MCG-02-25-002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1090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1163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1337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1832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2763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3321</text:p>
          </table:table-cell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4348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701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7218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7339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755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>
          <table:table-cell office:value-type="string" calcext:value-type="string">
            <text:p>query id</text:p>
          </table:table-cell>
          <table:table-cell table:style-name="ce4" office:value-type="string" calcext:value-type="string">
            <text:p>NGC 7606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>
          <table:table-cell/>
          <table:table-cell table:style-name="ce4" table:number-columns-repeated="2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 table:number-rows-repeated="6"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 table:number-rows-repeated="4">
          <table:table-cell/>
          <table:table-cell table:style-name="ce4" table:number-columns-repeated="2"/>
          <table:table-cell table:number-columns-repeated="3"/>
          <table:table-cell table:style-name="ce4"/>
          <table:table-cell/>
          <table:table-cell table:style-name="Default"/>
        </table:table-row>
        <table:table-row table:style-name="ro2" table:number-rows-repeated="6"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Default"/>
        </table:table-row>
        <table:table-row table:style-name="ro2" table:number-rows-repeated="10"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/>
          <table:table-cell office:value-type="string" calcext:value-type="string">
            <text:p>UGC 10014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/>
          <table:table-cell office:value-type="string" calcext:value-type="string">
            <text:p>UGC 10041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0058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0095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028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0297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0445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070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074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093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10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466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651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861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891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909</text:p>
          </table:table-cell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UGC 119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2069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2212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2281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230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2321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234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862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95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197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082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345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463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485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6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80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813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855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89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2896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13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14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273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371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403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439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50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53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54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57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58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58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59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80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876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3909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02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169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375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393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44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51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62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7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77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824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841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4922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02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107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203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21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22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238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522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2"/>
          <table:table-cell office:value-type="string" calcext:value-type="string">
            <text:p>UGC 570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570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589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596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597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0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08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37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39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399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446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48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509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57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59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66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77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78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79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80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816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91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92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94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95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969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698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089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09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1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12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15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21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249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25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30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38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42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51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52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56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59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61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69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699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77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84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94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94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798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08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12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146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246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26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28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31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33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65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726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733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73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74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899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071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169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2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24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38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39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556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63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6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76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856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858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 997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A 10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A 12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A 17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A 22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A 32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A 394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GCA 69</text:p>
          </table:table-cell>
        </table:table-row>
      </table:table>
      <table:table table:name="Sheet5" table:style-name="ta6">
        <office:forms form:automatic-focus="false" form:apply-design-mode="false"/>
        <table:table-column table:style-name="co11" table:number-columns-repeated="13" table:default-cell-style-name="Default"/>
        <table:table-row table:style-name="ro5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v_max (km/s)</text:p>
          </table:table-cell>
          <table:table-cell table:style-name="ce16" office:value-type="string" calcext:value-type="string">
            <text:p><text:s/>Cam's Ruler distance (Mpc)</text:p>
          </table:table-cell>
          <table:table-cell table:style-name="ce16" office:value-type="string" calcext:value-type="string">
            <text:p>sigma (normalized)</text:p>
          </table:table-cell>
          <table:table-cell table:style-name="ce16" office:value-type="string" calcext:value-type="string">
            <text:p>T-F Distance (Mpc)</text:p>
          </table:table-cell>
          <table:table-cell table:style-name="ce16" office:value-type="string" calcext:value-type="string">
            <text:p>Error (Mpc)</text:p>
          </table:table-cell>
          <table:table-cell table:style-name="ce23" office:value-type="string" calcext:value-type="string">
            <text:p>Mega Parsecs</text:p>
          </table:table-cell>
          <table:table-cell table:style-name="ce23" office:value-type="string" calcext:value-type="string">
            <text:p>Error in distance measure Roxy's Rul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x^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O 284-24</text:p>
          </table:table-cell>
          <table:table-cell office:value-type="float" office:value="135.073" calcext:value-type="float">
            <text:p>135.073</text:p>
          </table:table-cell>
          <table:table-cell office:value-type="float" office:value="64.2844" calcext:value-type="float">
            <text:p>64.2844</text:p>
          </table:table-cell>
          <table:table-cell office:value-type="float" office:value="0.0610949" calcext:value-type="float">
            <text:p>0.061094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4.6064934056966" calcext:value-type="float">
            <text:p>25</text:p>
          </table:table-cell>
          <table:table-cell table:style-name="ce25" office:value-type="float" office:value="1.93182668253933" calcext:value-type="float">
            <text:p>1.93</text:p>
          </table:table-cell>
          <table:table-cell table:formula="of:=ABS([.$G$2]-[.$E$2])" office:value-type="float" office:value="4.3935065943034" calcext:value-type="float">
            <text:p>4.3935065943034</text:p>
          </table:table-cell>
          <table:table-cell table:formula="of:=[.$I$2]^2" office:value-type="float" office:value="19.3029001941875" calcext:value-type="float">
            <text:p>19.302900194187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O 378-11</text:p>
          </table:table-cell>
          <table:table-cell office:value-type="float" office:value="131.681" calcext:value-type="float">
            <text:p>131.681</text:p>
          </table:table-cell>
          <table:table-cell office:value-type="float" office:value="52.4094" calcext:value-type="float">
            <text:p>52.4094</text:p>
          </table:table-cell>
          <table:table-cell office:value-type="float" office:value="0.0615634" calcext:value-type="float">
            <text:p>0.061563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24" office:value-type="float" office:value="51.6098723730864" calcext:value-type="float">
            <text:p>52</text:p>
          </table:table-cell>
          <table:table-cell table:style-name="ce25" office:value-type="float" office:value="5.16445802109752" calcext:value-type="float">
            <text:p>5.16</text:p>
          </table:table-cell>
          <table:table-cell table:formula="of:=ABS([.$G$3]-[.$E$3])" office:value-type="float" office:value="1.6098723730864" calcext:value-type="float">
            <text:p>1.6098723730864</text:p>
          </table:table-cell>
          <table:table-cell table:formula="of:=[.$I$3]^2" office:value-type="float" office:value="2.59168905762683" calcext:value-type="float">
            <text:p>2.59168905762683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O 576-11</text:p>
          </table:table-cell>
          <table:table-cell office:value-type="float" office:value="146.63" calcext:value-type="float">
            <text:p>146.63</text:p>
          </table:table-cell>
          <table:table-cell office:value-type="float" office:value="55.031" calcext:value-type="float">
            <text:p>55.031</text:p>
          </table:table-cell>
          <table:table-cell office:value-type="float" office:value="0.0378827" calcext:value-type="float">
            <text:p>0.037882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4.2129497891714" calcext:value-type="float">
            <text:p>24</text:p>
          </table:table-cell>
          <table:table-cell table:style-name="ce25" office:value-type="float" office:value="1.40429400643859" calcext:value-type="float">
            <text:p>1.40</text:p>
          </table:table-cell>
          <table:table-cell table:formula="of:=ABS([.$G$4]-[.$E$4])" office:value-type="float" office:value="6.7870502108286" calcext:value-type="float">
            <text:p>6.7870502108286</text:p>
          </table:table-cell>
          <table:table-cell table:formula="of:=[.$I$4]^2" office:value-type="float" office:value="46.0640505643085" calcext:value-type="float">
            <text:p>46.064050564308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IC 5078</text:p>
          </table:table-cell>
          <table:table-cell office:value-type="float" office:value="119.393" calcext:value-type="float">
            <text:p>119.393</text:p>
          </table:table-cell>
          <table:table-cell office:value-type="float" office:value="59.9213" calcext:value-type="float">
            <text:p>59.9213</text:p>
          </table:table-cell>
          <table:table-cell office:value-type="float" office:value="0.0275962" calcext:value-type="float">
            <text:p>0.027596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1.2987350035314" calcext:value-type="float">
            <text:p>21</text:p>
          </table:table-cell>
          <table:table-cell table:style-name="ce25" office:value-type="float" office:value="0.881177020601838" calcext:value-type="float">
            <text:p>0.88</text:p>
          </table:table-cell>
          <table:table-cell table:formula="of:=ABS([.$G$5]-[.$E$5])" office:value-type="float" office:value="2.2987350035314" calcext:value-type="float">
            <text:p>2.2987350035314</text:p>
          </table:table-cell>
          <table:table-cell table:formula="of:=[.$I$5]^2" office:value-type="float" office:value="5.28418261646051" calcext:value-type="float">
            <text:p>5.2841826164605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UGCA 17</text:p>
          </table:table-cell>
          <table:table-cell office:value-type="float" office:value="109.892" calcext:value-type="float">
            <text:p>109.892</text:p>
          </table:table-cell>
          <table:table-cell office:value-type="float" office:value="68.1563" calcext:value-type="float">
            <text:p>68.1563</text:p>
          </table:table-cell>
          <table:table-cell office:value-type="float" office:value="0.0227766" calcext:value-type="float">
            <text:p>0.02277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8.2319545184904" calcext:value-type="float">
            <text:p>18</text:p>
          </table:table-cell>
          <table:table-cell table:style-name="ce25" office:value-type="float" office:value="1.12482989492439" calcext:value-type="float">
            <text:p>1.12</text:p>
          </table:table-cell>
          <table:table-cell table:formula="of:=ABS([.$G$6]-[.$E$6])" office:value-type="float" office:value="4.7680454815096" calcext:value-type="float">
            <text:p>4.7680454815096</text:p>
          </table:table-cell>
          <table:table-cell table:formula="of:=[.$I$6]^2" office:value-type="float" office:value="22.7342577137441" calcext:value-type="float">
            <text:p>22.734257713744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1090</text:p>
          </table:table-cell>
          <table:table-cell office:value-type="float" office:value="180.845" calcext:value-type="float">
            <text:p>180.845</text:p>
          </table:table-cell>
          <table:table-cell office:value-type="float" office:value="37.3107" calcext:value-type="float">
            <text:p>37.3107</text:p>
          </table:table-cell>
          <table:table-cell office:value-type="float" office:value="0.0323126" calcext:value-type="float">
            <text:p>0.032312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9.2964317926798" calcext:value-type="float">
            <text:p>29</text:p>
          </table:table-cell>
          <table:table-cell table:style-name="ce25" office:value-type="float" office:value="0.946643881944144" calcext:value-type="float">
            <text:p>0.95</text:p>
          </table:table-cell>
          <table:table-cell table:formula="of:=ABS([.$G$7]-[.$E$7])" office:value-type="float" office:value="2.2964317926798" calcext:value-type="float">
            <text:p>2.2964317926798</text:p>
          </table:table-cell>
          <table:table-cell table:formula="of:=[.$I$7]^2" office:value-type="float" office:value="5.27359897843057" calcext:value-type="float">
            <text:p>5.27359897843057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1163</text:p>
          </table:table-cell>
          <table:table-cell office:value-type="float" office:value="160.503" calcext:value-type="float">
            <text:p>160.503</text:p>
          </table:table-cell>
          <table:table-cell office:value-type="float" office:value="37.986" calcext:value-type="float">
            <text:p>37.986</text:p>
          </table:table-cell>
          <table:table-cell office:value-type="float" office:value="0.0625116" calcext:value-type="float">
            <text:p>0.062511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36.7729301327423" calcext:value-type="float">
            <text:p>37</text:p>
          </table:table-cell>
          <table:table-cell table:style-name="ce25" office:value-type="float" office:value="2.29873469928594" calcext:value-type="float">
            <text:p>2.30</text:p>
          </table:table-cell>
          <table:table-cell table:formula="of:=ABS([.$G$8]-[.$E$8])" office:value-type="float" office:value="2.2270698672577" calcext:value-type="float">
            <text:p>2.2270698672577</text:p>
          </table:table-cell>
          <table:table-cell table:formula="of:=[.$I$8]^2" office:value-type="float" office:value="4.95984019364722" calcext:value-type="float">
            <text:p>4.95984019364722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1337</text:p>
          </table:table-cell>
          <table:table-cell office:value-type="float" office:value="112.9" calcext:value-type="float">
            <text:p>112.9</text:p>
          </table:table-cell>
          <table:table-cell office:value-type="float" office:value="46.7892" calcext:value-type="float">
            <text:p>46.7892</text:p>
          </table:table-cell>
          <table:table-cell office:value-type="float" office:value="0.0336892" calcext:value-type="float">
            <text:p>0.03368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16.1694589450276" calcext:value-type="float">
            <text:p>16</text:p>
          </table:table-cell>
          <table:table-cell table:style-name="ce25" office:value-type="float" office:value="0.917436431123021" calcext:value-type="float">
            <text:p>0.92</text:p>
          </table:table-cell>
          <table:table-cell table:formula="of:=ABS([.$G$9]-[.$E$9])" office:value-type="float" office:value="5.1694589450276" calcext:value-type="float">
            <text:p>5.1694589450276</text:p>
          </table:table-cell>
          <table:table-cell table:formula="of:=[.$I$9]^2" office:value-type="float" office:value="26.7233057843259" calcext:value-type="float">
            <text:p>26.7233057843259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1832</text:p>
          </table:table-cell>
          <table:table-cell office:value-type="float" office:value="198.743" calcext:value-type="float">
            <text:p>198.743</text:p>
          </table:table-cell>
          <table:table-cell office:value-type="float" office:value="86.8081" calcext:value-type="float">
            <text:p>86.8081</text:p>
          </table:table-cell>
          <table:table-cell office:value-type="float" office:value="0.0283001" calcext:value-type="float">
            <text:p>0.02830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7.0839607122458" calcext:value-type="float">
            <text:p>27</text:p>
          </table:table-cell>
          <table:table-cell table:style-name="ce25" office:value-type="float" office:value="1.54367755297722" calcext:value-type="float">
            <text:p>1.54</text:p>
          </table:table-cell>
          <table:table-cell table:formula="of:=ABS([.$G$10]-[.$E$10])" office:value-type="float" office:value="2.0839607122458" calcext:value-type="float">
            <text:p>2.0839607122458</text:p>
          </table:table-cell>
          <table:table-cell table:formula="of:=[.$I$10]^2" office:value-type="float" office:value="4.34289225018403" calcext:value-type="float">
            <text:p>4.34289225018403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2763</text:p>
          </table:table-cell>
          <table:table-cell office:value-type="float" office:value="145.929" calcext:value-type="float">
            <text:p>145.929</text:p>
          </table:table-cell>
          <table:table-cell office:value-type="float" office:value="203.525" calcext:value-type="float">
            <text:p>203.525</text:p>
          </table:table-cell>
          <table:table-cell office:value-type="float" office:value="0.0313111" calcext:value-type="float">
            <text:p>0.03131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23.4012798904558" calcext:value-type="float">
            <text:p>23</text:p>
          </table:table-cell>
          <table:table-cell table:style-name="ce25" office:value-type="float" office:value="1.39245739046254" calcext:value-type="float">
            <text:p>1.39</text:p>
          </table:table-cell>
          <table:table-cell table:formula="of:=ABS([.$G$11]-[.$E$11])" office:value-type="float" office:value="0.5987201095442" calcext:value-type="float">
            <text:p>0.5987201095442</text:p>
          </table:table-cell>
          <table:table-cell table:formula="of:=[.$I$11]^2" office:value-type="float" office:value="0.358465769572618" calcext:value-type="float">
            <text:p>0.35846576957261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3321</text:p>
          </table:table-cell>
          <table:table-cell office:value-type="float" office:value="144.019" calcext:value-type="float">
            <text:p>144.019</text:p>
          </table:table-cell>
          <table:table-cell office:value-type="float" office:value="46.7403" calcext:value-type="float">
            <text:p>46.7403</text:p>
          </table:table-cell>
          <table:table-cell office:value-type="float" office:value="0.0689484" calcext:value-type="float">
            <text:p>0.068948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32.9112585652905" calcext:value-type="float">
            <text:p>33</text:p>
          </table:table-cell>
          <table:table-cell table:style-name="ce25" office:value-type="float" office:value="4.0536253760328" calcext:value-type="float">
            <text:p>4.05</text:p>
          </table:table-cell>
          <table:table-cell table:formula="of:=ABS([.$G$12]-[.$E$12])" office:value-type="float" office:value="0.0887414347094975" calcext:value-type="float">
            <text:p>0.0887414347094975</text:p>
          </table:table-cell>
          <table:table-cell table:formula="of:=[.$I$12]^2" office:value-type="float" office:value="0.0078750422343" calcext:value-type="float">
            <text:p>0.0078750422343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4348</text:p>
          </table:table-cell>
          <table:table-cell office:value-type="float" office:value="182.247" calcext:value-type="float">
            <text:p>182.247</text:p>
          </table:table-cell>
          <table:table-cell office:value-type="float" office:value="58.6632" calcext:value-type="float">
            <text:p>58.6632</text:p>
          </table:table-cell>
          <table:table-cell office:value-type="float" office:value="0.0258829" calcext:value-type="float">
            <text:p>0.025882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28.6210421636978" calcext:value-type="float">
            <text:p>29</text:p>
          </table:table-cell>
          <table:table-cell table:style-name="ce25" office:value-type="float" office:value="2.15050071678593" calcext:value-type="float">
            <text:p>2.15</text:p>
          </table:table-cell>
          <table:table-cell table:formula="of:=ABS([.$G$13]-[.$E$13])" office:value-type="float" office:value="1.3789578363022" calcext:value-type="float">
            <text:p>1.3789578363022</text:p>
          </table:table-cell>
          <table:table-cell table:formula="of:=[.$I$13]^2" office:value-type="float" office:value="1.90152471429924" calcext:value-type="float">
            <text:p>1.90152471429924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701</text:p>
          </table:table-cell>
          <table:table-cell office:value-type="float" office:value="125.347" calcext:value-type="float">
            <text:p>125.347</text:p>
          </table:table-cell>
          <table:table-cell office:value-type="float" office:value="58.781" calcext:value-type="float">
            <text:p>58.781</text:p>
          </table:table-cell>
          <table:table-cell office:value-type="float" office:value="0.109582" calcext:value-type="float">
            <text:p>0.10958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0.3597459858005" calcext:value-type="float">
            <text:p>30</text:p>
          </table:table-cell>
          <table:table-cell table:style-name="ce25" office:value-type="float" office:value="4.33367818907324" calcext:value-type="float">
            <text:p>4.33</text:p>
          </table:table-cell>
          <table:table-cell table:formula="of:=ABS([.$G$14]-[.$E$14])" office:value-type="float" office:value="11.3597459858005" calcext:value-type="float">
            <text:p>11.3597459858005</text:p>
          </table:table-cell>
          <table:table-cell table:formula="of:=[.$I$14]^2" office:value-type="float" office:value="129.043828861911" calcext:value-type="float">
            <text:p>129.04382886191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7218</text:p>
          </table:table-cell>
          <table:table-cell office:value-type="float" office:value="128.406" calcext:value-type="float">
            <text:p>128.406</text:p>
          </table:table-cell>
          <table:table-cell office:value-type="float" office:value="188.285" calcext:value-type="float">
            <text:p>188.285</text:p>
          </table:table-cell>
          <table:table-cell office:value-type="float" office:value="0.0216859" calcext:value-type="float">
            <text:p>0.021685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5.1008181251181" calcext:value-type="float">
            <text:p>25</text:p>
          </table:table-cell>
          <table:table-cell table:style-name="ce25" office:value-type="float" office:value="1.54793002081683" calcext:value-type="float">
            <text:p>1.55</text:p>
          </table:table-cell>
          <table:table-cell table:formula="of:=ABS([.$G$15]-[.$E$15])" office:value-type="float" office:value="4.1008181251181" calcext:value-type="float">
            <text:p>4.1008181251181</text:p>
          </table:table-cell>
          <table:table-cell table:formula="of:=[.$I$15]^2" office:value-type="float" office:value="16.8167092952971" calcext:value-type="float">
            <text:p>16.816709295297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7339</text:p>
          </table:table-cell>
          <table:table-cell office:value-type="float" office:value="156.265" calcext:value-type="float">
            <text:p>156.265</text:p>
          </table:table-cell>
          <table:table-cell office:value-type="float" office:value="68.5308" calcext:value-type="float">
            <text:p>68.5308</text:p>
          </table:table-cell>
          <table:table-cell office:value-type="float" office:value="0.0218934" calcext:value-type="float">
            <text:p>0.021893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22.4321041310165" calcext:value-type="float">
            <text:p>22</text:p>
          </table:table-cell>
          <table:table-cell table:style-name="ce25" office:value-type="float" office:value="0.946630576058056" calcext:value-type="float">
            <text:p>0.95</text:p>
          </table:table-cell>
          <table:table-cell table:formula="of:=ABS([.$G$16]-[.$E$16])" office:value-type="float" office:value="0.432104131016502" calcext:value-type="float">
            <text:p>0.432104131016502</text:p>
          </table:table-cell>
          <table:table-cell table:formula="of:=[.$I$16]^2" office:value-type="float" office:value="0.186713980041526" calcext:value-type="float">
            <text:p>0.18671398004152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755</text:p>
          </table:table-cell>
          <table:table-cell office:value-type="float" office:value="133.339" calcext:value-type="float">
            <text:p>133.339</text:p>
          </table:table-cell>
          <table:table-cell office:value-type="float" office:value="24.5513" calcext:value-type="float">
            <text:p>24.5513</text:p>
          </table:table-cell>
          <table:table-cell office:value-type="float" office:value="0.0266952" calcext:value-type="float">
            <text:p>0.02669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35.7301010079822" calcext:value-type="float">
            <text:p>36</text:p>
          </table:table-cell>
          <table:table-cell table:style-name="ce25" office:value-type="float" office:value="2.36796264260539" calcext:value-type="float">
            <text:p>2.37</text:p>
          </table:table-cell>
          <table:table-cell table:formula="of:=ABS([.$G$17]-[.$E$17])" office:value-type="float" office:value="16.7301010079822" calcext:value-type="float">
            <text:p>16.7301010079822</text:p>
          </table:table-cell>
          <table:table-cell table:formula="of:=[.$I$17]^2" office:value-type="float" office:value="279.896279737287" calcext:value-type="float">
            <text:p>279.896279737287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GC 7606</text:p>
          </table:table-cell>
          <table:table-cell office:value-type="float" office:value="273.5" calcext:value-type="float">
            <text:p>273.5</text:p>
          </table:table-cell>
          <table:table-cell office:value-type="float" office:value="34.508" calcext:value-type="float">
            <text:p>34.508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32.7350767029648" calcext:value-type="float">
            <text:p>33</text:p>
          </table:table-cell>
          <table:table-cell table:style-name="ce25" office:value-type="float" office:value="13.446818026078" calcext:value-type="float">
            <text:p>13.45</text:p>
          </table:table-cell>
          <table:table-cell table:formula="of:=ABS([.$G$18]-[.$E$18])" office:value-type="float" office:value="0.735076702964797" calcext:value-type="float">
            <text:p>0.735076702964797</text:p>
          </table:table-cell>
          <table:table-cell table:formula="of:=[.$I$18]^2" office:value-type="float" office:value="0.540337759241596" calcext:value-type="float">
            <text:p>0.54033775924159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SUM([.$J$2:.$J$18])" office:value-type="float" office:value="566.028452512799" calcext:value-type="float">
            <text:p>566.028452512799</text:p>
          </table:table-cell>
          <table:table-cell table:formula="of:=SQRT([.$J$19])" office:value-type="float" office:value="23.7913524733841" calcext:value-type="float">
            <text:p>23.7913524733841</text:p>
          </table:table-cell>
          <table:table-cell table:formula="of:=[.$K$19]/COUNT([.$J$2:.$J$18])" office:value-type="float" office:value="1.39949132196377" calcext:value-type="float">
            <text:p>1.39949132196377</text:p>
          </table:table-cell>
          <table:table-cell office:value-type="string" calcext:value-type="string">
            <text:p>sigma (Mpc)</text:p>
          </table:table-cell>
        </table:table-row>
        <table:table-row table:style-name="ro2">
          <table:table-cell table:number-columns-repeated="9"/>
          <table:table-cell table:formula="of:=SQRT(SUM([.$J$2:.$J$18]))/COUNT([.$J$2:.$J$18])" office:value-type="float" office:value="1.39949132196377" calcext:value-type="float">
            <text:p>1.39949132196377</text:p>
          </table:table-cell>
          <table:table-cell table:number-columns-repeated="3"/>
        </table:table-row>
        <table:table-row table:style-name="ro2" table:number-rows-repeated="1048555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>
        <table:named-expression table:name="speedlight" table:base-cell-address="$Sheet1.$A$1" table:expression="&quot;$#REF!.$O$2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18">
      <number:number number:decimal-places="4" number:min-decimal-places="4" number:min-integer-digits="1"/>
    </number:number-style>
    <number:number-style style:name="N117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time-style style:name="N10114" number:language="en" number:country="CA">
      <number:hours/>
      <number:text>:</number:text>
      <number:minutes number:style="long"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date-style style:name="N10111" number:language="en" number:country="CA"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ollowed_20_Hyperlink" style:display-name="Followed Hyperlink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ully-Fisher" style:display-name="PageStyle_Tully-Fishe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Sheet5" style:display-name="PageStyle_Sheet5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8T16:29:55.681122404</dc:date>
    <meta:generator>LibreOffice/7.3.7.2$Linux_X86_64 LibreOffice_project/30$Build-2</meta:generator>
    <meta:editing-duration>PT1M4S</meta:editing-duration>
    <meta:editing-cycles>1</meta:editing-cycles>
    <meta:document-statistic meta:table-count="6" meta:cell-count="1617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139cm" svg:y="4.201cm" style:legend-expansion="high" chart:style-name="ch2"/>
        <chart:plot-area chart:style-name="ch3" table:cell-range-address="Sheet3.AQ14:Sheet3.AQ14" svg:x="0.32cm" svg:y="0.18cm" svg:width="14.499cm" svg:height="8.64cm">
          <chart:coordinate-region svg:x="0.941cm" svg:y="0.379cm" svg:width="13.6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scatter">
            <chart:domain table:cell-range-address="Sheet3.AQ14:Sheet3.AQ14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3.AQ14:Sheet3.AQ1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139cm" svg:y="4.201cm" style:legend-expansion="high" chart:style-name="ch2"/>
        <chart:plot-area chart:style-name="ch3" table:cell-range-address="Sheet6.AR9:Sheet6.AR9" svg:x="0.32cm" svg:y="0.18cm" svg:width="14.499cm" svg:height="8.64cm">
          <chart:coordinate-region svg:x="0.941cm" svg:y="0.379cm" svg:width="13.6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scatter">
            <chart:domain table:cell-range-address="Sheet6.AR9:Sheet6.AR9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6.AR9:Sheet6.AR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6.K2:Sheet6.K18" chart:error-lower-range="Sheet6.K2:Sheet6.K18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aakar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6.K2:Sheet6.K18" chart:error-lower-range="Sheet6.K2:Sheet6.K18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Sheet6.AF2:Sheet6.AF18" chart:error-lower-range="Sheet6.AF2:Sheet6.AF18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Sheet6.K2:Sheet6.K18" chart:error-lower-range="Sheet6.K2:Sheet6.K18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791cm" svg:height="25.757cm" xlink:href=".." xlink:type="simple" chart:class="chart:scatter" chart:column-mapping="1 0" chart:style-name="ch1">
        <chart:title svg:x="16.895cm" svg:y="0.651cm" chart:style-name="ch2">
          <text:p>Tully-Fisher Distance vs RMSL</text:p>
        </chart:title>
        <chart:plot-area chart:style-name="ch3" table:cell-range-address="Sheet6.AD2:Sheet6.AD18 Sheet6.I2:Sheet6.I18" svg:x="2.462cm" svg:y="2.627cm" svg:width="42.414cm" svg:height="21.634cm">
          <chart:coordinate-region svg:x="3.083cm" svg:y="2.826cm" svg:width="41.606cm" svg:height="20.788cm"/>
          <chart:axis chart:dimension="x" chart:name="primary-x" chart:style-name="ch4">
            <chart:title svg:x="22.117cm" svg:y="24.776cm" chart:style-name="ch5">
              <text:p>RMSL Distance (Mpc)</text:p>
            </chart:title>
          </chart:axis>
          <chart:axis chart:dimension="y" chart:name="primary-y" chart:style-name="ch6">
            <chart:title svg:x="0.451cm" svg:y="17.408cm" chart:style-name="ch7">
              <text:p>Tully-Fisher Distance (Mpc)</text:p>
            </chart:title>
          </chart:axis>
          <chart:series chart:style-name="ch8" chart:values-cell-range-address="Sheet6.I2:Sheet6.I18" chart:class="chart:scatter">
            <chart:domain table:cell-range-address="Sheet6.AD2:Sheet6.AD18"/>
            <chart:regression-curve chart:style-name="ch9"/>
            <chart:error-indicator chart:style-name="ch10" chart:dimension="x"/>
            <chart:error-indicator chart:style-name="ch11" chart:dimension="y"/>
            <chart:data-point/>
            <chart:data-point chart:style-name="ch12"/>
            <chart:data-point/>
            <chart:data-point chart:style-name="ch12"/>
            <chart:data-point/>
            <chart:data-point chart:style-name="ch12" chart:repeated="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I</text:p>
              </table:table-cell>
              <table:table-cell office:value-type="string">
                <text:p>Column AF</text:p>
              </table:table-cell>
              <table:table-cell office:value-type="string">
                <text:p>Column AF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6064934056966">
                <text:p>24.6064934056966</text:p>
                <draw:g>
                  <svg:desc>Sheet6.AD2:Sheet6.AD18</svg:desc>
                </draw:g>
              </table:table-cell>
              <table:table-cell office:value-type="float" office:value="29">
                <text:p>29</text:p>
                <draw:g>
                  <svg:desc>Sheet6.I2:Sheet6.I18</svg:desc>
                </draw:g>
              </table:table-cell>
              <table:table-cell office:value-type="float" office:value="0.965913341269666">
                <text:p>0.965913341269666</text:p>
                <draw:g>
                  <svg:desc>Sheet6.AF2:Sheet6.AF18</svg:desc>
                </draw:g>
              </table:table-cell>
              <table:table-cell office:value-type="float" office:value="0.965913341269666">
                <text:p>0.965913341269666</text:p>
                <draw:g>
                  <svg:desc>Sheet6.AF2:Sheet6.AF18</svg:desc>
                </draw:g>
              </table:table-cell>
              <table:table-cell office:value-type="float" office:value="3">
                <text:p>3</text:p>
                <draw:g>
                  <svg:desc>Sheet6.K2:Sheet6.K18</svg:desc>
                </draw:g>
              </table:table-cell>
              <table:table-cell office:value-type="float" office:value="3">
                <text:p>3</text:p>
                <draw:g>
                  <svg:desc>Sheet6.K2:Sheet6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6098723730864">
                <text:p>51.6098723730864</text:p>
              </table:table-cell>
              <table:table-cell office:value-type="float" office:value="50">
                <text:p>50</text:p>
              </table:table-cell>
              <table:table-cell office:value-type="float" office:value="2.58222901054876">
                <text:p>2.58222901054876</text:p>
              </table:table-cell>
              <table:table-cell office:value-type="float" office:value="2.58222901054876">
                <text:p>2.5822290105487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2129497891714">
                <text:p>24.2129497891714</text:p>
              </table:table-cell>
              <table:table-cell office:value-type="float" office:value="31">
                <text:p>31</text:p>
              </table:table-cell>
              <table:table-cell office:value-type="float" office:value="0.702147003219295">
                <text:p>0.702147003219295</text:p>
              </table:table-cell>
              <table:table-cell office:value-type="float" office:value="0.702147003219295">
                <text:p>0.70214700321929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987350035314">
                <text:p>21.2987350035314</text:p>
              </table:table-cell>
              <table:table-cell office:value-type="float" office:value="19">
                <text:p>19</text:p>
              </table:table-cell>
              <table:table-cell office:value-type="float" office:value="0.440588510300919">
                <text:p>0.440588510300919</text:p>
              </table:table-cell>
              <table:table-cell office:value-type="float" office:value="0.440588510300919">
                <text:p>0.4405885103009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319545184904">
                <text:p>18.2319545184904</text:p>
              </table:table-cell>
              <table:table-cell office:value-type="float" office:value="23">
                <text:p>23</text:p>
              </table:table-cell>
              <table:table-cell office:value-type="float" office:value="0.562414947462197">
                <text:p>0.562414947462197</text:p>
              </table:table-cell>
              <table:table-cell office:value-type="float" office:value="0.562414947462197">
                <text:p>0.56241494746219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2964317926798">
                <text:p>29.2964317926798</text:p>
              </table:table-cell>
              <table:table-cell office:value-type="float" office:value="27">
                <text:p>27</text:p>
              </table:table-cell>
              <table:table-cell office:value-type="float" office:value="0.473321940972072">
                <text:p>0.473321940972072</text:p>
              </table:table-cell>
              <table:table-cell office:value-type="float" office:value="0.473321940972072">
                <text:p>0.47332194097207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7729301327423">
                <text:p>36.7729301327423</text:p>
              </table:table-cell>
              <table:table-cell office:value-type="float" office:value="39">
                <text:p>39</text:p>
              </table:table-cell>
              <table:table-cell office:value-type="float" office:value="1.14936734964297">
                <text:p>1.14936734964297</text:p>
              </table:table-cell>
              <table:table-cell office:value-type="float" office:value="1.14936734964297">
                <text:p>1.14936734964297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1694589450276">
                <text:p>16.1694589450276</text:p>
              </table:table-cell>
              <table:table-cell office:value-type="float" office:value="11">
                <text:p>11</text:p>
              </table:table-cell>
              <table:table-cell office:value-type="float" office:value="0.45871821556151">
                <text:p>0.45871821556151</text:p>
              </table:table-cell>
              <table:table-cell office:value-type="float" office:value="0.45871821556151">
                <text:p>0.458718215561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839607122458">
                <text:p>27.0839607122458</text:p>
              </table:table-cell>
              <table:table-cell office:value-type="float" office:value="25">
                <text:p>25</text:p>
              </table:table-cell>
              <table:table-cell office:value-type="float" office:value="0.771838776488612">
                <text:p>0.771838776488612</text:p>
              </table:table-cell>
              <table:table-cell office:value-type="float" office:value="0.771838776488612">
                <text:p>0.77183877648861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012798904558">
                <text:p>23.4012798904558</text:p>
              </table:table-cell>
              <table:table-cell office:value-type="float" office:value="24">
                <text:p>24</text:p>
              </table:table-cell>
              <table:table-cell office:value-type="float" office:value="0.696228695231272">
                <text:p>0.696228695231272</text:p>
              </table:table-cell>
              <table:table-cell office:value-type="float" office:value="0.696228695231272">
                <text:p>0.69622869523127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9112585652905">
                <text:p>32.9112585652905</text:p>
              </table:table-cell>
              <table:table-cell office:value-type="float" office:value="33">
                <text:p>33</text:p>
              </table:table-cell>
              <table:table-cell office:value-type="float" office:value="2.0268126880164">
                <text:p>2.0268126880164</text:p>
              </table:table-cell>
              <table:table-cell office:value-type="float" office:value="2.0268126880164">
                <text:p>2.026812688016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210421636978">
                <text:p>28.6210421636978</text:p>
              </table:table-cell>
              <table:table-cell office:value-type="float" office:value="30">
                <text:p>30</text:p>
              </table:table-cell>
              <table:table-cell office:value-type="float" office:value="1.07525035839297">
                <text:p>1.07525035839297</text:p>
              </table:table-cell>
              <table:table-cell office:value-type="float" office:value="1.07525035839297">
                <text:p>1.075250358392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3597459858005">
                <text:p>30.3597459858005</text:p>
              </table:table-cell>
              <table:table-cell office:value-type="float" office:value="19">
                <text:p>19</text:p>
              </table:table-cell>
              <table:table-cell office:value-type="float" office:value="2.16683909453662">
                <text:p>2.16683909453662</text:p>
              </table:table-cell>
              <table:table-cell office:value-type="float" office:value="2.16683909453662">
                <text:p>2.1668390945366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1008181251181">
                <text:p>25.1008181251181</text:p>
              </table:table-cell>
              <table:table-cell office:value-type="float" office:value="21">
                <text:p>21</text:p>
              </table:table-cell>
              <table:table-cell office:value-type="float" office:value="0.773965010408414">
                <text:p>0.773965010408414</text:p>
              </table:table-cell>
              <table:table-cell office:value-type="float" office:value="0.773965010408414">
                <text:p>0.7739650104084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4321041310165">
                <text:p>22.4321041310165</text:p>
              </table:table-cell>
              <table:table-cell office:value-type="float" office:value="22">
                <text:p>22</text:p>
              </table:table-cell>
              <table:table-cell office:value-type="float" office:value="0.473315288029028">
                <text:p>0.473315288029028</text:p>
              </table:table-cell>
              <table:table-cell office:value-type="float" office:value="0.473315288029028">
                <text:p>0.4733152880290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7301010079822">
                <text:p>35.7301010079822</text:p>
              </table:table-cell>
              <table:table-cell office:value-type="float" office:value="19">
                <text:p>19</text:p>
              </table:table-cell>
              <table:table-cell office:value-type="float" office:value="1.1839813213027">
                <text:p>1.1839813213027</text:p>
              </table:table-cell>
              <table:table-cell office:value-type="float" office:value="1.1839813213027">
                <text:p>1.18398132130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7350767029648">
                <text:p>32.7350767029648</text:p>
              </table:table-cell>
              <table:table-cell office:value-type="float" office:value="32">
                <text:p>32</text:p>
              </table:table-cell>
              <table:table-cell office:value-type="float" office:value="6.72340901303899">
                <text:p>6.72340901303899</text:p>
              </table:table-cell>
              <table:table-cell office:value-type="float" office:value="6.72340901303899">
                <text:p>6.7234090130389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